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" svg:font-family="Helv"/>
    <style:font-face style:name="Tms Rmn" svg:font-family="&quot;Tms Rm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3">
      <style:table-cell-properties style:vertical-align="automatic" fo:background-color="#FFFFFF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5" style:family="table-cell" style:parent-style-name="Normal_TABS203WKG" style:data-style-name="N0">
      <style:table-cell-properties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" style:family="table-cell" style:parent-style-name="Normal_TABS203WKG" style:data-style-name="N36">
      <style:table-cell-properties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Normal_TABS203WKG" style:data-style-name="N36">
      <style:table-cell-properties style:vertical-align="middle" fo:wrap-option="wrap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Normal_Accumulated_32_1_3" style:data-style-name="N0">
      <style:table-cell-properties style:vertical-align="automatic" fo:background-color="#FFFFFF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1" style:family="table-cell" style:parent-style-name="Normal_TABS203WKG" style:data-style-name="N36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-top="2pt solid #000000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Normal_Accumulated_32_1_3" style:data-style-name="N0">
      <style:table-cell-properties style:vertical-align="automatic" fo:background-color="#FFFFFF"/>
    </style:style>
    <style:style style:name="ce15" style:family="table-cell" style:parent-style-name="Normal_Accumulated_32_1_3" style:data-style-name="N37">
      <style:table-cell-properties style:vertical-align="automatic" fo:background-color="#FFFFFF" style:repeat-content="false"/>
      <style:paragraph-properties fo:text-align="end" fo:margin-right="0cm"/>
    </style:style>
    <style:style style:name="ce16" style:family="table-cell" style:parent-style-name="Normal_Accumulated_32_1_3" style:data-style-name="N38">
      <style:table-cell-properties style:vertical-align="automatic" fo:background-color="#FFFFFF"/>
    </style:style>
    <style:style style:name="ce17" style:family="table-cell" style:parent-style-name="Normal_Accumulated_32_1_3" style:data-style-name="N0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8" style:family="table-cell" style:parent-style-name="Normal_Accumulated_32_1_3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19" style:family="table-cell" style:parent-style-name="Normal_Accumulated_32_1_3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" style:family="table-cell" style:parent-style-name="Normal_Accumulated_32_1_3" style:data-style-name="N38">
      <style:table-cell-properties style:vertical-align="automatic" fo:background-color="#FFFFFF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3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2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26" style:family="table-cell" style:parent-style-name="Normal_TSGB_32_2010_32_-_32_Chapter_32_5_MS_32_2009_32_-_32_Ports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7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8" style:family="table-cell" style:parent-style-name="Normal_TSGB_32_2010_32_-_32_Chapter_32_5_MS_32_2009_32_-_32_Ports" style:data-style-name="N0">
      <style:table-cell-properties style:vertical-align="automatic" fo:background-color="#FFFFFF"/>
    </style:style>
    <style:style style:name="ce29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30" style:family="table-cell" style:parent-style-name="Normal_Accumulated_32_1_3" style:data-style-name="N38">
      <style:table-cell-properties style:vertical-align="automatic" fo:background-color="#FFFFFF" style:repeat-content="false"/>
      <style:paragraph-properties fo:text-align="start" fo:margin-left="0cm"/>
    </style:style>
    <style:style style:name="ce31" style:family="table-cell" style:parent-style-name="Normal_Accumulated_32_1_3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3" style:family="table-cell" style:parent-style-name="Normal_Accumulated_32_1_3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Hyperlink" style:data-style-name="N3">
      <style:table-cell-properties style:vertical-align="automatic" fo:background-color="#FFFFFF"/>
      <style:text-properties fo:color="#0000FF" style:font-name="Arial" style:font-name-asian="Arial" style:font-name-complex="Arial" fo:font-size="11pt" style:font-size-asian="11pt" style:font-size-complex="11pt" style:text-underline-style="solid" style:text-underline-type="single" style:font-family-generic="swiss"/>
    </style:style>
    <style:style style:name="ce35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36" style:family="table-cell" style:parent-style-name="Default" style:data-style-name="N3">
      <style:table-cell-properties fo:background-color="#FFFFFF" style:cell-protect="protected"/>
      <style:text-properties fo:font-size="9pt" style:font-size-asian="9pt" style:font-size-complex="9pt"/>
    </style:style>
    <style:style style:name="ce37" style:family="table-cell" style:parent-style-name="Hyperlink" style:data-style-name="N39">
      <style:table-cell-properties style:vertical-align="automatic" fo:background-color="#FFFFFF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38" style:family="table-cell" style:parent-style-name="Default" style:data-style-name="N3">
      <style:table-cell-properties fo:background-color="#FFFFFF"/>
      <style:text-properties style:font-name="Helv" style:font-name-asian="Helv" style:font-name-complex="Helv"/>
    </style:style>
    <style:style style:name="ce39" style:family="table-cell" style:parent-style-name="Default" style:data-style-name="N3">
      <style:table-cell-properties fo:background-color="#FFFFFF"/>
    </style:style>
    <style:style style:name="ce40" style:family="table-cell" style:parent-style-name="Default" style:data-style-name="N38">
      <style:table-cell-properties fo:background-color="#FFFFFF"/>
    </style:style>
    <style:style style:name="ce41" style:family="table-cell" style:parent-style-name="Normal_32_2" style:data-style-name="N0">
      <style:table-cell-properties style:vertical-align="automatic" fo:background-color="#FFFFFF" style:cell-protect="protected"/>
    </style:style>
    <style:style style:name="ce42" style:family="table-cell" style:parent-style-name="Normal_32_2" style:data-style-name="N0">
      <style:table-cell-properties style:vertical-align="automatic" fo:background-color="#FFFFFF" style:cell-protect="protected"/>
    </style:style>
    <style:style style:name="ce43" style:family="table-cell" style:parent-style-name="Normal_32_2" style:data-style-name="N0">
      <style:table-cell-properties style:vertical-align="automatic" fo:background-color="#FFFFFF" style:cell-protect="protected"/>
      <style:text-properties fo:font-size="9pt" style:font-size-asian="9pt" style:font-size-complex="9pt"/>
    </style:style>
    <style:style style:name="ce44" style:family="table-cell" style:parent-style-name="Normal_TSGB_32_2010_32_-_32_Chapter_32_5_MS_32_2009_32_-_32_Ports" style:data-style-name="N0">
      <style:table-cell-properties style:vertical-align="automatic" fo:background-color="#FFFFFF"/>
      <style:text-properties fo:color="#000000" fo:font-size="11pt" style:font-size-asian="11pt" style:font-size-complex="11pt"/>
    </style:style>
    <style:style style:name="ce45" style:family="table-cell" style:parent-style-name="Normal_32_2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46" style:family="table-cell" style:parent-style-name="Normal_32_2" style:data-style-name="N0">
      <style:table-cell-properties style:vertical-align="automatic" fo:background-color="#FFFFFF" style:cell-protect="protected"/>
      <style:text-properties fo:font-style="italic" style:font-style-asian="italic" style:font-style-complex="italic"/>
    </style:style>
    <style:style style:name="ce47" style:family="table-cell" style:parent-style-name="Normal_TSGB_32_2010_32_-_32_Chapter_32_5_MS_32_2009_32_-_32_Ports" style:data-style-name="N0">
      <style:table-cell-properties style:vertical-align="automatic" fo:background-color="#FFFFFF"/>
      <style:text-properties fo:color="#000000"/>
    </style:style>
    <style:style style:name="ce48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9" style:family="table-cell" style:parent-style-name="Normal_Accumulated_32_1_3" style:data-style-name="N0">
      <style:table-cell-properties style:vertical-align="automatic" fo:background-color="#FFFFFF"/>
      <style:text-properties fo:color="#000000"/>
    </style:style>
    <style:style style:name="ce50" style:family="table-cell" style:parent-style-name="Normal_TSGB_32_2010_32_-_32_Chapter_32_5_MS_32_2009_32_-_32_Ports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/>
    </style:style>
    <style:style style:name="ce51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52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53" style:family="table-cell" style:parent-style-name="Normal_Accumulated_32_1_3" style:data-style-name="N38">
      <style:table-cell-properties style:vertical-align="automatic" fo:background-color="#FFFFFF"/>
      <style:text-properties fo:color="#000000"/>
    </style:style>
    <style:style style:name="ce54" style:family="table-cell" style:parent-style-name="Normal_Accumulated_32_1_3" style:data-style-name="N38">
      <style:table-cell-properties style:vertical-align="automatic" fo:background-color="#FFFFFF" style:repeat-content="false"/>
      <style:paragraph-properties fo:text-align="end" fo:margin-right="0cm"/>
      <style:text-properties fo:color="#000000"/>
    </style:style>
    <style:style style:name="ce55" style:family="table-cell" style:parent-style-name="Normal_Accumulated_32_1_3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6" style:family="table-cell" style:parent-style-name="Normal_Accumulated_32_1_3" style:data-style-name="N0">
      <style:table-cell-properties fo:border-top="none" fo:border-bottom="2pt solid #000000" fo:border-left="none" fo:border-right="none" style:vertical-align="automatic" fo:background-color="#FFFFFF"/>
      <style:text-properties fo:color="#000000"/>
    </style:style>
    <style:style style:name="ce57" style:family="table-cell" style:parent-style-name="Normal_Accumulated_32_1_3" style:data-style-name="N0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58" style:family="table-cell" style:parent-style-name="Normal_Accumulated_32_1_3" style:data-style-name="N37">
      <style:table-cell-properties style:vertical-align="automatic" fo:background-color="#FFFFFF" style:repeat-content="false"/>
      <style:paragraph-properties fo:text-align="end" fo:margin-right="0cm"/>
      <style:text-properties fo:color="#000000"/>
    </style:style>
    <style:style style:name="ce59" style:family="table-cell" style:parent-style-name="Normal_32_2" style:data-style-name="N0">
      <style:table-cell-properties fo:border-top="2pt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60" style:family="table-cell" style:parent-style-name="Normal_32_2" style:data-style-name="N0">
      <style:table-cell-properties fo:border-top="2pt soli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61" style:family="table-cell" style:parent-style-name="Normal_TABS203WKG" style:data-style-name="N36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2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63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fo:color="#C00000"/>
    </style:style>
    <style:style style:name="ce64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cell-protect="protected"/>
    </style:style>
    <style:style style:name="ce65" style:family="table-cell" style:parent-style-name="Normal_TABS203WKG" style:data-style-name="N36">
      <style:table-cell-properties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6" style:family="table-cell" style:parent-style-name="Normal_Accumulated_32_1_3" style:data-style-name="N0">
      <style:table-cell-properties style:vertical-align="automatic" fo:background-color="#FFFFFF"/>
      <style:text-properties fo:font-size="8pt" style:font-size-asian="8pt" style:font-size-complex="8pt"/>
    </style:style>
    <style:style style:name="ce67" style:family="table-cell" style:parent-style-name="Normal_TABS203WKG" style:data-style-name="N36">
      <style:table-cell-properties style:vertical-align="middle" fo:wrap-option="wrap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8" style:family="table-cell" style:parent-style-name="Normal_TABS203WKG" style:data-style-name="N0">
      <style:table-cell-properties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9" style:family="table-cell" style:parent-style-name="Hyperlink" style:data-style-name="N3">
      <style:table-cell-properties style:vertical-align="automatic" fo:background-color="#FFFFFF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70" style:family="table-cell" style:parent-style-name="Normal_32_2" style:data-style-name="N0">
      <style:table-cell-properties style:vertical-align="automatic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4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65666666666667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4.365625cm"/>
    </style:style>
    <style:style style:name="co7" style:family="table-column">
      <style:table-column-properties fo:break-before="auto" style:column-width="4.41854166666667cm"/>
    </style:style>
    <style:style style:name="co8" style:family="table-column">
      <style:table-column-properties fo:break-before="auto" style:column-width="4.23333333333333cm"/>
    </style:style>
    <style:style style:name="co9" style:family="table-column">
      <style:table-column-properties fo:break-before="auto" style:column-width="3.889375cm"/>
    </style:style>
    <style:style style:name="co10" style:family="table-column">
      <style:table-column-properties fo:break-before="auto" style:column-width="4.286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51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18.75pt" style:use-optimal-row-height="true" fo:break-before="auto"/>
    </style:style>
    <style:style style:name="ro8" style:family="table-row">
      <style:table-row-properties style:row-height="25.5pt" style:use-optimal-row-height="false" fo:break-before="auto"/>
    </style:style>
    <style:style style:name="ro9" style:family="table-row">
      <style:table-row-properties style:row-height="23.25pt" style:use-optimal-row-height="false" fo:break-before="auto"/>
    </style:style>
    <style:style style:name="ro10" style:family="table-row">
      <style:table-row-properties style:row-height="7.5pt" style:use-optimal-row-height="false" fo:break-before="auto"/>
    </style:style>
    <style:style style:name="ro11" style:family="table-row">
      <style:table-row-properties style:row-height="8.25pt" style:use-optimal-row-height="false" fo:break-before="auto"/>
    </style:style>
    <style:style style:name="ro12" style:family="table-row">
      <style:table-row-properties style:row-height="6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RT0603_2017" table:style-name="ta1">
        <table:table-column table:style-name="co1" table:default-cell-style-name="ce41"/>
        <table:table-column table:style-name="co2" table:default-cell-style-name="ce41"/>
        <table:table-column table:style-name="co3" table:number-columns-repeated="7" table:default-cell-style-name="ce41"/>
        <table:table-column table:style-name="co4" table:number-columns-repeated="16375" table:default-cell-style-name="ce41"/>
        <table:table-row table:style-name="ro1">
          <table:table-cell office:value-type="string" table:style-name="ce70">
            <text:p>Department for Transport Statistics</text:p>
          </table:table-cell>
          <table:table-cell table:number-columns-repeated="16383" table:style-name="ce41"/>
        </table:table-row>
        <table:table-row table:style-name="ro2">
          <table:table-cell office:value-type="string" table:style-name="ce69">
            <text:p><text:a xlink:href="https://www.gov.uk/government/statistical-data-sets/port06-uk-ship-arrivals">Ship Arrivals Statistics</text:a></text:p>
          </table:table-cell>
          <table:table-cell table:number-columns-repeated="16383" table:style-name="ce41"/>
        </table:table-row>
        <table:table-row table:style-name="ro1">
          <table:table-cell office:value-type="string" table:style-name="ce68">
            <text:p>Table PORT0603</text:p>
          </table:table-cell>
          <table:table-cell table:number-columns-repeated="16383" table:style-name="ce41"/>
        </table:table-row>
        <table:table-row table:style-name="ro1">
          <table:table-cell office:value-type="string" table:style-name="ce65">
            <text:p>UK ports, sum of deadweight of ships arriving by type: 2017</text:p>
          </table:table-cell>
          <table:table-cell table:style-name="ce65"/>
          <table:table-cell table:number-columns-repeated="2" table:style-name="ce67"/>
          <table:table-cell table:number-columns-repeated="3" table:style-name="ce66"/>
          <table:table-cell table:number-columns-repeated="2" table:style-name="ce65"/>
          <table:table-cell table:number-columns-repeated="16375"/>
        </table:table-row>
        <table:table-row table:style-name="ro3">
          <table:table-cell table:number-columns-repeated="2" table:style-name="ce64"/>
          <table:table-cell table:number-columns-repeated="6" table:style-name="ce63"/>
          <table:table-cell office:value-type="string" table:style-name="ce62">
            <text:p>Million Dwt</text:p>
          </table:table-cell>
          <table:table-cell table:number-columns-repeated="16375"/>
        </table:table-row>
        <table:table-row table:style-name="ro4">
          <table:table-cell office:value-type="string" table:style-name="ce61">
            <text:p>Ports</text:p>
          </table:table-cell>
          <table:table-cell office:value-type="string" table:style-name="ce61">
            <text:p>Port Group</text:p>
          </table:table-cell>
          <table:table-cell office:value-type="string" table:style-name="ce60">
            <text:p>Tankers</text:p>
          </table:table-cell>
          <table:table-cell office:value-type="string" table:style-name="ce60">
            <text:p>Ro-Ro vessels</text:p>
          </table:table-cell>
          <table:table-cell office:value-type="string" table:style-name="ce60">
            <text:p>Fully cellular container vessels</text:p>
          </table:table-cell>
          <table:table-cell office:value-type="string" table:style-name="ce60">
            <text:p>Other dry cargo vessels</text:p>
          </table:table-cell>
          <table:table-cell office:value-type="string" table:style-name="ce60">
            <text:p>Passenger vessels</text:p>
          </table:table-cell>
          <table:table-cell office:value-type="string" table:style-name="ce60">
            <text:p>Other vessels</text:p>
          </table:table-cell>
          <table:table-cell office:value-type="string" table:style-name="ce59">
            <text:p>Total all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Aberdeen</text:p>
          </table:table-cell>
          <table:table-cell office:value-type="string" table:style-name="ce49">
            <text:p>Scotland East Coast</text:p>
          </table:table-cell>
          <table:table-cell office:value-type="float" office:value="1.4451080000000001" table:style-name="ce58">
            <text:p>1.4</text:p>
          </table:table-cell>
          <table:table-cell office:value-type="float" office:value="2.5028280000000001" table:style-name="ce58">
            <text:p>2.5</text:p>
          </table:table-cell>
          <table:table-cell office:value-type="float" office:value="0" table:style-name="ce58">
            <text:p>-</text:p>
          </table:table-cell>
          <table:table-cell office:value-type="float" office:value="1.461659" table:style-name="ce58">
            <text:p>1.5</text:p>
          </table:table-cell>
          <table:table-cell office:value-type="float" office:value="1.2976E-2" table:style-name="ce58">
            <text:p>-</text:p>
          </table:table-cell>
          <table:table-cell office:value-type="float" office:value="17.455939999999998" table:style-name="ce58">
            <text:p>17.5</text:p>
          </table:table-cell>
          <table:table-cell office:value-type="float" office:value="22.878511" table:style-name="ce58">
            <text:p>22.9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Ardrishaig</text:p>
          </table:table-cell>
          <table:table-cell office:value-type="string" table:style-name="ce49">
            <text:p>Scotland West Coast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3.7636999999999997E-2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3.7636999999999997E-2" table:style-name="ce58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Ayr</text:p>
          </table:table-cell>
          <table:table-cell office:value-type="string" table:style-name="ce49">
            <text:p>Scotland West Coast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240538" table:style-name="ce58">
            <text:p>0.2</text:p>
          </table:table-cell>
          <table:table-cell office:value-type="float" office:value="1.2799999999999999E-4" table:style-name="ce58">
            <text:p>-</text:p>
          </table:table-cell>
          <table:table-cell office:value-type="float" office:value="1.481E-2" table:style-name="ce58">
            <text:p>-</text:p>
          </table:table-cell>
          <table:table-cell office:value-type="float" office:value="0.25547599999999998" table:style-name="ce58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Barrow</text:p>
          </table:table-cell>
          <table:table-cell office:value-type="string" table:style-name="ce49">
            <text:p>Lancs and Cumbria</text:p>
          </table:table-cell>
          <table:table-cell office:value-type="float" office:value="2.8461E-2" table:style-name="ce58">
            <text:p>-</text:p>
          </table:table-cell>
          <table:table-cell office:value-type="float" office:value="1.3500000000000001E-3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200684" table:style-name="ce58">
            <text:p>0.2</text:p>
          </table:table-cell>
          <table:table-cell office:value-type="float" office:value="0" table:style-name="ce58">
            <text:p>-</text:p>
          </table:table-cell>
          <table:table-cell office:value-type="float" office:value="4.2258999999999998E-2" table:style-name="ce58">
            <text:p>-</text:p>
          </table:table-cell>
          <table:table-cell office:value-type="float" office:value="0.272754" table:style-name="ce58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Barry</text:p>
          </table:table-cell>
          <table:table-cell office:value-type="string" table:style-name="ce49">
            <text:p>Bristol Channel</text:p>
          </table:table-cell>
          <table:table-cell office:value-type="float" office:value="0.37695400000000001" table:style-name="ce58">
            <text:p>0.4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4.7433999999999997E-2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1.8874999999999999E-2" table:style-name="ce58">
            <text:p>-</text:p>
          </table:table-cell>
          <table:table-cell office:value-type="float" office:value="0.44326299999999996" table:style-name="ce58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Belfast</text:p>
          </table:table-cell>
          <table:table-cell office:value-type="string" table:style-name="ce49">
            <text:p>Northern Ireland</text:p>
          </table:table-cell>
          <table:table-cell office:value-type="float" office:value="3.3200440000000002" table:style-name="ce58">
            <text:p>3.3</text:p>
          </table:table-cell>
          <table:table-cell office:value-type="float" office:value="21.514424999999999" table:style-name="ce58">
            <text:p>21.5</text:p>
          </table:table-cell>
          <table:table-cell office:value-type="float" office:value="2.3509880000000001" table:style-name="ce58">
            <text:p>2.4</text:p>
          </table:table-cell>
          <table:table-cell office:value-type="float" office:value="10.974919" table:style-name="ce58">
            <text:p>11.0</text:p>
          </table:table-cell>
          <table:table-cell office:value-type="float" office:value="0.43935400000000002" table:style-name="ce58">
            <text:p>0.4</text:p>
          </table:table-cell>
          <table:table-cell office:value-type="float" office:value="3.1959000000000001E-2" table:style-name="ce58">
            <text:p>-</text:p>
          </table:table-cell>
          <table:table-cell office:value-type="float" office:value="38.631689000000001" table:style-name="ce58">
            <text:p>38.6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Berwick</text:p>
          </table:table-cell>
          <table:table-cell office:value-type="string" table:style-name="ce49">
            <text:p>North East</text:p>
          </table:table-cell>
          <table:table-cell office:value-type="float" office:value="0.136682" table:style-name="ce58">
            <text:p>0.1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4.9723999999999997E-2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18640599999999999" table:style-name="ce58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Blyth</text:p>
          </table:table-cell>
          <table:table-cell office:value-type="string" table:style-name="ce49">
            <text:p>North East</text:p>
          </table:table-cell>
          <table:table-cell office:value-type="float" office:value="0.10492799999999999" table:style-name="ce58">
            <text:p>0.1</text:p>
          </table:table-cell>
          <table:table-cell office:value-type="float" office:value="7.2199999999999999E-4" table:style-name="ce58">
            <text:p>-</text:p>
          </table:table-cell>
          <table:table-cell office:value-type="float" office:value="0.411692" table:style-name="ce58">
            <text:p>0.4</text:p>
          </table:table-cell>
          <table:table-cell office:value-type="float" office:value="0.654173" table:style-name="ce58">
            <text:p>0.7</text:p>
          </table:table-cell>
          <table:table-cell office:value-type="float" office:value="0" table:style-name="ce58">
            <text:p>-</text:p>
          </table:table-cell>
          <table:table-cell office:value-type="float" office:value="0.14114499999999999" table:style-name="ce58">
            <text:p>0.1</text:p>
          </table:table-cell>
          <table:table-cell office:value-type="float" office:value="1.3126599999999999" table:style-name="ce58">
            <text:p>1.3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Boston</text:p>
          </table:table-cell>
          <table:table-cell office:value-type="string" table:style-name="ce49">
            <text:p>Wash &amp; Northern E Anglia</text:p>
          </table:table-cell>
          <table:table-cell office:value-type="float" office:value="2.63E-2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99919999999999998" table:style-name="ce58">
            <text:p>1.0</text:p>
          </table:table-cell>
          <table:table-cell office:value-type="float" office:value="0" table:style-name="ce58">
            <text:p>-</text:p>
          </table:table-cell>
          <table:table-cell office:value-type="float" office:value="5.2379999999999996E-3" table:style-name="ce58">
            <text:p>-</text:p>
          </table:table-cell>
          <table:table-cell office:value-type="float" office:value="1.0307380000000002" table:style-name="ce58">
            <text:p>1.0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Bridgwater</text:p>
          </table:table-cell>
          <table:table-cell office:value-type="string" table:style-name="ce49">
            <text:p>Bristol Channel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5.6099999999999997E-2" table:style-name="ce58">
            <text:p>0.1</text:p>
          </table:table-cell>
          <table:table-cell office:value-type="float" office:value="5.6099999999999997E-2" table:style-name="ce58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Brightlingsea</text:p>
          </table:table-cell>
          <table:table-cell office:value-type="string" table:style-name="ce49">
            <text:p>Thames and Kent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10237599999999999" table:style-name="ce58">
            <text:p>0.1</text:p>
          </table:table-cell>
          <table:table-cell office:value-type="float" office:value="0" table:style-name="ce58">
            <text:p>-</text:p>
          </table:table-cell>
          <table:table-cell office:value-type="float" office:value="1.1531E-2" table:style-name="ce58">
            <text:p>-</text:p>
          </table:table-cell>
          <table:table-cell office:value-type="float" office:value="0.11390699999999999" table:style-name="ce58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Bristol</text:p>
          </table:table-cell>
          <table:table-cell office:value-type="string" table:style-name="ce49">
            <text:p>Bristol Channel</text:p>
          </table:table-cell>
          <table:table-cell office:value-type="float" office:value="3.8512119999999999" table:style-name="ce58">
            <text:p>3.9</text:p>
          </table:table-cell>
          <table:table-cell office:value-type="float" office:value="0.65146400000000004" table:style-name="ce58">
            <text:p>0.7</text:p>
          </table:table-cell>
          <table:table-cell office:value-type="float" office:value="3.0646339999999999" table:style-name="ce58">
            <text:p>3.1</text:p>
          </table:table-cell>
          <table:table-cell office:value-type="float" office:value="15.064757" table:style-name="ce58">
            <text:p>15.1</text:p>
          </table:table-cell>
          <table:table-cell office:value-type="float" office:value="6.2065000000000002E-2" table:style-name="ce58">
            <text:p>0.1</text:p>
          </table:table-cell>
          <table:table-cell office:value-type="float" office:value="0.92858600000000002" table:style-name="ce58">
            <text:p>0.9</text:p>
          </table:table-cell>
          <table:table-cell office:value-type="float" office:value="23.622717999999999" table:style-name="ce58">
            <text:p>23.6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Buckie</text:p>
          </table:table-cell>
          <table:table-cell office:value-type="string" table:style-name="ce49">
            <text:p>Scotland East Coast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4.0562000000000001E-2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4.2499999999999998E-4" table:style-name="ce58">
            <text:p>-</text:p>
          </table:table-cell>
          <table:table-cell office:value-type="float" office:value="4.0987000000000003E-2" table:style-name="ce58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Cairnryan</text:p>
          </table:table-cell>
          <table:table-cell office:value-type="string" table:style-name="ce49">
            <text:p>Scotland West Coast</text:p>
          </table:table-cell>
          <table:table-cell office:value-type="float" office:value="0" table:style-name="ce58">
            <text:p>-</text:p>
          </table:table-cell>
          <table:table-cell office:value-type="float" office:value="21.289171" table:style-name="ce58">
            <text:p>21.3</text:p>
          </table:table-cell>
          <table:table-cell office:value-type="float" office:value="0" table:style-name="ce58">
            <text:p>-</text:p>
          </table:table-cell>
          <table:table-cell office:value-type="float" office:value="6.0419999999999996E-3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2.0999999999999999E-3" table:style-name="ce58">
            <text:p>-</text:p>
          </table:table-cell>
          <table:table-cell office:value-type="float" office:value="21.297312999999999" table:style-name="ce58">
            <text:p>21.3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Cardiff</text:p>
          </table:table-cell>
          <table:table-cell office:value-type="string" table:style-name="ce49">
            <text:p>Bristol Channel</text:p>
          </table:table-cell>
          <table:table-cell office:value-type="float" office:value="1.6983710000000001" table:style-name="ce58">
            <text:p>1.7</text:p>
          </table:table-cell>
          <table:table-cell office:value-type="float" office:value="0" table:style-name="ce58">
            <text:p>-</text:p>
          </table:table-cell>
          <table:table-cell office:value-type="float" office:value="2.6136E-2" table:style-name="ce58">
            <text:p>-</text:p>
          </table:table-cell>
          <table:table-cell office:value-type="float" office:value="0.57923199999999997" table:style-name="ce58">
            <text:p>0.6</text:p>
          </table:table-cell>
          <table:table-cell office:value-type="float" office:value="1.7572000000000001E-2" table:style-name="ce58">
            <text:p>-</text:p>
          </table:table-cell>
          <table:table-cell office:value-type="float" office:value="0.40182600000000002" table:style-name="ce58">
            <text:p>0.4</text:p>
          </table:table-cell>
          <table:table-cell office:value-type="float" office:value="2.7231370000000004" table:style-name="ce58">
            <text:p>2.7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Clyde</text:p>
          </table:table-cell>
          <table:table-cell office:value-type="string" table:style-name="ce49">
            <text:p>Scotland West Coast</text:p>
          </table:table-cell>
          <table:table-cell office:value-type="float" office:value="9.9549319999999994" table:style-name="ce58">
            <text:p>10.0</text:p>
          </table:table-cell>
          <table:table-cell office:value-type="float" office:value="0.48259200000000002" table:style-name="ce58">
            <text:p>0.5</text:p>
          </table:table-cell>
          <table:table-cell office:value-type="float" office:value="1.989975" table:style-name="ce58">
            <text:p>2.0</text:p>
          </table:table-cell>
          <table:table-cell office:value-type="float" office:value="2.9706640000000002" table:style-name="ce58">
            <text:p>3.0</text:p>
          </table:table-cell>
          <table:table-cell office:value-type="float" office:value="0.296234" table:style-name="ce58">
            <text:p>0.3</text:p>
          </table:table-cell>
          <table:table-cell office:value-type="float" office:value="0.120813" table:style-name="ce58">
            <text:p>0.1</text:p>
          </table:table-cell>
          <table:table-cell office:value-type="float" office:value="15.81521" table:style-name="ce58">
            <text:p>15.8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Corpach</text:p>
          </table:table-cell>
          <table:table-cell office:value-type="string" table:style-name="ce49">
            <text:p>Scotland West Coast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6.4463000000000006E-2" table:style-name="ce58">
            <text:p>0.1</text:p>
          </table:table-cell>
          <table:table-cell office:value-type="float" office:value="0" table:style-name="ce58">
            <text:p>-</text:p>
          </table:table-cell>
          <table:table-cell office:value-type="float" office:value="2.2100000000000001E-4" table:style-name="ce58">
            <text:p>-</text:p>
          </table:table-cell>
          <table:table-cell office:value-type="float" office:value="6.4684000000000005E-2" table:style-name="ce58">
            <text:p>0.1</text:p>
          </table:table-cell>
          <table:table-cell table:number-columns-repeated="16375"/>
        </table:table-row>
        <table:table-row table:style-name="ro6">
          <table:table-cell office:value-type="string" table:style-name="ce49">
            <text:p>Cowes, Isle of Wight<text:span text:style-name="T1">1</text:span></text:p>
          </table:table-cell>
          <table:table-cell office:value-type="string" table:style-name="ce49">
            <text:p>Sussex and Hampshire</text:p>
          </table:table-cell>
          <table:table-cell office:value-type="float" office:value="3.1071999999999999E-2" table:style-name="ce58">
            <text:p>-</text:p>
          </table:table-cell>
          <table:table-cell office:value-type="float" office:value="7.4046000000000001E-2" table:style-name="ce58">
            <text:p>0.1</text:p>
          </table:table-cell>
          <table:table-cell office:value-type="float" office:value="0" table:style-name="ce58">
            <text:p>-</text:p>
          </table:table-cell>
          <table:table-cell office:value-type="float" office:value="0.194878" table:style-name="ce58">
            <text:p>0.2</text:p>
          </table:table-cell>
          <table:table-cell office:value-type="float" office:value="2.7789999999999998E-3" table:style-name="ce58">
            <text:p>-</text:p>
          </table:table-cell>
          <table:table-cell office:value-type="float" office:value="5.3732000000000002E-2" table:style-name="ce58">
            <text:p>0.1</text:p>
          </table:table-cell>
          <table:table-cell office:value-type="float" office:value="0.35650699999999996" table:style-name="ce58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Cromarty Firth</text:p>
          </table:table-cell>
          <table:table-cell office:value-type="string" table:style-name="ce49">
            <text:p>Scotland East Coast</text:p>
          </table:table-cell>
          <table:table-cell office:value-type="float" office:value="0.60315399999999997" table:style-name="ce58">
            <text:p>0.6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35417399999999999" table:style-name="ce58">
            <text:p>0.4</text:p>
          </table:table-cell>
          <table:table-cell office:value-type="float" office:value="0.53342999999999996" table:style-name="ce58">
            <text:p>0.5</text:p>
          </table:table-cell>
          <table:table-cell office:value-type="float" office:value="0.46086899999999997" table:style-name="ce58">
            <text:p>0.5</text:p>
          </table:table-cell>
          <table:table-cell office:value-type="float" office:value="1.951627" table:style-name="ce58">
            <text:p>2.0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Dover</text:p>
          </table:table-cell>
          <table:table-cell office:value-type="string" table:style-name="ce49">
            <text:p>Thames and Kent</text:p>
          </table:table-cell>
          <table:table-cell office:value-type="float" office:value="0.22947600000000001" table:style-name="ce58">
            <text:p>0.2</text:p>
          </table:table-cell>
          <table:table-cell office:value-type="float" office:value="126.775127" table:style-name="ce58">
            <text:p>126.8</text:p>
          </table:table-cell>
          <table:table-cell office:value-type="float" office:value="0.10616299999999999" table:style-name="ce58">
            <text:p>0.1</text:p>
          </table:table-cell>
          <table:table-cell office:value-type="float" office:value="1.8453310000000001" table:style-name="ce58">
            <text:p>1.8</text:p>
          </table:table-cell>
          <table:table-cell office:value-type="float" office:value="0.54400700000000002" table:style-name="ce58">
            <text:p>0.5</text:p>
          </table:table-cell>
          <table:table-cell office:value-type="float" office:value="0.64388000000000001" table:style-name="ce58">
            <text:p>0.6</text:p>
          </table:table-cell>
          <table:table-cell office:value-type="float" office:value="130.14398399999999" table:style-name="ce58">
            <text:p>130.1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Dundee</text:p>
          </table:table-cell>
          <table:table-cell office:value-type="string" table:style-name="ce49">
            <text:p>Scotland East Coast</text:p>
          </table:table-cell>
          <table:table-cell office:value-type="float" office:value="0.36826399999999998" table:style-name="ce58">
            <text:p>0.4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71145199999999997" table:style-name="ce58">
            <text:p>0.7</text:p>
          </table:table-cell>
          <table:table-cell office:value-type="float" office:value="7.4292999999999998E-2" table:style-name="ce58">
            <text:p>0.1</text:p>
          </table:table-cell>
          <table:table-cell office:value-type="float" office:value="0.107443" table:style-name="ce58">
            <text:p>0.1</text:p>
          </table:table-cell>
          <table:table-cell office:value-type="float" office:value="1.2614519999999998" table:style-name="ce58">
            <text:p>1.3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Falmouth</text:p>
          </table:table-cell>
          <table:table-cell office:value-type="string" table:style-name="ce49">
            <text:p>West Country</text:p>
          </table:table-cell>
          <table:table-cell office:value-type="float" office:value="2.2116289999999998" table:style-name="ce58">
            <text:p>2.2</text:p>
          </table:table-cell>
          <table:table-cell office:value-type="float" office:value="3.9843000000000003E-2" table:style-name="ce58">
            <text:p>-</text:p>
          </table:table-cell>
          <table:table-cell office:value-type="float" office:value="8.1504999999999994E-2" table:style-name="ce58">
            <text:p>0.1</text:p>
          </table:table-cell>
          <table:table-cell office:value-type="float" office:value="1.853688" table:style-name="ce58">
            <text:p>1.9</text:p>
          </table:table-cell>
          <table:table-cell office:value-type="float" office:value="2.3536060000000001" table:style-name="ce58">
            <text:p>2.4</text:p>
          </table:table-cell>
          <table:table-cell office:value-type="float" office:value="1.5519E-2" table:style-name="ce58">
            <text:p>-</text:p>
          </table:table-cell>
          <table:table-cell office:value-type="float" office:value="6.55579" table:style-name="ce58">
            <text:p>6.6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Felixstowe</text:p>
          </table:table-cell>
          <table:table-cell office:value-type="string" table:style-name="ce49">
            <text:p>Haven</text:p>
          </table:table-cell>
          <table:table-cell office:value-type="float" office:value="7.0833999999999994E-2" table:style-name="ce58">
            <text:p>0.1</text:p>
          </table:table-cell>
          <table:table-cell office:value-type="float" office:value="9.9710350000000005" table:style-name="ce58">
            <text:p>10.0</text:p>
          </table:table-cell>
          <table:table-cell office:value-type="float" office:value="144.384231" table:style-name="ce58">
            <text:p>144.4</text:p>
          </table:table-cell>
          <table:table-cell office:value-type="float" office:value="9.3433000000000002E-2" table:style-name="ce58">
            <text:p>0.1</text:p>
          </table:table-cell>
          <table:table-cell office:value-type="float" office:value="0" table:style-name="ce58">
            <text:p>-</text:p>
          </table:table-cell>
          <table:table-cell office:value-type="float" office:value="4.3098999999999998E-2" table:style-name="ce58">
            <text:p>-</text:p>
          </table:table-cell>
          <table:table-cell office:value-type="float" office:value="154.56263200000001" table:style-name="ce58">
            <text:p>154.6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Fishguard</text:p>
          </table:table-cell>
          <table:table-cell office:value-type="string" table:style-name="ce49">
            <text:p>West and North Wales</text:p>
          </table:table-cell>
          <table:table-cell office:value-type="float" office:value="3.5490000000000001E-2" table:style-name="ce58">
            <text:p>-</text:p>
          </table:table-cell>
          <table:table-cell office:value-type="float" office:value="1.9817720000000001" table:style-name="ce58">
            <text:p>2.0</text:p>
          </table:table-cell>
          <table:table-cell office:value-type="float" office:value="0" table:style-name="ce58">
            <text:p>-</text:p>
          </table:table-cell>
          <table:table-cell office:value-type="float" office:value="1.1169999999999999E-3" table:style-name="ce58">
            <text:p>-</text:p>
          </table:table-cell>
          <table:table-cell office:value-type="float" office:value="1.107E-2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2.0294490000000001" table:style-name="ce58">
            <text:p>2.0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Fleetwood</text:p>
          </table:table-cell>
          <table:table-cell office:value-type="string" table:style-name="ce49">
            <text:p>Lancs and Cumbria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7.1879999999999999E-3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2.6879999999999999E-3" table:style-name="ce58">
            <text:p>-</text:p>
          </table:table-cell>
          <table:table-cell office:value-type="float" office:value="9.8759999999999994E-3" table:style-name="ce58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Forth</text:p>
          </table:table-cell>
          <table:table-cell office:value-type="string" table:style-name="ce49">
            <text:p>Scotland East Coast</text:p>
          </table:table-cell>
          <table:table-cell office:value-type="float" office:value="30.386527000000001" table:style-name="ce58">
            <text:p>30.4</text:p>
          </table:table-cell>
          <table:table-cell office:value-type="float" office:value="1.279758" table:style-name="ce58">
            <text:p>1.3</text:p>
          </table:table-cell>
          <table:table-cell office:value-type="float" office:value="3.1127859999999998" table:style-name="ce58">
            <text:p>3.1</text:p>
          </table:table-cell>
          <table:table-cell office:value-type="float" office:value="2.097289" table:style-name="ce58">
            <text:p>2.1</text:p>
          </table:table-cell>
          <table:table-cell office:value-type="float" office:value="0.25273200000000001" table:style-name="ce58">
            <text:p>0.3</text:p>
          </table:table-cell>
          <table:table-cell office:value-type="float" office:value="0.52915699999999999" table:style-name="ce58">
            <text:p>0.5</text:p>
          </table:table-cell>
          <table:table-cell office:value-type="float" office:value="37.658249000000005" table:style-name="ce58">
            <text:p>37.7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Fowey</text:p>
          </table:table-cell>
          <table:table-cell office:value-type="string" table:style-name="ce49">
            <text:p>West Country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74793100000000001" table:style-name="ce58">
            <text:p>0.7</text:p>
          </table:table-cell>
          <table:table-cell office:value-type="float" office:value="7.9290000000000003E-3" table:style-name="ce58">
            <text:p>-</text:p>
          </table:table-cell>
          <table:table-cell office:value-type="float" office:value="5.8060000000000004E-3" table:style-name="ce58">
            <text:p>-</text:p>
          </table:table-cell>
          <table:table-cell office:value-type="float" office:value="0.76166599999999995" table:style-name="ce58">
            <text:p>0.8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Fraserburgh</text:p>
          </table:table-cell>
          <table:table-cell office:value-type="string" table:style-name="ce49">
            <text:p>Scotland East Coast</text:p>
          </table:table-cell>
          <table:table-cell office:value-type="float" office:value="0" table:style-name="ce58">
            <text:p>-</text:p>
          </table:table-cell>
          <table:table-cell office:value-type="float" office:value="7.8299999999999995E-4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2.9510999999999999E-2" table:style-name="ce58">
            <text:p>-</text:p>
          </table:table-cell>
          <table:table-cell office:value-type="float" office:value="1.7699999999999999E-4" table:style-name="ce58">
            <text:p>-</text:p>
          </table:table-cell>
          <table:table-cell office:value-type="float" office:value="2.2100000000000001E-4" table:style-name="ce58">
            <text:p>-</text:p>
          </table:table-cell>
          <table:table-cell office:value-type="float" office:value="3.0691999999999997E-2" table:style-name="ce58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Garston</text:p>
          </table:table-cell>
          <table:table-cell office:value-type="string" table:style-name="ce49">
            <text:p>Lancs and Cumbria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8.0529000000000003E-2" table:style-name="ce58">
            <text:p>0.1</text:p>
          </table:table-cell>
          <table:table-cell office:value-type="float" office:value="0.57335599999999998" table:style-name="ce58">
            <text:p>0.6</text:p>
          </table:table-cell>
          <table:table-cell office:value-type="float" office:value="0" table:style-name="ce58">
            <text:p>-</text:p>
          </table:table-cell>
          <table:table-cell office:value-type="float" office:value="7.9213000000000006E-2" table:style-name="ce58">
            <text:p>0.1</text:p>
          </table:table-cell>
          <table:table-cell office:value-type="float" office:value="0.73309799999999992" table:style-name="ce58">
            <text:p>0.7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Gill's Bay Scotland</text:p>
          </table:table-cell>
          <table:table-cell office:value-type="string" table:style-name="ce49">
            <text:p>Scotland East Coast</text:p>
          </table:table-cell>
          <table:table-cell office:value-type="float" office:value="0" table:style-name="ce58">
            <text:p>-</text:p>
          </table:table-cell>
          <table:table-cell office:value-type="float" office:value="0.39419999999999999" table:style-name="ce58">
            <text:p>0.4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39419999999999999" table:style-name="ce58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Glensanda</text:p>
          </table:table-cell>
          <table:table-cell office:value-type="string" table:style-name="ce49">
            <text:p>Scotland West Coast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7.5498799999999999" table:style-name="ce58">
            <text:p>7.5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7.5498799999999999" table:style-name="ce58">
            <text:p>7.5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Goole</text:p>
          </table:table-cell>
          <table:table-cell office:value-type="string" table:style-name="ce49">
            <text:p>Humber</text:p>
          </table:table-cell>
          <table:table-cell office:value-type="float" office:value="8.9251999999999998E-2" table:style-name="ce58">
            <text:p>0.1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1.8877280000000001" table:style-name="ce58">
            <text:p>1.9</text:p>
          </table:table-cell>
          <table:table-cell office:value-type="float" office:value="0" table:style-name="ce58">
            <text:p>-</text:p>
          </table:table-cell>
          <table:table-cell office:value-type="float" office:value="1.5166000000000001E-2" table:style-name="ce58">
            <text:p>-</text:p>
          </table:table-cell>
          <table:table-cell office:value-type="float" office:value="1.9921460000000002" table:style-name="ce58">
            <text:p>2.0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Great Yarmouth</text:p>
          </table:table-cell>
          <table:table-cell office:value-type="string" table:style-name="ce49">
            <text:p>Wash &amp; Northern E Anglia</text:p>
          </table:table-cell>
          <table:table-cell office:value-type="float" office:value="0.29606700000000002" table:style-name="ce58">
            <text:p>0.3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1.310856" table:style-name="ce58">
            <text:p>1.3</text:p>
          </table:table-cell>
          <table:table-cell office:value-type="float" office:value="0" table:style-name="ce58">
            <text:p>-</text:p>
          </table:table-cell>
          <table:table-cell office:value-type="float" office:value="2.4672740000000002" table:style-name="ce58">
            <text:p>2.5</text:p>
          </table:table-cell>
          <table:table-cell office:value-type="float" office:value="4.0741969999999998" table:style-name="ce58">
            <text:p>4.1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Grimsby &amp; Immingham</text:p>
          </table:table-cell>
          <table:table-cell office:value-type="string" table:style-name="ce49">
            <text:p>Humber</text:p>
          </table:table-cell>
          <table:table-cell office:value-type="float" office:value="29.977005999999999" table:style-name="ce58">
            <text:p>30.0</text:p>
          </table:table-cell>
          <table:table-cell office:value-type="float" office:value="33.875650999999998" table:style-name="ce58">
            <text:p>33.9</text:p>
          </table:table-cell>
          <table:table-cell office:value-type="float" office:value="4.8346119999999999" table:style-name="ce58">
            <text:p>4.8</text:p>
          </table:table-cell>
          <table:table-cell office:value-type="float" office:value="28.073079" table:style-name="ce58">
            <text:p>28.1</text:p>
          </table:table-cell>
          <table:table-cell office:value-type="float" office:value="0" table:style-name="ce58">
            <text:p>-</text:p>
          </table:table-cell>
          <table:table-cell office:value-type="float" office:value="0.89143399999999995" table:style-name="ce58">
            <text:p>0.9</text:p>
          </table:table-cell>
          <table:table-cell office:value-type="float" office:value="97.651781999999997" table:style-name="ce58">
            <text:p>97.7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Harwich</text:p>
          </table:table-cell>
          <table:table-cell office:value-type="string" table:style-name="ce49">
            <text:p>Haven</text:p>
          </table:table-cell>
          <table:table-cell office:value-type="float" office:value="1.1648959999999999" table:style-name="ce58">
            <text:p>1.2</text:p>
          </table:table-cell>
          <table:table-cell office:value-type="float" office:value="12.234190999999999" table:style-name="ce58">
            <text:p>12.2</text:p>
          </table:table-cell>
          <table:table-cell office:value-type="float" office:value="3.2333789999999998" table:style-name="ce58">
            <text:p>3.2</text:p>
          </table:table-cell>
          <table:table-cell office:value-type="float" office:value="0.61623799999999995" table:style-name="ce58">
            <text:p>0.6</text:p>
          </table:table-cell>
          <table:table-cell office:value-type="float" office:value="5.4244000000000001E-2" table:style-name="ce58">
            <text:p>0.1</text:p>
          </table:table-cell>
          <table:table-cell office:value-type="float" office:value="1.2467090000000001" table:style-name="ce58">
            <text:p>1.2</text:p>
          </table:table-cell>
          <table:table-cell office:value-type="float" office:value="18.549657" table:style-name="ce58">
            <text:p>18.5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Heysham</text:p>
          </table:table-cell>
          <table:table-cell office:value-type="string" table:style-name="ce49">
            <text:p>Lancs and Cumbria</text:p>
          </table:table-cell>
          <table:table-cell office:value-type="float" office:value="0" table:style-name="ce58">
            <text:p>-</text:p>
          </table:table-cell>
          <table:table-cell office:value-type="float" office:value="10.388171" table:style-name="ce58">
            <text:p>10.4</text:p>
          </table:table-cell>
          <table:table-cell office:value-type="float" office:value="0" table:style-name="ce58">
            <text:p>-</text:p>
          </table:table-cell>
          <table:table-cell office:value-type="float" office:value="4.9329999999999999E-3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217054" table:style-name="ce58">
            <text:p>0.2</text:p>
          </table:table-cell>
          <table:table-cell office:value-type="float" office:value="10.610157999999998" table:style-name="ce58">
            <text:p>10.6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Holyhead</text:p>
          </table:table-cell>
          <table:table-cell office:value-type="string" table:style-name="ce49">
            <text:p>West and North Wales</text:p>
          </table:table-cell>
          <table:table-cell office:value-type="float" office:value="0.16014200000000001" table:style-name="ce58">
            <text:p>0.2</text:p>
          </table:table-cell>
          <table:table-cell office:value-type="float" office:value="23.073936" table:style-name="ce58">
            <text:p>23.1</text:p>
          </table:table-cell>
          <table:table-cell office:value-type="float" office:value="0" table:style-name="ce58">
            <text:p>-</text:p>
          </table:table-cell>
          <table:table-cell office:value-type="float" office:value="2.4429999999999999E-3" table:style-name="ce58">
            <text:p>-</text:p>
          </table:table-cell>
          <table:table-cell office:value-type="float" office:value="7.4728000000000003E-2" table:style-name="ce58">
            <text:p>0.1</text:p>
          </table:table-cell>
          <table:table-cell office:value-type="float" office:value="4.4270000000000004E-3" table:style-name="ce58">
            <text:p>-</text:p>
          </table:table-cell>
          <table:table-cell office:value-type="float" office:value="23.315676" table:style-name="ce58">
            <text:p>23.3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Hull</text:p>
          </table:table-cell>
          <table:table-cell office:value-type="string" table:style-name="ce49">
            <text:p>Humber</text:p>
          </table:table-cell>
          <table:table-cell office:value-type="float" office:value="3.6573410000000002" table:style-name="ce58">
            <text:p>3.7</text:p>
          </table:table-cell>
          <table:table-cell office:value-type="float" office:value="6.1213610000000003" table:style-name="ce58">
            <text:p>6.1</text:p>
          </table:table-cell>
          <table:table-cell office:value-type="float" office:value="3.388773" table:style-name="ce58">
            <text:p>3.4</text:p>
          </table:table-cell>
          <table:table-cell office:value-type="float" office:value="6.2976679999999998" table:style-name="ce58">
            <text:p>6.3</text:p>
          </table:table-cell>
          <table:table-cell office:value-type="float" office:value="1.554E-2" table:style-name="ce58">
            <text:p>-</text:p>
          </table:table-cell>
          <table:table-cell office:value-type="float" office:value="0.55964999999999998" table:style-name="ce58">
            <text:p>0.6</text:p>
          </table:table-cell>
          <table:table-cell office:value-type="float" office:value="20.040333000000004" table:style-name="ce58">
            <text:p>20.0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Inverness</text:p>
          </table:table-cell>
          <table:table-cell office:value-type="string" table:style-name="ce49">
            <text:p>Scotland East Coast</text:p>
          </table:table-cell>
          <table:table-cell office:value-type="float" office:value="0.36107600000000001" table:style-name="ce58">
            <text:p>0.4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43609199999999998" table:style-name="ce58">
            <text:p>0.4</text:p>
          </table:table-cell>
          <table:table-cell office:value-type="float" office:value="1.348E-3" table:style-name="ce58">
            <text:p>-</text:p>
          </table:table-cell>
          <table:table-cell office:value-type="float" office:value="3.2600000000000001E-4" table:style-name="ce58">
            <text:p>-</text:p>
          </table:table-cell>
          <table:table-cell office:value-type="float" office:value="0.79884200000000005" table:style-name="ce58">
            <text:p>0.8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Ipswich</text:p>
          </table:table-cell>
          <table:table-cell office:value-type="string" table:style-name="ce49">
            <text:p>Haven</text:p>
          </table:table-cell>
          <table:table-cell office:value-type="float" office:value="0.221916" table:style-name="ce58">
            <text:p>0.2</text:p>
          </table:table-cell>
          <table:table-cell office:value-type="float" office:value="0" table:style-name="ce58">
            <text:p>-</text:p>
          </table:table-cell>
          <table:table-cell office:value-type="float" office:value="7.3186000000000001E-2" table:style-name="ce58">
            <text:p>0.1</text:p>
          </table:table-cell>
          <table:table-cell office:value-type="float" office:value="4.1905960000000002" table:style-name="ce58">
            <text:p>4.2</text:p>
          </table:table-cell>
          <table:table-cell office:value-type="float" office:value="2.0630000000000002E-3" table:style-name="ce58">
            <text:p>-</text:p>
          </table:table-cell>
          <table:table-cell office:value-type="float" office:value="0.32774199999999998" table:style-name="ce58">
            <text:p>0.3</text:p>
          </table:table-cell>
          <table:table-cell office:value-type="float" office:value="4.8155029999999996" table:style-name="ce58">
            <text:p>4.8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Kilroot</text:p>
          </table:table-cell>
          <table:table-cell office:value-type="string" table:style-name="ce49">
            <text:p>Northern Ireland</text:p>
          </table:table-cell>
          <table:table-cell office:value-type="float" office:value="6.2878000000000003E-2" table:style-name="ce58">
            <text:p>0.1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93526399999999998" table:style-name="ce58">
            <text:p>0.9</text:p>
          </table:table-cell>
          <table:table-cell office:value-type="float" office:value="2.4000000000000001E-4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99838199999999999" table:style-name="ce58">
            <text:p>1.0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Kilroot Power Station Jetty</text:p>
          </table:table-cell>
          <table:table-cell office:value-type="string" table:style-name="ce49">
            <text:p>Northern Ireland</text:p>
          </table:table-cell>
          <table:table-cell office:value-type="float" office:value="7.0605000000000001E-2" table:style-name="ce58">
            <text:p>0.1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6966" table:style-name="ce58">
            <text:p>0.7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76720500000000003" table:style-name="ce58">
            <text:p>0.8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King's Lynn</text:p>
          </table:table-cell>
          <table:table-cell office:value-type="string" table:style-name="ce49">
            <text:p>Wash &amp; Northern E Anglia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5.2069999999999998E-3" table:style-name="ce58">
            <text:p>-</text:p>
          </table:table-cell>
          <table:table-cell office:value-type="float" office:value="0.59304400000000002" table:style-name="ce58">
            <text:p>0.6</text:p>
          </table:table-cell>
          <table:table-cell office:value-type="float" office:value="0" table:style-name="ce58">
            <text:p>-</text:p>
          </table:table-cell>
          <table:table-cell office:value-type="float" office:value="4.8404999999999997E-2" table:style-name="ce58">
            <text:p>-</text:p>
          </table:table-cell>
          <table:table-cell office:value-type="float" office:value="0.64665600000000001" table:style-name="ce58">
            <text:p>0.6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Lancaster</text:p>
          </table:table-cell>
          <table:table-cell office:value-type="string" table:style-name="ce49">
            <text:p>Lancs and Cumbria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17582600000000001" table:style-name="ce58">
            <text:p>0.2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17582600000000001" table:style-name="ce58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Larne</text:p>
          </table:table-cell>
          <table:table-cell office:value-type="string" table:style-name="ce49">
            <text:p>Northern Ireland</text:p>
          </table:table-cell>
          <table:table-cell office:value-type="float" office:value="0.153141" table:style-name="ce58">
            <text:p>0.2</text:p>
          </table:table-cell>
          <table:table-cell office:value-type="float" office:value="9.1628860000000003" table:style-name="ce58">
            <text:p>9.2</text:p>
          </table:table-cell>
          <table:table-cell office:value-type="float" office:value="0" table:style-name="ce58">
            <text:p>-</text:p>
          </table:table-cell>
          <table:table-cell office:value-type="float" office:value="8.1126000000000004E-2" table:style-name="ce58">
            <text:p>0.1</text:p>
          </table:table-cell>
          <table:table-cell office:value-type="float" office:value="4.8000000000000001E-4" table:style-name="ce58">
            <text:p>-</text:p>
          </table:table-cell>
          <table:table-cell office:value-type="float" office:value="9.1120000000000003E-3" table:style-name="ce58">
            <text:p>-</text:p>
          </table:table-cell>
          <table:table-cell office:value-type="float" office:value="9.406744999999999" table:style-name="ce58">
            <text:p>9.4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Lerwick</text:p>
          </table:table-cell>
          <table:table-cell office:value-type="string" table:style-name="ce49">
            <text:p>Scotland East Coast</text:p>
          </table:table-cell>
          <table:table-cell office:value-type="float" office:value="0.65401100000000001" table:style-name="ce58">
            <text:p>0.7</text:p>
          </table:table-cell>
          <table:table-cell office:value-type="float" office:value="1.781749" table:style-name="ce58">
            <text:p>1.8</text:p>
          </table:table-cell>
          <table:table-cell office:value-type="float" office:value="3.9216000000000001E-2" table:style-name="ce58">
            <text:p>-</text:p>
          </table:table-cell>
          <table:table-cell office:value-type="float" office:value="1.6083609999999999" table:style-name="ce58">
            <text:p>1.6</text:p>
          </table:table-cell>
          <table:table-cell office:value-type="float" office:value="0.25907799999999997" table:style-name="ce58">
            <text:p>0.3</text:p>
          </table:table-cell>
          <table:table-cell office:value-type="float" office:value="0.61453400000000002" table:style-name="ce58">
            <text:p>0.6</text:p>
          </table:table-cell>
          <table:table-cell office:value-type="float" office:value="4.9569489999999998" table:style-name="ce58">
            <text:p>5.0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Liverpool</text:p>
          </table:table-cell>
          <table:table-cell office:value-type="string" table:style-name="ce49">
            <text:p>Lancs and Cumbria</text:p>
          </table:table-cell>
          <table:table-cell office:value-type="float" office:value="24.393661999999999" table:style-name="ce58">
            <text:p>24.4</text:p>
          </table:table-cell>
          <table:table-cell office:value-type="float" office:value="22.188434999999998" table:style-name="ce58">
            <text:p>22.2</text:p>
          </table:table-cell>
          <table:table-cell office:value-type="float" office:value="14.394212" table:style-name="ce58">
            <text:p>14.4</text:p>
          </table:table-cell>
          <table:table-cell office:value-type="float" office:value="16.373919999999998" table:style-name="ce58">
            <text:p>16.4</text:p>
          </table:table-cell>
          <table:table-cell office:value-type="float" office:value="0.32274199999999997" table:style-name="ce58">
            <text:p>0.3</text:p>
          </table:table-cell>
          <table:table-cell office:value-type="float" office:value="0.219163" table:style-name="ce58">
            <text:p>0.2</text:p>
          </table:table-cell>
          <table:table-cell office:value-type="float" office:value="77.892133999999999" table:style-name="ce58">
            <text:p>77.9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Llandulas</text:p>
          </table:table-cell>
          <table:table-cell office:value-type="string" table:style-name="ce49">
            <text:p>West and North Wales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22353999999999999" table:style-name="ce58">
            <text:p>0.2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22353999999999999" table:style-name="ce58">
            <text:p>0.2</text:p>
          </table:table-cell>
          <table:table-cell table:number-columns-repeated="16375"/>
        </table:table-row>
        <table:table-row table:style-name="ro6">
          <table:table-cell office:value-type="string" table:style-name="ce49">
            <text:p>Loch Ryan<text:span text:style-name="T1">2 3</text:span></text:p>
          </table:table-cell>
          <table:table-cell office:value-type="string" table:style-name="ce49">
            <text:p>Scotland West Coast</text:p>
          </table:table-cell>
          <table:table-cell office:value-type="float" office:value="0" table:style-name="ce58">
            <text:p>-</text:p>
          </table:table-cell>
          <table:table-cell office:value-type="float" office:value="12.241376000000001" table:style-name="ce58">
            <text:p>12.2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1.4E-3" table:style-name="ce58">
            <text:p>-</text:p>
          </table:table-cell>
          <table:table-cell office:value-type="float" office:value="12.242776000000001" table:style-name="ce58">
            <text:p>12.2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London</text:p>
          </table:table-cell>
          <table:table-cell office:value-type="string" table:style-name="ce49">
            <text:p>Thames and Kent</text:p>
          </table:table-cell>
          <table:table-cell office:value-type="float" office:value="20.359304000000002" table:style-name="ce58">
            <text:p>20.4</text:p>
          </table:table-cell>
          <table:table-cell office:value-type="float" office:value="28.898202000000001" table:style-name="ce58">
            <text:p>28.9</text:p>
          </table:table-cell>
          <table:table-cell office:value-type="float" office:value="89.401049" table:style-name="ce58">
            <text:p>89.4</text:p>
          </table:table-cell>
          <table:table-cell office:value-type="float" office:value="13.487436000000001" table:style-name="ce58">
            <text:p>13.5</text:p>
          </table:table-cell>
          <table:table-cell office:value-type="float" office:value="0.387544" table:style-name="ce58">
            <text:p>0.4</text:p>
          </table:table-cell>
          <table:table-cell office:value-type="float" office:value="10.006976" table:style-name="ce58">
            <text:p>10.0</text:p>
          </table:table-cell>
          <table:table-cell office:value-type="float" office:value="162.54051100000001" table:style-name="ce58">
            <text:p>162.5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Londonderry</text:p>
          </table:table-cell>
          <table:table-cell office:value-type="string" table:style-name="ce49">
            <text:p>Northern Ireland</text:p>
          </table:table-cell>
          <table:table-cell office:value-type="float" office:value="0.85826499999999994" table:style-name="ce58">
            <text:p>0.9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2.2471199999999998" table:style-name="ce58">
            <text:p>2.2</text:p>
          </table:table-cell>
          <table:table-cell office:value-type="float" office:value="1.1868999999999999E-2" table:style-name="ce58">
            <text:p>-</text:p>
          </table:table-cell>
          <table:table-cell office:value-type="float" office:value="2.8540000000000002E-3" table:style-name="ce58">
            <text:p>-</text:p>
          </table:table-cell>
          <table:table-cell office:value-type="float" office:value="3.1201079999999997" table:style-name="ce58">
            <text:p>3.1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Lowestoft</text:p>
          </table:table-cell>
          <table:table-cell office:value-type="string" table:style-name="ce49">
            <text:p>Wash &amp; Northern E Anglia</text:p>
          </table:table-cell>
          <table:table-cell office:value-type="float" office:value="7.5000000000000002E-4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8.9032E-2" table:style-name="ce58">
            <text:p>0.1</text:p>
          </table:table-cell>
          <table:table-cell office:value-type="float" office:value="0" table:style-name="ce58">
            <text:p>-</text:p>
          </table:table-cell>
          <table:table-cell office:value-type="float" office:value="0.12695899999999999" table:style-name="ce58">
            <text:p>0.1</text:p>
          </table:table-cell>
          <table:table-cell office:value-type="float" office:value="0.21674099999999999" table:style-name="ce58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Manchester</text:p>
          </table:table-cell>
          <table:table-cell office:value-type="string" table:style-name="ce49">
            <text:p>Lancs and Cumbria</text:p>
          </table:table-cell>
          <table:table-cell office:value-type="float" office:value="9.3246950000000002" table:style-name="ce58">
            <text:p>9.3</text:p>
          </table:table-cell>
          <table:table-cell office:value-type="float" office:value="0" table:style-name="ce58">
            <text:p>-</text:p>
          </table:table-cell>
          <table:table-cell office:value-type="float" office:value="0.22406699999999999" table:style-name="ce58">
            <text:p>0.2</text:p>
          </table:table-cell>
          <table:table-cell office:value-type="float" office:value="2.2893490000000001" table:style-name="ce58">
            <text:p>2.3</text:p>
          </table:table-cell>
          <table:table-cell office:value-type="float" office:value="0" table:style-name="ce58">
            <text:p>-</text:p>
          </table:table-cell>
          <table:table-cell office:value-type="float" office:value="2.5711999999999999E-2" table:style-name="ce58">
            <text:p>-</text:p>
          </table:table-cell>
          <table:table-cell office:value-type="float" office:value="11.863823" table:style-name="ce58">
            <text:p>11.9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Medway</text:p>
          </table:table-cell>
          <table:table-cell office:value-type="string" table:style-name="ce49">
            <text:p>Thames and Kent</text:p>
          </table:table-cell>
          <table:table-cell office:value-type="float" office:value="4.821396" table:style-name="ce58">
            <text:p>4.8</text:p>
          </table:table-cell>
          <table:table-cell office:value-type="float" office:value="1.813123" table:style-name="ce58">
            <text:p>1.8</text:p>
          </table:table-cell>
          <table:table-cell office:value-type="float" office:value="1.3674550000000001" table:style-name="ce58">
            <text:p>1.4</text:p>
          </table:table-cell>
          <table:table-cell office:value-type="float" office:value="11.639827" table:style-name="ce58">
            <text:p>11.6</text:p>
          </table:table-cell>
          <table:table-cell office:value-type="float" office:value="1.536E-3" table:style-name="ce58">
            <text:p>-</text:p>
          </table:table-cell>
          <table:table-cell office:value-type="float" office:value="1.842813" table:style-name="ce58">
            <text:p>1.8</text:p>
          </table:table-cell>
          <table:table-cell office:value-type="float" office:value="21.486150000000002" table:style-name="ce58">
            <text:p>21.5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Milford Haven</text:p>
          </table:table-cell>
          <table:table-cell office:value-type="string" table:style-name="ce49">
            <text:p>West and North Wales</text:p>
          </table:table-cell>
          <table:table-cell office:value-type="float" office:value="45.949035000000002" table:style-name="ce58">
            <text:p>45.9</text:p>
          </table:table-cell>
          <table:table-cell office:value-type="float" office:value="4.1028919999999998" table:style-name="ce58">
            <text:p>4.1</text:p>
          </table:table-cell>
          <table:table-cell office:value-type="float" office:value="0" table:style-name="ce58">
            <text:p>-</text:p>
          </table:table-cell>
          <table:table-cell office:value-type="float" office:value="0.38257000000000002" table:style-name="ce58">
            <text:p>0.4</text:p>
          </table:table-cell>
          <table:table-cell office:value-type="float" office:value="1.069E-2" table:style-name="ce58">
            <text:p>-</text:p>
          </table:table-cell>
          <table:table-cell office:value-type="float" office:value="0.13955699999999999" table:style-name="ce58">
            <text:p>0.1</text:p>
          </table:table-cell>
          <table:table-cell office:value-type="float" office:value="50.584744000000001" table:style-name="ce58">
            <text:p>50.6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Mistley</text:p>
          </table:table-cell>
          <table:table-cell office:value-type="string" table:style-name="ce49">
            <text:p>Haven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183695" table:style-name="ce58">
            <text:p>0.2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183695" table:style-name="ce58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Montrose</text:p>
          </table:table-cell>
          <table:table-cell office:value-type="string" table:style-name="ce49">
            <text:p>Scotland East Coast</text:p>
          </table:table-cell>
          <table:table-cell office:value-type="float" office:value="0.12289" table:style-name="ce58">
            <text:p>0.1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56354000000000004" table:style-name="ce58">
            <text:p>0.6</text:p>
          </table:table-cell>
          <table:table-cell office:value-type="float" office:value="0" table:style-name="ce58">
            <text:p>-</text:p>
          </table:table-cell>
          <table:table-cell office:value-type="float" office:value="1.0875570000000001" table:style-name="ce58">
            <text:p>1.1</text:p>
          </table:table-cell>
          <table:table-cell office:value-type="float" office:value="1.7739870000000002" table:style-name="ce58">
            <text:p>1.8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Mostyn</text:p>
          </table:table-cell>
          <table:table-cell office:value-type="string" table:style-name="ce49">
            <text:p>West and North Wales</text:p>
          </table:table-cell>
          <table:table-cell office:value-type="float" office:value="0" table:style-name="ce58">
            <text:p>-</text:p>
          </table:table-cell>
          <table:table-cell office:value-type="float" office:value="4.9000000000000002E-2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5.5789999999999998E-3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6.4019999999999997E-3" table:style-name="ce58">
            <text:p>-</text:p>
          </table:table-cell>
          <table:table-cell office:value-type="float" office:value="6.0981E-2" table:style-name="ce58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Neath</text:p>
          </table:table-cell>
          <table:table-cell office:value-type="string" table:style-name="ce49">
            <text:p>Bristol Channel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9.8580000000000004E-3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3.0000000000000001E-3" table:style-name="ce58">
            <text:p>-</text:p>
          </table:table-cell>
          <table:table-cell office:value-type="float" office:value="1.2858000000000001E-2" table:style-name="ce58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Newhaven</text:p>
          </table:table-cell>
          <table:table-cell office:value-type="string" table:style-name="ce49">
            <text:p>Sussex and Hampshire</text:p>
          </table:table-cell>
          <table:table-cell office:value-type="float" office:value="0" table:style-name="ce58">
            <text:p>-</text:p>
          </table:table-cell>
          <table:table-cell office:value-type="float" office:value="3.0631919999999999" table:style-name="ce58">
            <text:p>3.1</text:p>
          </table:table-cell>
          <table:table-cell office:value-type="float" office:value="0" table:style-name="ce58">
            <text:p>-</text:p>
          </table:table-cell>
          <table:table-cell office:value-type="float" office:value="0.21981500000000001" table:style-name="ce58">
            <text:p>0.2</text:p>
          </table:table-cell>
          <table:table-cell office:value-type="float" office:value="0" table:style-name="ce58">
            <text:p>-</text:p>
          </table:table-cell>
          <table:table-cell office:value-type="float" office:value="1.4026E-2" table:style-name="ce58">
            <text:p>-</text:p>
          </table:table-cell>
          <table:table-cell office:value-type="float" office:value="3.2970329999999999" table:style-name="ce58">
            <text:p>3.3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Newport</text:p>
          </table:table-cell>
          <table:table-cell office:value-type="string" table:style-name="ce49">
            <text:p>Bristol Channel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4.3421000000000001E-2" table:style-name="ce58">
            <text:p>-</text:p>
          </table:table-cell>
          <table:table-cell office:value-type="float" office:value="4.7173769999999999" table:style-name="ce58">
            <text:p>4.7</text:p>
          </table:table-cell>
          <table:table-cell office:value-type="float" office:value="7.2639999999999996E-3" table:style-name="ce58">
            <text:p>-</text:p>
          </table:table-cell>
          <table:table-cell office:value-type="float" office:value="0.39948299999999998" table:style-name="ce58">
            <text:p>0.4</text:p>
          </table:table-cell>
          <table:table-cell office:value-type="float" office:value="5.1675450000000005" table:style-name="ce58">
            <text:p>5.2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Orkney</text:p>
          </table:table-cell>
          <table:table-cell office:value-type="string" table:style-name="ce49">
            <text:p>Scotland East Coast</text:p>
          </table:table-cell>
          <table:table-cell office:value-type="float" office:value="13.439985" table:style-name="ce58">
            <text:p>13.4</text:p>
          </table:table-cell>
          <table:table-cell office:value-type="float" office:value="2.6587619999999998" table:style-name="ce58">
            <text:p>2.7</text:p>
          </table:table-cell>
          <table:table-cell office:value-type="float" office:value="0" table:style-name="ce58">
            <text:p>-</text:p>
          </table:table-cell>
          <table:table-cell office:value-type="float" office:value="0.25525599999999998" table:style-name="ce58">
            <text:p>0.3</text:p>
          </table:table-cell>
          <table:table-cell office:value-type="float" office:value="0.51876599999999995" table:style-name="ce58">
            <text:p>0.5</text:p>
          </table:table-cell>
          <table:table-cell office:value-type="float" office:value="0.130908" table:style-name="ce58">
            <text:p>0.1</text:p>
          </table:table-cell>
          <table:table-cell office:value-type="float" office:value="17.003677" table:style-name="ce58">
            <text:p>17.0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Perth</text:p>
          </table:table-cell>
          <table:table-cell office:value-type="string" table:style-name="ce49">
            <text:p>Scotland East Coast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2.9887E-2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2.9887E-2" table:style-name="ce58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Peterhead</text:p>
          </table:table-cell>
          <table:table-cell office:value-type="string" table:style-name="ce49">
            <text:p>Scotland East Coast</text:p>
          </table:table-cell>
          <table:table-cell office:value-type="float" office:value="0.77987899999999999" table:style-name="ce58">
            <text:p>0.8</text:p>
          </table:table-cell>
          <table:table-cell office:value-type="float" office:value="1.0640000000000001E-3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24137600000000001" table:style-name="ce58">
            <text:p>0.2</text:p>
          </table:table-cell>
          <table:table-cell office:value-type="float" office:value="1.5696000000000002E-2" table:style-name="ce58">
            <text:p>-</text:p>
          </table:table-cell>
          <table:table-cell office:value-type="float" office:value="11.167821999999999" table:style-name="ce58">
            <text:p>11.2</text:p>
          </table:table-cell>
          <table:table-cell office:value-type="float" office:value="12.205836999999999" table:style-name="ce58">
            <text:p>12.2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Plymouth</text:p>
          </table:table-cell>
          <table:table-cell office:value-type="string" table:style-name="ce49">
            <text:p>West Country</text:p>
          </table:table-cell>
          <table:table-cell office:value-type="float" office:value="1.9834849999999999" table:style-name="ce58">
            <text:p>2.0</text:p>
          </table:table-cell>
          <table:table-cell office:value-type="float" office:value="1.5513220000000001" table:style-name="ce58">
            <text:p>1.6</text:p>
          </table:table-cell>
          <table:table-cell office:value-type="float" office:value="0" table:style-name="ce58">
            <text:p>-</text:p>
          </table:table-cell>
          <table:table-cell office:value-type="float" office:value="1.252302" table:style-name="ce58">
            <text:p>1.3</text:p>
          </table:table-cell>
          <table:table-cell office:value-type="float" office:value="1.45E-4" table:style-name="ce58">
            <text:p>-</text:p>
          </table:table-cell>
          <table:table-cell office:value-type="float" office:value="5.1194999999999997E-2" table:style-name="ce58">
            <text:p>0.1</text:p>
          </table:table-cell>
          <table:table-cell office:value-type="float" office:value="4.8384489999999998" table:style-name="ce58">
            <text:p>4.8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Poole</text:p>
          </table:table-cell>
          <table:table-cell office:value-type="string" table:style-name="ce49">
            <text:p>West Country</text:p>
          </table:table-cell>
          <table:table-cell office:value-type="float" office:value="0.27409499999999998" table:style-name="ce58">
            <text:p>0.3</text:p>
          </table:table-cell>
          <table:table-cell office:value-type="float" office:value="2.9424950000000001" table:style-name="ce58">
            <text:p>2.9</text:p>
          </table:table-cell>
          <table:table-cell office:value-type="float" office:value="0" table:style-name="ce58">
            <text:p>-</text:p>
          </table:table-cell>
          <table:table-cell office:value-type="float" office:value="0.69711999999999996" table:style-name="ce58">
            <text:p>0.7</text:p>
          </table:table-cell>
          <table:table-cell office:value-type="float" office:value="4.5640000000000003E-3" table:style-name="ce58">
            <text:p>-</text:p>
          </table:table-cell>
          <table:table-cell office:value-type="float" office:value="0.134883" table:style-name="ce58">
            <text:p>0.1</text:p>
          </table:table-cell>
          <table:table-cell office:value-type="float" office:value="4.0531569999999997" table:style-name="ce58">
            <text:p>4.1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Port Talbot</text:p>
          </table:table-cell>
          <table:table-cell office:value-type="string" table:style-name="ce49">
            <text:p>Bristol Channel</text:p>
          </table:table-cell>
          <table:table-cell office:value-type="float" office:value="1.3852E-2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14.259434000000001" table:style-name="ce58">
            <text:p>14.3</text:p>
          </table:table-cell>
          <table:table-cell office:value-type="float" office:value="0" table:style-name="ce58">
            <text:p>-</text:p>
          </table:table-cell>
          <table:table-cell office:value-type="float" office:value="3.1230000000000001E-2" table:style-name="ce58">
            <text:p>-</text:p>
          </table:table-cell>
          <table:table-cell office:value-type="float" office:value="14.304516000000001" table:style-name="ce58">
            <text:p>14.3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Porthoustock</text:p>
          </table:table-cell>
          <table:table-cell office:value-type="string" table:style-name="ce49">
            <text:p>West Country</text:p>
          </table:table-cell>
          <table:table-cell office:value-type="float" office:value="0.129333" table:style-name="ce58">
            <text:p>0.1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29491499999999998" table:style-name="ce58">
            <text:p>0.3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42424799999999996" table:style-name="ce58">
            <text:p>0.4</text:p>
          </table:table-cell>
          <table:table-cell table:number-columns-repeated="16375"/>
        </table:table-row>
        <table:table-row table:style-name="ro6">
          <table:table-cell office:value-type="string" table:style-name="ce49">
            <text:p>Portsmouth<text:span text:style-name="T1">1</text:span></text:p>
          </table:table-cell>
          <table:table-cell office:value-type="string" table:style-name="ce49">
            <text:p>Sussex and Hampshire</text:p>
          </table:table-cell>
          <table:table-cell office:value-type="float" office:value="1.8411770000000001" table:style-name="ce58">
            <text:p>1.8</text:p>
          </table:table-cell>
          <table:table-cell office:value-type="float" office:value="14.986565000000001" table:style-name="ce58">
            <text:p>15.0</text:p>
          </table:table-cell>
          <table:table-cell office:value-type="float" office:value="2.6750219999999998" table:style-name="ce58">
            <text:p>2.7</text:p>
          </table:table-cell>
          <table:table-cell office:value-type="float" office:value="1.9296599999999999" table:style-name="ce58">
            <text:p>1.9</text:p>
          </table:table-cell>
          <table:table-cell office:value-type="float" office:value="6.7528000000000005E-2" table:style-name="ce58">
            <text:p>0.1</text:p>
          </table:table-cell>
          <table:table-cell office:value-type="float" office:value="1.469895" table:style-name="ce58">
            <text:p>1.5</text:p>
          </table:table-cell>
          <table:table-cell office:value-type="float" office:value="22.969846999999998" table:style-name="ce58">
            <text:p>23.0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Ramsgate</text:p>
          </table:table-cell>
          <table:table-cell office:value-type="string" table:style-name="ce49">
            <text:p>Thames and Kent</text:p>
          </table:table-cell>
          <table:table-cell office:value-type="float" office:value="0.16154499999999999" table:style-name="ce58">
            <text:p>0.2</text:p>
          </table:table-cell>
          <table:table-cell office:value-type="float" office:value="2.6549999999999998E-3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8.2594000000000001E-2" table:style-name="ce58">
            <text:p>0.1</text:p>
          </table:table-cell>
          <table:table-cell office:value-type="float" office:value="0" table:style-name="ce58">
            <text:p>-</text:p>
          </table:table-cell>
          <table:table-cell office:value-type="float" office:value="1.4638999999999999E-2" table:style-name="ce58">
            <text:p>-</text:p>
          </table:table-cell>
          <table:table-cell office:value-type="float" office:value="0.26143299999999997" table:style-name="ce58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River Ouse</text:p>
          </table:table-cell>
          <table:table-cell office:value-type="string" table:style-name="ce49">
            <text:p>Humber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184868" table:style-name="ce58">
            <text:p>0.2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184868" table:style-name="ce58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River Trent</text:p>
          </table:table-cell>
          <table:table-cell office:value-type="string" table:style-name="ce49">
            <text:p>Humber</text:p>
          </table:table-cell>
          <table:table-cell office:value-type="float" office:value="4.5235999999999998E-2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1.6885110000000001" table:style-name="ce58">
            <text:p>1.7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1.7337470000000001" table:style-name="ce58">
            <text:p>1.7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Rivers Hull and Humber</text:p>
          </table:table-cell>
          <table:table-cell office:value-type="string" table:style-name="ce49">
            <text:p>Humber</text:p>
          </table:table-cell>
          <table:table-cell office:value-type="float" office:value="12.757097999999999" table:style-name="ce58">
            <text:p>12.8</text:p>
          </table:table-cell>
          <table:table-cell office:value-type="float" office:value="0.25253399999999998" table:style-name="ce58">
            <text:p>0.3</text:p>
          </table:table-cell>
          <table:table-cell office:value-type="float" office:value="3.9355000000000001E-2" table:style-name="ce58">
            <text:p>-</text:p>
          </table:table-cell>
          <table:table-cell office:value-type="float" office:value="1.0621579999999999" table:style-name="ce58">
            <text:p>1.1</text:p>
          </table:table-cell>
          <table:table-cell office:value-type="float" office:value="0" table:style-name="ce58">
            <text:p>-</text:p>
          </table:table-cell>
          <table:table-cell office:value-type="float" office:value="7.6499999999999999E-2" table:style-name="ce58">
            <text:p>0.1</text:p>
          </table:table-cell>
          <table:table-cell office:value-type="float" office:value="14.187645" table:style-name="ce58">
            <text:p>14.2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Rye</text:p>
          </table:table-cell>
          <table:table-cell office:value-type="string" table:style-name="ce49">
            <text:p>Thames and Kent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6.6092999999999999E-2" table:style-name="ce58">
            <text:p>0.1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6.6092999999999999E-2" table:style-name="ce58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Scrabster</text:p>
          </table:table-cell>
          <table:table-cell office:value-type="string" table:style-name="ce49">
            <text:p>Scotland East Coast</text:p>
          </table:table-cell>
          <table:table-cell office:value-type="float" office:value="6.8893999999999997E-2" table:style-name="ce58">
            <text:p>0.1</text:p>
          </table:table-cell>
          <table:table-cell office:value-type="float" office:value="0.96312200000000003" table:style-name="ce58">
            <text:p>1.0</text:p>
          </table:table-cell>
          <table:table-cell office:value-type="float" office:value="0" table:style-name="ce58">
            <text:p>-</text:p>
          </table:table-cell>
          <table:table-cell office:value-type="float" office:value="0.34294999999999998" table:style-name="ce58">
            <text:p>0.3</text:p>
          </table:table-cell>
          <table:table-cell office:value-type="float" office:value="2.6408999999999998E-2" table:style-name="ce58">
            <text:p>-</text:p>
          </table:table-cell>
          <table:table-cell office:value-type="float" office:value="0.47916199999999998" table:style-name="ce58">
            <text:p>0.5</text:p>
          </table:table-cell>
          <table:table-cell office:value-type="float" office:value="1.8805369999999999" table:style-name="ce58">
            <text:p>1.9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Seaham</text:p>
          </table:table-cell>
          <table:table-cell office:value-type="string" table:style-name="ce49">
            <text:p>North East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70205700000000004" table:style-name="ce58">
            <text:p>0.7</text:p>
          </table:table-cell>
          <table:table-cell office:value-type="float" office:value="0" table:style-name="ce58">
            <text:p>-</text:p>
          </table:table-cell>
          <table:table-cell office:value-type="float" office:value="5.8200000000000005E-4" table:style-name="ce58">
            <text:p>-</text:p>
          </table:table-cell>
          <table:table-cell office:value-type="float" office:value="0.70263900000000001" table:style-name="ce58">
            <text:p>0.7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Sharpness</text:p>
          </table:table-cell>
          <table:table-cell office:value-type="string" table:style-name="ce49">
            <text:p>Bristol Channel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48538399999999998" table:style-name="ce58">
            <text:p>0.5</text:p>
          </table:table-cell>
          <table:table-cell office:value-type="float" office:value="1.56E-4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48553999999999997" table:style-name="ce58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Shoreham</text:p>
          </table:table-cell>
          <table:table-cell office:value-type="string" table:style-name="ce49">
            <text:p>Sussex and Hampshire</text:p>
          </table:table-cell>
          <table:table-cell office:value-type="float" office:value="0.16014999999999999" table:style-name="ce58">
            <text:p>0.2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96007799999999999" table:style-name="ce58">
            <text:p>1.0</text:p>
          </table:table-cell>
          <table:table-cell office:value-type="float" office:value="0" table:style-name="ce58">
            <text:p>-</text:p>
          </table:table-cell>
          <table:table-cell office:value-type="float" office:value="1.7685550000000001" table:style-name="ce58">
            <text:p>1.8</text:p>
          </table:table-cell>
          <table:table-cell office:value-type="float" office:value="2.8887830000000001" table:style-name="ce58">
            <text:p>2.9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Silloth</text:p>
          </table:table-cell>
          <table:table-cell office:value-type="string" table:style-name="ce49">
            <text:p>Lancs and Cumbria</text:p>
          </table:table-cell>
          <table:table-cell office:value-type="float" office:value="1.9663E-2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12781300000000001" table:style-name="ce58">
            <text:p>0.1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147476" table:style-name="ce58">
            <text:p>0.1</text:p>
          </table:table-cell>
          <table:table-cell table:number-columns-repeated="16375"/>
        </table:table-row>
        <table:table-row table:style-name="ro6">
          <table:table-cell office:value-type="string" table:style-name="ce49">
            <text:p>Southampton<text:span text:style-name="T1">1</text:span></text:p>
          </table:table-cell>
          <table:table-cell office:value-type="string" table:style-name="ce49">
            <text:p>Sussex and Hampshire</text:p>
          </table:table-cell>
          <table:table-cell office:value-type="float" office:value="40.224148999999997" table:style-name="ce58">
            <text:p>40.2</text:p>
          </table:table-cell>
          <table:table-cell office:value-type="float" office:value="1.097197" table:style-name="ce58">
            <text:p>1.1</text:p>
          </table:table-cell>
          <table:table-cell office:value-type="float" office:value="105.075925" table:style-name="ce58">
            <text:p>105.1</text:p>
          </table:table-cell>
          <table:table-cell office:value-type="float" office:value="22.622208000000001" table:style-name="ce58">
            <text:p>22.6</text:p>
          </table:table-cell>
          <table:table-cell office:value-type="float" office:value="4.1482099999999997" table:style-name="ce58">
            <text:p>4.1</text:p>
          </table:table-cell>
          <table:table-cell office:value-type="float" office:value="1.6798900000000001" table:style-name="ce58">
            <text:p>1.7</text:p>
          </table:table-cell>
          <table:table-cell office:value-type="float" office:value="174.847579" table:style-name="ce58">
            <text:p>174.8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Stornoway</text:p>
          </table:table-cell>
          <table:table-cell office:value-type="string" table:style-name="ce49">
            <text:p>Scotland West Coast</text:p>
          </table:table-cell>
          <table:table-cell office:value-type="float" office:value="3.5150000000000001E-2" table:style-name="ce58">
            <text:p>-</text:p>
          </table:table-cell>
          <table:table-cell office:value-type="float" office:value="7.306E-3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2.4120000000000001E-3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2.2100000000000001E-4" table:style-name="ce58">
            <text:p>-</text:p>
          </table:table-cell>
          <table:table-cell office:value-type="float" office:value="4.5088999999999997E-2" table:style-name="ce58">
            <text:p>-</text:p>
          </table:table-cell>
          <table:table-cell table:number-columns-repeated="16375"/>
        </table:table-row>
        <table:table-row table:style-name="ro6">
          <table:table-cell office:value-type="string" table:style-name="ce49">
            <text:p>Stranraer<text:span text:style-name="T1">2</text:span></text:p>
          </table:table-cell>
          <table:table-cell office:value-type="string" table:style-name="ce49">
            <text:p>Scotland West Coast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Sullom Voe</text:p>
          </table:table-cell>
          <table:table-cell office:value-type="string" table:style-name="ce49">
            <text:p>Scotland East Coast</text:p>
          </table:table-cell>
          <table:table-cell office:value-type="float" office:value="7.6975850000000001" table:style-name="ce58">
            <text:p>7.7</text:p>
          </table:table-cell>
          <table:table-cell office:value-type="float" office:value="1.3684999999999999E-2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9.8429999999999993E-3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5.3807000000000001E-2" table:style-name="ce58">
            <text:p>0.1</text:p>
          </table:table-cell>
          <table:table-cell office:value-type="float" office:value="7.7749199999999998" table:style-name="ce58">
            <text:p>7.8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Sunderland</text:p>
          </table:table-cell>
          <table:table-cell office:value-type="string" table:style-name="ce49">
            <text:p>North East</text:p>
          </table:table-cell>
          <table:table-cell office:value-type="float" office:value="7.7161999999999994E-2" table:style-name="ce58">
            <text:p>0.1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1.270796" table:style-name="ce58">
            <text:p>1.3</text:p>
          </table:table-cell>
          <table:table-cell office:value-type="float" office:value="1.0000000000000001E-5" table:style-name="ce58">
            <text:p>-</text:p>
          </table:table-cell>
          <table:table-cell office:value-type="float" office:value="5.5795999999999998E-2" table:style-name="ce58">
            <text:p>0.1</text:p>
          </table:table-cell>
          <table:table-cell office:value-type="float" office:value="1.403764" table:style-name="ce58">
            <text:p>1.4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Sutton Bridge</text:p>
          </table:table-cell>
          <table:table-cell office:value-type="string" table:style-name="ce49">
            <text:p>Wash &amp; Northern E Anglia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42918499999999998" table:style-name="ce58">
            <text:p>0.4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42918499999999998" table:style-name="ce58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Swansea</text:p>
          </table:table-cell>
          <table:table-cell office:value-type="string" table:style-name="ce49">
            <text:p>Bristol Channel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80110300000000001" table:style-name="ce58">
            <text:p>0.8</text:p>
          </table:table-cell>
          <table:table-cell office:value-type="float" office:value="1.645E-3" table:style-name="ce58">
            <text:p>-</text:p>
          </table:table-cell>
          <table:table-cell office:value-type="float" office:value="0.17771100000000001" table:style-name="ce58">
            <text:p>0.2</text:p>
          </table:table-cell>
          <table:table-cell office:value-type="float" office:value="0.98045899999999997" table:style-name="ce58">
            <text:p>1.0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Tees and Hartlepool</text:p>
          </table:table-cell>
          <table:table-cell office:value-type="string" table:style-name="ce49">
            <text:p>North East</text:p>
          </table:table-cell>
          <table:table-cell office:value-type="float" office:value="30.261628000000002" table:style-name="ce58">
            <text:p>30.3</text:p>
          </table:table-cell>
          <table:table-cell office:value-type="float" office:value="4.5754570000000001" table:style-name="ce58">
            <text:p>4.6</text:p>
          </table:table-cell>
          <table:table-cell office:value-type="float" office:value="6.4748130000000002" table:style-name="ce58">
            <text:p>6.5</text:p>
          </table:table-cell>
          <table:table-cell office:value-type="float" office:value="6.1047140000000004" table:style-name="ce58">
            <text:p>6.1</text:p>
          </table:table-cell>
          <table:table-cell office:value-type="float" office:value="0" table:style-name="ce58">
            <text:p>-</text:p>
          </table:table-cell>
          <table:table-cell office:value-type="float" office:value="1.3436189999999999" table:style-name="ce58">
            <text:p>1.3</text:p>
          </table:table-cell>
          <table:table-cell office:value-type="float" office:value="48.760230999999997" table:style-name="ce58">
            <text:p>48.8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Teignmouth</text:p>
          </table:table-cell>
          <table:table-cell office:value-type="string" table:style-name="ce49">
            <text:p>West Country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53542299999999998" table:style-name="ce58">
            <text:p>0.5</text:p>
          </table:table-cell>
          <table:table-cell office:value-type="float" office:value="0" table:style-name="ce58">
            <text:p>-</text:p>
          </table:table-cell>
          <table:table-cell office:value-type="float" office:value="4.8690000000000001E-3" table:style-name="ce58">
            <text:p>-</text:p>
          </table:table-cell>
          <table:table-cell office:value-type="float" office:value="0.54029199999999999" table:style-name="ce58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Troon</text:p>
          </table:table-cell>
          <table:table-cell office:value-type="string" table:style-name="ce49">
            <text:p>Scotland West Coast</text:p>
          </table:table-cell>
          <table:table-cell office:value-type="float" office:value="0" table:style-name="ce58">
            <text:p>-</text:p>
          </table:table-cell>
          <table:table-cell office:value-type="float" office:value="2.9129999999999998E-3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9.3410999999999994E-2" table:style-name="ce58">
            <text:p>0.1</text:p>
          </table:table-cell>
          <table:table-cell office:value-type="float" office:value="6.2600000000000004E-4" table:style-name="ce58">
            <text:p>-</text:p>
          </table:table-cell>
          <table:table-cell office:value-type="float" office:value="1.1251000000000001E-2" table:style-name="ce58">
            <text:p>-</text:p>
          </table:table-cell>
          <table:table-cell office:value-type="float" office:value="0.10820099999999999" table:style-name="ce58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Tyne</text:p>
          </table:table-cell>
          <table:table-cell office:value-type="string" table:style-name="ce49">
            <text:p>North East</text:p>
          </table:table-cell>
          <table:table-cell office:value-type="float" office:value="0.20127900000000001" table:style-name="ce58">
            <text:p>0.2</text:p>
          </table:table-cell>
          <table:table-cell office:value-type="float" office:value="1.410774" table:style-name="ce58">
            <text:p>1.4</text:p>
          </table:table-cell>
          <table:table-cell office:value-type="float" office:value="1.2391939999999999" table:style-name="ce58">
            <text:p>1.2</text:p>
          </table:table-cell>
          <table:table-cell office:value-type="float" office:value="6.6149810000000002" table:style-name="ce58">
            <text:p>6.6</text:p>
          </table:table-cell>
          <table:table-cell office:value-type="float" office:value="0.28811999999999999" table:style-name="ce58">
            <text:p>0.3</text:p>
          </table:table-cell>
          <table:table-cell office:value-type="float" office:value="0.80068700000000004" table:style-name="ce58">
            <text:p>0.8</text:p>
          </table:table-cell>
          <table:table-cell office:value-type="float" office:value="10.555035" table:style-name="ce58">
            <text:p>10.6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Wallasea</text:p>
          </table:table-cell>
          <table:table-cell office:value-type="string" table:style-name="ce49">
            <text:p>Thames and Kent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20610999999999999" table:style-name="ce58">
            <text:p>0.2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20610999999999999" table:style-name="ce58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Warrenpoint</text:p>
          </table:table-cell>
          <table:table-cell office:value-type="string" table:style-name="ce49">
            <text:p>Northern Ireland</text:p>
          </table:table-cell>
          <table:table-cell office:value-type="float" office:value="5.1832999999999997E-2" table:style-name="ce58">
            <text:p>0.1</text:p>
          </table:table-cell>
          <table:table-cell office:value-type="float" office:value="2.8802500000000002" table:style-name="ce58">
            <text:p>2.9</text:p>
          </table:table-cell>
          <table:table-cell office:value-type="float" office:value="0.13631199999999999" table:style-name="ce58">
            <text:p>0.1</text:p>
          </table:table-cell>
          <table:table-cell office:value-type="float" office:value="1.5948" table:style-name="ce58">
            <text:p>1.6</text:p>
          </table:table-cell>
          <table:table-cell office:value-type="float" office:value="3.192E-3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4.6663870000000003" table:style-name="ce58">
            <text:p>4.7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Weymouth &amp; Portland</text:p>
          </table:table-cell>
          <table:table-cell office:value-type="string" table:style-name="ce49">
            <text:p>West Country</text:p>
          </table:table-cell>
          <table:table-cell office:value-type="float" office:value="2.1205569999999998" table:style-name="ce58">
            <text:p>2.1</text:p>
          </table:table-cell>
          <table:table-cell office:value-type="float" office:value="1.1265000000000001E-2" table:style-name="ce58">
            <text:p>-</text:p>
          </table:table-cell>
          <table:table-cell office:value-type="float" office:value="7.8786999999999996E-2" table:style-name="ce58">
            <text:p>0.1</text:p>
          </table:table-cell>
          <table:table-cell office:value-type="float" office:value="2.0767280000000001" table:style-name="ce58">
            <text:p>2.1</text:p>
          </table:table-cell>
          <table:table-cell office:value-type="float" office:value="0.14807500000000001" table:style-name="ce58">
            <text:p>0.1</text:p>
          </table:table-cell>
          <table:table-cell office:value-type="float" office:value="3.5642E-2" table:style-name="ce58">
            <text:p>-</text:p>
          </table:table-cell>
          <table:table-cell office:value-type="float" office:value="4.4710540000000005" table:style-name="ce58">
            <text:p>4.5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Whitstable</text:p>
          </table:table-cell>
          <table:table-cell office:value-type="string" table:style-name="ce49">
            <text:p>Thames and Kent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8.3359000000000003E-2" table:style-name="ce58">
            <text:p>0.1</text:p>
          </table:table-cell>
          <table:table-cell office:value-type="float" office:value="2.5599999999999999E-4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8.3615000000000009E-2" table:style-name="ce58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Wisbech</text:p>
          </table:table-cell>
          <table:table-cell office:value-type="string" table:style-name="ce49">
            <text:p>Wash &amp; Northern E Anglia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122442" table:style-name="ce58">
            <text:p>0.1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122442" table:style-name="ce58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Workington</text:p>
          </table:table-cell>
          <table:table-cell office:value-type="string" table:style-name="ce49">
            <text:p>Lancs and Cumbria</text:p>
          </table:table-cell>
          <table:table-cell office:value-type="float" office:value="1.235E-2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383525" table:style-name="ce58">
            <text:p>0.4</text:p>
          </table:table-cell>
          <table:table-cell office:value-type="float" office:value="0" table:style-name="ce58">
            <text:p>-</text:p>
          </table:table-cell>
          <table:table-cell office:value-type="float" office:value="0" table:style-name="ce58">
            <text:p>-</text:p>
          </table:table-cell>
          <table:table-cell office:value-type="float" office:value="0.39587499999999998" table:style-name="ce58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Others</text:p>
          </table:table-cell>
          <table:table-cell table:style-name="ce53"/>
          <table:table-cell office:value-type="float" office:value="33.217609999999993" table:style-name="ce58">
            <text:p>33.2</text:p>
          </table:table-cell>
          <table:table-cell office:value-type="float" office:value="0.64969999999999994" table:style-name="ce58">
            <text:p>0.6</text:p>
          </table:table-cell>
          <table:table-cell office:value-type="float" office:value="0.10083299999999999" table:style-name="ce58">
            <text:p>0.1</text:p>
          </table:table-cell>
          <table:table-cell office:value-type="float" office:value="2.5957759999999999" table:style-name="ce58">
            <text:p>2.6</text:p>
          </table:table-cell>
          <table:table-cell office:value-type="float" office:value="4.7345999999999999E-2" table:style-name="ce58">
            <text:p>-</text:p>
          </table:table-cell>
          <table:table-cell office:value-type="float" office:value="6.7935999999999996E-2" table:style-name="ce58">
            <text:p>0.1</text:p>
          </table:table-cell>
          <table:table-cell office:value-type="float" office:value="36.679200999999999" table:style-name="ce58">
            <text:p>36.7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England</text:p>
          </table:table-cell>
          <table:table-cell table:style-name="ce53"/>
          <table:table-cell office:value-type="float" office:value="222.58746199999993" table:style-name="ce58">
            <text:p>222.6</text:p>
          </table:table-cell>
          <table:table-cell office:value-type="float" office:value="282.93726600000008" table:style-name="ce58">
            <text:p>282.9</text:p>
          </table:table-cell>
          <table:table-cell office:value-type="float" office:value="380.70172499999995" table:style-name="ce58">
            <text:p>380.7</text:p>
          </table:table-cell>
          <table:table-cell office:value-type="float" office:value="160.866951" table:style-name="ce58">
            <text:p>160.9</text:p>
          </table:table-cell>
          <table:table-cell office:value-type="float" office:value="8.4203349999999997" table:style-name="ce58">
            <text:p>8.4</text:p>
          </table:table-cell>
          <table:table-cell office:value-type="float" office:value="27.529355999999996" table:style-name="ce58">
            <text:p>27.5</text:p>
          </table:table-cell>
          <table:table-cell office:value-type="float" office:value="1083.043095" table:style-name="ce58">
            <text:p>1,083.0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Wales</text:p>
          </table:table-cell>
          <table:table-cell table:style-name="ce53"/>
          <table:table-cell office:value-type="float" office:value="48.343763000000003" table:style-name="ce58">
            <text:p>48.3</text:p>
          </table:table-cell>
          <table:table-cell office:value-type="float" office:value="29.207599999999999" table:style-name="ce58">
            <text:p>29.2</text:p>
          </table:table-cell>
          <table:table-cell office:value-type="float" office:value="6.9557000000000008E-2" table:style-name="ce58">
            <text:p>0.1</text:p>
          </table:table-cell>
          <table:table-cell office:value-type="float" office:value="21.09403" table:style-name="ce58">
            <text:p>21.1</text:p>
          </table:table-cell>
          <table:table-cell office:value-type="float" office:value="0.12296900000000001" table:style-name="ce58">
            <text:p>0.1</text:p>
          </table:table-cell>
          <table:table-cell office:value-type="float" office:value="1.1825110000000001" table:style-name="ce58">
            <text:p>1.2</text:p>
          </table:table-cell>
          <table:table-cell office:value-type="float" office:value="100.02043000000002" table:style-name="ce58">
            <text:p>100.0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Scotland</text:p>
          </table:table-cell>
          <table:table-cell table:style-name="ce53"/>
          <table:table-cell office:value-type="float" office:value="67.336043999999987" table:style-name="ce58">
            <text:p>67.3</text:p>
          </table:table-cell>
          <table:table-cell office:value-type="float" office:value="44.217220000000012" table:style-name="ce58">
            <text:p>44.2</text:p>
          </table:table-cell>
          <table:table-cell office:value-type="float" office:value="5.1419769999999998" table:style-name="ce58">
            <text:p>5.1</text:p>
          </table:table-cell>
          <table:table-cell office:value-type="float" office:value="19.421702999999994" table:style-name="ce58">
            <text:p>19.4</text:p>
          </table:table-cell>
          <table:table-cell office:value-type="float" office:value="2.024994" table:style-name="ce58">
            <text:p>2.0</text:p>
          </table:table-cell>
          <table:table-cell office:value-type="float" office:value="32.250006000000006" table:style-name="ce58">
            <text:p>32.3</text:p>
          </table:table-cell>
          <table:table-cell office:value-type="float" office:value="170.391944" table:style-name="ce58">
            <text:p>170.4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Great Britain Total</text:p>
          </table:table-cell>
          <table:table-cell table:style-name="ce53"/>
          <table:table-cell office:value-type="float" office:value="338.26726899999994" table:style-name="ce58">
            <text:p>338.3</text:p>
          </table:table-cell>
          <table:table-cell office:value-type="float" office:value="356.36208600000009" table:style-name="ce58">
            <text:p>356.4</text:p>
          </table:table-cell>
          <table:table-cell office:value-type="float" office:value="385.91325899999993" table:style-name="ce58">
            <text:p>385.9</text:p>
          </table:table-cell>
          <table:table-cell office:value-type="float" office:value="201.38268399999998" table:style-name="ce58">
            <text:p>201.4</text:p>
          </table:table-cell>
          <table:table-cell office:value-type="float" office:value="10.568297999999999" table:style-name="ce58">
            <text:p>10.6</text:p>
          </table:table-cell>
          <table:table-cell office:value-type="float" office:value="60.961873000000004" table:style-name="ce58">
            <text:p>61.0</text:p>
          </table:table-cell>
          <table:table-cell office:value-type="float" office:value="1353.455469" table:style-name="ce58">
            <text:p>1,353.5</text:p>
          </table:table-cell>
          <table:table-cell table:number-columns-repeated="16375"/>
        </table:table-row>
        <table:table-row table:style-name="ro5">
          <table:table-cell office:value-type="string" table:style-name="ce49">
            <text:p>Northern Ireland</text:p>
          </table:table-cell>
          <table:table-cell table:style-name="ce53"/>
          <table:table-cell office:value-type="float" office:value="4.8841920000000005" table:style-name="ce58">
            <text:p>4.9</text:p>
          </table:table-cell>
          <table:table-cell office:value-type="float" office:value="33.598261000000001" table:style-name="ce58">
            <text:p>33.6</text:p>
          </table:table-cell>
          <table:table-cell office:value-type="float" office:value="2.5201979999999997" table:style-name="ce58">
            <text:p>2.5</text:p>
          </table:table-cell>
          <table:table-cell office:value-type="float" office:value="17.722391999999999" table:style-name="ce58">
            <text:p>17.7</text:p>
          </table:table-cell>
          <table:table-cell office:value-type="float" office:value="0.46016400000000002" table:style-name="ce58">
            <text:p>0.5</text:p>
          </table:table-cell>
          <table:table-cell office:value-type="float" office:value="4.6117000000000005E-2" table:style-name="ce58">
            <text:p>-</text:p>
          </table:table-cell>
          <table:table-cell office:value-type="float" office:value="59.231324000000001" table:style-name="ce58">
            <text:p>59.2</text:p>
          </table:table-cell>
          <table:table-cell table:number-columns-repeated="16375"/>
        </table:table-row>
        <table:table-row table:style-name="ro3">
          <table:table-cell office:value-type="string" table:style-name="ce57">
            <text:p>United Kingdom Total</text:p>
          </table:table-cell>
          <table:table-cell table:style-name="ce56"/>
          <table:table-cell office:value-type="float" office:value="343.15146099999993" table:style-name="ce55">
            <text:p>343.2</text:p>
          </table:table-cell>
          <table:table-cell office:value-type="float" office:value="389.96034700000007" table:style-name="ce55">
            <text:p>390.0</text:p>
          </table:table-cell>
          <table:table-cell office:value-type="float" office:value="388.43345699999992" table:style-name="ce55">
            <text:p>388.4</text:p>
          </table:table-cell>
          <table:table-cell office:value-type="float" office:value="219.105076" table:style-name="ce55">
            <text:p>219.1</text:p>
          </table:table-cell>
          <table:table-cell office:value-type="float" office:value="11.028461999999999" table:style-name="ce55">
            <text:p>11.0</text:p>
          </table:table-cell>
          <table:table-cell office:value-type="float" office:value="61.007990000000007" table:style-name="ce55">
            <text:p>61.0</text:p>
          </table:table-cell>
          <table:table-cell office:value-type="float" office:value="1412.6867930000001" table:style-name="ce55">
            <text:p>1,412.7</text:p>
          </table:table-cell>
          <table:table-cell table:number-columns-repeated="16375"/>
        </table:table-row>
        <table:table-row table:style-name="ro5">
          <table:table-cell table:style-name="ce49"/>
          <table:table-cell table:style-name="ce53"/>
          <table:table-cell table:number-columns-repeated="5" table:style-name="ce54"/>
          <table:table-cell table:number-columns-repeated="2" table:style-name="ce53"/>
          <table:table-cell table:number-columns-repeated="16375"/>
        </table:table-row>
        <table:table-row table:style-name="ro5">
          <table:table-cell office:value-type="string" table:style-name="ce49">
            <text:p>1 Excludes Isle of Wight ferry traffic. See Port Freight Statistics Technical Note for more details of arrivals and types of vessels that are excluded.</text:p>
          </table:table-cell>
          <table:table-cell table:style-name="ce52"/>
          <table:table-cell table:number-columns-repeated="2" table:style-name="ce51"/>
          <table:table-cell table:number-columns-repeated="3" table:style-name="ce41"/>
          <table:table-cell table:number-columns-repeated="2" table:style-name="ce51"/>
          <table:table-cell table:number-columns-repeated="16375" table:style-name="ce42"/>
        </table:table-row>
        <table:table-row table:style-name="ro5">
          <table:table-cell office:value-type="string" table:style-name="ce49">
            <text:p>2 Stranraer port closed in November 2011 and its facilities were transferred to Loch Ryan.</text:p>
          </table:table-cell>
          <table:table-cell table:style-name="ce52"/>
          <table:table-cell table:number-columns-repeated="2" table:style-name="ce51"/>
          <table:table-cell table:number-columns-repeated="3" table:style-name="ce41"/>
          <table:table-cell table:number-columns-repeated="2" table:style-name="ce51"/>
          <table:table-cell table:number-columns-repeated="16375" table:style-name="ce42"/>
        </table:table-row>
        <table:table-row table:style-name="ro5">
          <table:table-cell table:style-name="ce49"/>
          <table:table-cell table:style-name="ce52"/>
          <table:table-cell table:number-columns-repeated="2" table:style-name="ce51"/>
          <table:table-cell table:number-columns-repeated="3" table:style-name="ce41"/>
          <table:table-cell table:number-columns-repeated="2" table:style-name="ce51"/>
          <table:table-cell table:number-columns-repeated="16375" table:style-name="ce42"/>
        </table:table-row>
        <table:table-row table:style-name="ro5">
          <table:table-cell office:value-type="string" table:style-name="ce48">
            <text:p><text:a xlink:href="https://www.gov.uk/government/publications/maritime-and-shipping-statistics-guidance">https://www.gov.uk/government/publications/maritime-and-shipping-statistics-guidance</text:a></text:p>
          </table:table-cell>
          <table:table-cell table:style-name="ce52"/>
          <table:table-cell table:number-columns-repeated="2" table:style-name="ce51"/>
          <table:table-cell table:number-columns-repeated="3" table:style-name="ce41"/>
          <table:table-cell table:style-name="ce51"/>
          <table:table-cell table:style-name="ce41"/>
          <table:table-cell table:number-columns-repeated="16375" table:style-name="ce42"/>
        </table:table-row>
        <table:table-row table:style-name="ro5">
          <table:table-cell table:style-name="ce48"/>
          <table:table-cell table:style-name="ce52"/>
          <table:table-cell table:number-columns-repeated="2" table:style-name="ce51"/>
          <table:table-cell table:number-columns-repeated="3" table:style-name="ce41"/>
          <table:table-cell table:style-name="ce51"/>
          <table:table-cell table:style-name="ce41"/>
          <table:table-cell table:number-columns-repeated="16375" table:style-name="ce42"/>
        </table:table-row>
        <table:table-row table:style-name="ro5">
          <table:table-cell office:value-type="string" table:style-name="ce49">
            <text:p>Telephone: 020 7944 4847</text:p>
          </table:table-cell>
          <table:table-cell table:number-columns-repeated="2" table:style-name="ce46"/>
          <table:table-cell table:style-name="ce50"/>
          <table:table-cell table:number-columns-repeated="3" table:style-name="ce41"/>
          <table:table-cell table:style-name="ce46"/>
          <table:table-cell office:value-type="string" table:style-name="ce45">
            <text:p>Source: Lloyd's List Intelligence, DfT Maritime Statistics</text:p>
          </table:table-cell>
          <table:table-cell table:number-columns-repeated="16375" table:style-name="ce42"/>
        </table:table-row>
        <table:table-row table:style-name="ro5">
          <table:table-cell office:value-type="string" table:style-name="ce49">
            <text:p>Email: maritime.stats@dft.gsi.gov.uk</text:p>
          </table:table-cell>
          <table:table-cell table:number-columns-repeated="2" table:style-name="ce46"/>
          <table:table-cell table:style-name="ce47"/>
          <table:table-cell table:number-columns-repeated="3" table:style-name="ce41"/>
          <table:table-cell table:style-name="ce46"/>
          <table:table-cell office:value-type="string" table:style-name="ce45">
            <text:p>Last updated: 22nd August 2018</text:p>
          </table:table-cell>
          <table:table-cell table:number-columns-repeated="16375" table:style-name="ce42"/>
        </table:table-row>
        <table:table-row table:style-name="ro5">
          <table:table-cell table:style-name="ce42"/>
          <table:table-cell table:number-columns-repeated="2" table:style-name="ce48"/>
          <table:table-cell table:style-name="ce47"/>
          <table:table-cell table:number-columns-repeated="3" table:style-name="ce41"/>
          <table:table-cell table:style-name="ce46"/>
          <table:table-cell office:value-type="string" table:style-name="ce45">
            <text:p>Next update: August 2019</text:p>
          </table:table-cell>
          <table:table-cell table:number-columns-repeated="16375" table:style-name="ce42"/>
        </table:table-row>
        <table:table-row table:style-name="ro6">
          <table:table-cell office:value-type="string" table:style-name="ce41">
            <text:p>These figures fall outside the scope of National Statistics.</text:p>
          </table:table-cell>
          <table:table-cell table:number-columns-repeated="2" table:style-name="ce43"/>
          <table:table-cell table:style-name="ce44"/>
          <table:table-cell table:number-columns-repeated="3" table:style-name="ce41"/>
          <table:table-cell table:style-name="ce43"/>
          <table:table-cell table:style-name="ce41"/>
          <table:table-cell table:number-columns-repeated="16375" table:style-name="ce42"/>
        </table:table-row>
        <table:table-row table:number-rows-repeated="1048457" table:style-name="ro5">
          <table:table-cell table:number-columns-repeated="16384"/>
        </table:table-row>
        <table:named-expressions>
          <table:named-range table:name="Print_Area" table:cell-range-address="PORT0603_2017.$A$1:PORT0603_2017.$I$119" table:base-cell-address="PORT0603_2017.$A$1"/>
          <table:named-expression table:name="Print_Titles" table:expression="of:=[PORT0603_2017.$A:.$B]~[PORT0603_2017.$5:.$6]" table:base-cell-address="PORT0603_2017.$A$1"/>
        </table:named-expressions>
      </table:table>
      <table:table table:name="PORT0603_2016" table:style-name="ta2">
        <table:table-column table:style-name="co5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4" table:number-columns-repeated="16375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statistical-data-sets/port06-uk-ship-arrivals">Ship Arrivals Statistics</text:a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5">
            <text:p>Table PORT0603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6">
            <text:p>UK ports, sum of deadweight of ships arriving by type: 2016</text:p>
          </table:table-cell>
          <table:table-cell table:style-name="ce6"/>
          <table:table-cell table:number-columns-repeated="2" table:style-name="ce7"/>
          <table:table-cell table:number-columns-repeated="3" table:style-name="ce8"/>
          <table:table-cell table:number-columns-repeated="2" table:style-name="ce6"/>
          <table:table-cell table:number-columns-repeated="16375"/>
        </table:table-row>
        <table:table-row table:style-name="ro5">
          <table:table-cell table:number-columns-repeated="8" table:style-name="ce9"/>
          <table:table-cell office:value-type="string" table:style-name="ce10">
            <text:p>Million Dwt</text:p>
          </table:table-cell>
          <table:table-cell table:number-columns-repeated="16375"/>
        </table:table-row>
        <table:table-row table:style-name="ro4">
          <table:table-cell office:value-type="string" table:style-name="ce11">
            <text:p>Ports</text:p>
          </table:table-cell>
          <table:table-cell office:value-type="string" table:style-name="ce11">
            <text:p>Port Group</text:p>
          </table:table-cell>
          <table:table-cell office:value-type="string" table:style-name="ce12">
            <text:p>Tankers</text:p>
          </table:table-cell>
          <table:table-cell office:value-type="string" table:style-name="ce12">
            <text:p>Ro-Ro vessels</text:p>
          </table:table-cell>
          <table:table-cell office:value-type="string" table:style-name="ce12">
            <text:p>Fully cellular container vessels</text:p>
          </table:table-cell>
          <table:table-cell office:value-type="string" table:style-name="ce12">
            <text:p>Other dry cargo vessels</text:p>
          </table:table-cell>
          <table:table-cell office:value-type="string" table:style-name="ce12">
            <text:p>Passenger vessels</text:p>
          </table:table-cell>
          <table:table-cell office:value-type="string" table:style-name="ce12">
            <text:p>Other vessels</text:p>
          </table:table-cell>
          <table:table-cell office:value-type="string" table:style-name="ce13">
            <text:p>Total all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Aberdeen</text:p>
          </table:table-cell>
          <table:table-cell office:value-type="string" table:style-name="ce14">
            <text:p>Scotland East Coast</text:p>
          </table:table-cell>
          <table:table-cell office:value-type="float" office:value="1.3961030000000001" table:style-name="ce15">
            <text:p>1.4</text:p>
          </table:table-cell>
          <table:table-cell office:value-type="float" office:value="2.6876009999999999" table:style-name="ce15">
            <text:p>2.7</text:p>
          </table:table-cell>
          <table:table-cell office:value-type="float" office:value="0" table:style-name="ce15">
            <text:p>-</text:p>
          </table:table-cell>
          <table:table-cell office:value-type="float" office:value="1.6862090000000001" table:style-name="ce15">
            <text:p>1.7</text:p>
          </table:table-cell>
          <table:table-cell office:value-type="float" office:value="2.3303999999999998E-2" table:style-name="ce15">
            <text:p>-</text:p>
          </table:table-cell>
          <table:table-cell office:value-type="float" office:value="18.182482" table:style-name="ce15">
            <text:p>18.2</text:p>
          </table:table-cell>
          <table:table-cell office:value-type="float" office:value="23.975698999999999" table:style-name="ce15">
            <text:p>24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Ardrishaig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37713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37713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Ayr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6289299999999998" table:style-name="ce15">
            <text:p>0.6</text:p>
          </table:table-cell>
          <table:table-cell office:value-type="float" office:value="1.6199999999999999E-3" table:style-name="ce15">
            <text:p>-</text:p>
          </table:table-cell>
          <table:table-cell office:value-type="float" office:value="3.7750000000000001E-3" table:style-name="ce15">
            <text:p>-</text:p>
          </table:table-cell>
          <table:table-cell office:value-type="float" office:value="0.56828800000000002" table:style-name="ce15">
            <text:p>0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arrow</text:p>
          </table:table-cell>
          <table:table-cell office:value-type="string" table:style-name="ce14">
            <text:p>Lancs and Cumbria</text:p>
          </table:table-cell>
          <table:table-cell office:value-type="float" office:value="2.7408999999999999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6902400000000001" table:style-name="ce15">
            <text:p>0.2</text:p>
          </table:table-cell>
          <table:table-cell office:value-type="float" office:value="5.9300000000000004E-3" table:style-name="ce15">
            <text:p>-</text:p>
          </table:table-cell>
          <table:table-cell office:value-type="float" office:value="6.2984999999999999E-2" table:style-name="ce15">
            <text:p>0.1</text:p>
          </table:table-cell>
          <table:table-cell office:value-type="float" office:value="0.26534799999999997" table:style-name="ce15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arry</text:p>
          </table:table-cell>
          <table:table-cell office:value-type="string" table:style-name="ce14">
            <text:p>Bristol Channel</text:p>
          </table:table-cell>
          <table:table-cell office:value-type="float" office:value="0.37635999999999997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3363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1675E-2" table:style-name="ce15">
            <text:p>-</text:p>
          </table:table-cell>
          <table:table-cell office:value-type="float" office:value="0.40139799999999998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elfast</text:p>
          </table:table-cell>
          <table:table-cell office:value-type="string" table:style-name="ce14">
            <text:p>Northern Ireland</text:p>
          </table:table-cell>
          <table:table-cell office:value-type="float" office:value="3.3691840000000002" table:style-name="ce15">
            <text:p>3.4</text:p>
          </table:table-cell>
          <table:table-cell office:value-type="float" office:value="21.610696999999998" table:style-name="ce15">
            <text:p>21.6</text:p>
          </table:table-cell>
          <table:table-cell office:value-type="float" office:value="3.4304990000000002" table:style-name="ce15">
            <text:p>3.4</text:p>
          </table:table-cell>
          <table:table-cell office:value-type="float" office:value="10.614773" table:style-name="ce15">
            <text:p>10.6</text:p>
          </table:table-cell>
          <table:table-cell office:value-type="float" office:value="0.40515400000000001" table:style-name="ce15">
            <text:p>0.4</text:p>
          </table:table-cell>
          <table:table-cell office:value-type="float" office:value="0.10431" table:style-name="ce15">
            <text:p>0.1</text:p>
          </table:table-cell>
          <table:table-cell office:value-type="float" office:value="39.534616999999997" table:style-name="ce15">
            <text:p>39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erwick</text:p>
          </table:table-cell>
          <table:table-cell office:value-type="string" table:style-name="ce14">
            <text:p>North E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6592999999999999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6592999999999999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lyth</text:p>
          </table:table-cell>
          <table:table-cell office:value-type="string" table:style-name="ce14">
            <text:p>North East</text:p>
          </table:table-cell>
          <table:table-cell office:value-type="float" office:value="0.12131599999999999" table:style-name="ce15">
            <text:p>0.1</text:p>
          </table:table-cell>
          <table:table-cell office:value-type="float" office:value="2.0355000000000002E-2" table:style-name="ce15">
            <text:p>-</text:p>
          </table:table-cell>
          <table:table-cell office:value-type="float" office:value="0.49956400000000001" table:style-name="ce15">
            <text:p>0.5</text:p>
          </table:table-cell>
          <table:table-cell office:value-type="float" office:value="0.95572000000000001" table:style-name="ce15">
            <text:p>1.0</text:p>
          </table:table-cell>
          <table:table-cell office:value-type="float" office:value="1.7699999999999999E-4" table:style-name="ce15">
            <text:p>-</text:p>
          </table:table-cell>
          <table:table-cell office:value-type="float" office:value="0.17180000000000001" table:style-name="ce15">
            <text:p>0.2</text:p>
          </table:table-cell>
          <table:table-cell office:value-type="float" office:value="1.7689319999999999" table:style-name="ce15">
            <text:p>1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oston</text:p>
          </table:table-cell>
          <table:table-cell office:value-type="string" table:style-name="ce14">
            <text:p>Wash &amp; Northern E Anglia</text:p>
          </table:table-cell>
          <table:table-cell office:value-type="float" office:value="4.4906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3519760000000001" table:style-name="ce15">
            <text:p>1.4</text:p>
          </table:table-cell>
          <table:table-cell office:value-type="float" office:value="0" table:style-name="ce15">
            <text:p>-</text:p>
          </table:table-cell>
          <table:table-cell office:value-type="float" office:value="1.7459999999999999E-3" table:style-name="ce15">
            <text:p>-</text:p>
          </table:table-cell>
          <table:table-cell office:value-type="float" office:value="1.398628" table:style-name="ce15">
            <text:p>1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ridgwater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2699999999999997E-2" table:style-name="ce15">
            <text:p>0.1</text:p>
          </table:table-cell>
          <table:table-cell office:value-type="float" office:value="5.2699999999999997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rightlingsea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.9221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.9221000000000001E-2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ristol</text:p>
          </table:table-cell>
          <table:table-cell office:value-type="string" table:style-name="ce14">
            <text:p>Bristol Channel</text:p>
          </table:table-cell>
          <table:table-cell office:value-type="float" office:value="3.0270579999999998" table:style-name="ce15">
            <text:p>3.0</text:p>
          </table:table-cell>
          <table:table-cell office:value-type="float" office:value="0.72645700000000002" table:style-name="ce15">
            <text:p>0.7</text:p>
          </table:table-cell>
          <table:table-cell office:value-type="float" office:value="3.4796719999999999" table:style-name="ce15">
            <text:p>3.5</text:p>
          </table:table-cell>
          <table:table-cell office:value-type="float" office:value="14.63635" table:style-name="ce15">
            <text:p>14.6</text:p>
          </table:table-cell>
          <table:table-cell office:value-type="float" office:value="5.5399999999999998E-2" table:style-name="ce15">
            <text:p>0.1</text:p>
          </table:table-cell>
          <table:table-cell office:value-type="float" office:value="0.76462200000000002" table:style-name="ce15">
            <text:p>0.8</text:p>
          </table:table-cell>
          <table:table-cell office:value-type="float" office:value="22.689558999999999" table:style-name="ce15">
            <text:p>22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uckie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4986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4986000000000001E-2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airnryan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21.01501" table:style-name="ce15">
            <text:p>21.0</text:p>
          </table:table-cell>
          <table:table-cell office:value-type="float" office:value="0" table:style-name="ce15">
            <text:p>-</text:p>
          </table:table-cell>
          <table:table-cell office:value-type="float" office:value="0.158582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1.173591999999999" table:style-name="ce15">
            <text:p>21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ardiff</text:p>
          </table:table-cell>
          <table:table-cell office:value-type="string" table:style-name="ce14">
            <text:p>Bristol Channel</text:p>
          </table:table-cell>
          <table:table-cell office:value-type="float" office:value="1.3441350000000001" table:style-name="ce15">
            <text:p>1.3</text:p>
          </table:table-cell>
          <table:table-cell office:value-type="float" office:value="0" table:style-name="ce15">
            <text:p>-</text:p>
          </table:table-cell>
          <table:table-cell office:value-type="float" office:value="0.12931799999999999" table:style-name="ce15">
            <text:p>0.1</text:p>
          </table:table-cell>
          <table:table-cell office:value-type="float" office:value="0.78882799999999997" table:style-name="ce15">
            <text:p>0.8</text:p>
          </table:table-cell>
          <table:table-cell office:value-type="float" office:value="7.2379999999999996E-3" table:style-name="ce15">
            <text:p>-</text:p>
          </table:table-cell>
          <table:table-cell office:value-type="float" office:value="0.38652199999999998" table:style-name="ce15">
            <text:p>0.4</text:p>
          </table:table-cell>
          <table:table-cell office:value-type="float" office:value="2.6560410000000001" table:style-name="ce15">
            <text:p>2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lyde</text:p>
          </table:table-cell>
          <table:table-cell office:value-type="string" table:style-name="ce14">
            <text:p>Scotland West Coast</text:p>
          </table:table-cell>
          <table:table-cell office:value-type="float" office:value="9.5832700000000006" table:style-name="ce15">
            <text:p>9.6</text:p>
          </table:table-cell>
          <table:table-cell office:value-type="float" office:value="0.49244900000000003" table:style-name="ce15">
            <text:p>0.5</text:p>
          </table:table-cell>
          <table:table-cell office:value-type="float" office:value="3.253876" table:style-name="ce15">
            <text:p>3.3</text:p>
          </table:table-cell>
          <table:table-cell office:value-type="float" office:value="3.911654" table:style-name="ce15">
            <text:p>3.9</text:p>
          </table:table-cell>
          <table:table-cell office:value-type="float" office:value="0.34926499999999999" table:style-name="ce15">
            <text:p>0.3</text:p>
          </table:table-cell>
          <table:table-cell office:value-type="float" office:value="0.14424200000000001" table:style-name="ce15">
            <text:p>0.1</text:p>
          </table:table-cell>
          <table:table-cell office:value-type="float" office:value="17.734756000000001" table:style-name="ce15">
            <text:p>17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orpach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7746000000000001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7746000000000001E-2" table:style-name="ce15">
            <text:p>0.1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Cowes, Isle of Wight<text:span text:style-name="T1">1</text:span></text:p>
          </table:table-cell>
          <table:table-cell office:value-type="string" table:style-name="ce14">
            <text:p>Sussex and Hampshire</text:p>
          </table:table-cell>
          <table:table-cell office:value-type="float" office:value="7.3085999999999998E-2" table:style-name="ce15">
            <text:p>0.1</text:p>
          </table:table-cell>
          <table:table-cell office:value-type="float" office:value="9.3959999999999998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1621099999999999" table:style-name="ce15">
            <text:p>0.2</text:p>
          </table:table-cell>
          <table:table-cell office:value-type="float" office:value="2.5920000000000001E-3" table:style-name="ce15">
            <text:p>-</text:p>
          </table:table-cell>
          <table:table-cell office:value-type="float" office:value="0.120145" table:style-name="ce15">
            <text:p>0.1</text:p>
          </table:table-cell>
          <table:table-cell office:value-type="float" office:value="0.42143000000000003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romarty Firth</text:p>
          </table:table-cell>
          <table:table-cell office:value-type="string" table:style-name="ce14">
            <text:p>Scotland East Coast</text:p>
          </table:table-cell>
          <table:table-cell office:value-type="float" office:value="0.49166199999999999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79156899999999997" table:style-name="ce15">
            <text:p>0.8</text:p>
          </table:table-cell>
          <table:table-cell office:value-type="float" office:value="0.32847300000000001" table:style-name="ce15">
            <text:p>0.3</text:p>
          </table:table-cell>
          <table:table-cell office:value-type="float" office:value="0.611452" table:style-name="ce15">
            <text:p>0.6</text:p>
          </table:table-cell>
          <table:table-cell office:value-type="float" office:value="2.2231559999999999" table:style-name="ce15">
            <text:p>2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Dover</text:p>
          </table:table-cell>
          <table:table-cell office:value-type="string" table:style-name="ce14">
            <text:p>Thames and Kent</text:p>
          </table:table-cell>
          <table:table-cell office:value-type="float" office:value="0.25862499999999999" table:style-name="ce15">
            <text:p>0.3</text:p>
          </table:table-cell>
          <table:table-cell office:value-type="float" office:value="122.31361200000001" table:style-name="ce15">
            <text:p>122.3</text:p>
          </table:table-cell>
          <table:table-cell office:value-type="float" office:value="1.7215000000000001E-2" table:style-name="ce15">
            <text:p>-</text:p>
          </table:table-cell>
          <table:table-cell office:value-type="float" office:value="1.800967" table:style-name="ce15">
            <text:p>1.8</text:p>
          </table:table-cell>
          <table:table-cell office:value-type="float" office:value="0.54937899999999995" table:style-name="ce15">
            <text:p>0.5</text:p>
          </table:table-cell>
          <table:table-cell office:value-type="float" office:value="7.4388999999999997E-2" table:style-name="ce15">
            <text:p>0.1</text:p>
          </table:table-cell>
          <table:table-cell office:value-type="float" office:value="125.01418700000001" table:style-name="ce15">
            <text:p>125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Dundee</text:p>
          </table:table-cell>
          <table:table-cell office:value-type="string" table:style-name="ce14">
            <text:p>Scotland East Coast</text:p>
          </table:table-cell>
          <table:table-cell office:value-type="float" office:value="0.205623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0831000000000004" table:style-name="ce15">
            <text:p>0.5</text:p>
          </table:table-cell>
          <table:table-cell office:value-type="float" office:value="5.1487999999999999E-2" table:style-name="ce15">
            <text:p>0.1</text:p>
          </table:table-cell>
          <table:table-cell office:value-type="float" office:value="4.9088E-2" table:style-name="ce15">
            <text:p>-</text:p>
          </table:table-cell>
          <table:table-cell office:value-type="float" office:value="0.81450900000000004" table:style-name="ce15">
            <text:p>0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almouth</text:p>
          </table:table-cell>
          <table:table-cell office:value-type="string" table:style-name="ce14">
            <text:p>West Country</text:p>
          </table:table-cell>
          <table:table-cell office:value-type="float" office:value="1.396002" table:style-name="ce15">
            <text:p>1.4</text:p>
          </table:table-cell>
          <table:table-cell office:value-type="float" office:value="5.0534999999999997E-2" table:style-name="ce15">
            <text:p>0.1</text:p>
          </table:table-cell>
          <table:table-cell office:value-type="float" office:value="0.14061399999999999" table:style-name="ce15">
            <text:p>0.1</text:p>
          </table:table-cell>
          <table:table-cell office:value-type="float" office:value="2.9165380000000001" table:style-name="ce15">
            <text:p>2.9</text:p>
          </table:table-cell>
          <table:table-cell office:value-type="float" office:value="0.59298700000000004" table:style-name="ce15">
            <text:p>0.6</text:p>
          </table:table-cell>
          <table:table-cell office:value-type="float" office:value="2.7320000000000001E-2" table:style-name="ce15">
            <text:p>-</text:p>
          </table:table-cell>
          <table:table-cell office:value-type="float" office:value="5.123996" table:style-name="ce15">
            <text:p>5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elixstowe</text:p>
          </table:table-cell>
          <table:table-cell office:value-type="string" table:style-name="ce14">
            <text:p>Haven</text:p>
          </table:table-cell>
          <table:table-cell office:value-type="float" office:value="0.17915300000000001" table:style-name="ce15">
            <text:p>0.2</text:p>
          </table:table-cell>
          <table:table-cell office:value-type="float" office:value="8.5831029999999995" table:style-name="ce15">
            <text:p>8.6</text:p>
          </table:table-cell>
          <table:table-cell office:value-type="float" office:value="136.511156" table:style-name="ce15">
            <text:p>136.5</text:p>
          </table:table-cell>
          <table:table-cell office:value-type="float" office:value="2.2353999999999999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6447300000000001" table:style-name="ce15">
            <text:p>0.2</text:p>
          </table:table-cell>
          <table:table-cell office:value-type="float" office:value="145.460239" table:style-name="ce15">
            <text:p>145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ishguard</text:p>
          </table:table-cell>
          <table:table-cell office:value-type="string" table:style-name="ce14">
            <text:p>West and North Wales</text:p>
          </table:table-cell>
          <table:table-cell office:value-type="float" office:value="2.6026000000000001E-2" table:style-name="ce15">
            <text:p>-</text:p>
          </table:table-cell>
          <table:table-cell office:value-type="float" office:value="1.7767200000000001" table:style-name="ce15">
            <text:p>1.8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3799999999999999E-3" table:style-name="ce15">
            <text:p>-</text:p>
          </table:table-cell>
          <table:table-cell office:value-type="float" office:value="9.1000000000000004E-3" table:style-name="ce15">
            <text:p>-</text:p>
          </table:table-cell>
          <table:table-cell office:value-type="float" office:value="1.813226" table:style-name="ce15">
            <text:p>1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leetwood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8119999999999999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8119999999999999E-3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orth</text:p>
          </table:table-cell>
          <table:table-cell office:value-type="string" table:style-name="ce14">
            <text:p>Scotland East Coast</text:p>
          </table:table-cell>
          <table:table-cell office:value-type="float" office:value="30.610057000000001" table:style-name="ce15">
            <text:p>30.6</text:p>
          </table:table-cell>
          <table:table-cell office:value-type="float" office:value="1.428725" table:style-name="ce15">
            <text:p>1.4</text:p>
          </table:table-cell>
          <table:table-cell office:value-type="float" office:value="3.0516209999999999" table:style-name="ce15">
            <text:p>3.1</text:p>
          </table:table-cell>
          <table:table-cell office:value-type="float" office:value="2.4995609999999999" table:style-name="ce15">
            <text:p>2.5</text:p>
          </table:table-cell>
          <table:table-cell office:value-type="float" office:value="0.192694" table:style-name="ce15">
            <text:p>0.2</text:p>
          </table:table-cell>
          <table:table-cell office:value-type="float" office:value="0.238236" table:style-name="ce15">
            <text:p>0.2</text:p>
          </table:table-cell>
          <table:table-cell office:value-type="float" office:value="38.020893999999998" table:style-name="ce15">
            <text:p>38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owey</text:p>
          </table:table-cell>
          <table:table-cell office:value-type="string" table:style-name="ce14">
            <text:p>West Country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2729999999999999E-3" table:style-name="ce15">
            <text:p>-</text:p>
          </table:table-cell>
          <table:table-cell office:value-type="float" office:value="0.74506099999999997" table:style-name="ce15">
            <text:p>0.7</text:p>
          </table:table-cell>
          <table:table-cell office:value-type="float" office:value="6.071E-3" table:style-name="ce15">
            <text:p>-</text:p>
          </table:table-cell>
          <table:table-cell office:value-type="float" office:value="6.4800000000000003E-4" table:style-name="ce15">
            <text:p>-</text:p>
          </table:table-cell>
          <table:table-cell office:value-type="float" office:value="0.75805299999999998" table:style-name="ce15">
            <text:p>0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raserburgh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4.2499999999999998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0119E-2" table:style-name="ce15">
            <text:p>-</text:p>
          </table:table-cell>
          <table:table-cell office:value-type="float" office:value="1.4200000000000001E-4" table:style-name="ce15">
            <text:p>-</text:p>
          </table:table-cell>
          <table:table-cell office:value-type="float" office:value="8.2500000000000004E-3" table:style-name="ce15">
            <text:p>-</text:p>
          </table:table-cell>
          <table:table-cell office:value-type="float" office:value="3.8935999999999998E-2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arston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7173300000000001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0.20513999999999999" table:style-name="ce15">
            <text:p>0.2</text:p>
          </table:table-cell>
          <table:table-cell office:value-type="float" office:value="0.67687299999999995" table:style-name="ce15">
            <text:p>0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ill's Bay Scotland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0.38879999999999998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8879999999999998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lensanda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5175789999999996" table:style-name="ce15">
            <text:p>6.5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5175789999999996" table:style-name="ce15">
            <text:p>6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oole</text:p>
          </table:table-cell>
          <table:table-cell office:value-type="string" table:style-name="ce14">
            <text:p>Humber</text:p>
          </table:table-cell>
          <table:table-cell office:value-type="float" office:value="0.10773000000000001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9006369999999999" table:style-name="ce15">
            <text:p>1.9</text:p>
          </table:table-cell>
          <table:table-cell office:value-type="float" office:value="0" table:style-name="ce15">
            <text:p>-</text:p>
          </table:table-cell>
          <table:table-cell office:value-type="float" office:value="4.6100000000000004E-3" table:style-name="ce15">
            <text:p>-</text:p>
          </table:table-cell>
          <table:table-cell office:value-type="float" office:value="2.0129769999999998" table:style-name="ce15">
            <text:p>2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reat Yarmouth</text:p>
          </table:table-cell>
          <table:table-cell office:value-type="string" table:style-name="ce14">
            <text:p>Wash &amp; Northern E Anglia</text:p>
          </table:table-cell>
          <table:table-cell office:value-type="float" office:value="0.20669199999999999" table:style-name="ce15">
            <text:p>0.2</text:p>
          </table:table-cell>
          <table:table-cell office:value-type="float" office:value="0.10023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1.4558040000000001" table:style-name="ce15">
            <text:p>1.5</text:p>
          </table:table-cell>
          <table:table-cell office:value-type="float" office:value="1.0460000000000001E-3" table:style-name="ce15">
            <text:p>-</text:p>
          </table:table-cell>
          <table:table-cell office:value-type="float" office:value="2.4161980000000001" table:style-name="ce15">
            <text:p>2.4</text:p>
          </table:table-cell>
          <table:table-cell office:value-type="float" office:value="4.17997" table:style-name="ce15">
            <text:p>4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rimsby &amp; Immingham</text:p>
          </table:table-cell>
          <table:table-cell office:value-type="string" table:style-name="ce14">
            <text:p>Humber</text:p>
          </table:table-cell>
          <table:table-cell office:value-type="float" office:value="29.369845000000002" table:style-name="ce15">
            <text:p>29.4</text:p>
          </table:table-cell>
          <table:table-cell office:value-type="float" office:value="43.238714999999999" table:style-name="ce15">
            <text:p>43.2</text:p>
          </table:table-cell>
          <table:table-cell office:value-type="float" office:value="5.0537210000000004" table:style-name="ce15">
            <text:p>5.1</text:p>
          </table:table-cell>
          <table:table-cell office:value-type="float" office:value="38.388506999999997" table:style-name="ce15">
            <text:p>38.4</text:p>
          </table:table-cell>
          <table:table-cell office:value-type="float" office:value="0" table:style-name="ce15">
            <text:p>-</text:p>
          </table:table-cell>
          <table:table-cell office:value-type="float" office:value="1.2967029999999999" table:style-name="ce15">
            <text:p>1.3</text:p>
          </table:table-cell>
          <table:table-cell office:value-type="float" office:value="117.34749100000001" table:style-name="ce15">
            <text:p>117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Harwich</text:p>
          </table:table-cell>
          <table:table-cell office:value-type="string" table:style-name="ce14">
            <text:p>Haven</text:p>
          </table:table-cell>
          <table:table-cell office:value-type="float" office:value="0.70629399999999998" table:style-name="ce15">
            <text:p>0.7</text:p>
          </table:table-cell>
          <table:table-cell office:value-type="float" office:value="12.256332" table:style-name="ce15">
            <text:p>12.3</text:p>
          </table:table-cell>
          <table:table-cell office:value-type="float" office:value="1.044694" table:style-name="ce15">
            <text:p>1.0</text:p>
          </table:table-cell>
          <table:table-cell office:value-type="float" office:value="0.46188299999999999" table:style-name="ce15">
            <text:p>0.5</text:p>
          </table:table-cell>
          <table:table-cell office:value-type="float" office:value="7.2466000000000003E-2" table:style-name="ce15">
            <text:p>0.1</text:p>
          </table:table-cell>
          <table:table-cell office:value-type="float" office:value="0.69325099999999995" table:style-name="ce15">
            <text:p>0.7</text:p>
          </table:table-cell>
          <table:table-cell office:value-type="float" office:value="15.234920000000001" table:style-name="ce15">
            <text:p>15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Heysham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10.561465" table:style-name="ce15">
            <text:p>10.6</text:p>
          </table:table-cell>
          <table:table-cell office:value-type="float" office:value="0" table:style-name="ce15">
            <text:p>-</text:p>
          </table:table-cell>
          <table:table-cell office:value-type="float" office:value="9.8239999999999994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0054099999999998" table:style-name="ce15">
            <text:p>0.4</text:p>
          </table:table-cell>
          <table:table-cell office:value-type="float" office:value="10.971830000000001" table:style-name="ce15">
            <text:p>11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Holyhead</text:p>
          </table:table-cell>
          <table:table-cell office:value-type="string" table:style-name="ce14">
            <text:p>West and North Wales</text:p>
          </table:table-cell>
          <table:table-cell office:value-type="float" office:value="0.15745000000000001" table:style-name="ce15">
            <text:p>0.2</text:p>
          </table:table-cell>
          <table:table-cell office:value-type="float" office:value="22.745895999999998" table:style-name="ce15">
            <text:p>22.7</text:p>
          </table:table-cell>
          <table:table-cell office:value-type="float" office:value="0" table:style-name="ce15">
            <text:p>-</text:p>
          </table:table-cell>
          <table:table-cell office:value-type="float" office:value="1.0872E-2" table:style-name="ce15">
            <text:p>-</text:p>
          </table:table-cell>
          <table:table-cell office:value-type="float" office:value="6.3050999999999996E-2" table:style-name="ce15">
            <text:p>0.1</text:p>
          </table:table-cell>
          <table:table-cell office:value-type="float" office:value="1.6774000000000001E-2" table:style-name="ce15">
            <text:p>-</text:p>
          </table:table-cell>
          <table:table-cell office:value-type="float" office:value="22.994043000000001" table:style-name="ce15">
            <text:p>23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Hull</text:p>
          </table:table-cell>
          <table:table-cell office:value-type="string" table:style-name="ce14">
            <text:p>Humber</text:p>
          </table:table-cell>
          <table:table-cell office:value-type="float" office:value="3.439562" table:style-name="ce15">
            <text:p>3.4</text:p>
          </table:table-cell>
          <table:table-cell office:value-type="float" office:value="6.5972030000000004" table:style-name="ce15">
            <text:p>6.6</text:p>
          </table:table-cell>
          <table:table-cell office:value-type="float" office:value="2.4196819999999999" table:style-name="ce15">
            <text:p>2.4</text:p>
          </table:table-cell>
          <table:table-cell office:value-type="float" office:value="5.9500580000000003" table:style-name="ce15">
            <text:p>6.0</text:p>
          </table:table-cell>
          <table:table-cell office:value-type="float" office:value="2.0719999999999999E-2" table:style-name="ce15">
            <text:p>-</text:p>
          </table:table-cell>
          <table:table-cell office:value-type="float" office:value="0.55947000000000002" table:style-name="ce15">
            <text:p>0.6</text:p>
          </table:table-cell>
          <table:table-cell office:value-type="float" office:value="18.986695000000001" table:style-name="ce15">
            <text:p>19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Inverness</text:p>
          </table:table-cell>
          <table:table-cell office:value-type="string" table:style-name="ce14">
            <text:p>Scotland East Coast</text:p>
          </table:table-cell>
          <table:table-cell office:value-type="float" office:value="0.33925699999999998" table:style-name="ce15">
            <text:p>0.3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4581900000000005" table:style-name="ce15">
            <text:p>0.5</text:p>
          </table:table-cell>
          <table:table-cell office:value-type="float" office:value="1.49E-3" table:style-name="ce15">
            <text:p>-</text:p>
          </table:table-cell>
          <table:table-cell office:value-type="float" office:value="4.9299999999999995E-4" table:style-name="ce15">
            <text:p>-</text:p>
          </table:table-cell>
          <table:table-cell office:value-type="float" office:value="0.88705900000000004" table:style-name="ce15">
            <text:p>0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Ipswich</text:p>
          </table:table-cell>
          <table:table-cell office:value-type="string" table:style-name="ce14">
            <text:p>Haven</text:p>
          </table:table-cell>
          <table:table-cell office:value-type="float" office:value="6.9379999999999997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6.1529999999999996E-3" table:style-name="ce15">
            <text:p>-</text:p>
          </table:table-cell>
          <table:table-cell office:value-type="float" office:value="3.7912620000000001" table:style-name="ce15">
            <text:p>3.8</text:p>
          </table:table-cell>
          <table:table-cell office:value-type="float" office:value="1.56E-4" table:style-name="ce15">
            <text:p>-</text:p>
          </table:table-cell>
          <table:table-cell office:value-type="float" office:value="0.23258799999999999" table:style-name="ce15">
            <text:p>0.2</text:p>
          </table:table-cell>
          <table:table-cell office:value-type="float" office:value="4.099539" table:style-name="ce15">
            <text:p>4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Kilroot</text:p>
          </table:table-cell>
          <table:table-cell office:value-type="string" table:style-name="ce14">
            <text:p>Northern Ireland</text:p>
          </table:table-cell>
          <table:table-cell office:value-type="float" office:value="0.10567" table:style-name="ce15">
            <text:p>0.1</text:p>
          </table:table-cell>
          <table:table-cell office:value-type="float" office:value="1.6799999999999999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378263" table:style-name="ce15">
            <text:p>1.4</text:p>
          </table:table-cell>
          <table:table-cell office:value-type="float" office:value="2.4000000000000001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5009729999999999" table:style-name="ce15">
            <text:p>1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Kilroot Power Station Jetty</text:p>
          </table:table-cell>
          <table:table-cell office:value-type="string" table:style-name="ce14">
            <text:p>Northern Ireland</text:p>
          </table:table-cell>
          <table:table-cell office:value-type="float" office:value="7.0905999999999997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89910900000000005" table:style-name="ce15">
            <text:p>0.9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97001499999999996" table:style-name="ce15">
            <text:p>1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King's Lynn</text:p>
          </table:table-cell>
          <table:table-cell office:value-type="string" table:style-name="ce14">
            <text:p>Wash &amp; Northern E Angl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761799" table:style-name="ce15">
            <text:p>0.8</text:p>
          </table:table-cell>
          <table:table-cell office:value-type="float" office:value="0" table:style-name="ce15">
            <text:p>-</text:p>
          </table:table-cell>
          <table:table-cell office:value-type="float" office:value="3.2620000000000003E-2" table:style-name="ce15">
            <text:p>-</text:p>
          </table:table-cell>
          <table:table-cell office:value-type="float" office:value="0.79441899999999999" table:style-name="ce15">
            <text:p>0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ancaster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94268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94268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arne</text:p>
          </table:table-cell>
          <table:table-cell office:value-type="string" table:style-name="ce14">
            <text:p>Northern Ireland</text:p>
          </table:table-cell>
          <table:table-cell office:value-type="float" office:value="0.13076199999999999" table:style-name="ce15">
            <text:p>0.1</text:p>
          </table:table-cell>
          <table:table-cell office:value-type="float" office:value="8.5967459999999996" table:style-name="ce15">
            <text:p>8.6</text:p>
          </table:table-cell>
          <table:table-cell office:value-type="float" office:value="0" table:style-name="ce15">
            <text:p>-</text:p>
          </table:table-cell>
          <table:table-cell office:value-type="float" office:value="0.10145899999999999" table:style-name="ce15">
            <text:p>0.1</text:p>
          </table:table-cell>
          <table:table-cell office:value-type="float" office:value="2.4000000000000001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8292070000000002" table:style-name="ce15">
            <text:p>8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erwick</text:p>
          </table:table-cell>
          <table:table-cell office:value-type="string" table:style-name="ce14">
            <text:p>Scotland East Coast</text:p>
          </table:table-cell>
          <table:table-cell office:value-type="float" office:value="0.43456099999999998" table:style-name="ce15">
            <text:p>0.4</text:p>
          </table:table-cell>
          <table:table-cell office:value-type="float" office:value="1.8798509999999999" table:style-name="ce15">
            <text:p>1.9</text:p>
          </table:table-cell>
          <table:table-cell office:value-type="float" office:value="7.5247999999999995E-2" table:style-name="ce15">
            <text:p>0.1</text:p>
          </table:table-cell>
          <table:table-cell office:value-type="float" office:value="0.77745399999999998" table:style-name="ce15">
            <text:p>0.8</text:p>
          </table:table-cell>
          <table:table-cell office:value-type="float" office:value="0.245951" table:style-name="ce15">
            <text:p>0.2</text:p>
          </table:table-cell>
          <table:table-cell office:value-type="float" office:value="0.79623900000000003" table:style-name="ce15">
            <text:p>0.8</text:p>
          </table:table-cell>
          <table:table-cell office:value-type="float" office:value="4.2093040000000004" table:style-name="ce15">
            <text:p>4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iverpool</text:p>
          </table:table-cell>
          <table:table-cell office:value-type="string" table:style-name="ce14">
            <text:p>Lancs and Cumbria</text:p>
          </table:table-cell>
          <table:table-cell office:value-type="float" office:value="24.322524999999999" table:style-name="ce15">
            <text:p>24.3</text:p>
          </table:table-cell>
          <table:table-cell office:value-type="float" office:value="21.532778" table:style-name="ce15">
            <text:p>21.5</text:p>
          </table:table-cell>
          <table:table-cell office:value-type="float" office:value="14.356585000000001" table:style-name="ce15">
            <text:p>14.4</text:p>
          </table:table-cell>
          <table:table-cell office:value-type="float" office:value="15.464734999999999" table:style-name="ce15">
            <text:p>15.5</text:p>
          </table:table-cell>
          <table:table-cell office:value-type="float" office:value="0.33665099999999998" table:style-name="ce15">
            <text:p>0.3</text:p>
          </table:table-cell>
          <table:table-cell office:value-type="float" office:value="0.38115399999999999" table:style-name="ce15">
            <text:p>0.4</text:p>
          </table:table-cell>
          <table:table-cell office:value-type="float" office:value="76.394428000000005" table:style-name="ce15">
            <text:p>76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landulas</text:p>
          </table:table-cell>
          <table:table-cell office:value-type="string" table:style-name="ce14">
            <text:p>West and North Wales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87773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87773" table:style-name="ce15">
            <text:p>0.2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Loch Ryan<text:span text:style-name="T1">2 3</text:span>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12.44538" table:style-name="ce15">
            <text:p>12.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2.44538" table:style-name="ce15">
            <text:p>12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ondon</text:p>
          </table:table-cell>
          <table:table-cell office:value-type="string" table:style-name="ce14">
            <text:p>Thames and Kent</text:p>
          </table:table-cell>
          <table:table-cell office:value-type="float" office:value="19.644022" table:style-name="ce15">
            <text:p>19.6</text:p>
          </table:table-cell>
          <table:table-cell office:value-type="float" office:value="29.734165000000001" table:style-name="ce15">
            <text:p>29.7</text:p>
          </table:table-cell>
          <table:table-cell office:value-type="float" office:value="68.135273999999995" table:style-name="ce15">
            <text:p>68.1</text:p>
          </table:table-cell>
          <table:table-cell office:value-type="float" office:value="13.808877000000001" table:style-name="ce15">
            <text:p>13.8</text:p>
          </table:table-cell>
          <table:table-cell office:value-type="float" office:value="0.34981099999999998" table:style-name="ce15">
            <text:p>0.3</text:p>
          </table:table-cell>
          <table:table-cell office:value-type="float" office:value="8.8246599999999997" table:style-name="ce15">
            <text:p>8.8</text:p>
          </table:table-cell>
          <table:table-cell office:value-type="float" office:value="140.49680900000001" table:style-name="ce15">
            <text:p>140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ondonderry</text:p>
          </table:table-cell>
          <table:table-cell office:value-type="string" table:style-name="ce14">
            <text:p>Northern Ireland</text:p>
          </table:table-cell>
          <table:table-cell office:value-type="float" office:value="0.80553799999999998" table:style-name="ce15">
            <text:p>0.8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2478790000000002" table:style-name="ce15">
            <text:p>2.2</text:p>
          </table:table-cell>
          <table:table-cell office:value-type="float" office:value="1.5280999999999999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0686979999999999" table:style-name="ce15">
            <text:p>3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owestoft</text:p>
          </table:table-cell>
          <table:table-cell office:value-type="string" table:style-name="ce14">
            <text:p>Wash &amp; Northern E Angl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26606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.13744100000000001" table:style-name="ce15">
            <text:p>0.1</text:p>
          </table:table-cell>
          <table:table-cell office:value-type="float" office:value="0.26404699999999998" table:style-name="ce15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anchester</text:p>
          </table:table-cell>
          <table:table-cell office:value-type="string" table:style-name="ce14">
            <text:p>Lancs and Cumbria</text:p>
          </table:table-cell>
          <table:table-cell office:value-type="float" office:value="9.0892800000000005" table:style-name="ce15">
            <text:p>9.1</text:p>
          </table:table-cell>
          <table:table-cell office:value-type="float" office:value="0" table:style-name="ce15">
            <text:p>-</text:p>
          </table:table-cell>
          <table:table-cell office:value-type="float" office:value="0.11113099999999999" table:style-name="ce15">
            <text:p>0.1</text:p>
          </table:table-cell>
          <table:table-cell office:value-type="float" office:value="2.6499329999999999" table:style-name="ce15">
            <text:p>2.6</text:p>
          </table:table-cell>
          <table:table-cell office:value-type="float" office:value="0" table:style-name="ce15">
            <text:p>-</text:p>
          </table:table-cell>
          <table:table-cell office:value-type="float" office:value="4.4814E-2" table:style-name="ce15">
            <text:p>-</text:p>
          </table:table-cell>
          <table:table-cell office:value-type="float" office:value="11.895158" table:style-name="ce15">
            <text:p>11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edway</text:p>
          </table:table-cell>
          <table:table-cell office:value-type="string" table:style-name="ce14">
            <text:p>Thames and Kent</text:p>
          </table:table-cell>
          <table:table-cell office:value-type="float" office:value="6.402145" table:style-name="ce15">
            <text:p>6.4</text:p>
          </table:table-cell>
          <table:table-cell office:value-type="float" office:value="1.732842" table:style-name="ce15">
            <text:p>1.7</text:p>
          </table:table-cell>
          <table:table-cell office:value-type="float" office:value="2.6485029999999998" table:style-name="ce15">
            <text:p>2.6</text:p>
          </table:table-cell>
          <table:table-cell office:value-type="float" office:value="13.716322999999999" table:style-name="ce15">
            <text:p>13.7</text:p>
          </table:table-cell>
          <table:table-cell office:value-type="float" office:value="9.7400000000000004E-4" table:style-name="ce15">
            <text:p>-</text:p>
          </table:table-cell>
          <table:table-cell office:value-type="float" office:value="2.2651949999999998" table:style-name="ce15">
            <text:p>2.3</text:p>
          </table:table-cell>
          <table:table-cell office:value-type="float" office:value="26.765982000000001" table:style-name="ce15">
            <text:p>26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ilford Haven</text:p>
          </table:table-cell>
          <table:table-cell office:value-type="string" table:style-name="ce14">
            <text:p>West and North Wales</text:p>
          </table:table-cell>
          <table:table-cell office:value-type="float" office:value="66.328360000000004" table:style-name="ce15">
            <text:p>66.3</text:p>
          </table:table-cell>
          <table:table-cell office:value-type="float" office:value="4.1058579999999996" table:style-name="ce15">
            <text:p>4.1</text:p>
          </table:table-cell>
          <table:table-cell office:value-type="float" office:value="1.7819000000000002E-2" table:style-name="ce15">
            <text:p>-</text:p>
          </table:table-cell>
          <table:table-cell office:value-type="float" office:value="0.29726200000000003" table:style-name="ce15">
            <text:p>0.3</text:p>
          </table:table-cell>
          <table:table-cell office:value-type="float" office:value="1.5398E-2" table:style-name="ce15">
            <text:p>-</text:p>
          </table:table-cell>
          <table:table-cell office:value-type="float" office:value="0.35175200000000001" table:style-name="ce15">
            <text:p>0.4</text:p>
          </table:table-cell>
          <table:table-cell office:value-type="float" office:value="71.116449000000003" table:style-name="ce15">
            <text:p>71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istley</text:p>
          </table:table-cell>
          <table:table-cell office:value-type="string" table:style-name="ce14">
            <text:p>Haven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64548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64548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ontrose</text:p>
          </table:table-cell>
          <table:table-cell office:value-type="string" table:style-name="ce14">
            <text:p>Scotland East Coast</text:p>
          </table:table-cell>
          <table:table-cell office:value-type="float" office:value="5.7895000000000002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67399100000000001" table:style-name="ce15">
            <text:p>0.7</text:p>
          </table:table-cell>
          <table:table-cell office:value-type="float" office:value="0" table:style-name="ce15">
            <text:p>-</text:p>
          </table:table-cell>
          <table:table-cell office:value-type="float" office:value="0.86574600000000002" table:style-name="ce15">
            <text:p>0.9</text:p>
          </table:table-cell>
          <table:table-cell office:value-type="float" office:value="1.5976319999999999" table:style-name="ce15">
            <text:p>1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ostyn</text:p>
          </table:table-cell>
          <table:table-cell office:value-type="string" table:style-name="ce14">
            <text:p>West and North Wales</text:p>
          </table:table-cell>
          <table:table-cell office:value-type="float" office:value="0" table:style-name="ce15">
            <text:p>-</text:p>
          </table:table-cell>
          <table:table-cell office:value-type="float" office:value="8.7499999999999994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1.9484000000000001E-2" table:style-name="ce15">
            <text:p>-</text:p>
          </table:table-cell>
          <table:table-cell office:value-type="float" office:value="7.7999999999999999E-5" table:style-name="ce15">
            <text:p>-</text:p>
          </table:table-cell>
          <table:table-cell office:value-type="float" office:value="3.1900000000000001E-3" table:style-name="ce15">
            <text:p>-</text:p>
          </table:table-cell>
          <table:table-cell office:value-type="float" office:value="0.11025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Neath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3246000000000001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3246000000000001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Newhaven</text:p>
          </table:table-cell>
          <table:table-cell office:value-type="string" table:style-name="ce14">
            <text:p>Sussex and Hampshire</text:p>
          </table:table-cell>
          <table:table-cell office:value-type="float" office:value="6.8719999999999996E-3" table:style-name="ce15">
            <text:p>-</text:p>
          </table:table-cell>
          <table:table-cell office:value-type="float" office:value="3.0595840000000001" table:style-name="ce15">
            <text:p>3.1</text:p>
          </table:table-cell>
          <table:table-cell office:value-type="float" office:value="0" table:style-name="ce15">
            <text:p>-</text:p>
          </table:table-cell>
          <table:table-cell office:value-type="float" office:value="0.176745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8.5164000000000004E-2" table:style-name="ce15">
            <text:p>0.1</text:p>
          </table:table-cell>
          <table:table-cell office:value-type="float" office:value="3.3283659999999999" table:style-name="ce15">
            <text:p>3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Newport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.6080740000000002" table:style-name="ce15">
            <text:p>4.6</text:p>
          </table:table-cell>
          <table:table-cell office:value-type="float" office:value="0" table:style-name="ce15">
            <text:p>-</text:p>
          </table:table-cell>
          <table:table-cell office:value-type="float" office:value="0.28475800000000001" table:style-name="ce15">
            <text:p>0.3</text:p>
          </table:table-cell>
          <table:table-cell office:value-type="float" office:value="4.8928320000000003" table:style-name="ce15">
            <text:p>4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Orkney</text:p>
          </table:table-cell>
          <table:table-cell office:value-type="string" table:style-name="ce14">
            <text:p>Scotland East Coast</text:p>
          </table:table-cell>
          <table:table-cell office:value-type="float" office:value="12.176951000000001" table:style-name="ce15">
            <text:p>12.2</text:p>
          </table:table-cell>
          <table:table-cell office:value-type="float" office:value="2.672164" table:style-name="ce15">
            <text:p>2.7</text:p>
          </table:table-cell>
          <table:table-cell office:value-type="float" office:value="0" table:style-name="ce15">
            <text:p>-</text:p>
          </table:table-cell>
          <table:table-cell office:value-type="float" office:value="0.43669000000000002" table:style-name="ce15">
            <text:p>0.4</text:p>
          </table:table-cell>
          <table:table-cell office:value-type="float" office:value="0.45946199999999998" table:style-name="ce15">
            <text:p>0.5</text:p>
          </table:table-cell>
          <table:table-cell office:value-type="float" office:value="8.1943000000000002E-2" table:style-name="ce15">
            <text:p>0.1</text:p>
          </table:table-cell>
          <table:table-cell office:value-type="float" office:value="15.827209999999999" table:style-name="ce15">
            <text:p>15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erth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.9209999999999997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.9209999999999997E-2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eterhead</text:p>
          </table:table-cell>
          <table:table-cell office:value-type="string" table:style-name="ce14">
            <text:p>Scotland East Coast</text:p>
          </table:table-cell>
          <table:table-cell office:value-type="float" office:value="0.45744499999999999" table:style-name="ce15">
            <text:p>0.5</text:p>
          </table:table-cell>
          <table:table-cell office:value-type="float" office:value="1.5602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55838" table:style-name="ce15">
            <text:p>0.2</text:p>
          </table:table-cell>
          <table:table-cell office:value-type="float" office:value="7.7999999999999999E-4" table:style-name="ce15">
            <text:p>-</text:p>
          </table:table-cell>
          <table:table-cell office:value-type="float" office:value="8.595599" table:style-name="ce15">
            <text:p>8.6</text:p>
          </table:table-cell>
          <table:table-cell office:value-type="float" office:value="9.2252639999999992" table:style-name="ce15">
            <text:p>9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lymouth</text:p>
          </table:table-cell>
          <table:table-cell office:value-type="string" table:style-name="ce14">
            <text:p>West Country</text:p>
          </table:table-cell>
          <table:table-cell office:value-type="float" office:value="2.0232410000000001" table:style-name="ce15">
            <text:p>2.0</text:p>
          </table:table-cell>
          <table:table-cell office:value-type="float" office:value="1.6600109999999999" table:style-name="ce15">
            <text:p>1.7</text:p>
          </table:table-cell>
          <table:table-cell office:value-type="float" office:value="6.2729999999999999E-3" table:style-name="ce15">
            <text:p>-</text:p>
          </table:table-cell>
          <table:table-cell office:value-type="float" office:value="1.182083" table:style-name="ce15">
            <text:p>1.2</text:p>
          </table:table-cell>
          <table:table-cell office:value-type="float" office:value="2.9533E-2" table:style-name="ce15">
            <text:p>-</text:p>
          </table:table-cell>
          <table:table-cell office:value-type="float" office:value="3.7780000000000001E-2" table:style-name="ce15">
            <text:p>-</text:p>
          </table:table-cell>
          <table:table-cell office:value-type="float" office:value="4.9389209999999997" table:style-name="ce15">
            <text:p>4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oole</text:p>
          </table:table-cell>
          <table:table-cell office:value-type="string" table:style-name="ce14">
            <text:p>West Country</text:p>
          </table:table-cell>
          <table:table-cell office:value-type="float" office:value="0.34217199999999998" table:style-name="ce15">
            <text:p>0.3</text:p>
          </table:table-cell>
          <table:table-cell office:value-type="float" office:value="2.8870520000000002" table:style-name="ce15">
            <text:p>2.9</text:p>
          </table:table-cell>
          <table:table-cell office:value-type="float" office:value="0" table:style-name="ce15">
            <text:p>-</text:p>
          </table:table-cell>
          <table:table-cell office:value-type="float" office:value="0.62933600000000001" table:style-name="ce15">
            <text:p>0.6</text:p>
          </table:table-cell>
          <table:table-cell office:value-type="float" office:value="1.0083999999999999E-2" table:style-name="ce15">
            <text:p>-</text:p>
          </table:table-cell>
          <table:table-cell office:value-type="float" office:value="0.160245" table:style-name="ce15">
            <text:p>0.2</text:p>
          </table:table-cell>
          <table:table-cell office:value-type="float" office:value="4.0288890000000004" table:style-name="ce15">
            <text:p>4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ort Talbot</text:p>
          </table:table-cell>
          <table:table-cell office:value-type="string" table:style-name="ce14">
            <text:p>Bristol Channel</text:p>
          </table:table-cell>
          <table:table-cell office:value-type="float" office:value="1.0290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2.311959" table:style-name="ce15">
            <text:p>12.3</text:p>
          </table:table-cell>
          <table:table-cell office:value-type="float" office:value="0" table:style-name="ce15">
            <text:p>-</text:p>
          </table:table-cell>
          <table:table-cell office:value-type="float" office:value="0.11325399999999999" table:style-name="ce15">
            <text:p>0.1</text:p>
          </table:table-cell>
          <table:table-cell office:value-type="float" office:value="12.435503000000001" table:style-name="ce15">
            <text:p>12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orthoustock</text:p>
          </table:table-cell>
          <table:table-cell office:value-type="string" table:style-name="ce14">
            <text:p>West Country</text:p>
          </table:table-cell>
          <table:table-cell office:value-type="float" office:value="9.9989999999999992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67748200000000003" table:style-name="ce15">
            <text:p>0.7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68748100000000001" table:style-name="ce15">
            <text:p>0.7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Portsmouth<text:span text:style-name="T1">1</text:span></text:p>
          </table:table-cell>
          <table:table-cell office:value-type="string" table:style-name="ce14">
            <text:p>Sussex and Hampshire</text:p>
          </table:table-cell>
          <table:table-cell office:value-type="float" office:value="1.9476309999999999" table:style-name="ce15">
            <text:p>1.9</text:p>
          </table:table-cell>
          <table:table-cell office:value-type="float" office:value="14.966525000000001" table:style-name="ce15">
            <text:p>15.0</text:p>
          </table:table-cell>
          <table:table-cell office:value-type="float" office:value="2.440658" table:style-name="ce15">
            <text:p>2.4</text:p>
          </table:table-cell>
          <table:table-cell office:value-type="float" office:value="1.9876959999999999" table:style-name="ce15">
            <text:p>2.0</text:p>
          </table:table-cell>
          <table:table-cell office:value-type="float" office:value="7.9867999999999995E-2" table:style-name="ce15">
            <text:p>0.1</text:p>
          </table:table-cell>
          <table:table-cell office:value-type="float" office:value="1.1947399999999999" table:style-name="ce15">
            <text:p>1.2</text:p>
          </table:table-cell>
          <table:table-cell office:value-type="float" office:value="22.617118000000001" table:style-name="ce15">
            <text:p>22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amsgate</text:p>
          </table:table-cell>
          <table:table-cell office:value-type="string" table:style-name="ce14">
            <text:p>Thames and Kent</text:p>
          </table:table-cell>
          <table:table-cell office:value-type="float" office:value="4.999E-2" table:style-name="ce15">
            <text:p>-</text:p>
          </table:table-cell>
          <table:table-cell office:value-type="float" office:value="4.7200000000000002E-3" table:style-name="ce15">
            <text:p>-</text:p>
          </table:table-cell>
          <table:table-cell office:value-type="float" office:value="1.5311999999999999E-2" table:style-name="ce15">
            <text:p>-</text:p>
          </table:table-cell>
          <table:table-cell office:value-type="float" office:value="0.148177" table:style-name="ce15">
            <text:p>0.1</text:p>
          </table:table-cell>
          <table:table-cell office:value-type="float" office:value="1.8799999999999999E-4" table:style-name="ce15">
            <text:p>-</text:p>
          </table:table-cell>
          <table:table-cell office:value-type="float" office:value="5.0470000000000003E-3" table:style-name="ce15">
            <text:p>-</text:p>
          </table:table-cell>
          <table:table-cell office:value-type="float" office:value="0.22343399999999999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iver Ouse</text:p>
          </table:table-cell>
          <table:table-cell office:value-type="string" table:style-name="ce14">
            <text:p>Humber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25407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25407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iver Trent</text:p>
          </table:table-cell>
          <table:table-cell office:value-type="string" table:style-name="ce14">
            <text:p>Humber</text:p>
          </table:table-cell>
          <table:table-cell office:value-type="float" office:value="3.6767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9558219999999999" table:style-name="ce15">
            <text:p>2.0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9925889999999999" table:style-name="ce15">
            <text:p>2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ivers Hull and Humber</text:p>
          </table:table-cell>
          <table:table-cell office:value-type="string" table:style-name="ce14">
            <text:p>Humber</text:p>
          </table:table-cell>
          <table:table-cell office:value-type="float" office:value="12.663100999999999" table:style-name="ce15">
            <text:p>12.7</text:p>
          </table:table-cell>
          <table:table-cell office:value-type="float" office:value="0.40846199999999999" table:style-name="ce15">
            <text:p>0.4</text:p>
          </table:table-cell>
          <table:table-cell office:value-type="float" office:value="4.6308000000000002E-2" table:style-name="ce15">
            <text:p>-</text:p>
          </table:table-cell>
          <table:table-cell office:value-type="float" office:value="1.1451499999999999" table:style-name="ce15">
            <text:p>1.1</text:p>
          </table:table-cell>
          <table:table-cell office:value-type="float" office:value="0" table:style-name="ce15">
            <text:p>-</text:p>
          </table:table-cell>
          <table:table-cell office:value-type="float" office:value="0.14738399999999999" table:style-name="ce15">
            <text:p>0.1</text:p>
          </table:table-cell>
          <table:table-cell office:value-type="float" office:value="14.410405000000001" table:style-name="ce15">
            <text:p>14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ye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.5790999999999998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.5790999999999998E-2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crabster</text:p>
          </table:table-cell>
          <table:table-cell office:value-type="string" table:style-name="ce14">
            <text:p>Scotland East Coast</text:p>
          </table:table-cell>
          <table:table-cell office:value-type="float" office:value="7.0755999999999999E-2" table:style-name="ce15">
            <text:p>0.1</text:p>
          </table:table-cell>
          <table:table-cell office:value-type="float" office:value="0.95726599999999995" table:style-name="ce15">
            <text:p>1.0</text:p>
          </table:table-cell>
          <table:table-cell office:value-type="float" office:value="0" table:style-name="ce15">
            <text:p>-</text:p>
          </table:table-cell>
          <table:table-cell office:value-type="float" office:value="0.35461300000000001" table:style-name="ce15">
            <text:p>0.4</text:p>
          </table:table-cell>
          <table:table-cell office:value-type="float" office:value="2.6786000000000001E-2" table:style-name="ce15">
            <text:p>-</text:p>
          </table:table-cell>
          <table:table-cell office:value-type="float" office:value="0.423045" table:style-name="ce15">
            <text:p>0.4</text:p>
          </table:table-cell>
          <table:table-cell office:value-type="float" office:value="1.8324659999999999" table:style-name="ce15">
            <text:p>1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eaham</text:p>
          </table:table-cell>
          <table:table-cell office:value-type="string" table:style-name="ce14">
            <text:p>North E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724526" table:style-name="ce15">
            <text:p>0.7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724526" table:style-name="ce15">
            <text:p>0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harpness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2046400000000004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3.0000000000000001E-3" table:style-name="ce15">
            <text:p>-</text:p>
          </table:table-cell>
          <table:table-cell office:value-type="float" office:value="0.52346400000000004" table:style-name="ce15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horeham</text:p>
          </table:table-cell>
          <table:table-cell office:value-type="string" table:style-name="ce14">
            <text:p>Sussex and Hampshire</text:p>
          </table:table-cell>
          <table:table-cell office:value-type="float" office:value="0.178732" table:style-name="ce15">
            <text:p>0.2</text:p>
          </table:table-cell>
          <table:table-cell office:value-type="float" office:value="2.8449999999999999E-3" table:style-name="ce15">
            <text:p>-</text:p>
          </table:table-cell>
          <table:table-cell office:value-type="float" office:value="0.110876" table:style-name="ce15">
            <text:p>0.1</text:p>
          </table:table-cell>
          <table:table-cell office:value-type="float" office:value="1.1904760000000001" table:style-name="ce15">
            <text:p>1.2</text:p>
          </table:table-cell>
          <table:table-cell office:value-type="float" office:value="0" table:style-name="ce15">
            <text:p>-</text:p>
          </table:table-cell>
          <table:table-cell office:value-type="float" office:value="1.820791" table:style-name="ce15">
            <text:p>1.8</text:p>
          </table:table-cell>
          <table:table-cell office:value-type="float" office:value="3.3037200000000002" table:style-name="ce15">
            <text:p>3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illoth</text:p>
          </table:table-cell>
          <table:table-cell office:value-type="string" table:style-name="ce14">
            <text:p>Lancs and Cumbria</text:p>
          </table:table-cell>
          <table:table-cell office:value-type="float" office:value="2.3078999999999999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55945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7902399999999999" table:style-name="ce15">
            <text:p>0.2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Southampton<text:span text:style-name="T1">1</text:span></text:p>
          </table:table-cell>
          <table:table-cell office:value-type="string" table:style-name="ce14">
            <text:p>Sussex and Hampshire</text:p>
          </table:table-cell>
          <table:table-cell office:value-type="float" office:value="40.727649999999997" table:style-name="ce15">
            <text:p>40.7</text:p>
          </table:table-cell>
          <table:table-cell office:value-type="float" office:value="1.1018429999999999" table:style-name="ce15">
            <text:p>1.1</text:p>
          </table:table-cell>
          <table:table-cell office:value-type="float" office:value="100.664714" table:style-name="ce15">
            <text:p>100.7</text:p>
          </table:table-cell>
          <table:table-cell office:value-type="float" office:value="22.739868999999999" table:style-name="ce15">
            <text:p>22.7</text:p>
          </table:table-cell>
          <table:table-cell office:value-type="float" office:value="3.9109820000000002" table:style-name="ce15">
            <text:p>3.9</text:p>
          </table:table-cell>
          <table:table-cell office:value-type="float" office:value="1.746213" table:style-name="ce15">
            <text:p>1.7</text:p>
          </table:table-cell>
          <table:table-cell office:value-type="float" office:value="170.89127099999999" table:style-name="ce15">
            <text:p>170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tornoway</text:p>
          </table:table-cell>
          <table:table-cell office:value-type="string" table:style-name="ce14">
            <text:p>Scotland West Coast</text:p>
          </table:table-cell>
          <table:table-cell office:value-type="float" office:value="3.0467000000000001E-2" table:style-name="ce15">
            <text:p>-</text:p>
          </table:table-cell>
          <table:table-cell office:value-type="float" office:value="7.306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7450000000000001E-3" table:style-name="ce15">
            <text:p>-</text:p>
          </table:table-cell>
          <table:table-cell office:value-type="float" office:value="5.0000000000000002E-5" table:style-name="ce15">
            <text:p>-</text:p>
          </table:table-cell>
          <table:table-cell office:value-type="float" office:value="4.5799999999999999E-3" table:style-name="ce15">
            <text:p>-</text:p>
          </table:table-cell>
          <table:table-cell office:value-type="float" office:value="4.8148000000000003E-2" table:style-name="ce15">
            <text:p>-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Stranraer<text:span text:style-name="T1">2</text:span>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ullom Voe</text:p>
          </table:table-cell>
          <table:table-cell office:value-type="string" table:style-name="ce14">
            <text:p>Scotland East Coast</text:p>
          </table:table-cell>
          <table:table-cell office:value-type="float" office:value="8.5840650000000007" table:style-name="ce15">
            <text:p>8.6</text:p>
          </table:table-cell>
          <table:table-cell office:value-type="float" office:value="3.8630000000000001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5489999999999999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88E-2" table:style-name="ce15">
            <text:p>0.1</text:p>
          </table:table-cell>
          <table:table-cell office:value-type="float" office:value="8.6822180000000007" table:style-name="ce15">
            <text:p>8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underland</text:p>
          </table:table-cell>
          <table:table-cell office:value-type="string" table:style-name="ce14">
            <text:p>North East</text:p>
          </table:table-cell>
          <table:table-cell office:value-type="float" office:value="0.146785" table:style-name="ce15">
            <text:p>0.1</text:p>
          </table:table-cell>
          <table:table-cell office:value-type="float" office:value="7.2199999999999999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097321" table:style-name="ce15">
            <text:p>1.1</text:p>
          </table:table-cell>
          <table:table-cell office:value-type="float" office:value="1.3780000000000001E-3" table:style-name="ce15">
            <text:p>-</text:p>
          </table:table-cell>
          <table:table-cell office:value-type="float" office:value="0.102755" table:style-name="ce15">
            <text:p>0.1</text:p>
          </table:table-cell>
          <table:table-cell office:value-type="float" office:value="1.3489610000000001" table:style-name="ce15">
            <text:p>1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utton Bridge</text:p>
          </table:table-cell>
          <table:table-cell office:value-type="string" table:style-name="ce14">
            <text:p>Wash &amp; Northern E Angl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41662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41662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wansea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70219299999999996" table:style-name="ce15">
            <text:p>0.7</text:p>
          </table:table-cell>
          <table:table-cell office:value-type="float" office:value="9.0799999999999995E-4" table:style-name="ce15">
            <text:p>-</text:p>
          </table:table-cell>
          <table:table-cell office:value-type="float" office:value="0.21523" table:style-name="ce15">
            <text:p>0.2</text:p>
          </table:table-cell>
          <table:table-cell office:value-type="float" office:value="0.91833100000000001" table:style-name="ce15">
            <text:p>0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Tees and Hartlepool</text:p>
          </table:table-cell>
          <table:table-cell office:value-type="string" table:style-name="ce14">
            <text:p>North East</text:p>
          </table:table-cell>
          <table:table-cell office:value-type="float" office:value="29.492339999999999" table:style-name="ce15">
            <text:p>29.5</text:p>
          </table:table-cell>
          <table:table-cell office:value-type="float" office:value="4.5764490000000002" table:style-name="ce15">
            <text:p>4.6</text:p>
          </table:table-cell>
          <table:table-cell office:value-type="float" office:value="7.06168" table:style-name="ce15">
            <text:p>7.1</text:p>
          </table:table-cell>
          <table:table-cell office:value-type="float" office:value="4.3071429999999999" table:style-name="ce15">
            <text:p>4.3</text:p>
          </table:table-cell>
          <table:table-cell office:value-type="float" office:value="0" table:style-name="ce15">
            <text:p>-</text:p>
          </table:table-cell>
          <table:table-cell office:value-type="float" office:value="1.415958" table:style-name="ce15">
            <text:p>1.4</text:p>
          </table:table-cell>
          <table:table-cell office:value-type="float" office:value="46.853569999999998" table:style-name="ce15">
            <text:p>46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Teignmouth</text:p>
          </table:table-cell>
          <table:table-cell office:value-type="string" table:style-name="ce14">
            <text:p>West Country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4118400000000002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1.3806000000000001E-2" table:style-name="ce15">
            <text:p>-</text:p>
          </table:table-cell>
          <table:table-cell office:value-type="float" office:value="0.45499000000000001" table:style-name="ce15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Troon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2.81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18406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2.134E-3" table:style-name="ce15">
            <text:p>-</text:p>
          </table:table-cell>
          <table:table-cell office:value-type="float" office:value="0.42335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Tyne</text:p>
          </table:table-cell>
          <table:table-cell office:value-type="string" table:style-name="ce14">
            <text:p>North East</text:p>
          </table:table-cell>
          <table:table-cell office:value-type="float" office:value="0.25085800000000003" table:style-name="ce15">
            <text:p>0.3</text:p>
          </table:table-cell>
          <table:table-cell office:value-type="float" office:value="1.4114150000000001" table:style-name="ce15">
            <text:p>1.4</text:p>
          </table:table-cell>
          <table:table-cell office:value-type="float" office:value="1.823828" table:style-name="ce15">
            <text:p>1.8</text:p>
          </table:table-cell>
          <table:table-cell office:value-type="float" office:value="7.1031360000000001" table:style-name="ce15">
            <text:p>7.1</text:p>
          </table:table-cell>
          <table:table-cell office:value-type="float" office:value="0.25079899999999999" table:style-name="ce15">
            <text:p>0.3</text:p>
          </table:table-cell>
          <table:table-cell office:value-type="float" office:value="0.94566499999999998" table:style-name="ce15">
            <text:p>0.9</text:p>
          </table:table-cell>
          <table:table-cell office:value-type="float" office:value="11.785701" table:style-name="ce15">
            <text:p>11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allasea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4028000000000001E-2" table:style-name="ce15">
            <text:p>-</text:p>
          </table:table-cell>
          <table:table-cell office:value-type="float" office:value="0.198120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12149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arrenpoint</text:p>
          </table:table-cell>
          <table:table-cell office:value-type="string" table:style-name="ce14">
            <text:p>Northern Ireland</text:p>
          </table:table-cell>
          <table:table-cell office:value-type="float" office:value="4.9652000000000002E-2" table:style-name="ce15">
            <text:p>-</text:p>
          </table:table-cell>
          <table:table-cell office:value-type="float" office:value="2.8802500000000002" table:style-name="ce15">
            <text:p>2.9</text:p>
          </table:table-cell>
          <table:table-cell office:value-type="float" office:value="0.29261199999999998" table:style-name="ce15">
            <text:p>0.3</text:p>
          </table:table-cell>
          <table:table-cell office:value-type="float" office:value="1.577064" table:style-name="ce15">
            <text:p>1.6</text:p>
          </table:table-cell>
          <table:table-cell office:value-type="float" office:value="4.4180000000000001E-3" table:style-name="ce15">
            <text:p>-</text:p>
          </table:table-cell>
          <table:table-cell office:value-type="float" office:value="5.9459999999999999E-3" table:style-name="ce15">
            <text:p>-</text:p>
          </table:table-cell>
          <table:table-cell office:value-type="float" office:value="4.8099420000000004" table:style-name="ce15">
            <text:p>4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eymouth &amp; Portland</text:p>
          </table:table-cell>
          <table:table-cell office:value-type="string" table:style-name="ce14">
            <text:p>West Country</text:p>
          </table:table-cell>
          <table:table-cell office:value-type="float" office:value="2.4635530000000001" table:style-name="ce15">
            <text:p>2.5</text:p>
          </table:table-cell>
          <table:table-cell office:value-type="float" office:value="9.8209999999999999E-3" table:style-name="ce15">
            <text:p>-</text:p>
          </table:table-cell>
          <table:table-cell office:value-type="float" office:value="3.9163999999999997E-2" table:style-name="ce15">
            <text:p>-</text:p>
          </table:table-cell>
          <table:table-cell office:value-type="float" office:value="2.9396239999999998" table:style-name="ce15">
            <text:p>2.9</text:p>
          </table:table-cell>
          <table:table-cell office:value-type="float" office:value="8.2350999999999994E-2" table:style-name="ce15">
            <text:p>0.1</text:p>
          </table:table-cell>
          <table:table-cell office:value-type="float" office:value="4.3529999999999999E-2" table:style-name="ce15">
            <text:p>-</text:p>
          </table:table-cell>
          <table:table-cell office:value-type="float" office:value="5.5780430000000001" table:style-name="ce15">
            <text:p>5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hitstable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8604999999999999E-2" table:style-name="ce15">
            <text:p>0.1</text:p>
          </table:table-cell>
          <table:table-cell office:value-type="float" office:value="3.3399999999999999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8939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isbech</text:p>
          </table:table-cell>
          <table:table-cell office:value-type="string" table:style-name="ce14">
            <text:p>Wash &amp; Northern E Angl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03384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03384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orkington</text:p>
          </table:table-cell>
          <table:table-cell office:value-type="string" table:style-name="ce14">
            <text:p>Lancs and Cumbria</text:p>
          </table:table-cell>
          <table:table-cell office:value-type="float" office:value="2.1617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8507300000000002" table:style-name="ce15">
            <text:p>0.3</text:p>
          </table:table-cell>
          <table:table-cell office:value-type="float" office:value="0" table:style-name="ce15">
            <text:p>-</text:p>
          </table:table-cell>
          <table:table-cell office:value-type="float" office:value="4.2365E-2" table:style-name="ce15">
            <text:p>-</text:p>
          </table:table-cell>
          <table:table-cell office:value-type="float" office:value="0.349055" table:style-name="ce15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Others</text:p>
          </table:table-cell>
          <table:table-cell table:style-name="ce16"/>
          <table:table-cell office:value-type="float" office:value="20.076103" table:style-name="ce15">
            <text:p>20.1</text:p>
          </table:table-cell>
          <table:table-cell office:value-type="float" office:value="0.74043300000000001" table:style-name="ce15">
            <text:p>0.7</text:p>
          </table:table-cell>
          <table:table-cell office:value-type="float" office:value="0.56881899999999996" table:style-name="ce15">
            <text:p>0.6</text:p>
          </table:table-cell>
          <table:table-cell office:value-type="float" office:value="3.1034160000000002" table:style-name="ce15">
            <text:p>3.1</text:p>
          </table:table-cell>
          <table:table-cell office:value-type="float" office:value="4.5971999999999999E-2" table:style-name="ce15">
            <text:p>-</text:p>
          </table:table-cell>
          <table:table-cell office:value-type="float" office:value="0.15287600000000001" table:style-name="ce15">
            <text:p>0.2</text:p>
          </table:table-cell>
          <table:table-cell office:value-type="float" office:value="24.687619000000002" table:style-name="ce15">
            <text:p>24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England</text:p>
          </table:table-cell>
          <table:table-cell table:style-name="ce16"/>
          <table:table-cell office:value-type="float" office:value="205.467555" table:style-name="ce15">
            <text:p>205.5</text:p>
          </table:table-cell>
          <table:table-cell office:value-type="float" office:value="287.54663699999998" table:style-name="ce15">
            <text:p>287.5</text:p>
          </table:table-cell>
          <table:table-cell office:value-type="float" office:value="347.09284400000001" table:style-name="ce15">
            <text:p>347.1</text:p>
          </table:table-cell>
          <table:table-cell office:value-type="float" office:value="173.6584" table:style-name="ce15">
            <text:p>173.7</text:p>
          </table:table-cell>
          <table:table-cell office:value-type="float" office:value="6.3786589999999999" table:style-name="ce15">
            <text:p>6.4</text:p>
          </table:table-cell>
          <table:table-cell office:value-type="float" office:value="26.813873000000001" table:style-name="ce15">
            <text:p>26.8</text:p>
          </table:table-cell>
          <table:table-cell office:value-type="float" office:value="1046.9579679999999" table:style-name="ce15">
            <text:p>1,047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ales</text:p>
          </table:table-cell>
          <table:table-cell table:style-name="ce16"/>
          <table:table-cell office:value-type="float" office:value="68.341842999999997" table:style-name="ce15">
            <text:p>68.3</text:p>
          </table:table-cell>
          <table:table-cell office:value-type="float" office:value="28.715973999999999" table:style-name="ce15">
            <text:p>28.7</text:p>
          </table:table-cell>
          <table:table-cell office:value-type="float" office:value="0.14713699999999999" table:style-name="ce15">
            <text:p>0.1</text:p>
          </table:table-cell>
          <table:table-cell office:value-type="float" office:value="19.096813000000001" table:style-name="ce15">
            <text:p>19.1</text:p>
          </table:table-cell>
          <table:table-cell office:value-type="float" office:value="8.8053000000000006E-2" table:style-name="ce15">
            <text:p>0.1</text:p>
          </table:table-cell>
          <table:table-cell office:value-type="float" office:value="1.392255" table:style-name="ce15">
            <text:p>1.4</text:p>
          </table:table-cell>
          <table:table-cell office:value-type="float" office:value="117.78207500000001" table:style-name="ce15">
            <text:p>117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cotland</text:p>
          </table:table-cell>
          <table:table-cell table:style-name="ce16"/>
          <table:table-cell office:value-type="float" office:value="67.265396999999993" table:style-name="ce15">
            <text:p>67.3</text:p>
          </table:table-cell>
          <table:table-cell office:value-type="float" office:value="44.630884999999999" table:style-name="ce15">
            <text:p>44.6</text:p>
          </table:table-cell>
          <table:table-cell office:value-type="float" office:value="6.4490619999999996" table:style-name="ce15">
            <text:p>6.4</text:p>
          </table:table-cell>
          <table:table-cell office:value-type="float" office:value="21.177060000000001" table:style-name="ce15">
            <text:p>21.2</text:p>
          </table:table-cell>
          <table:table-cell office:value-type="float" office:value="1.7080379999999999" table:style-name="ce15">
            <text:p>1.7</text:p>
          </table:table-cell>
          <table:table-cell office:value-type="float" office:value="30.101262999999999" table:style-name="ce15">
            <text:p>30.1</text:p>
          </table:table-cell>
          <table:table-cell office:value-type="float" office:value="171.331705" table:style-name="ce15">
            <text:p>171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reat Britain Total</text:p>
          </table:table-cell>
          <table:table-cell table:style-name="ce16"/>
          <table:table-cell office:value-type="float" office:value="341.07479499999999" table:style-name="ce15">
            <text:p>341.1</text:p>
          </table:table-cell>
          <table:table-cell office:value-type="float" office:value="360.89349599999997" table:style-name="ce15">
            <text:p>360.9</text:p>
          </table:table-cell>
          <table:table-cell office:value-type="float" office:value="353.68904300000003" table:style-name="ce15">
            <text:p>353.7</text:p>
          </table:table-cell>
          <table:table-cell office:value-type="float" office:value="213.93227300000001" table:style-name="ce15">
            <text:p>213.9</text:p>
          </table:table-cell>
          <table:table-cell office:value-type="float" office:value="8.1747499999999995" table:style-name="ce15">
            <text:p>8.2</text:p>
          </table:table-cell>
          <table:table-cell office:value-type="float" office:value="58.307390999999996" table:style-name="ce15">
            <text:p>58.3</text:p>
          </table:table-cell>
          <table:table-cell office:value-type="float" office:value="1336.0717480000001" table:style-name="ce15">
            <text:p>1,336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Northern Ireland</text:p>
          </table:table-cell>
          <table:table-cell table:style-name="ce16"/>
          <table:table-cell office:value-type="float" office:value="5.08317" table:style-name="ce15">
            <text:p>5.1</text:p>
          </table:table-cell>
          <table:table-cell office:value-type="float" office:value="33.211292999999998" table:style-name="ce15">
            <text:p>33.2</text:p>
          </table:table-cell>
          <table:table-cell office:value-type="float" office:value="3.7838470000000002" table:style-name="ce15">
            <text:p>3.8</text:p>
          </table:table-cell>
          <table:table-cell office:value-type="float" office:value="18.093768000000001" table:style-name="ce15">
            <text:p>18.1</text:p>
          </table:table-cell>
          <table:table-cell office:value-type="float" office:value="0.42598999999999998" table:style-name="ce15">
            <text:p>0.4</text:p>
          </table:table-cell>
          <table:table-cell office:value-type="float" office:value="0.123756" table:style-name="ce15">
            <text:p>0.1</text:p>
          </table:table-cell>
          <table:table-cell office:value-type="float" office:value="60.721823999999998" table:style-name="ce15">
            <text:p>60.7</text:p>
          </table:table-cell>
          <table:table-cell table:number-columns-repeated="16375"/>
        </table:table-row>
        <table:table-row table:style-name="ro5">
          <table:table-cell office:value-type="string" table:style-name="ce17">
            <text:p>United Kingdom Total</text:p>
          </table:table-cell>
          <table:table-cell table:style-name="ce18"/>
          <table:table-cell office:value-type="float" office:value="346.15796499999999" table:style-name="ce19">
            <text:p>346.2</text:p>
          </table:table-cell>
          <table:table-cell office:value-type="float" office:value="394.10478899999998" table:style-name="ce19">
            <text:p>394.1</text:p>
          </table:table-cell>
          <table:table-cell office:value-type="float" office:value="357.47289000000001" table:style-name="ce19">
            <text:p>357.5</text:p>
          </table:table-cell>
          <table:table-cell office:value-type="float" office:value="232.02604100000002" table:style-name="ce19">
            <text:p>232.0</text:p>
          </table:table-cell>
          <table:table-cell office:value-type="float" office:value="8.6007400000000001" table:style-name="ce19">
            <text:p>8.6</text:p>
          </table:table-cell>
          <table:table-cell office:value-type="float" office:value="58.431146999999996" table:style-name="ce19">
            <text:p>58.4</text:p>
          </table:table-cell>
          <table:table-cell office:value-type="float" office:value="1396.793572" table:style-name="ce19">
            <text:p>1,396.8</text:p>
          </table:table-cell>
          <table:table-cell table:number-columns-repeated="16375"/>
        </table:table-row>
        <table:table-row table:style-name="ro5">
          <table:table-cell table:style-name="ce14"/>
          <table:table-cell table:style-name="ce16"/>
          <table:table-cell table:number-columns-repeated="5" table:style-name="ce20"/>
          <table:table-cell table:number-columns-repeated="2" table:style-name="ce16"/>
          <table:table-cell table:number-columns-repeated="16375"/>
        </table:table-row>
        <table:table-row table:style-name="ro5">
          <table:table-cell office:value-type="string" table:style-name="ce14">
            <text:p>1 Excludes Isle of Wight ferry traffic. See Port Freight Statistics Technical Note for more details of arrivals and types of vessels that are excluded.</text:p>
          </table:table-cell>
          <table:table-cell table:style-name="ce21"/>
          <table:table-cell table:number-columns-repeated="2" table:style-name="ce22"/>
          <table:table-cell table:number-columns-repeated="3" table:style-name="ce3"/>
          <table:table-cell table:number-columns-repeated="2" table:style-name="ce22"/>
          <table:table-cell table:number-columns-repeated="16375" table:style-name="ce1"/>
        </table:table-row>
        <table:table-row table:style-name="ro5">
          <table:table-cell office:value-type="string" table:style-name="ce14">
            <text:p>2 Stranraer port closed in November 2011 and its facilities were transferred to Loch Ryan.</text:p>
          </table:table-cell>
          <table:table-cell table:style-name="ce21"/>
          <table:table-cell table:number-columns-repeated="2" table:style-name="ce22"/>
          <table:table-cell table:number-columns-repeated="3" table:style-name="ce3"/>
          <table:table-cell table:number-columns-repeated="2" table:style-name="ce22"/>
          <table:table-cell table:number-columns-repeated="16375" table:style-name="ce1"/>
        </table:table-row>
        <table:table-row table:style-name="ro5">
          <table:table-cell table:style-name="ce14"/>
          <table:table-cell table:style-name="ce21"/>
          <table:table-cell table:number-columns-repeated="2" table:style-name="ce22"/>
          <table:table-cell table:number-columns-repeated="3" table:style-name="ce3"/>
          <table:table-cell table:number-columns-repeated="2" table:style-name="ce22"/>
          <table:table-cell table:number-columns-repeated="16375" table:style-name="ce1"/>
        </table:table-row>
        <table:table-row table:style-name="ro5">
          <table:table-cell office:value-type="string" table:style-name="ce23">
            <text:p><text:a xlink:href="https://www.gov.uk/government/publications/maritime-and-shipping-statistics-guidance">https://www.gov.uk/government/publications/maritime-and-shipping-statistics-guidance</text:a></text:p>
          </table:table-cell>
          <table:table-cell table:style-name="ce24"/>
          <table:table-cell table:number-columns-repeated="2" table:style-name="ce22"/>
          <table:table-cell table:number-columns-repeated="3" table:style-name="ce3"/>
          <table:table-cell table:style-name="ce22"/>
          <table:table-cell table:style-name="ce3"/>
          <table:table-cell table:number-columns-repeated="16375" table:style-name="ce1"/>
        </table:table-row>
        <table:table-row table:style-name="ro5">
          <table:table-cell table:style-name="ce23"/>
          <table:table-cell table:style-name="ce24"/>
          <table:table-cell table:number-columns-repeated="2" table:style-name="ce22"/>
          <table:table-cell table:number-columns-repeated="3" table:style-name="ce3"/>
          <table:table-cell table:style-name="ce22"/>
          <table:table-cell table:style-name="ce3"/>
          <table:table-cell table:number-columns-repeated="16375" table:style-name="ce1"/>
        </table:table-row>
        <table:table-row table:style-name="ro5">
          <table:table-cell office:value-type="string" table:style-name="ce14">
            <text:p>Telephone: 020 7944 4847</text:p>
          </table:table-cell>
          <table:table-cell table:number-columns-repeated="2" table:style-name="ce25"/>
          <table:table-cell table:style-name="ce26"/>
          <table:table-cell table:number-columns-repeated="3" table:style-name="ce3"/>
          <table:table-cell table:style-name="ce25"/>
          <table:table-cell office:value-type="string" table:style-name="ce27">
            <text:p>Source: Lloyd's List Intelligence, DfT Maritime Statistics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4">
            <text:p>Email: maritime.stats@dft.gsi.gov.uk</text:p>
          </table:table-cell>
          <table:table-cell table:number-columns-repeated="2" table:style-name="ce25"/>
          <table:table-cell table:style-name="ce28"/>
          <table:table-cell table:number-columns-repeated="3" table:style-name="ce3"/>
          <table:table-cell table:style-name="ce25"/>
          <table:table-cell office:value-type="string" table:style-name="ce27">
            <text:p>Last updated: 1st September 2017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29">
            <text:p>These figures fall outside the scope of National Statistics.</text:p>
          </table:table-cell>
          <table:table-cell table:number-columns-repeated="2" table:style-name="ce23"/>
          <table:table-cell table:style-name="ce28"/>
          <table:table-cell table:number-columns-repeated="3" table:style-name="ce3"/>
          <table:table-cell table:style-name="ce25"/>
          <table:table-cell office:value-type="string" table:style-name="ce27">
            <text:p>Next update: August 2018</text:p>
          </table:table-cell>
          <table:table-cell table:number-columns-repeated="16375" table:style-name="ce1"/>
        </table:table-row>
        <table:table-row table:style-name="ro5">
          <table:table-cell table:style-name="ce3"/>
          <table:table-cell table:number-columns-repeated="2" table:style-name="ce29"/>
          <table:table-cell table:style-name="ce28"/>
          <table:table-cell table:number-columns-repeated="3" table:style-name="ce3"/>
          <table:table-cell table:style-name="ce29"/>
          <table:table-cell table:style-name="ce3"/>
          <table:table-cell table:number-columns-repeated="16375" table:style-name="ce1"/>
        </table:table-row>
        <table:table-row table:number-rows-repeated="1048457" table:style-name="ro5">
          <table:table-cell table:number-columns-repeated="16384"/>
        </table:table-row>
        <table:named-expressions>
          <table:named-range table:name="Print_Area" table:cell-range-address="PORT0603_2016.$A$1:PORT0603_2016.$I$118" table:base-cell-address="PORT0603_2016.$A$1"/>
          <table:named-expression table:name="Print_Titles" table:expression="of:=[PORT0603_2016.$A:.$B]~[PORT0603_2016.$5:.$6]" table:base-cell-address="PORT0603_2017.$A$1"/>
        </table:named-expressions>
      </table:table>
      <table:table table:name="PORT0603_2015" table:style-name="ta2">
        <table:table-column table:style-name="co6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4" table:number-columns-repeated="16375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Maritime and shipping statistic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5">
            <text:p>Table PORT0603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6">
            <text:p>UK ports, sum of deadweight of ships arriving by type: 2015</text:p>
          </table:table-cell>
          <table:table-cell table:style-name="ce6"/>
          <table:table-cell table:number-columns-repeated="2" table:style-name="ce7"/>
          <table:table-cell table:number-columns-repeated="3" table:style-name="ce8"/>
          <table:table-cell table:number-columns-repeated="2" table:style-name="ce6"/>
          <table:table-cell table:number-columns-repeated="16375"/>
        </table:table-row>
        <table:table-row table:style-name="ro5">
          <table:table-cell table:number-columns-repeated="8" table:style-name="ce9"/>
          <table:table-cell office:value-type="string" table:style-name="ce10">
            <text:p>Million Dwt</text:p>
          </table:table-cell>
          <table:table-cell table:number-columns-repeated="16375"/>
        </table:table-row>
        <table:table-row table:style-name="ro4">
          <table:table-cell office:value-type="string" table:style-name="ce11">
            <text:p>Ports</text:p>
          </table:table-cell>
          <table:table-cell office:value-type="string" table:style-name="ce11">
            <text:p>Port Group</text:p>
          </table:table-cell>
          <table:table-cell office:value-type="string" table:style-name="ce12">
            <text:p>Tankers</text:p>
          </table:table-cell>
          <table:table-cell office:value-type="string" table:style-name="ce12">
            <text:p>Ro-Ro vessels</text:p>
          </table:table-cell>
          <table:table-cell office:value-type="string" table:style-name="ce12">
            <text:p>Fully cellular container vessels</text:p>
          </table:table-cell>
          <table:table-cell office:value-type="string" table:style-name="ce12">
            <text:p>Other dry cargo vessels</text:p>
          </table:table-cell>
          <table:table-cell office:value-type="string" table:style-name="ce12">
            <text:p>Passenger vessels</text:p>
          </table:table-cell>
          <table:table-cell office:value-type="string" table:style-name="ce12">
            <text:p>Other vessels</text:p>
          </table:table-cell>
          <table:table-cell office:value-type="string" table:style-name="ce13">
            <text:p>Total all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Aberdeen</text:p>
          </table:table-cell>
          <table:table-cell office:value-type="string" table:style-name="ce14">
            <text:p>Scotland East Coast</text:p>
          </table:table-cell>
          <table:table-cell office:value-type="float" office:value="1.4358169999999999" table:style-name="ce15">
            <text:p>1.4</text:p>
          </table:table-cell>
          <table:table-cell office:value-type="float" office:value="2.4937879999999999" table:style-name="ce15">
            <text:p>2.5</text:p>
          </table:table-cell>
          <table:table-cell office:value-type="float" office:value="6.3946000000000003E-2" table:style-name="ce15">
            <text:p>0.1</text:p>
          </table:table-cell>
          <table:table-cell office:value-type="float" office:value="2.0040390000000001" table:style-name="ce15">
            <text:p>2.0</text:p>
          </table:table-cell>
          <table:table-cell office:value-type="float" office:value="1.5372E-2" table:style-name="ce15">
            <text:p>-</text:p>
          </table:table-cell>
          <table:table-cell office:value-type="float" office:value="20.9604" table:style-name="ce15">
            <text:p>21.0</text:p>
          </table:table-cell>
          <table:table-cell office:value-type="float" office:value="26.973362000000002" table:style-name="ce15">
            <text:p>27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Ardrishaig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48367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48367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Ayr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71977800000000003" table:style-name="ce15">
            <text:p>0.7</text:p>
          </table:table-cell>
          <table:table-cell office:value-type="float" office:value="2.4650000000000002E-3" table:style-name="ce15">
            <text:p>-</text:p>
          </table:table-cell>
          <table:table-cell office:value-type="float" office:value="1.9689999999999999E-2" table:style-name="ce15">
            <text:p>-</text:p>
          </table:table-cell>
          <table:table-cell office:value-type="float" office:value="0.74193299999999995" table:style-name="ce15">
            <text:p>0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arrow</text:p>
          </table:table-cell>
          <table:table-cell office:value-type="string" table:style-name="ce14">
            <text:p>Lancs and Cumbria</text:p>
          </table:table-cell>
          <table:table-cell office:value-type="float" office:value="3.2643999999999999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55636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9.5112000000000002E-2" table:style-name="ce15">
            <text:p>0.1</text:p>
          </table:table-cell>
          <table:table-cell office:value-type="float" office:value="0.28339199999999998" table:style-name="ce15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arry</text:p>
          </table:table-cell>
          <table:table-cell office:value-type="string" table:style-name="ce14">
            <text:p>Bristol Channel</text:p>
          </table:table-cell>
          <table:table-cell office:value-type="float" office:value="0.390596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.2102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5382E-2" table:style-name="ce15">
            <text:p>-</text:p>
          </table:table-cell>
          <table:table-cell office:value-type="float" office:value="0.44807999999999998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elfast</text:p>
          </table:table-cell>
          <table:table-cell office:value-type="string" table:style-name="ce14">
            <text:p>Northern Ireland</text:p>
          </table:table-cell>
          <table:table-cell office:value-type="float" office:value="3.545337" table:style-name="ce15">
            <text:p>3.5</text:p>
          </table:table-cell>
          <table:table-cell office:value-type="float" office:value="21.218558000000002" table:style-name="ce15">
            <text:p>21.2</text:p>
          </table:table-cell>
          <table:table-cell office:value-type="float" office:value="2.9009339999999999" table:style-name="ce15">
            <text:p>2.9</text:p>
          </table:table-cell>
          <table:table-cell office:value-type="float" office:value="9.6568740000000002" table:style-name="ce15">
            <text:p>9.7</text:p>
          </table:table-cell>
          <table:table-cell office:value-type="float" office:value="0.33490500000000001" table:style-name="ce15">
            <text:p>0.3</text:p>
          </table:table-cell>
          <table:table-cell office:value-type="float" office:value="6.7609000000000002E-2" table:style-name="ce15">
            <text:p>0.1</text:p>
          </table:table-cell>
          <table:table-cell office:value-type="float" office:value="37.724217000000003" table:style-name="ce15">
            <text:p>37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erwick</text:p>
          </table:table-cell>
          <table:table-cell office:value-type="string" table:style-name="ce14">
            <text:p>North E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7449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7449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lyth</text:p>
          </table:table-cell>
          <table:table-cell office:value-type="string" table:style-name="ce14">
            <text:p>North East</text:p>
          </table:table-cell>
          <table:table-cell office:value-type="float" office:value="6.0358000000000002E-2" table:style-name="ce15">
            <text:p>0.1</text:p>
          </table:table-cell>
          <table:table-cell office:value-type="float" office:value="1.4291999999999999E-2" table:style-name="ce15">
            <text:p>-</text:p>
          </table:table-cell>
          <table:table-cell office:value-type="float" office:value="0.1537" table:style-name="ce15">
            <text:p>0.2</text:p>
          </table:table-cell>
          <table:table-cell office:value-type="float" office:value="1.2930429999999999" table:style-name="ce15">
            <text:p>1.3</text:p>
          </table:table-cell>
          <table:table-cell office:value-type="float" office:value="1.7699999999999999E-4" table:style-name="ce15">
            <text:p>-</text:p>
          </table:table-cell>
          <table:table-cell office:value-type="float" office:value="0.13461799999999999" table:style-name="ce15">
            <text:p>0.1</text:p>
          </table:table-cell>
          <table:table-cell office:value-type="float" office:value="1.656188" table:style-name="ce15">
            <text:p>1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oston</text:p>
          </table:table-cell>
          <table:table-cell office:value-type="string" table:style-name="ce14">
            <text:p>Wash &amp; Northern E Anglia</text:p>
          </table:table-cell>
          <table:table-cell office:value-type="float" office:value="2.2602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09222" table:style-name="ce15">
            <text:p>1.1</text:p>
          </table:table-cell>
          <table:table-cell office:value-type="float" office:value="0" table:style-name="ce15">
            <text:p>-</text:p>
          </table:table-cell>
          <table:table-cell office:value-type="float" office:value="5.8200000000000005E-4" table:style-name="ce15">
            <text:p>-</text:p>
          </table:table-cell>
          <table:table-cell office:value-type="float" office:value="1.1154040000000001" table:style-name="ce15">
            <text:p>1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ridgwater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7199999999999998E-2" table:style-name="ce15">
            <text:p>-</text:p>
          </table:table-cell>
          <table:table-cell office:value-type="float" office:value="2.7199999999999998E-2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rightlingsea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.3750999999999998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8000000000000002E-4" table:style-name="ce15">
            <text:p>-</text:p>
          </table:table-cell>
          <table:table-cell office:value-type="float" office:value="4.4130999999999997E-2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ristol</text:p>
          </table:table-cell>
          <table:table-cell office:value-type="string" table:style-name="ce14">
            <text:p>Bristol Channel</text:p>
          </table:table-cell>
          <table:table-cell office:value-type="float" office:value="2.6423040000000002" table:style-name="ce15">
            <text:p>2.6</text:p>
          </table:table-cell>
          <table:table-cell office:value-type="float" office:value="0.27825899999999998" table:style-name="ce15">
            <text:p>0.3</text:p>
          </table:table-cell>
          <table:table-cell office:value-type="float" office:value="3.047552" table:style-name="ce15">
            <text:p>3.0</text:p>
          </table:table-cell>
          <table:table-cell office:value-type="float" office:value="13.382899" table:style-name="ce15">
            <text:p>13.4</text:p>
          </table:table-cell>
          <table:table-cell office:value-type="float" office:value="6.0371000000000001E-2" table:style-name="ce15">
            <text:p>0.1</text:p>
          </table:table-cell>
          <table:table-cell office:value-type="float" office:value="0.69272900000000004" table:style-name="ce15">
            <text:p>0.7</text:p>
          </table:table-cell>
          <table:table-cell office:value-type="float" office:value="20.104113999999999" table:style-name="ce15">
            <text:p>2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uckie</text:p>
          </table:table-cell>
          <table:table-cell office:value-type="string" table:style-name="ce14">
            <text:p>Scotland East Coast</text:p>
          </table:table-cell>
          <table:table-cell office:value-type="float" office:value="3.7499999999999999E-3" table:style-name="ce15">
            <text:p>-</text:p>
          </table:table-cell>
          <table:table-cell office:value-type="float" office:value="6.2399999999999999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14498" table:style-name="ce15">
            <text:p>0.1</text:p>
          </table:table-cell>
          <table:table-cell office:value-type="float" office:value="1.7699999999999999E-4" table:style-name="ce15">
            <text:p>-</text:p>
          </table:table-cell>
          <table:table-cell office:value-type="float" office:value="3.1800000000000001E-3" table:style-name="ce15">
            <text:p>-</text:p>
          </table:table-cell>
          <table:table-cell office:value-type="float" office:value="0.122229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airnryan2,3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20.799564" table:style-name="ce15">
            <text:p>20.8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0.799564" table:style-name="ce15">
            <text:p>20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ardiff</text:p>
          </table:table-cell>
          <table:table-cell office:value-type="string" table:style-name="ce14">
            <text:p>Bristol Channel</text:p>
          </table:table-cell>
          <table:table-cell office:value-type="float" office:value="1.3633010000000001" table:style-name="ce15">
            <text:p>1.4</text:p>
          </table:table-cell>
          <table:table-cell office:value-type="float" office:value="1.3273999999999999E-2" table:style-name="ce15">
            <text:p>-</text:p>
          </table:table-cell>
          <table:table-cell office:value-type="float" office:value="2.9402999999999999E-2" table:style-name="ce15">
            <text:p>-</text:p>
          </table:table-cell>
          <table:table-cell office:value-type="float" office:value="3.9137870000000001" table:style-name="ce15">
            <text:p>3.9</text:p>
          </table:table-cell>
          <table:table-cell office:value-type="float" office:value="4.522E-3" table:style-name="ce15">
            <text:p>-</text:p>
          </table:table-cell>
          <table:table-cell office:value-type="float" office:value="0.422294" table:style-name="ce15">
            <text:p>0.4</text:p>
          </table:table-cell>
          <table:table-cell office:value-type="float" office:value="5.7465809999999999" table:style-name="ce15">
            <text:p>5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lyde</text:p>
          </table:table-cell>
          <table:table-cell office:value-type="string" table:style-name="ce14">
            <text:p>Scotland West Coast</text:p>
          </table:table-cell>
          <table:table-cell office:value-type="float" office:value="9.4957729999999998" table:style-name="ce15">
            <text:p>9.5</text:p>
          </table:table-cell>
          <table:table-cell office:value-type="float" office:value="0.83360500000000004" table:style-name="ce15">
            <text:p>0.8</text:p>
          </table:table-cell>
          <table:table-cell office:value-type="float" office:value="2.5252279999999998" table:style-name="ce15">
            <text:p>2.5</text:p>
          </table:table-cell>
          <table:table-cell office:value-type="float" office:value="7.8381889999999999" table:style-name="ce15">
            <text:p>7.8</text:p>
          </table:table-cell>
          <table:table-cell office:value-type="float" office:value="0.39372000000000001" table:style-name="ce15">
            <text:p>0.4</text:p>
          </table:table-cell>
          <table:table-cell office:value-type="float" office:value="7.6953999999999995E-2" table:style-name="ce15">
            <text:p>0.1</text:p>
          </table:table-cell>
          <table:table-cell office:value-type="float" office:value="21.163468999999999" table:style-name="ce15">
            <text:p>21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orpach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75833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7583399999999999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owes, Isle of Wight1</text:p>
          </table:table-cell>
          <table:table-cell office:value-type="string" table:style-name="ce14">
            <text:p>Sussex and Hampshire</text:p>
          </table:table-cell>
          <table:table-cell office:value-type="float" office:value="7.3330000000000006E-2" table:style-name="ce15">
            <text:p>0.1</text:p>
          </table:table-cell>
          <table:table-cell office:value-type="float" office:value="5.2344000000000002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.189307" table:style-name="ce15">
            <text:p>0.2</text:p>
          </table:table-cell>
          <table:table-cell office:value-type="float" office:value="2.0999999999999999E-3" table:style-name="ce15">
            <text:p>-</text:p>
          </table:table-cell>
          <table:table-cell office:value-type="float" office:value="9.2118000000000005E-2" table:style-name="ce15">
            <text:p>0.1</text:p>
          </table:table-cell>
          <table:table-cell office:value-type="float" office:value="0.40919899999999998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romarty Firth</text:p>
          </table:table-cell>
          <table:table-cell office:value-type="string" table:style-name="ce14">
            <text:p>Scotland East Coast</text:p>
          </table:table-cell>
          <table:table-cell office:value-type="float" office:value="0.36472700000000002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4260800000000002" table:style-name="ce15">
            <text:p>0.3</text:p>
          </table:table-cell>
          <table:table-cell office:value-type="float" office:value="0.36749799999999999" table:style-name="ce15">
            <text:p>0.4</text:p>
          </table:table-cell>
          <table:table-cell office:value-type="float" office:value="0.79872900000000002" table:style-name="ce15">
            <text:p>0.8</text:p>
          </table:table-cell>
          <table:table-cell office:value-type="float" office:value="1.8735619999999999" table:style-name="ce15">
            <text:p>1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Dover</text:p>
          </table:table-cell>
          <table:table-cell office:value-type="string" table:style-name="ce14">
            <text:p>Thames and Kent</text:p>
          </table:table-cell>
          <table:table-cell office:value-type="float" office:value="0.29128399999999999" table:style-name="ce15">
            <text:p>0.3</text:p>
          </table:table-cell>
          <table:table-cell office:value-type="float" office:value="114.360775" table:style-name="ce15">
            <text:p>114.4</text:p>
          </table:table-cell>
          <table:table-cell office:value-type="float" office:value="0.157606" table:style-name="ce15">
            <text:p>0.2</text:p>
          </table:table-cell>
          <table:table-cell office:value-type="float" office:value="1.6563559999999999" table:style-name="ce15">
            <text:p>1.7</text:p>
          </table:table-cell>
          <table:table-cell office:value-type="float" office:value="0.64627599999999996" table:style-name="ce15">
            <text:p>0.6</text:p>
          </table:table-cell>
          <table:table-cell office:value-type="float" office:value="7.0402000000000006E-2" table:style-name="ce15">
            <text:p>0.1</text:p>
          </table:table-cell>
          <table:table-cell office:value-type="float" office:value="117.182699" table:style-name="ce15">
            <text:p>117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Dundee</text:p>
          </table:table-cell>
          <table:table-cell office:value-type="string" table:style-name="ce14">
            <text:p>Scotland East Coast</text:p>
          </table:table-cell>
          <table:table-cell office:value-type="float" office:value="0.23055300000000001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1892499999999997" table:style-name="ce15">
            <text:p>0.5</text:p>
          </table:table-cell>
          <table:table-cell office:value-type="float" office:value="2.5808000000000001E-2" table:style-name="ce15">
            <text:p>-</text:p>
          </table:table-cell>
          <table:table-cell office:value-type="float" office:value="0.14232800000000001" table:style-name="ce15">
            <text:p>0.1</text:p>
          </table:table-cell>
          <table:table-cell office:value-type="float" office:value="0.91761400000000004" table:style-name="ce15">
            <text:p>0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almouth</text:p>
          </table:table-cell>
          <table:table-cell office:value-type="string" table:style-name="ce14">
            <text:p>West Country</text:p>
          </table:table-cell>
          <table:table-cell office:value-type="float" office:value="1.4289270000000001" table:style-name="ce15">
            <text:p>1.4</text:p>
          </table:table-cell>
          <table:table-cell office:value-type="float" office:value="4.2955E-2" table:style-name="ce15">
            <text:p>-</text:p>
          </table:table-cell>
          <table:table-cell office:value-type="float" office:value="0.14136099999999999" table:style-name="ce15">
            <text:p>0.1</text:p>
          </table:table-cell>
          <table:table-cell office:value-type="float" office:value="1.848506" table:style-name="ce15">
            <text:p>1.8</text:p>
          </table:table-cell>
          <table:table-cell office:value-type="float" office:value="5.6232999999999998E-2" table:style-name="ce15">
            <text:p>0.1</text:p>
          </table:table-cell>
          <table:table-cell office:value-type="float" office:value="4.3971000000000003E-2" table:style-name="ce15">
            <text:p>-</text:p>
          </table:table-cell>
          <table:table-cell office:value-type="float" office:value="3.5619529999999999" table:style-name="ce15">
            <text:p>3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elixstowe</text:p>
          </table:table-cell>
          <table:table-cell office:value-type="string" table:style-name="ce14">
            <text:p>Haven</text:p>
          </table:table-cell>
          <table:table-cell office:value-type="float" office:value="0.13188900000000001" table:style-name="ce15">
            <text:p>0.1</text:p>
          </table:table-cell>
          <table:table-cell office:value-type="float" office:value="7.3909070000000003" table:style-name="ce15">
            <text:p>7.4</text:p>
          </table:table-cell>
          <table:table-cell office:value-type="float" office:value="135.081851" table:style-name="ce15">
            <text:p>135.1</text:p>
          </table:table-cell>
          <table:table-cell office:value-type="float" office:value="0.29002099999999997" table:style-name="ce15">
            <text:p>0.3</text:p>
          </table:table-cell>
          <table:table-cell office:value-type="float" office:value="0" table:style-name="ce15">
            <text:p>-</text:p>
          </table:table-cell>
          <table:table-cell office:value-type="float" office:value="0.38458199999999998" table:style-name="ce15">
            <text:p>0.4</text:p>
          </table:table-cell>
          <table:table-cell office:value-type="float" office:value="143.27924999999999" table:style-name="ce15">
            <text:p>143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ishguard</text:p>
          </table:table-cell>
          <table:table-cell office:value-type="string" table:style-name="ce14">
            <text:p>West and North Wales</text:p>
          </table:table-cell>
          <table:table-cell office:value-type="float" office:value="2.8392000000000001E-2" table:style-name="ce15">
            <text:p>-</text:p>
          </table:table-cell>
          <table:table-cell office:value-type="float" office:value="1.827868" table:style-name="ce15">
            <text:p>1.8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6299999999999996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86189" table:style-name="ce15">
            <text:p>1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leetwood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orth</text:p>
          </table:table-cell>
          <table:table-cell office:value-type="string" table:style-name="ce14">
            <text:p>Scotland East Coast</text:p>
          </table:table-cell>
          <table:table-cell office:value-type="float" office:value="29.752049" table:style-name="ce15">
            <text:p>29.8</text:p>
          </table:table-cell>
          <table:table-cell office:value-type="float" office:value="1.292233" table:style-name="ce15">
            <text:p>1.3</text:p>
          </table:table-cell>
          <table:table-cell office:value-type="float" office:value="3.5686789999999999" table:style-name="ce15">
            <text:p>3.6</text:p>
          </table:table-cell>
          <table:table-cell office:value-type="float" office:value="2.1701220000000001" table:style-name="ce15">
            <text:p>2.2</text:p>
          </table:table-cell>
          <table:table-cell office:value-type="float" office:value="0.19564100000000001" table:style-name="ce15">
            <text:p>0.2</text:p>
          </table:table-cell>
          <table:table-cell office:value-type="float" office:value="0.41554799999999997" table:style-name="ce15">
            <text:p>0.4</text:p>
          </table:table-cell>
          <table:table-cell office:value-type="float" office:value="37.394272000000001" table:style-name="ce15">
            <text:p>37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owey</text:p>
          </table:table-cell>
          <table:table-cell office:value-type="string" table:style-name="ce14">
            <text:p>West Country</text:p>
          </table:table-cell>
          <table:table-cell office:value-type="float" office:value="7.1799999999999998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77464500000000003" table:style-name="ce15">
            <text:p>0.8</text:p>
          </table:table-cell>
          <table:table-cell office:value-type="float" office:value="1.8363000000000001E-2" table:style-name="ce15">
            <text:p>-</text:p>
          </table:table-cell>
          <table:table-cell office:value-type="float" office:value="2.1599999999999999E-4" table:style-name="ce15">
            <text:p>-</text:p>
          </table:table-cell>
          <table:table-cell office:value-type="float" office:value="0.800404" table:style-name="ce15">
            <text:p>0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raserburgh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1.3300000000000001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4805999999999997E-2" table:style-name="ce15">
            <text:p>-</text:p>
          </table:table-cell>
          <table:table-cell office:value-type="float" office:value="1.7699999999999999E-4" table:style-name="ce15">
            <text:p>-</text:p>
          </table:table-cell>
          <table:table-cell office:value-type="float" office:value="3.9189999999999997E-3" table:style-name="ce15">
            <text:p>-</text:p>
          </table:table-cell>
          <table:table-cell office:value-type="float" office:value="3.9035E-2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arston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3.0409999999999999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1178800000000002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0.22600500000000001" table:style-name="ce15">
            <text:p>0.2</text:p>
          </table:table-cell>
          <table:table-cell office:value-type="float" office:value="0.74083399999999999" table:style-name="ce15">
            <text:p>0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ill's Bay Scotland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0.39204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5500000000000002E-3" table:style-name="ce15">
            <text:p>-</text:p>
          </table:table-cell>
          <table:table-cell office:value-type="float" office:value="0.39459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lensanda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7.2199999999999999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726305" table:style-name="ce15">
            <text:p>6.7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7270269999999996" table:style-name="ce15">
            <text:p>6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oole</text:p>
          </table:table-cell>
          <table:table-cell office:value-type="string" table:style-name="ce14">
            <text:p>Humber</text:p>
          </table:table-cell>
          <table:table-cell office:value-type="float" office:value="7.8627000000000002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7876879999999999" table:style-name="ce15">
            <text:p>1.8</text:p>
          </table:table-cell>
          <table:table-cell office:value-type="float" office:value="0" table:style-name="ce15">
            <text:p>-</text:p>
          </table:table-cell>
          <table:table-cell office:value-type="float" office:value="6.9150000000000001E-3" table:style-name="ce15">
            <text:p>-</text:p>
          </table:table-cell>
          <table:table-cell office:value-type="float" office:value="1.87323" table:style-name="ce15">
            <text:p>1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reat Yarmouth</text:p>
          </table:table-cell>
          <table:table-cell office:value-type="string" table:style-name="ce14">
            <text:p>Wash &amp; Northern E Anglia</text:p>
          </table:table-cell>
          <table:table-cell office:value-type="float" office:value="0.184451" table:style-name="ce15">
            <text:p>0.2</text:p>
          </table:table-cell>
          <table:table-cell office:value-type="float" office:value="4.1450000000000002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95221500000000003" table:style-name="ce15">
            <text:p>1.0</text:p>
          </table:table-cell>
          <table:table-cell office:value-type="float" office:value="0" table:style-name="ce15">
            <text:p>-</text:p>
          </table:table-cell>
          <table:table-cell office:value-type="float" office:value="2.5812529999999998" table:style-name="ce15">
            <text:p>2.6</text:p>
          </table:table-cell>
          <table:table-cell office:value-type="float" office:value="3.722064" table:style-name="ce15">
            <text:p>3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rimsby &amp; Immingham</text:p>
          </table:table-cell>
          <table:table-cell office:value-type="string" table:style-name="ce14">
            <text:p>Humber</text:p>
          </table:table-cell>
          <table:table-cell office:value-type="float" office:value="33.243490000000001" table:style-name="ce15">
            <text:p>33.2</text:p>
          </table:table-cell>
          <table:table-cell office:value-type="float" office:value="44.703094999999998" table:style-name="ce15">
            <text:p>44.7</text:p>
          </table:table-cell>
          <table:table-cell office:value-type="float" office:value="4.8843909999999999" table:style-name="ce15">
            <text:p>4.9</text:p>
          </table:table-cell>
          <table:table-cell office:value-type="float" office:value="45.766826999999999" table:style-name="ce15">
            <text:p>45.8</text:p>
          </table:table-cell>
          <table:table-cell office:value-type="float" office:value="0" table:style-name="ce15">
            <text:p>-</text:p>
          </table:table-cell>
          <table:table-cell office:value-type="float" office:value="1.088984" table:style-name="ce15">
            <text:p>1.1</text:p>
          </table:table-cell>
          <table:table-cell office:value-type="float" office:value="129.68678700000001" table:style-name="ce15">
            <text:p>129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Harwich</text:p>
          </table:table-cell>
          <table:table-cell office:value-type="string" table:style-name="ce14">
            <text:p>Haven</text:p>
          </table:table-cell>
          <table:table-cell office:value-type="float" office:value="0.81246300000000005" table:style-name="ce15">
            <text:p>0.8</text:p>
          </table:table-cell>
          <table:table-cell office:value-type="float" office:value="18.550429999999999" table:style-name="ce15">
            <text:p>18.6</text:p>
          </table:table-cell>
          <table:table-cell office:value-type="float" office:value="0.22755600000000001" table:style-name="ce15">
            <text:p>0.2</text:p>
          </table:table-cell>
          <table:table-cell office:value-type="float" office:value="0.433282" table:style-name="ce15">
            <text:p>0.4</text:p>
          </table:table-cell>
          <table:table-cell office:value-type="float" office:value="0.25433499999999998" table:style-name="ce15">
            <text:p>0.3</text:p>
          </table:table-cell>
          <table:table-cell office:value-type="float" office:value="1.0277799999999999" table:style-name="ce15">
            <text:p>1.0</text:p>
          </table:table-cell>
          <table:table-cell office:value-type="float" office:value="21.305845999999999" table:style-name="ce15">
            <text:p>21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Heysham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10.111050000000001" table:style-name="ce15">
            <text:p>10.1</text:p>
          </table:table-cell>
          <table:table-cell office:value-type="float" office:value="0" table:style-name="ce15">
            <text:p>-</text:p>
          </table:table-cell>
          <table:table-cell office:value-type="float" office:value="7.1940000000000004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.61724999999999997" table:style-name="ce15">
            <text:p>0.6</text:p>
          </table:table-cell>
          <table:table-cell office:value-type="float" office:value="10.800240000000001" table:style-name="ce15">
            <text:p>10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Holyhead</text:p>
          </table:table-cell>
          <table:table-cell office:value-type="string" table:style-name="ce14">
            <text:p>West and North Wales</text:p>
          </table:table-cell>
          <table:table-cell office:value-type="float" office:value="0.16215299999999999" table:style-name="ce15">
            <text:p>0.2</text:p>
          </table:table-cell>
          <table:table-cell office:value-type="float" office:value="22.666449" table:style-name="ce15">
            <text:p>22.7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7.8079999999999997E-2" table:style-name="ce15">
            <text:p>0.1</text:p>
          </table:table-cell>
          <table:table-cell office:value-type="float" office:value="3.4874000000000002E-2" table:style-name="ce15">
            <text:p>-</text:p>
          </table:table-cell>
          <table:table-cell office:value-type="float" office:value="22.941555999999999" table:style-name="ce15">
            <text:p>22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Hull</text:p>
          </table:table-cell>
          <table:table-cell office:value-type="string" table:style-name="ce14">
            <text:p>Humber</text:p>
          </table:table-cell>
          <table:table-cell office:value-type="float" office:value="3.3374640000000002" table:style-name="ce15">
            <text:p>3.3</text:p>
          </table:table-cell>
          <table:table-cell office:value-type="float" office:value="6.8828339999999999" table:style-name="ce15">
            <text:p>6.9</text:p>
          </table:table-cell>
          <table:table-cell office:value-type="float" office:value="2.4547479999999999" table:style-name="ce15">
            <text:p>2.5</text:p>
          </table:table-cell>
          <table:table-cell office:value-type="float" office:value="5.9601290000000002" table:style-name="ce15">
            <text:p>6.0</text:p>
          </table:table-cell>
          <table:table-cell office:value-type="float" office:value="1.0765E-2" table:style-name="ce15">
            <text:p>-</text:p>
          </table:table-cell>
          <table:table-cell office:value-type="float" office:value="1.384736" table:style-name="ce15">
            <text:p>1.4</text:p>
          </table:table-cell>
          <table:table-cell office:value-type="float" office:value="20.030676" table:style-name="ce15">
            <text:p>20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Inverness</text:p>
          </table:table-cell>
          <table:table-cell office:value-type="string" table:style-name="ce14">
            <text:p>Scotland East Coast</text:p>
          </table:table-cell>
          <table:table-cell office:value-type="float" office:value="0.36147699999999999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5886899999999995" table:style-name="ce15">
            <text:p>0.6</text:p>
          </table:table-cell>
          <table:table-cell office:value-type="float" office:value="1.1709999999999999E-3" table:style-name="ce15">
            <text:p>-</text:p>
          </table:table-cell>
          <table:table-cell office:value-type="float" office:value="8.1000000000000004E-5" table:style-name="ce15">
            <text:p>-</text:p>
          </table:table-cell>
          <table:table-cell office:value-type="float" office:value="0.92159800000000003" table:style-name="ce15">
            <text:p>0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Ipswich</text:p>
          </table:table-cell>
          <table:table-cell office:value-type="string" table:style-name="ce14">
            <text:p>Haven</text:p>
          </table:table-cell>
          <table:table-cell office:value-type="float" office:value="7.1499999999999994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6.3499999999999997E-3" table:style-name="ce15">
            <text:p>-</text:p>
          </table:table-cell>
          <table:table-cell office:value-type="float" office:value="3.1019079999999999" table:style-name="ce15">
            <text:p>3.1</text:p>
          </table:table-cell>
          <table:table-cell office:value-type="float" office:value="7.2999999999999999E-5" table:style-name="ce15">
            <text:p>-</text:p>
          </table:table-cell>
          <table:table-cell office:value-type="float" office:value="0.188665" table:style-name="ce15">
            <text:p>0.2</text:p>
          </table:table-cell>
          <table:table-cell office:value-type="float" office:value="3.3684959999999999" table:style-name="ce15">
            <text:p>3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Kilroot</text:p>
          </table:table-cell>
          <table:table-cell office:value-type="string" table:style-name="ce14">
            <text:p>Northern Ireland</text:p>
          </table:table-cell>
          <table:table-cell office:value-type="float" office:value="7.1069999999999994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5.3150000000000003E-3" table:style-name="ce15">
            <text:p>-</text:p>
          </table:table-cell>
          <table:table-cell office:value-type="float" office:value="1.4472370000000001" table:style-name="ce15">
            <text:p>1.4</text:p>
          </table:table-cell>
          <table:table-cell office:value-type="float" office:value="4.8000000000000001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5241020000000001" table:style-name="ce15">
            <text:p>1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Kilroot Power Station Jetty</text:p>
          </table:table-cell>
          <table:table-cell office:value-type="string" table:style-name="ce14">
            <text:p>Northern Ireland</text:p>
          </table:table-cell>
          <table:table-cell office:value-type="float" office:value="6.4074000000000006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96482000000000001" table:style-name="ce15">
            <text:p>1.0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028894" table:style-name="ce15">
            <text:p>1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King's Lynn</text:p>
          </table:table-cell>
          <table:table-cell office:value-type="string" table:style-name="ce14">
            <text:p>Wash &amp; Northern E Angl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69738699999999998" table:style-name="ce15">
            <text:p>0.7</text:p>
          </table:table-cell>
          <table:table-cell office:value-type="float" office:value="0" table:style-name="ce15">
            <text:p>-</text:p>
          </table:table-cell>
          <table:table-cell office:value-type="float" office:value="2.5704999999999999E-2" table:style-name="ce15">
            <text:p>-</text:p>
          </table:table-cell>
          <table:table-cell office:value-type="float" office:value="0.72309199999999996" table:style-name="ce15">
            <text:p>0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ancaster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5923100000000001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5923100000000001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arne</text:p>
          </table:table-cell>
          <table:table-cell office:value-type="string" table:style-name="ce14">
            <text:p>Northern Ireland</text:p>
          </table:table-cell>
          <table:table-cell office:value-type="float" office:value="0.14793600000000001" table:style-name="ce15">
            <text:p>0.1</text:p>
          </table:table-cell>
          <table:table-cell office:value-type="float" office:value="8.7994970000000006" table:style-name="ce15">
            <text:p>8.8</text:p>
          </table:table-cell>
          <table:table-cell office:value-type="float" office:value="0" table:style-name="ce15">
            <text:p>-</text:p>
          </table:table-cell>
          <table:table-cell office:value-type="float" office:value="4.8910000000000004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9523240000000008" table:style-name="ce15">
            <text:p>9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erwick</text:p>
          </table:table-cell>
          <table:table-cell office:value-type="string" table:style-name="ce14">
            <text:p>Scotland East Coast</text:p>
          </table:table-cell>
          <table:table-cell office:value-type="float" office:value="0.344337" table:style-name="ce15">
            <text:p>0.3</text:p>
          </table:table-cell>
          <table:table-cell office:value-type="float" office:value="1.72339" table:style-name="ce15">
            <text:p>1.7</text:p>
          </table:table-cell>
          <table:table-cell office:value-type="float" office:value="5.1103000000000003E-2" table:style-name="ce15">
            <text:p>0.1</text:p>
          </table:table-cell>
          <table:table-cell office:value-type="float" office:value="0.66206100000000001" table:style-name="ce15">
            <text:p>0.7</text:p>
          </table:table-cell>
          <table:table-cell office:value-type="float" office:value="0.118932" table:style-name="ce15">
            <text:p>0.1</text:p>
          </table:table-cell>
          <table:table-cell office:value-type="float" office:value="0.68903300000000001" table:style-name="ce15">
            <text:p>0.7</text:p>
          </table:table-cell>
          <table:table-cell office:value-type="float" office:value="3.5888559999999998" table:style-name="ce15">
            <text:p>3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iverpool</text:p>
          </table:table-cell>
          <table:table-cell office:value-type="string" table:style-name="ce14">
            <text:p>Lancs and Cumbria</text:p>
          </table:table-cell>
          <table:table-cell office:value-type="float" office:value="23.717231000000002" table:style-name="ce15">
            <text:p>23.7</text:p>
          </table:table-cell>
          <table:table-cell office:value-type="float" office:value="20.188321999999999" table:style-name="ce15">
            <text:p>20.2</text:p>
          </table:table-cell>
          <table:table-cell office:value-type="float" office:value="14.028581000000001" table:style-name="ce15">
            <text:p>14.0</text:p>
          </table:table-cell>
          <table:table-cell office:value-type="float" office:value="15.367157000000001" table:style-name="ce15">
            <text:p>15.4</text:p>
          </table:table-cell>
          <table:table-cell office:value-type="float" office:value="0.35820600000000002" table:style-name="ce15">
            <text:p>0.4</text:p>
          </table:table-cell>
          <table:table-cell office:value-type="float" office:value="1.7706569999999999" table:style-name="ce15">
            <text:p>1.8</text:p>
          </table:table-cell>
          <table:table-cell office:value-type="float" office:value="75.430154000000002" table:style-name="ce15">
            <text:p>75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landulas</text:p>
          </table:table-cell>
          <table:table-cell office:value-type="string" table:style-name="ce14">
            <text:p>West and North Wales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75358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7535899999999999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och Ryan2,3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12.122889000000001" table:style-name="ce15">
            <text:p>12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4000000000000001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2.123129" table:style-name="ce15">
            <text:p>12.1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London</text:p>
          </table:table-cell>
          <table:table-cell office:value-type="string" table:style-name="ce14">
            <text:p>Thames and Kent</text:p>
          </table:table-cell>
          <table:table-cell office:value-type="float" office:value="18.831734999999998" table:style-name="ce15">
            <text:p>18.8</text:p>
          </table:table-cell>
          <table:table-cell office:value-type="float" office:value="29.393684" table:style-name="ce15">
            <text:p>29.4</text:p>
          </table:table-cell>
          <table:table-cell office:value-type="float" office:value="50.210262" table:style-name="ce15">
            <text:p>50.2</text:p>
          </table:table-cell>
          <table:table-cell office:value-type="float" office:value="13.38965" table:style-name="ce15">
            <text:p>13.4</text:p>
          </table:table-cell>
          <table:table-cell office:value-type="float" office:value="0.352242" table:style-name="ce15">
            <text:p>0.4</text:p>
          </table:table-cell>
          <table:table-cell office:value-type="float" office:value="9.0266000000000002" table:style-name="ce15">
            <text:p>9.0</text:p>
          </table:table-cell>
          <table:table-cell office:value-type="float" office:value="121.204173" table:style-name="ce15">
            <text:p>121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ondonderry</text:p>
          </table:table-cell>
          <table:table-cell office:value-type="string" table:style-name="ce14">
            <text:p>Northern Ireland</text:p>
          </table:table-cell>
          <table:table-cell office:value-type="float" office:value="0.91302899999999998" table:style-name="ce15">
            <text:p>0.9</text:p>
          </table:table-cell>
          <table:table-cell office:value-type="float" office:value="0" table:style-name="ce15">
            <text:p>-</text:p>
          </table:table-cell>
          <table:table-cell office:value-type="float" office:value="5.9049999999999997E-3" table:style-name="ce15">
            <text:p>-</text:p>
          </table:table-cell>
          <table:table-cell office:value-type="float" office:value="1.767957" table:style-name="ce15">
            <text:p>1.8</text:p>
          </table:table-cell>
          <table:table-cell office:value-type="float" office:value="3.247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7193619999999998" table:style-name="ce15">
            <text:p>2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owestoft</text:p>
          </table:table-cell>
          <table:table-cell office:value-type="string" table:style-name="ce14">
            <text:p>Wash &amp; Northern E Angl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5734300000000001" table:style-name="ce15">
            <text:p>0.2</text:p>
          </table:table-cell>
          <table:table-cell office:value-type="float" office:value="9.9999999999999995E-7" table:style-name="ce15">
            <text:p>-</text:p>
          </table:table-cell>
          <table:table-cell office:value-type="float" office:value="0.14461399999999999" table:style-name="ce15">
            <text:p>0.1</text:p>
          </table:table-cell>
          <table:table-cell office:value-type="float" office:value="0.301958" table:style-name="ce15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anchester</text:p>
          </table:table-cell>
          <table:table-cell office:value-type="string" table:style-name="ce14">
            <text:p>Lancs and Cumbria</text:p>
          </table:table-cell>
          <table:table-cell office:value-type="float" office:value="10.580835" table:style-name="ce15">
            <text:p>10.6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216259" table:style-name="ce15">
            <text:p>3.2</text:p>
          </table:table-cell>
          <table:table-cell office:value-type="float" office:value="0" table:style-name="ce15">
            <text:p>-</text:p>
          </table:table-cell>
          <table:table-cell office:value-type="float" office:value="8.9135000000000006E-2" table:style-name="ce15">
            <text:p>0.1</text:p>
          </table:table-cell>
          <table:table-cell office:value-type="float" office:value="13.886229" table:style-name="ce15">
            <text:p>13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edway</text:p>
          </table:table-cell>
          <table:table-cell office:value-type="string" table:style-name="ce14">
            <text:p>Thames and Kent</text:p>
          </table:table-cell>
          <table:table-cell office:value-type="float" office:value="5.190124" table:style-name="ce15">
            <text:p>5.2</text:p>
          </table:table-cell>
          <table:table-cell office:value-type="float" office:value="1.4063079999999999" table:style-name="ce15">
            <text:p>1.4</text:p>
          </table:table-cell>
          <table:table-cell office:value-type="float" office:value="4.9667000000000003" table:style-name="ce15">
            <text:p>5.0</text:p>
          </table:table-cell>
          <table:table-cell office:value-type="float" office:value="15.209217000000001" table:style-name="ce15">
            <text:p>15.2</text:p>
          </table:table-cell>
          <table:table-cell office:value-type="float" office:value="3.14E-3" table:style-name="ce15">
            <text:p>-</text:p>
          </table:table-cell>
          <table:table-cell office:value-type="float" office:value="1.994858" table:style-name="ce15">
            <text:p>2.0</text:p>
          </table:table-cell>
          <table:table-cell office:value-type="float" office:value="28.770347000000001" table:style-name="ce15">
            <text:p>28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ilford Haven</text:p>
          </table:table-cell>
          <table:table-cell office:value-type="string" table:style-name="ce14">
            <text:p>West and North Wales</text:p>
          </table:table-cell>
          <table:table-cell office:value-type="float" office:value="74.263762999999997" table:style-name="ce15">
            <text:p>74.3</text:p>
          </table:table-cell>
          <table:table-cell office:value-type="float" office:value="4.0372260000000004" table:style-name="ce15">
            <text:p>4.0</text:p>
          </table:table-cell>
          <table:table-cell office:value-type="float" office:value="0.124733" table:style-name="ce15">
            <text:p>0.1</text:p>
          </table:table-cell>
          <table:table-cell office:value-type="float" office:value="0.38033699999999998" table:style-name="ce15">
            <text:p>0.4</text:p>
          </table:table-cell>
          <table:table-cell office:value-type="float" office:value="1.9893000000000001E-2" table:style-name="ce15">
            <text:p>-</text:p>
          </table:table-cell>
          <table:table-cell office:value-type="float" office:value="0.12818099999999999" table:style-name="ce15">
            <text:p>0.1</text:p>
          </table:table-cell>
          <table:table-cell office:value-type="float" office:value="78.954132999999999" table:style-name="ce15">
            <text:p>79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istley</text:p>
          </table:table-cell>
          <table:table-cell office:value-type="string" table:style-name="ce14">
            <text:p>Haven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7810400000000001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7810400000000001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ontrose</text:p>
          </table:table-cell>
          <table:table-cell office:value-type="string" table:style-name="ce14">
            <text:p>Scotland East Coast</text:p>
          </table:table-cell>
          <table:table-cell office:value-type="float" office:value="5.3657000000000003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69400399999999995" table:style-name="ce15">
            <text:p>0.7</text:p>
          </table:table-cell>
          <table:table-cell office:value-type="float" office:value="5.0000000000000002E-5" table:style-name="ce15">
            <text:p>-</text:p>
          </table:table-cell>
          <table:table-cell office:value-type="float" office:value="0.74497500000000005" table:style-name="ce15">
            <text:p>0.7</text:p>
          </table:table-cell>
          <table:table-cell office:value-type="float" office:value="1.492686" table:style-name="ce15">
            <text:p>1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ostyn</text:p>
          </table:table-cell>
          <table:table-cell office:value-type="string" table:style-name="ce14">
            <text:p>West and North Wales</text:p>
          </table:table-cell>
          <table:table-cell office:value-type="float" office:value="0" table:style-name="ce15">
            <text:p>-</text:p>
          </table:table-cell>
          <table:table-cell office:value-type="float" office:value="9.7309999999999994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9.5490000000000002E-3" table:style-name="ce15">
            <text:p>-</text:p>
          </table:table-cell>
          <table:table-cell office:value-type="float" office:value="7.7999999999999999E-5" table:style-name="ce15">
            <text:p>-</text:p>
          </table:table-cell>
          <table:table-cell office:value-type="float" office:value="8.3750000000000005E-3" table:style-name="ce15">
            <text:p>-</text:p>
          </table:table-cell>
          <table:table-cell office:value-type="float" office:value="0.11531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Neath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1045800000000001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1045800000000001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Newhaven</text:p>
          </table:table-cell>
          <table:table-cell office:value-type="string" table:style-name="ce14">
            <text:p>Sussex and Hampshire</text:p>
          </table:table-cell>
          <table:table-cell office:value-type="float" office:value="1.8505000000000001E-2" table:style-name="ce15">
            <text:p>-</text:p>
          </table:table-cell>
          <table:table-cell office:value-type="float" office:value="3.0379360000000002" table:style-name="ce15">
            <text:p>3.0</text:p>
          </table:table-cell>
          <table:table-cell office:value-type="float" office:value="0" table:style-name="ce15">
            <text:p>-</text:p>
          </table:table-cell>
          <table:table-cell office:value-type="float" office:value="0.204390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7.9781000000000005E-2" table:style-name="ce15">
            <text:p>0.1</text:p>
          </table:table-cell>
          <table:table-cell office:value-type="float" office:value="3.3406129999999998" table:style-name="ce15">
            <text:p>3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Newport</text:p>
          </table:table-cell>
          <table:table-cell office:value-type="string" table:style-name="ce14">
            <text:p>Bristol Channel</text:p>
          </table:table-cell>
          <table:table-cell office:value-type="float" office:value="3.0899999999999999E-3" table:style-name="ce15">
            <text:p>-</text:p>
          </table:table-cell>
          <table:table-cell office:value-type="float" office:value="1.3273999999999999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.7380129999999996" table:style-name="ce15">
            <text:p>4.7</text:p>
          </table:table-cell>
          <table:table-cell office:value-type="float" office:value="0" table:style-name="ce15">
            <text:p>-</text:p>
          </table:table-cell>
          <table:table-cell office:value-type="float" office:value="0.236405" table:style-name="ce15">
            <text:p>0.2</text:p>
          </table:table-cell>
          <table:table-cell office:value-type="float" office:value="4.9907820000000003" table:style-name="ce15">
            <text:p>5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Orkney</text:p>
          </table:table-cell>
          <table:table-cell office:value-type="string" table:style-name="ce14">
            <text:p>Scotland East Coast</text:p>
          </table:table-cell>
          <table:table-cell office:value-type="float" office:value="8.9889349999999997" table:style-name="ce15">
            <text:p>9.0</text:p>
          </table:table-cell>
          <table:table-cell office:value-type="float" office:value="2.6102439999999998" table:style-name="ce15">
            <text:p>2.6</text:p>
          </table:table-cell>
          <table:table-cell office:value-type="float" office:value="5.1103000000000003E-2" table:style-name="ce15">
            <text:p>0.1</text:p>
          </table:table-cell>
          <table:table-cell office:value-type="float" office:value="0.40498200000000001" table:style-name="ce15">
            <text:p>0.4</text:p>
          </table:table-cell>
          <table:table-cell office:value-type="float" office:value="0.38791700000000001" table:style-name="ce15">
            <text:p>0.4</text:p>
          </table:table-cell>
          <table:table-cell office:value-type="float" office:value="8.9466000000000004E-2" table:style-name="ce15">
            <text:p>0.1</text:p>
          </table:table-cell>
          <table:table-cell office:value-type="float" office:value="12.532647000000001" table:style-name="ce15">
            <text:p>12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erth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1335000000000001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1335000000000001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eterhead</text:p>
          </table:table-cell>
          <table:table-cell office:value-type="string" table:style-name="ce14">
            <text:p>Scotland East Coast</text:p>
          </table:table-cell>
          <table:table-cell office:value-type="float" office:value="0.52413100000000001" table:style-name="ce15">
            <text:p>0.5</text:p>
          </table:table-cell>
          <table:table-cell office:value-type="float" office:value="1.1051999999999999E-2" table:style-name="ce15">
            <text:p>-</text:p>
          </table:table-cell>
          <table:table-cell office:value-type="float" office:value="3.9309999999999996E-3" table:style-name="ce15">
            <text:p>-</text:p>
          </table:table-cell>
          <table:table-cell office:value-type="float" office:value="0.29133199999999998" table:style-name="ce15">
            <text:p>0.3</text:p>
          </table:table-cell>
          <table:table-cell office:value-type="float" office:value="3.4320000000000002E-3" table:style-name="ce15">
            <text:p>-</text:p>
          </table:table-cell>
          <table:table-cell office:value-type="float" office:value="10.182411" table:style-name="ce15">
            <text:p>10.2</text:p>
          </table:table-cell>
          <table:table-cell office:value-type="float" office:value="11.016289" table:style-name="ce15">
            <text:p>11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lymouth</text:p>
          </table:table-cell>
          <table:table-cell office:value-type="string" table:style-name="ce14">
            <text:p>West Country</text:p>
          </table:table-cell>
          <table:table-cell office:value-type="float" office:value="1.8852420000000001" table:style-name="ce15">
            <text:p>1.9</text:p>
          </table:table-cell>
          <table:table-cell office:value-type="float" office:value="1.585332" table:style-name="ce15">
            <text:p>1.6</text:p>
          </table:table-cell>
          <table:table-cell office:value-type="float" office:value="0" table:style-name="ce15">
            <text:p>-</text:p>
          </table:table-cell>
          <table:table-cell office:value-type="float" office:value="1.077634" table:style-name="ce15">
            <text:p>1.1</text:p>
          </table:table-cell>
          <table:table-cell office:value-type="float" office:value="2.3032E-2" table:style-name="ce15">
            <text:p>-</text:p>
          </table:table-cell>
          <table:table-cell office:value-type="float" office:value="2.5149999999999999E-2" table:style-name="ce15">
            <text:p>-</text:p>
          </table:table-cell>
          <table:table-cell office:value-type="float" office:value="4.5963900000000004" table:style-name="ce15">
            <text:p>4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oole</text:p>
          </table:table-cell>
          <table:table-cell office:value-type="string" table:style-name="ce14">
            <text:p>West Country</text:p>
          </table:table-cell>
          <table:table-cell office:value-type="float" office:value="0.16730100000000001" table:style-name="ce15">
            <text:p>0.2</text:p>
          </table:table-cell>
          <table:table-cell office:value-type="float" office:value="1.7526250000000001" table:style-name="ce15">
            <text:p>1.8</text:p>
          </table:table-cell>
          <table:table-cell office:value-type="float" office:value="0" table:style-name="ce15">
            <text:p>-</text:p>
          </table:table-cell>
          <table:table-cell office:value-type="float" office:value="0.660659" table:style-name="ce15">
            <text:p>0.7</text:p>
          </table:table-cell>
          <table:table-cell office:value-type="float" office:value="7.7400000000000004E-3" table:style-name="ce15">
            <text:p>-</text:p>
          </table:table-cell>
          <table:table-cell office:value-type="float" office:value="0.21004500000000001" table:style-name="ce15">
            <text:p>0.2</text:p>
          </table:table-cell>
          <table:table-cell office:value-type="float" office:value="2.7983699999999998" table:style-name="ce15">
            <text:p>2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ort Talbot</text:p>
          </table:table-cell>
          <table:table-cell office:value-type="string" table:style-name="ce14">
            <text:p>Bristol Channel</text:p>
          </table:table-cell>
          <table:table-cell office:value-type="float" office:value="2.366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4.148572" table:style-name="ce15">
            <text:p>14.1</text:p>
          </table:table-cell>
          <table:table-cell office:value-type="float" office:value="0" table:style-name="ce15">
            <text:p>-</text:p>
          </table:table-cell>
          <table:table-cell office:value-type="float" office:value="0.12659999999999999" table:style-name="ce15">
            <text:p>0.1</text:p>
          </table:table-cell>
          <table:table-cell office:value-type="float" office:value="14.277538" table:style-name="ce15">
            <text:p>14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orthoustock</text:p>
          </table:table-cell>
          <table:table-cell office:value-type="string" table:style-name="ce14">
            <text:p>West Country</text:p>
          </table:table-cell>
          <table:table-cell office:value-type="float" office:value="9.9989999999999992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4970200000000001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5970100000000002" table:style-name="ce15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ortsmouth1</text:p>
          </table:table-cell>
          <table:table-cell office:value-type="string" table:style-name="ce14">
            <text:p>Sussex and Hampshire</text:p>
          </table:table-cell>
          <table:table-cell office:value-type="float" office:value="2.3972709999999999" table:style-name="ce15">
            <text:p>2.4</text:p>
          </table:table-cell>
          <table:table-cell office:value-type="float" office:value="14.835190000000001" table:style-name="ce15">
            <text:p>14.8</text:p>
          </table:table-cell>
          <table:table-cell office:value-type="float" office:value="0.50353499999999995" table:style-name="ce15">
            <text:p>0.5</text:p>
          </table:table-cell>
          <table:table-cell office:value-type="float" office:value="2.8992149999999999" table:style-name="ce15">
            <text:p>2.9</text:p>
          </table:table-cell>
          <table:table-cell office:value-type="float" office:value="7.1623999999999993E-2" table:style-name="ce15">
            <text:p>0.1</text:p>
          </table:table-cell>
          <table:table-cell office:value-type="float" office:value="0.56617700000000004" table:style-name="ce15">
            <text:p>0.6</text:p>
          </table:table-cell>
          <table:table-cell office:value-type="float" office:value="21.273012000000001" table:style-name="ce15">
            <text:p>21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amsgate</text:p>
          </table:table-cell>
          <table:table-cell office:value-type="string" table:style-name="ce14">
            <text:p>Thames and Kent</text:p>
          </table:table-cell>
          <table:table-cell office:value-type="float" office:value="9.103E-3" table:style-name="ce15">
            <text:p>-</text:p>
          </table:table-cell>
          <table:table-cell office:value-type="float" office:value="9.1839999999999995E-3" table:style-name="ce15">
            <text:p>-</text:p>
          </table:table-cell>
          <table:table-cell office:value-type="float" office:value="5.8169999999999999E-2" table:style-name="ce15">
            <text:p>0.1</text:p>
          </table:table-cell>
          <table:table-cell office:value-type="float" office:value="0.45987299999999998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2.7500000000000002E-4" table:style-name="ce15">
            <text:p>-</text:p>
          </table:table-cell>
          <table:table-cell office:value-type="float" office:value="0.536605" table:style-name="ce15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iver Ouse</text:p>
          </table:table-cell>
          <table:table-cell office:value-type="string" table:style-name="ce14">
            <text:p>Humber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5001200000000001" table:style-name="ce15">
            <text:p>0.3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5001200000000001" table:style-name="ce15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iver Trent</text:p>
          </table:table-cell>
          <table:table-cell office:value-type="string" table:style-name="ce14">
            <text:p>Humber</text:p>
          </table:table-cell>
          <table:table-cell office:value-type="float" office:value="2.8261999999999999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9318660000000001" table:style-name="ce15">
            <text:p>1.9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9601280000000001" table:style-name="ce15">
            <text:p>2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ivers Hull and Humber</text:p>
          </table:table-cell>
          <table:table-cell office:value-type="string" table:style-name="ce14">
            <text:p>Humber</text:p>
          </table:table-cell>
          <table:table-cell office:value-type="float" office:value="10.912991999999999" table:style-name="ce15">
            <text:p>10.9</text:p>
          </table:table-cell>
          <table:table-cell office:value-type="float" office:value="0.44013799999999997" table:style-name="ce15">
            <text:p>0.4</text:p>
          </table:table-cell>
          <table:table-cell office:value-type="float" office:value="6.2893000000000004E-2" table:style-name="ce15">
            <text:p>0.1</text:p>
          </table:table-cell>
          <table:table-cell office:value-type="float" office:value="1.2591950000000001" table:style-name="ce15">
            <text:p>1.3</text:p>
          </table:table-cell>
          <table:table-cell office:value-type="float" office:value="0" table:style-name="ce15">
            <text:p>-</text:p>
          </table:table-cell>
          <table:table-cell office:value-type="float" office:value="0.64954000000000001" table:style-name="ce15">
            <text:p>0.6</text:p>
          </table:table-cell>
          <table:table-cell office:value-type="float" office:value="13.324757999999999" table:style-name="ce15">
            <text:p>13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ye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0183999999999999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0183999999999999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crabster</text:p>
          </table:table-cell>
          <table:table-cell office:value-type="string" table:style-name="ce14">
            <text:p>Scotland East Coast</text:p>
          </table:table-cell>
          <table:table-cell office:value-type="float" office:value="6.3519999999999993E-2" table:style-name="ce15">
            <text:p>0.1</text:p>
          </table:table-cell>
          <table:table-cell office:value-type="float" office:value="0.96024399999999999" table:style-name="ce15">
            <text:p>1.0</text:p>
          </table:table-cell>
          <table:table-cell office:value-type="float" office:value="0" table:style-name="ce15">
            <text:p>-</text:p>
          </table:table-cell>
          <table:table-cell office:value-type="float" office:value="0.39790799999999998" table:style-name="ce15">
            <text:p>0.4</text:p>
          </table:table-cell>
          <table:table-cell office:value-type="float" office:value="1.5396E-2" table:style-name="ce15">
            <text:p>-</text:p>
          </table:table-cell>
          <table:table-cell office:value-type="float" office:value="0.23576800000000001" table:style-name="ce15">
            <text:p>0.2</text:p>
          </table:table-cell>
          <table:table-cell office:value-type="float" office:value="1.672836" table:style-name="ce15">
            <text:p>1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eaham</text:p>
          </table:table-cell>
          <table:table-cell office:value-type="string" table:style-name="ce14">
            <text:p>North E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96479400000000004" table:style-name="ce15">
            <text:p>1.0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96479400000000004" table:style-name="ce15">
            <text:p>1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harpness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1.25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8678200000000003" table:style-name="ce15">
            <text:p>0.6</text:p>
          </table:table-cell>
          <table:table-cell office:value-type="float" office:value="7.7999999999999999E-5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8698499999999998" table:style-name="ce15">
            <text:p>0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horeham</text:p>
          </table:table-cell>
          <table:table-cell office:value-type="string" table:style-name="ce14">
            <text:p>Sussex and Hampshire</text:p>
          </table:table-cell>
          <table:table-cell office:value-type="float" office:value="6.1749999999999999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6.1614000000000002E-2" table:style-name="ce15">
            <text:p>0.1</text:p>
          </table:table-cell>
          <table:table-cell office:value-type="float" office:value="1.7546360000000001" table:style-name="ce15">
            <text:p>1.8</text:p>
          </table:table-cell>
          <table:table-cell office:value-type="float" office:value="2.4000000000000001E-4" table:style-name="ce15">
            <text:p>-</text:p>
          </table:table-cell>
          <table:table-cell office:value-type="float" office:value="1.5952010000000001" table:style-name="ce15">
            <text:p>1.6</text:p>
          </table:table-cell>
          <table:table-cell office:value-type="float" office:value="3.4734409999999998" table:style-name="ce15">
            <text:p>3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illoth</text:p>
          </table:table-cell>
          <table:table-cell office:value-type="string" table:style-name="ce14">
            <text:p>Lancs and Cumbria</text:p>
          </table:table-cell>
          <table:table-cell office:value-type="float" office:value="3.3700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3878699999999999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1.1525000000000001E-2" table:style-name="ce15">
            <text:p>-</text:p>
          </table:table-cell>
          <table:table-cell office:value-type="float" office:value="0.18401200000000001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outhampton1</text:p>
          </table:table-cell>
          <table:table-cell office:value-type="string" table:style-name="ce14">
            <text:p>Sussex and Hampshire</text:p>
          </table:table-cell>
          <table:table-cell office:value-type="float" office:value="41.259296999999997" table:style-name="ce15">
            <text:p>41.3</text:p>
          </table:table-cell>
          <table:table-cell office:value-type="float" office:value="0.98815600000000003" table:style-name="ce15">
            <text:p>1.0</text:p>
          </table:table-cell>
          <table:table-cell office:value-type="float" office:value="93.995766000000003" table:style-name="ce15">
            <text:p>94.0</text:p>
          </table:table-cell>
          <table:table-cell office:value-type="float" office:value="22.948947" table:style-name="ce15">
            <text:p>22.9</text:p>
          </table:table-cell>
          <table:table-cell office:value-type="float" office:value="3.5627520000000001" table:style-name="ce15">
            <text:p>3.6</text:p>
          </table:table-cell>
          <table:table-cell office:value-type="float" office:value="1.9231670000000001" table:style-name="ce15">
            <text:p>1.9</text:p>
          </table:table-cell>
          <table:table-cell office:value-type="float" office:value="164.67808500000001" table:style-name="ce15">
            <text:p>164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tornoway</text:p>
          </table:table-cell>
          <table:table-cell office:value-type="string" table:style-name="ce14">
            <text:p>Scotland West Coast</text:p>
          </table:table-cell>
          <table:table-cell office:value-type="float" office:value="0.13305900000000001" table:style-name="ce15">
            <text:p>0.1</text:p>
          </table:table-cell>
          <table:table-cell office:value-type="float" office:value="0.38683499999999998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4.5130000000000003E-2" table:style-name="ce15">
            <text:p>-</text:p>
          </table:table-cell>
          <table:table-cell office:value-type="float" office:value="2.2970000000000001E-2" table:style-name="ce15">
            <text:p>-</text:p>
          </table:table-cell>
          <table:table-cell office:value-type="float" office:value="1.768E-3" table:style-name="ce15">
            <text:p>-</text:p>
          </table:table-cell>
          <table:table-cell office:value-type="float" office:value="0.58976200000000001" table:style-name="ce15">
            <text:p>0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tranraer2,3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ullom Voe</text:p>
          </table:table-cell>
          <table:table-cell office:value-type="string" table:style-name="ce14">
            <text:p>Scotland East Coast</text:p>
          </table:table-cell>
          <table:table-cell office:value-type="float" office:value="9.7172889999999992" table:style-name="ce15">
            <text:p>9.7</text:p>
          </table:table-cell>
          <table:table-cell office:value-type="float" office:value="6.8849999999999996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3584000000000003E-2" table:style-name="ce15">
            <text:p>-</text:p>
          </table:table-cell>
          <table:table-cell office:value-type="float" office:value="1.8E-3" table:style-name="ce15">
            <text:p>-</text:p>
          </table:table-cell>
          <table:table-cell office:value-type="float" office:value="9.1615000000000002E-2" table:style-name="ce15">
            <text:p>0.1</text:p>
          </table:table-cell>
          <table:table-cell office:value-type="float" office:value="9.8511729999999993" table:style-name="ce15">
            <text:p>9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underland</text:p>
          </table:table-cell>
          <table:table-cell office:value-type="string" table:style-name="ce14">
            <text:p>North East</text:p>
          </table:table-cell>
          <table:table-cell office:value-type="float" office:value="4.3976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0591379999999999" table:style-name="ce15">
            <text:p>1.1</text:p>
          </table:table-cell>
          <table:table-cell office:value-type="float" office:value="0" table:style-name="ce15">
            <text:p>-</text:p>
          </table:table-cell>
          <table:table-cell office:value-type="float" office:value="0.170683" table:style-name="ce15">
            <text:p>0.2</text:p>
          </table:table-cell>
          <table:table-cell office:value-type="float" office:value="1.2737970000000001" table:style-name="ce15">
            <text:p>1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utton Bridge</text:p>
          </table:table-cell>
          <table:table-cell office:value-type="string" table:style-name="ce14">
            <text:p>Wash &amp; Northern E Angl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6202300000000002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6202300000000002" table:style-name="ce15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wansea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61988299999999996" table:style-name="ce15">
            <text:p>0.6</text:p>
          </table:table-cell>
          <table:table-cell office:value-type="float" office:value="1.17E-3" table:style-name="ce15">
            <text:p>-</text:p>
          </table:table-cell>
          <table:table-cell office:value-type="float" office:value="0.26561099999999999" table:style-name="ce15">
            <text:p>0.3</text:p>
          </table:table-cell>
          <table:table-cell office:value-type="float" office:value="0.88666400000000001" table:style-name="ce15">
            <text:p>0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Tees and Hartlepool</text:p>
          </table:table-cell>
          <table:table-cell office:value-type="string" table:style-name="ce14">
            <text:p>North East</text:p>
          </table:table-cell>
          <table:table-cell office:value-type="float" office:value="31.450185999999999" table:style-name="ce15">
            <text:p>31.5</text:p>
          </table:table-cell>
          <table:table-cell office:value-type="float" office:value="4.5617109999999998" table:style-name="ce15">
            <text:p>4.6</text:p>
          </table:table-cell>
          <table:table-cell office:value-type="float" office:value="7.0557749999999997" table:style-name="ce15">
            <text:p>7.1</text:p>
          </table:table-cell>
          <table:table-cell office:value-type="float" office:value="13.646106" table:style-name="ce15">
            <text:p>13.6</text:p>
          </table:table-cell>
          <table:table-cell office:value-type="float" office:value="3.5E-4" table:style-name="ce15">
            <text:p>-</text:p>
          </table:table-cell>
          <table:table-cell office:value-type="float" office:value="2.317415" table:style-name="ce15">
            <text:p>2.3</text:p>
          </table:table-cell>
          <table:table-cell office:value-type="float" office:value="59.031542999999999" table:style-name="ce15">
            <text:p>59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Teignmouth</text:p>
          </table:table-cell>
          <table:table-cell office:value-type="string" table:style-name="ce14">
            <text:p>West Country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6657999999999999" table:style-name="ce15">
            <text:p>0.5</text:p>
          </table:table-cell>
          <table:table-cell office:value-type="float" office:value="2.4000000000000001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6682000000000001" table:style-name="ce15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Troon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.11573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.29391400000000001" table:style-name="ce15">
            <text:p>0.3</text:p>
          </table:table-cell>
          <table:table-cell office:value-type="float" office:value="4.8000000000000001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1012399999999999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Tyne</text:p>
          </table:table-cell>
          <table:table-cell office:value-type="string" table:style-name="ce14">
            <text:p>North East</text:p>
          </table:table-cell>
          <table:table-cell office:value-type="float" office:value="0.259992" table:style-name="ce15">
            <text:p>0.3</text:p>
          </table:table-cell>
          <table:table-cell office:value-type="float" office:value="1.430976" table:style-name="ce15">
            <text:p>1.4</text:p>
          </table:table-cell>
          <table:table-cell office:value-type="float" office:value="1.288141" table:style-name="ce15">
            <text:p>1.3</text:p>
          </table:table-cell>
          <table:table-cell office:value-type="float" office:value="8.4832610000000006" table:style-name="ce15">
            <text:p>8.5</text:p>
          </table:table-cell>
          <table:table-cell office:value-type="float" office:value="0.15287899999999999" table:style-name="ce15">
            <text:p>0.2</text:p>
          </table:table-cell>
          <table:table-cell office:value-type="float" office:value="0.77171800000000002" table:style-name="ce15">
            <text:p>0.8</text:p>
          </table:table-cell>
          <table:table-cell office:value-type="float" office:value="12.386967" table:style-name="ce15">
            <text:p>12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allasea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03447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0344799999999999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arrenpoint</text:p>
          </table:table-cell>
          <table:table-cell office:value-type="string" table:style-name="ce14">
            <text:p>Northern Ireland</text:p>
          </table:table-cell>
          <table:table-cell office:value-type="float" office:value="5.2052000000000001E-2" table:style-name="ce15">
            <text:p>0.1</text:p>
          </table:table-cell>
          <table:table-cell office:value-type="float" office:value="2.573261" table:style-name="ce15">
            <text:p>2.6</text:p>
          </table:table-cell>
          <table:table-cell office:value-type="float" office:value="0.80666099999999996" table:style-name="ce15">
            <text:p>0.8</text:p>
          </table:table-cell>
          <table:table-cell office:value-type="float" office:value="1.3324769999999999" table:style-name="ce15">
            <text:p>1.3</text:p>
          </table:table-cell>
          <table:table-cell office:value-type="float" office:value="0" table:style-name="ce15">
            <text:p>-</text:p>
          </table:table-cell>
          <table:table-cell office:value-type="float" office:value="5.1000000000000004E-3" table:style-name="ce15">
            <text:p>-</text:p>
          </table:table-cell>
          <table:table-cell office:value-type="float" office:value="4.7695509999999999" table:style-name="ce15">
            <text:p>4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eymouth &amp; Portland</text:p>
          </table:table-cell>
          <table:table-cell office:value-type="string" table:style-name="ce14">
            <text:p>West Country</text:p>
          </table:table-cell>
          <table:table-cell office:value-type="float" office:value="1.274386" table:style-name="ce15">
            <text:p>1.3</text:p>
          </table:table-cell>
          <table:table-cell office:value-type="float" office:value="3.3274999999999999E-2" table:style-name="ce15">
            <text:p>-</text:p>
          </table:table-cell>
          <table:table-cell office:value-type="float" office:value="1.9528E-2" table:style-name="ce15">
            <text:p>-</text:p>
          </table:table-cell>
          <table:table-cell office:value-type="float" office:value="0.95165500000000003" table:style-name="ce15">
            <text:p>1.0</text:p>
          </table:table-cell>
          <table:table-cell office:value-type="float" office:value="0.14227200000000001" table:style-name="ce15">
            <text:p>0.1</text:p>
          </table:table-cell>
          <table:table-cell office:value-type="float" office:value="4.0649999999999999E-2" table:style-name="ce15">
            <text:p>-</text:p>
          </table:table-cell>
          <table:table-cell office:value-type="float" office:value="2.4617659999999999" table:style-name="ce15">
            <text:p>2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hitstable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5759999999999997E-2" table:style-name="ce15">
            <text:p>0.1</text:p>
          </table:table-cell>
          <table:table-cell office:value-type="float" office:value="2.5599999999999999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6016000000000003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isbech</text:p>
          </table:table-cell>
          <table:table-cell office:value-type="string" table:style-name="ce14">
            <text:p>Wash &amp; Northern E Angl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9.7073999999999994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9.7073999999999994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orkington</text:p>
          </table:table-cell>
          <table:table-cell office:value-type="string" table:style-name="ce14">
            <text:p>Lancs and Cumbria</text:p>
          </table:table-cell>
          <table:table-cell office:value-type="float" office:value="3.4667000000000003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3205499999999999" table:style-name="ce15">
            <text:p>0.3</text:p>
          </table:table-cell>
          <table:table-cell office:value-type="float" office:value="0" table:style-name="ce15">
            <text:p>-</text:p>
          </table:table-cell>
          <table:table-cell office:value-type="float" office:value="2.3784E-2" table:style-name="ce15">
            <text:p>-</text:p>
          </table:table-cell>
          <table:table-cell office:value-type="float" office:value="0.39050600000000002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Others</text:p>
          </table:table-cell>
          <table:table-cell table:style-name="ce14"/>
          <table:table-cell office:value-type="float" office:value="10.956827000000001" table:style-name="ce15">
            <text:p>11.0</text:p>
          </table:table-cell>
          <table:table-cell office:value-type="float" office:value="1.3522749999999999" table:style-name="ce15">
            <text:p>1.4</text:p>
          </table:table-cell>
          <table:table-cell office:value-type="float" office:value="3.2059999999999998E-2" table:style-name="ce15">
            <text:p>-</text:p>
          </table:table-cell>
          <table:table-cell office:value-type="float" office:value="3.8701279999999998" table:style-name="ce15">
            <text:p>3.9</text:p>
          </table:table-cell>
          <table:table-cell office:value-type="float" office:value="5.5953999999999997E-2" table:style-name="ce15">
            <text:p>0.1</text:p>
          </table:table-cell>
          <table:table-cell office:value-type="float" office:value="0.52014400000000005" table:style-name="ce15">
            <text:p>0.5</text:p>
          </table:table-cell>
          <table:table-cell office:value-type="float" office:value="16.787388" table:style-name="ce15">
            <text:p>16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England</text:p>
          </table:table-cell>
          <table:table-cell table:style-name="ce16"/>
          <table:table-cell office:value-type="float" office:value="197.668307" table:style-name="ce15">
            <text:p>197.7</text:p>
          </table:table-cell>
          <table:table-cell office:value-type="float" office:value="282.19787300000002" table:style-name="ce15">
            <text:p>282.2</text:p>
          </table:table-cell>
          <table:table-cell office:value-type="float" office:value="318.40607999999997" table:style-name="ce15">
            <text:p>318.4</text:p>
          </table:table-cell>
          <table:table-cell office:value-type="float" office:value="190.15476000000001" table:style-name="ce15">
            <text:p>190.2</text:p>
          </table:table-cell>
          <table:table-cell office:value-type="float" office:value="5.7251450000000004" table:style-name="ce15">
            <text:p>5.7</text:p>
          </table:table-cell>
          <table:table-cell office:value-type="float" office:value="30.597086000000001" table:style-name="ce15">
            <text:p>30.6</text:p>
          </table:table-cell>
          <table:table-cell office:value-type="float" office:value="1024.749251" table:style-name="ce15">
            <text:p>1,024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ales</text:p>
          </table:table-cell>
          <table:table-cell table:style-name="ce16"/>
          <table:table-cell office:value-type="float" office:value="76.213661000000002" table:style-name="ce15">
            <text:p>76.2</text:p>
          </table:table-cell>
          <table:table-cell office:value-type="float" office:value="28.655401000000001" table:style-name="ce15">
            <text:p>28.7</text:p>
          </table:table-cell>
          <table:table-cell office:value-type="float" office:value="0.154136" table:style-name="ce15">
            <text:p>0.2</text:p>
          </table:table-cell>
          <table:table-cell office:value-type="float" office:value="24.455642999999998" table:style-name="ce15">
            <text:p>24.5</text:p>
          </table:table-cell>
          <table:table-cell office:value-type="float" office:value="0.109373" table:style-name="ce15">
            <text:p>0.1</text:p>
          </table:table-cell>
          <table:table-cell office:value-type="float" office:value="1.237722" table:style-name="ce15">
            <text:p>1.2</text:p>
          </table:table-cell>
          <table:table-cell office:value-type="float" office:value="130.82593600000001" table:style-name="ce15">
            <text:p>130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cotland2,3</text:p>
          </table:table-cell>
          <table:table-cell table:style-name="ce16"/>
          <table:table-cell office:value-type="float" office:value="65.188118000000003" table:style-name="ce15">
            <text:p>65.2</text:p>
          </table:table-cell>
          <table:table-cell office:value-type="float" office:value="44.915968999999997" table:style-name="ce15">
            <text:p>44.9</text:p>
          </table:table-cell>
          <table:table-cell office:value-type="float" office:value="6.2766299999999999" table:style-name="ce15">
            <text:p>6.3</text:p>
          </table:table-cell>
          <table:table-cell office:value-type="float" office:value="26.00225" table:style-name="ce15">
            <text:p>26.0</text:p>
          </table:table-cell>
          <table:table-cell office:value-type="float" office:value="1.601672" table:style-name="ce15">
            <text:p>1.6</text:p>
          </table:table-cell>
          <table:table-cell office:value-type="float" office:value="34.476970000000001" table:style-name="ce15">
            <text:p>34.5</text:p>
          </table:table-cell>
          <table:table-cell office:value-type="float" office:value="178.46160900000001" table:style-name="ce15">
            <text:p>178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reat Britain Total2,3</text:p>
          </table:table-cell>
          <table:table-cell table:style-name="ce16"/>
          <table:table-cell office:value-type="float" office:value="339.07008600000006" table:style-name="ce15">
            <text:p>339.1</text:p>
          </table:table-cell>
          <table:table-cell office:value-type="float" office:value="355.76924300000002" table:style-name="ce15">
            <text:p>355.8</text:p>
          </table:table-cell>
          <table:table-cell office:value-type="float" office:value="324.83684599999998" table:style-name="ce15">
            <text:p>324.8</text:p>
          </table:table-cell>
          <table:table-cell office:value-type="float" office:value="240.61265300000002" table:style-name="ce15">
            <text:p>240.6</text:p>
          </table:table-cell>
          <table:table-cell office:value-type="float" office:value="7.4361899999999999" table:style-name="ce15">
            <text:p>7.4</text:p>
          </table:table-cell>
          <table:table-cell office:value-type="float" office:value="66.311778000000004" table:style-name="ce15">
            <text:p>66.3</text:p>
          </table:table-cell>
          <table:table-cell office:value-type="float" office:value="1334.0367959999999" table:style-name="ce15">
            <text:p>1,334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Northern Ireland</text:p>
          </table:table-cell>
          <table:table-cell table:style-name="ce16"/>
          <table:table-cell office:value-type="float" office:value="4.9480409999999999" table:style-name="ce15">
            <text:p>4.9</text:p>
          </table:table-cell>
          <table:table-cell office:value-type="float" office:value="32.636816000000003" table:style-name="ce15">
            <text:p>32.6</text:p>
          </table:table-cell>
          <table:table-cell office:value-type="float" office:value="3.738235" table:style-name="ce15">
            <text:p>3.7</text:p>
          </table:table-cell>
          <table:table-cell office:value-type="float" office:value="15.896131" table:style-name="ce15">
            <text:p>15.9</text:p>
          </table:table-cell>
          <table:table-cell office:value-type="float" office:value="0.37398399999999998" table:style-name="ce15">
            <text:p>0.4</text:p>
          </table:table-cell>
          <table:table-cell office:value-type="float" office:value="7.739E-2" table:style-name="ce15">
            <text:p>0.1</text:p>
          </table:table-cell>
          <table:table-cell office:value-type="float" office:value="57.670597000000001" table:style-name="ce15">
            <text:p>57.7</text:p>
          </table:table-cell>
          <table:table-cell table:number-columns-repeated="16375"/>
        </table:table-row>
        <table:table-row table:style-name="ro5">
          <table:table-cell office:value-type="string" table:style-name="ce17">
            <text:p>United Kingdom Total 2,3<text:s/></text:p>
          </table:table-cell>
          <table:table-cell table:style-name="ce18"/>
          <table:table-cell office:value-type="float" office:value="344.01812700000005" table:style-name="ce31">
            <text:p>344.0</text:p>
          </table:table-cell>
          <table:table-cell office:value-type="float" office:value="388.40605900000003" table:style-name="ce31">
            <text:p>388.4</text:p>
          </table:table-cell>
          <table:table-cell office:value-type="float" office:value="328.57508099999995" table:style-name="ce31">
            <text:p>328.6</text:p>
          </table:table-cell>
          <table:table-cell office:value-type="float" office:value="256.50878400000005" table:style-name="ce31">
            <text:p>256.5</text:p>
          </table:table-cell>
          <table:table-cell office:value-type="float" office:value="7.8101739999999999" table:style-name="ce31">
            <text:p>7.8</text:p>
          </table:table-cell>
          <table:table-cell office:value-type="float" office:value="66.389167999999998" table:style-name="ce31">
            <text:p>66.4</text:p>
          </table:table-cell>
          <table:table-cell office:value-type="float" office:value="1391.7073929999999" table:style-name="ce31">
            <text:p>1,391.7</text:p>
          </table:table-cell>
          <table:table-cell table:number-columns-repeated="16375"/>
        </table:table-row>
        <table:table-row table:style-name="ro5">
          <table:table-cell table:style-name="ce14"/>
          <table:table-cell table:style-name="ce16"/>
          <table:table-cell table:number-columns-repeated="5" table:style-name="ce20"/>
          <table:table-cell table:number-columns-repeated="2" table:style-name="ce16"/>
          <table:table-cell table:number-columns-repeated="16375"/>
        </table:table-row>
        <table:table-row table:style-name="ro5">
          <table:table-cell office:value-type="string" table:style-name="ce14">
            <text:p>1 Excludes Isle of Wight ferry traffic. See Port Freight Statistics Technical Note for more details of arrivals and types of vessels that are excluded.</text:p>
          </table:table-cell>
          <table:table-cell table:style-name="ce21"/>
          <table:table-cell table:number-columns-repeated="2" table:style-name="ce22"/>
          <table:table-cell table:number-columns-repeated="3" table:style-name="ce3"/>
          <table:table-cell table:number-columns-repeated="2" table:style-name="ce22"/>
          <table:table-cell table:number-columns-repeated="16375"/>
        </table:table-row>
        <table:table-row table:style-name="ro5">
          <table:table-cell office:value-type="string" table:style-name="ce14">
            <text:p>2 Ro-Ro vessels data is revised for Cairnryan and Stranraer due to a processing error.<text:s/></text:p>
          </table:table-cell>
          <table:table-cell table:style-name="ce21"/>
          <table:table-cell table:number-columns-repeated="2" table:style-name="ce22"/>
          <table:table-cell table:number-columns-repeated="3" table:style-name="ce3"/>
          <table:table-cell table:number-columns-repeated="2" table:style-name="ce22"/>
          <table:table-cell table:number-columns-repeated="16375"/>
        </table:table-row>
        <table:table-row table:style-name="ro5">
          <table:table-cell office:value-type="string" table:style-name="ce14">
            <text:p>3 Stranraer port closed in November 2011 and its facility <text:s/>were transfer to Loch Ryan.</text:p>
          </table:table-cell>
          <table:table-cell table:style-name="ce21"/>
          <table:table-cell table:number-columns-repeated="2" table:style-name="ce22"/>
          <table:table-cell table:number-columns-repeated="3" table:style-name="ce3"/>
          <table:table-cell table:number-columns-repeated="2" table:style-name="ce22"/>
          <table:table-cell table:number-columns-repeated="16375"/>
        </table:table-row>
        <table:table-row table:style-name="ro5">
          <table:table-cell table:style-name="ce14"/>
          <table:table-cell table:style-name="ce21"/>
          <table:table-cell table:number-columns-repeated="2" table:style-name="ce22"/>
          <table:table-cell table:number-columns-repeated="3" table:style-name="ce3"/>
          <table:table-cell table:number-columns-repeated="2" table:style-name="ce22"/>
          <table:table-cell table:number-columns-repeated="16375"/>
        </table:table-row>
        <table:table-row table:style-name="ro5">
          <table:table-cell office:value-type="string" table:style-name="ce23">
            <text:p>http://assets.dft.gov.uk/statistics/series/ports/portstattechnote.pdf</text:p>
          </table:table-cell>
          <table:table-cell table:style-name="ce24"/>
          <table:table-cell table:number-columns-repeated="2" table:style-name="ce22"/>
          <table:table-cell table:number-columns-repeated="3" table:style-name="ce3"/>
          <table:table-cell table:style-name="ce22"/>
          <table:table-cell table:number-columns-repeated="16376" table:style-name="ce3"/>
        </table:table-row>
        <table:table-row table:style-name="ro5">
          <table:table-cell table:style-name="ce23"/>
          <table:table-cell table:style-name="ce24"/>
          <table:table-cell table:number-columns-repeated="2" table:style-name="ce22"/>
          <table:table-cell table:number-columns-repeated="3" table:style-name="ce3"/>
          <table:table-cell table:style-name="ce22"/>
          <table:table-cell table:number-columns-repeated="16376" table:style-name="ce3"/>
        </table:table-row>
        <table:table-row table:style-name="ro5">
          <table:table-cell office:value-type="string" table:style-name="ce14">
            <text:p>Telephone: 020 7944 4119</text:p>
          </table:table-cell>
          <table:table-cell table:number-columns-repeated="2" table:style-name="ce25"/>
          <table:table-cell table:style-name="ce26"/>
          <table:table-cell table:number-columns-repeated="3" table:style-name="ce3"/>
          <table:table-cell table:style-name="ce25"/>
          <table:table-cell office:value-type="string" table:style-name="ce27">
            <text:p>Source: Lloyd's List Intelligence, DfT Maritime Statistics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Email: maritime.stats@dft.gsi.gov.uk</text:p>
          </table:table-cell>
          <table:table-cell table:number-columns-repeated="2" table:style-name="ce25"/>
          <table:table-cell table:style-name="ce28"/>
          <table:table-cell table:number-columns-repeated="3" table:style-name="ce3"/>
          <table:table-cell table:style-name="ce25"/>
          <table:table-cell office:value-type="string" table:style-name="ce27">
            <text:p>Last updated: September 2016</text:p>
          </table:table-cell>
          <table:table-cell table:number-columns-repeated="16375"/>
        </table:table-row>
        <table:table-row table:style-name="ro5">
          <table:table-cell office:value-type="string" table:style-name="ce29">
            <text:p>These figures fall outside the scope of National Statistics.</text:p>
          </table:table-cell>
          <table:table-cell table:number-columns-repeated="2" table:style-name="ce23"/>
          <table:table-cell table:style-name="ce28"/>
          <table:table-cell table:number-columns-repeated="3" table:style-name="ce3"/>
          <table:table-cell table:style-name="ce25"/>
          <table:table-cell office:value-type="string" table:style-name="ce27">
            <text:p>Next update: September 2017</text:p>
          </table:table-cell>
          <table:table-cell table:number-columns-repeated="16375"/>
        </table:table-row>
        <table:table-row table:number-rows-repeated="1048457" table:style-name="ro5">
          <table:table-cell table:number-columns-repeated="16384"/>
        </table:table-row>
        <table:named-expressions>
          <table:named-range table:name="Print_Area" table:cell-range-address="PORT0603_2015.$A$1:PORT0603_2015.$I$119" table:base-cell-address="PORT0603_2015.$A$1"/>
          <table:named-expression table:name="Print_Titles" table:expression="of:=[PORT0603_2015.$A:.$B]~[PORT0603_2015.$5:.$6]" table:base-cell-address="PORT0603_2017.$A$1"/>
        </table:named-expressions>
      </table:table>
      <table:table table:name="PORT0603_2014" table:style-name="ta2">
        <table:table-column table:style-name="co6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4" table:number-columns-repeated="16375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collections/maritime-and-shipping-statistics">Maritime and shipping statistics</text:a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5">
            <text:p>Table PORT0603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6">
            <text:p>UK ports, sum of deadweight of ships arriving by type: 2014</text:p>
          </table:table-cell>
          <table:table-cell table:style-name="ce6"/>
          <table:table-cell table:number-columns-repeated="2" table:style-name="ce7"/>
          <table:table-cell table:number-columns-repeated="3" table:style-name="ce8"/>
          <table:table-cell table:number-columns-repeated="2" table:style-name="ce6"/>
          <table:table-cell table:number-columns-repeated="16375"/>
        </table:table-row>
        <table:table-row table:style-name="ro5">
          <table:table-cell table:number-columns-repeated="8" table:style-name="ce9"/>
          <table:table-cell office:value-type="string" table:style-name="ce10">
            <text:p>Million Dwt</text:p>
          </table:table-cell>
          <table:table-cell table:number-columns-repeated="16375"/>
        </table:table-row>
        <table:table-row table:style-name="ro4">
          <table:table-cell office:value-type="string" table:style-name="ce11">
            <text:p>Ports</text:p>
          </table:table-cell>
          <table:table-cell office:value-type="string" table:style-name="ce11">
            <text:p>Port Group</text:p>
          </table:table-cell>
          <table:table-cell office:value-type="string" table:style-name="ce12">
            <text:p>Tankers</text:p>
          </table:table-cell>
          <table:table-cell office:value-type="string" table:style-name="ce12">
            <text:p>Ro-Ro vessels</text:p>
          </table:table-cell>
          <table:table-cell office:value-type="string" table:style-name="ce12">
            <text:p>Fully cellular container vessels</text:p>
          </table:table-cell>
          <table:table-cell office:value-type="string" table:style-name="ce12">
            <text:p>Other dry cargo vessels</text:p>
          </table:table-cell>
          <table:table-cell office:value-type="string" table:style-name="ce12">
            <text:p>Passenger vessels</text:p>
          </table:table-cell>
          <table:table-cell office:value-type="string" table:style-name="ce12">
            <text:p>Other vessels</text:p>
          </table:table-cell>
          <table:table-cell office:value-type="string" table:style-name="ce13">
            <text:p>Total all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Aberdeen</text:p>
          </table:table-cell>
          <table:table-cell office:value-type="string" table:style-name="ce14">
            <text:p>Scotland East Coast</text:p>
          </table:table-cell>
          <table:table-cell office:value-type="float" office:value="1.6094599999999999" table:style-name="ce15">
            <text:p>1.6</text:p>
          </table:table-cell>
          <table:table-cell office:value-type="float" office:value="2.3991090000000002" table:style-name="ce15">
            <text:p>2.4</text:p>
          </table:table-cell>
          <table:table-cell office:value-type="float" office:value="0.133773" table:style-name="ce15">
            <text:p>0.1</text:p>
          </table:table-cell>
          <table:table-cell office:value-type="float" office:value="2.2982119999999999" table:style-name="ce15">
            <text:p>2.3</text:p>
          </table:table-cell>
          <table:table-cell office:value-type="float" office:value="5.8190000000000004E-3" table:style-name="ce15">
            <text:p>-</text:p>
          </table:table-cell>
          <table:table-cell office:value-type="float" office:value="22.411555" table:style-name="ce15">
            <text:p>22.4</text:p>
          </table:table-cell>
          <table:table-cell office:value-type="float" office:value="28.857928000000001" table:style-name="ce15">
            <text:p>28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Ardrishaig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61348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6134899999999999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Ayr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3781900000000001" table:style-name="ce15">
            <text:p>0.4</text:p>
          </table:table-cell>
          <table:table-cell office:value-type="float" office:value="8.9599999999999999E-4" table:style-name="ce15">
            <text:p>-</text:p>
          </table:table-cell>
          <table:table-cell office:value-type="float" office:value="2.9765E-2" table:style-name="ce15">
            <text:p>-</text:p>
          </table:table-cell>
          <table:table-cell office:value-type="float" office:value="0.46848000000000001" table:style-name="ce15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arrow</text:p>
          </table:table-cell>
          <table:table-cell office:value-type="string" table:style-name="ce14">
            <text:p>Lancs and Cumbria</text:p>
          </table:table-cell>
          <table:table-cell office:value-type="float" office:value="5.6777000000000001E-2" table:style-name="ce15">
            <text:p>0.1</text:p>
          </table:table-cell>
          <table:table-cell office:value-type="float" office:value="2.2009999999999998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08075" table:style-name="ce15">
            <text:p>0.1</text:p>
          </table:table-cell>
          <table:table-cell office:value-type="float" office:value="2.8630000000000001E-3" table:style-name="ce15">
            <text:p>-</text:p>
          </table:table-cell>
          <table:table-cell office:value-type="float" office:value="9.2452000000000006E-2" table:style-name="ce15">
            <text:p>0.1</text:p>
          </table:table-cell>
          <table:table-cell office:value-type="float" office:value="0.26236799999999999" table:style-name="ce15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arry</text:p>
          </table:table-cell>
          <table:table-cell office:value-type="string" table:style-name="ce14">
            <text:p>Bristol Channel</text:p>
          </table:table-cell>
          <table:table-cell office:value-type="float" office:value="0.39121699999999998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4643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0174999999999998E-2" table:style-name="ce15">
            <text:p>-</text:p>
          </table:table-cell>
          <table:table-cell office:value-type="float" office:value="0.44603500000000001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elfast</text:p>
          </table:table-cell>
          <table:table-cell office:value-type="string" table:style-name="ce14">
            <text:p>Northern Ireland</text:p>
          </table:table-cell>
          <table:table-cell office:value-type="float" office:value="3.006885" table:style-name="ce15">
            <text:p>3.0</text:p>
          </table:table-cell>
          <table:table-cell office:value-type="float" office:value="21.406371" table:style-name="ce15">
            <text:p>21.4</text:p>
          </table:table-cell>
          <table:table-cell office:value-type="float" office:value="2.6321650000000001" table:style-name="ce15">
            <text:p>2.6</text:p>
          </table:table-cell>
          <table:table-cell office:value-type="float" office:value="10.554478" table:style-name="ce15">
            <text:p>10.6</text:p>
          </table:table-cell>
          <table:table-cell office:value-type="float" office:value="0.32754299999999997" table:style-name="ce15">
            <text:p>0.3</text:p>
          </table:table-cell>
          <table:table-cell office:value-type="float" office:value="4.5179999999999998E-2" table:style-name="ce15">
            <text:p>-</text:p>
          </table:table-cell>
          <table:table-cell office:value-type="float" office:value="37.972622000000001" table:style-name="ce15">
            <text:p>38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erwick</text:p>
          </table:table-cell>
          <table:table-cell office:value-type="string" table:style-name="ce14">
            <text:p>North E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7.1781999999999999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7.1781999999999999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lyth</text:p>
          </table:table-cell>
          <table:table-cell office:value-type="string" table:style-name="ce14">
            <text:p>North East</text:p>
          </table:table-cell>
          <table:table-cell office:value-type="float" office:value="1.2382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3277000000000001E-2" table:style-name="ce15">
            <text:p>-</text:p>
          </table:table-cell>
          <table:table-cell office:value-type="float" office:value="0.96593600000000002" table:style-name="ce15">
            <text:p>1.0</text:p>
          </table:table-cell>
          <table:table-cell office:value-type="float" office:value="0" table:style-name="ce15">
            <text:p>-</text:p>
          </table:table-cell>
          <table:table-cell office:value-type="float" office:value="9.1457999999999998E-2" table:style-name="ce15">
            <text:p>0.1</text:p>
          </table:table-cell>
          <table:table-cell office:value-type="float" office:value="1.1030530000000001" table:style-name="ce15">
            <text:p>1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oston</text:p>
          </table:table-cell>
          <table:table-cell office:value-type="string" table:style-name="ce14">
            <text:p>Wash &amp; Northern E Anglia</text:p>
          </table:table-cell>
          <table:table-cell office:value-type="float" office:value="3.5153999999999998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97990600000000005" table:style-name="ce15">
            <text:p>1.0</text:p>
          </table:table-cell>
          <table:table-cell office:value-type="float" office:value="0" table:style-name="ce15">
            <text:p>-</text:p>
          </table:table-cell>
          <table:table-cell office:value-type="float" office:value="2.9099999999999998E-3" table:style-name="ce15">
            <text:p>-</text:p>
          </table:table-cell>
          <table:table-cell office:value-type="float" office:value="1.01797" table:style-name="ce15">
            <text:p>1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ridgwater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3599999999999999E-2" table:style-name="ce15">
            <text:p>-</text:p>
          </table:table-cell>
          <table:table-cell office:value-type="float" office:value="1.3599999999999999E-2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rightlingsea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7.6468999999999995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7.6468999999999995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ristol</text:p>
          </table:table-cell>
          <table:table-cell office:value-type="string" table:style-name="ce14">
            <text:p>Bristol Channel</text:p>
          </table:table-cell>
          <table:table-cell office:value-type="float" office:value="3.1053600000000001" table:style-name="ce15">
            <text:p>3.1</text:p>
          </table:table-cell>
          <table:table-cell office:value-type="float" office:value="0.103586" table:style-name="ce15">
            <text:p>0.1</text:p>
          </table:table-cell>
          <table:table-cell office:value-type="float" office:value="2.2502779999999998" table:style-name="ce15">
            <text:p>2.3</text:p>
          </table:table-cell>
          <table:table-cell office:value-type="float" office:value="14.728315" table:style-name="ce15">
            <text:p>14.7</text:p>
          </table:table-cell>
          <table:table-cell office:value-type="float" office:value="6.6139000000000003E-2" table:style-name="ce15">
            <text:p>0.1</text:p>
          </table:table-cell>
          <table:table-cell office:value-type="float" office:value="0.58510300000000004" table:style-name="ce15">
            <text:p>0.6</text:p>
          </table:table-cell>
          <table:table-cell office:value-type="float" office:value="20.838781000000001" table:style-name="ce15">
            <text:p>20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uckie</text:p>
          </table:table-cell>
          <table:table-cell office:value-type="string" table:style-name="ce14">
            <text:p>Scotland East Coast</text:p>
          </table:table-cell>
          <table:table-cell office:value-type="float" office:value="4.0000000000000001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9560000000000001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9.3560000000000004E-2" table:style-name="ce15">
            <text:p>0.1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Cairnryan<text:span text:style-name="T1">2,3</text:span>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8.3371530000000007" table:style-name="ce15">
            <text:p>8.3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3371530000000007" table:style-name="ce15">
            <text:p>8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ardiff</text:p>
          </table:table-cell>
          <table:table-cell office:value-type="string" table:style-name="ce14">
            <text:p>Bristol Channel</text:p>
          </table:table-cell>
          <table:table-cell office:value-type="float" office:value="1.1647369999999999" table:style-name="ce15">
            <text:p>1.2</text:p>
          </table:table-cell>
          <table:table-cell office:value-type="float" office:value="0" table:style-name="ce15">
            <text:p>-</text:p>
          </table:table-cell>
          <table:table-cell office:value-type="float" office:value="4.6239999999999996E-3" table:style-name="ce15">
            <text:p>-</text:p>
          </table:table-cell>
          <table:table-cell office:value-type="float" office:value="1.1954320000000001" table:style-name="ce15">
            <text:p>1.2</text:p>
          </table:table-cell>
          <table:table-cell office:value-type="float" office:value="2.1519999999999998E-3" table:style-name="ce15">
            <text:p>-</text:p>
          </table:table-cell>
          <table:table-cell office:value-type="float" office:value="0.373251" table:style-name="ce15">
            <text:p>0.4</text:p>
          </table:table-cell>
          <table:table-cell office:value-type="float" office:value="2.7401960000000001" table:style-name="ce15">
            <text:p>2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lyde</text:p>
          </table:table-cell>
          <table:table-cell office:value-type="string" table:style-name="ce14">
            <text:p>Scotland West Coast</text:p>
          </table:table-cell>
          <table:table-cell office:value-type="float" office:value="13.303481" table:style-name="ce15">
            <text:p>13.3</text:p>
          </table:table-cell>
          <table:table-cell office:value-type="float" office:value="0.50036499999999995" table:style-name="ce15">
            <text:p>0.5</text:p>
          </table:table-cell>
          <table:table-cell office:value-type="float" office:value="2.5596899999999998" table:style-name="ce15">
            <text:p>2.6</text:p>
          </table:table-cell>
          <table:table-cell office:value-type="float" office:value="15.3299" table:style-name="ce15">
            <text:p>15.3</text:p>
          </table:table-cell>
          <table:table-cell office:value-type="float" office:value="0.27898899999999999" table:style-name="ce15">
            <text:p>0.3</text:p>
          </table:table-cell>
          <table:table-cell office:value-type="float" office:value="0.196655" table:style-name="ce15">
            <text:p>0.2</text:p>
          </table:table-cell>
          <table:table-cell office:value-type="float" office:value="32.169080000000001" table:style-name="ce15">
            <text:p>32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orpach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7.2199999999999999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11483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12205" table:style-name="ce15">
            <text:p>0.2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Cowes, Isle of Wight<text:span text:style-name="T1">1</text:span></text:p>
          </table:table-cell>
          <table:table-cell office:value-type="string" table:style-name="ce14">
            <text:p>Sussex and Hampshire</text:p>
          </table:table-cell>
          <table:table-cell office:value-type="float" office:value="2.9250000000000002E-2" table:style-name="ce15">
            <text:p>-</text:p>
          </table:table-cell>
          <table:table-cell office:value-type="float" office:value="3.6000000000000002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60444" table:style-name="ce15">
            <text:p>0.2</text:p>
          </table:table-cell>
          <table:table-cell office:value-type="float" office:value="6.0000000000000002E-5" table:style-name="ce15">
            <text:p>-</text:p>
          </table:table-cell>
          <table:table-cell office:value-type="float" office:value="0.13279199999999999" table:style-name="ce15">
            <text:p>0.1</text:p>
          </table:table-cell>
          <table:table-cell office:value-type="float" office:value="0.32290600000000003" table:style-name="ce15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romarty Firth</text:p>
          </table:table-cell>
          <table:table-cell office:value-type="string" table:style-name="ce14">
            <text:p>Scotland East Coast</text:p>
          </table:table-cell>
          <table:table-cell office:value-type="float" office:value="3.695649" table:style-name="ce15">
            <text:p>3.7</text:p>
          </table:table-cell>
          <table:table-cell office:value-type="float" office:value="5.8500000000000002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6082099999999998" table:style-name="ce15">
            <text:p>0.5</text:p>
          </table:table-cell>
          <table:table-cell office:value-type="float" office:value="0.28113100000000002" table:style-name="ce15">
            <text:p>0.3</text:p>
          </table:table-cell>
          <table:table-cell office:value-type="float" office:value="0.56137599999999999" table:style-name="ce15">
            <text:p>0.6</text:p>
          </table:table-cell>
          <table:table-cell office:value-type="float" office:value="5.0048269999999997" table:style-name="ce15">
            <text:p>5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Dover</text:p>
          </table:table-cell>
          <table:table-cell office:value-type="string" table:style-name="ce14">
            <text:p>Thames and Kent</text:p>
          </table:table-cell>
          <table:table-cell office:value-type="float" office:value="0.20894199999999999" table:style-name="ce15">
            <text:p>0.2</text:p>
          </table:table-cell>
          <table:table-cell office:value-type="float" office:value="125.751093" table:style-name="ce15">
            <text:p>125.8</text:p>
          </table:table-cell>
          <table:table-cell office:value-type="float" office:value="1.1807E-2" table:style-name="ce15">
            <text:p>-</text:p>
          </table:table-cell>
          <table:table-cell office:value-type="float" office:value="2.2529059999999999" table:style-name="ce15">
            <text:p>2.3</text:p>
          </table:table-cell>
          <table:table-cell office:value-type="float" office:value="0.67754499999999995" table:style-name="ce15">
            <text:p>0.7</text:p>
          </table:table-cell>
          <table:table-cell office:value-type="float" office:value="6.6907999999999995E-2" table:style-name="ce15">
            <text:p>0.1</text:p>
          </table:table-cell>
          <table:table-cell office:value-type="float" office:value="128.969201" table:style-name="ce15">
            <text:p>129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Dundee</text:p>
          </table:table-cell>
          <table:table-cell office:value-type="string" table:style-name="ce14">
            <text:p>Scotland East Coast</text:p>
          </table:table-cell>
          <table:table-cell office:value-type="float" office:value="0.28494999999999998" table:style-name="ce15">
            <text:p>0.3</text:p>
          </table:table-cell>
          <table:table-cell office:value-type="float" office:value="1.3344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0208399999999997" table:style-name="ce15">
            <text:p>0.5</text:p>
          </table:table-cell>
          <table:table-cell office:value-type="float" office:value="1.56E-3" table:style-name="ce15">
            <text:p>-</text:p>
          </table:table-cell>
          <table:table-cell office:value-type="float" office:value="0.33920299999999998" table:style-name="ce15">
            <text:p>0.3</text:p>
          </table:table-cell>
          <table:table-cell office:value-type="float" office:value="1.141141" table:style-name="ce15">
            <text:p>1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almouth</text:p>
          </table:table-cell>
          <table:table-cell office:value-type="string" table:style-name="ce14">
            <text:p>West Country</text:p>
          </table:table-cell>
          <table:table-cell office:value-type="float" office:value="1.414147" table:style-name="ce15">
            <text:p>1.4</text:p>
          </table:table-cell>
          <table:table-cell office:value-type="float" office:value="0.18834500000000001" table:style-name="ce15">
            <text:p>0.2</text:p>
          </table:table-cell>
          <table:table-cell office:value-type="float" office:value="3.8608000000000003E-2" table:style-name="ce15">
            <text:p>-</text:p>
          </table:table-cell>
          <table:table-cell office:value-type="float" office:value="2.4100510000000002" table:style-name="ce15">
            <text:p>2.4</text:p>
          </table:table-cell>
          <table:table-cell office:value-type="float" office:value="8.0958000000000002E-2" table:style-name="ce15">
            <text:p>0.1</text:p>
          </table:table-cell>
          <table:table-cell office:value-type="float" office:value="5.6054E-2" table:style-name="ce15">
            <text:p>0.1</text:p>
          </table:table-cell>
          <table:table-cell office:value-type="float" office:value="4.1881630000000003" table:style-name="ce15">
            <text:p>4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elixstowe</text:p>
          </table:table-cell>
          <table:table-cell office:value-type="string" table:style-name="ce14">
            <text:p>Haven</text:p>
          </table:table-cell>
          <table:table-cell office:value-type="float" office:value="0.22423399999999999" table:style-name="ce15">
            <text:p>0.2</text:p>
          </table:table-cell>
          <table:table-cell office:value-type="float" office:value="6.8400910000000001" table:style-name="ce15">
            <text:p>6.8</text:p>
          </table:table-cell>
          <table:table-cell office:value-type="float" office:value="127.207375" table:style-name="ce15">
            <text:p>127.2</text:p>
          </table:table-cell>
          <table:table-cell office:value-type="float" office:value="7.2109999999999994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.33067000000000002" table:style-name="ce15">
            <text:p>0.3</text:p>
          </table:table-cell>
          <table:table-cell office:value-type="float" office:value="134.67447999999999" table:style-name="ce15">
            <text:p>134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ishguard</text:p>
          </table:table-cell>
          <table:table-cell office:value-type="string" table:style-name="ce14">
            <text:p>West and North Wales</text:p>
          </table:table-cell>
          <table:table-cell office:value-type="float" office:value="0" table:style-name="ce15">
            <text:p>-</text:p>
          </table:table-cell>
          <table:table-cell office:value-type="float" office:value="1.8817079999999999" table:style-name="ce15">
            <text:p>1.9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8817079999999999" table:style-name="ce15">
            <text:p>1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leetwood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orth</text:p>
          </table:table-cell>
          <table:table-cell office:value-type="string" table:style-name="ce14">
            <text:p>Scotland East Coast</text:p>
          </table:table-cell>
          <table:table-cell office:value-type="float" office:value="27.555326000000001" table:style-name="ce15">
            <text:p>27.6</text:p>
          </table:table-cell>
          <table:table-cell office:value-type="float" office:value="1.448996" table:style-name="ce15">
            <text:p>1.4</text:p>
          </table:table-cell>
          <table:table-cell office:value-type="float" office:value="3.836487" table:style-name="ce15">
            <text:p>3.8</text:p>
          </table:table-cell>
          <table:table-cell office:value-type="float" office:value="2.4703590000000002" table:style-name="ce15">
            <text:p>2.5</text:p>
          </table:table-cell>
          <table:table-cell office:value-type="float" office:value="0.164821" table:style-name="ce15">
            <text:p>0.2</text:p>
          </table:table-cell>
          <table:table-cell office:value-type="float" office:value="0.44186500000000001" table:style-name="ce15">
            <text:p>0.4</text:p>
          </table:table-cell>
          <table:table-cell office:value-type="float" office:value="35.917853999999998" table:style-name="ce15">
            <text:p>35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owey</text:p>
          </table:table-cell>
          <table:table-cell office:value-type="string" table:style-name="ce14">
            <text:p>West Country</text:p>
          </table:table-cell>
          <table:table-cell office:value-type="float" office:value="3.5899999999999999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80061700000000002" table:style-name="ce15">
            <text:p>0.8</text:p>
          </table:table-cell>
          <table:table-cell office:value-type="float" office:value="1.3372999999999999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81757999999999997" table:style-name="ce15">
            <text:p>0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raserburgh</text:p>
          </table:table-cell>
          <table:table-cell office:value-type="string" table:style-name="ce14">
            <text:p>Scotland East Coast</text:p>
          </table:table-cell>
          <table:table-cell office:value-type="float" office:value="2.5000000000000001E-4" table:style-name="ce15">
            <text:p>-</text:p>
          </table:table-cell>
          <table:table-cell office:value-type="float" office:value="1.5899999999999999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1985E-2" table:style-name="ce15">
            <text:p>-</text:p>
          </table:table-cell>
          <table:table-cell office:value-type="float" office:value="7.1000000000000005E-5" table:style-name="ce15">
            <text:p>-</text:p>
          </table:table-cell>
          <table:table-cell office:value-type="float" office:value="7.3039999999999997E-3" table:style-name="ce15">
            <text:p>-</text:p>
          </table:table-cell>
          <table:table-cell office:value-type="float" office:value="3.9768999999999999E-2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arston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8591299999999998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0.20749000000000001" table:style-name="ce15">
            <text:p>0.2</text:p>
          </table:table-cell>
          <table:table-cell office:value-type="float" office:value="0.69340299999999999" table:style-name="ce15">
            <text:p>0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ill's Bay Scotland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0.39095999999999997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9095999999999997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lensanda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7.7392159999999999" table:style-name="ce15">
            <text:p>7.7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7.7392159999999999" table:style-name="ce15">
            <text:p>7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oole</text:p>
          </table:table-cell>
          <table:table-cell office:value-type="string" table:style-name="ce14">
            <text:p>Humber</text:p>
          </table:table-cell>
          <table:table-cell office:value-type="float" office:value="6.2290999999999999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6540079999999999" table:style-name="ce15">
            <text:p>1.7</text:p>
          </table:table-cell>
          <table:table-cell office:value-type="float" office:value="0" table:style-name="ce15">
            <text:p>-</text:p>
          </table:table-cell>
          <table:table-cell office:value-type="float" office:value="6.9150000000000001E-3" table:style-name="ce15">
            <text:p>-</text:p>
          </table:table-cell>
          <table:table-cell office:value-type="float" office:value="1.723214" table:style-name="ce15">
            <text:p>1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reat Yarmouth</text:p>
          </table:table-cell>
          <table:table-cell office:value-type="string" table:style-name="ce14">
            <text:p>Wash &amp; Northern E Anglia</text:p>
          </table:table-cell>
          <table:table-cell office:value-type="float" office:value="0.243557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91004099999999999" table:style-name="ce15">
            <text:p>0.9</text:p>
          </table:table-cell>
          <table:table-cell office:value-type="float" office:value="0" table:style-name="ce15">
            <text:p>-</text:p>
          </table:table-cell>
          <table:table-cell office:value-type="float" office:value="3.4893830000000001" table:style-name="ce15">
            <text:p>3.5</text:p>
          </table:table-cell>
          <table:table-cell office:value-type="float" office:value="4.6429809999999998" table:style-name="ce15">
            <text:p>4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rimsby &amp; Immingham</text:p>
          </table:table-cell>
          <table:table-cell office:value-type="string" table:style-name="ce14">
            <text:p>Humber</text:p>
          </table:table-cell>
          <table:table-cell office:value-type="float" office:value="34.526197000000003" table:style-name="ce15">
            <text:p>34.5</text:p>
          </table:table-cell>
          <table:table-cell office:value-type="float" office:value="40.414490000000001" table:style-name="ce15">
            <text:p>40.4</text:p>
          </table:table-cell>
          <table:table-cell office:value-type="float" office:value="4.1851250000000002" table:style-name="ce15">
            <text:p>4.2</text:p>
          </table:table-cell>
          <table:table-cell office:value-type="float" office:value="48.513119000000003" table:style-name="ce15">
            <text:p>48.5</text:p>
          </table:table-cell>
          <table:table-cell office:value-type="float" office:value="0" table:style-name="ce15">
            <text:p>-</text:p>
          </table:table-cell>
          <table:table-cell office:value-type="float" office:value="0.74089700000000003" table:style-name="ce15">
            <text:p>0.7</text:p>
          </table:table-cell>
          <table:table-cell office:value-type="float" office:value="128.379828" table:style-name="ce15">
            <text:p>128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Harwich</text:p>
          </table:table-cell>
          <table:table-cell office:value-type="string" table:style-name="ce14">
            <text:p>Haven</text:p>
          </table:table-cell>
          <table:table-cell office:value-type="float" office:value="0.96692199999999995" table:style-name="ce15">
            <text:p>1.0</text:p>
          </table:table-cell>
          <table:table-cell office:value-type="float" office:value="21.160677" table:style-name="ce15">
            <text:p>21.2</text:p>
          </table:table-cell>
          <table:table-cell office:value-type="float" office:value="0.88993100000000003" table:style-name="ce15">
            <text:p>0.9</text:p>
          </table:table-cell>
          <table:table-cell office:value-type="float" office:value="0.51288500000000004" table:style-name="ce15">
            <text:p>0.5</text:p>
          </table:table-cell>
          <table:table-cell office:value-type="float" office:value="0.343615" table:style-name="ce15">
            <text:p>0.3</text:p>
          </table:table-cell>
          <table:table-cell office:value-type="float" office:value="1.4856050000000001" table:style-name="ce15">
            <text:p>1.5</text:p>
          </table:table-cell>
          <table:table-cell office:value-type="float" office:value="25.359635000000001" table:style-name="ce15">
            <text:p>25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Heysham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10.574287999999999" table:style-name="ce15">
            <text:p>10.6</text:p>
          </table:table-cell>
          <table:table-cell office:value-type="float" office:value="0" table:style-name="ce15">
            <text:p>-</text:p>
          </table:table-cell>
          <table:table-cell office:value-type="float" office:value="3.7009999999999999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7850000000000001" table:style-name="ce15">
            <text:p>0.6</text:p>
          </table:table-cell>
          <table:table-cell office:value-type="float" office:value="11.156489000000001" table:style-name="ce15">
            <text:p>11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Holyhead</text:p>
          </table:table-cell>
          <table:table-cell office:value-type="string" table:style-name="ce14">
            <text:p>West and North Wales</text:p>
          </table:table-cell>
          <table:table-cell office:value-type="float" office:value="0.16054199999999999" table:style-name="ce15">
            <text:p>0.2</text:p>
          </table:table-cell>
          <table:table-cell office:value-type="float" office:value="21.709228" table:style-name="ce15">
            <text:p>21.7</text:p>
          </table:table-cell>
          <table:table-cell office:value-type="float" office:value="0" table:style-name="ce15">
            <text:p>-</text:p>
          </table:table-cell>
          <table:table-cell office:value-type="float" office:value="1.4291E-2" table:style-name="ce15">
            <text:p>-</text:p>
          </table:table-cell>
          <table:table-cell office:value-type="float" office:value="4.9710999999999998E-2" table:style-name="ce15">
            <text:p>-</text:p>
          </table:table-cell>
          <table:table-cell office:value-type="float" office:value="7.6350000000000003E-3" table:style-name="ce15">
            <text:p>-</text:p>
          </table:table-cell>
          <table:table-cell office:value-type="float" office:value="21.941407000000002" table:style-name="ce15">
            <text:p>21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Hull</text:p>
          </table:table-cell>
          <table:table-cell office:value-type="string" table:style-name="ce14">
            <text:p>Humber</text:p>
          </table:table-cell>
          <table:table-cell office:value-type="float" office:value="3.1892969999999998" table:style-name="ce15">
            <text:p>3.2</text:p>
          </table:table-cell>
          <table:table-cell office:value-type="float" office:value="6.8904949999999996" table:style-name="ce15">
            <text:p>6.9</text:p>
          </table:table-cell>
          <table:table-cell office:value-type="float" office:value="2.4717380000000002" table:style-name="ce15">
            <text:p>2.5</text:p>
          </table:table-cell>
          <table:table-cell office:value-type="float" office:value="6.9377589999999998" table:style-name="ce15">
            <text:p>6.9</text:p>
          </table:table-cell>
          <table:table-cell office:value-type="float" office:value="1.4295E-2" table:style-name="ce15">
            <text:p>-</text:p>
          </table:table-cell>
          <table:table-cell office:value-type="float" office:value="0.33357500000000001" table:style-name="ce15">
            <text:p>0.3</text:p>
          </table:table-cell>
          <table:table-cell office:value-type="float" office:value="19.837159" table:style-name="ce15">
            <text:p>19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Inverness</text:p>
          </table:table-cell>
          <table:table-cell office:value-type="string" table:style-name="ce14">
            <text:p>Scotland East Coast</text:p>
          </table:table-cell>
          <table:table-cell office:value-type="float" office:value="0.35852099999999998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7309599999999998" table:style-name="ce15">
            <text:p>0.4</text:p>
          </table:table-cell>
          <table:table-cell office:value-type="float" office:value="1.526E-3" table:style-name="ce15">
            <text:p>-</text:p>
          </table:table-cell>
          <table:table-cell office:value-type="float" office:value="6.3749999999999996E-3" table:style-name="ce15">
            <text:p>-</text:p>
          </table:table-cell>
          <table:table-cell office:value-type="float" office:value="0.73951800000000001" table:style-name="ce15">
            <text:p>0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Ipswich</text:p>
          </table:table-cell>
          <table:table-cell office:value-type="string" table:style-name="ce14">
            <text:p>Haven</text:p>
          </table:table-cell>
          <table:table-cell office:value-type="float" office:value="0.176553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.1314640000000002" table:style-name="ce15">
            <text:p>4.1</text:p>
          </table:table-cell>
          <table:table-cell office:value-type="float" office:value="1.634E-3" table:style-name="ce15">
            <text:p>-</text:p>
          </table:table-cell>
          <table:table-cell office:value-type="float" office:value="9.1319999999999998E-2" table:style-name="ce15">
            <text:p>0.1</text:p>
          </table:table-cell>
          <table:table-cell office:value-type="float" office:value="4.4009720000000003" table:style-name="ce15">
            <text:p>4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Kilroot</text:p>
          </table:table-cell>
          <table:table-cell office:value-type="string" table:style-name="ce14">
            <text:p>Northern Ireland</text:p>
          </table:table-cell>
          <table:table-cell office:value-type="float" office:value="8.0335000000000004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8.267E-3" table:style-name="ce15">
            <text:p>-</text:p>
          </table:table-cell>
          <table:table-cell office:value-type="float" office:value="1.287987" table:style-name="ce15">
            <text:p>1.3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3765890000000001" table:style-name="ce15">
            <text:p>1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Kilroot Power Station Jetty</text:p>
          </table:table-cell>
          <table:table-cell office:value-type="string" table:style-name="ce14">
            <text:p>Northern Ireland</text:p>
          </table:table-cell>
          <table:table-cell office:value-type="float" office:value="7.8003000000000003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0558430000000001" table:style-name="ce15">
            <text:p>1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1338459999999999" table:style-name="ce15">
            <text:p>1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King's Lynn</text:p>
          </table:table-cell>
          <table:table-cell office:value-type="string" table:style-name="ce14">
            <text:p>Wash &amp; Northern E Angl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72297599999999995" table:style-name="ce15">
            <text:p>0.7</text:p>
          </table:table-cell>
          <table:table-cell office:value-type="float" office:value="0" table:style-name="ce15">
            <text:p>-</text:p>
          </table:table-cell>
          <table:table-cell office:value-type="float" office:value="1.6135E-2" table:style-name="ce15">
            <text:p>-</text:p>
          </table:table-cell>
          <table:table-cell office:value-type="float" office:value="0.73911099999999996" table:style-name="ce15">
            <text:p>0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ancaster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98867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9886799999999999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arne</text:p>
          </table:table-cell>
          <table:table-cell office:value-type="string" table:style-name="ce14">
            <text:p>Northern Ireland</text:p>
          </table:table-cell>
          <table:table-cell office:value-type="float" office:value="0.133521" table:style-name="ce15">
            <text:p>0.1</text:p>
          </table:table-cell>
          <table:table-cell office:value-type="float" office:value="8.5138479999999994" table:style-name="ce15">
            <text:p>8.5</text:p>
          </table:table-cell>
          <table:table-cell office:value-type="float" office:value="0" table:style-name="ce15">
            <text:p>-</text:p>
          </table:table-cell>
          <table:table-cell office:value-type="float" office:value="1.2707E-2" table:style-name="ce15">
            <text:p>-</text:p>
          </table:table-cell>
          <table:table-cell office:value-type="float" office:value="7.7999999999999999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6608560000000008" table:style-name="ce15">
            <text:p>8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erwick</text:p>
          </table:table-cell>
          <table:table-cell office:value-type="string" table:style-name="ce14">
            <text:p>Scotland East Coast</text:p>
          </table:table-cell>
          <table:table-cell office:value-type="float" office:value="0.38855699999999999" table:style-name="ce15">
            <text:p>0.4</text:p>
          </table:table-cell>
          <table:table-cell office:value-type="float" office:value="1.5790059999999999" table:style-name="ce15">
            <text:p>1.6</text:p>
          </table:table-cell>
          <table:table-cell office:value-type="float" office:value="0" table:style-name="ce15">
            <text:p>-</text:p>
          </table:table-cell>
          <table:table-cell office:value-type="float" office:value="0.84957800000000006" table:style-name="ce15">
            <text:p>0.8</text:p>
          </table:table-cell>
          <table:table-cell office:value-type="float" office:value="0.189306" table:style-name="ce15">
            <text:p>0.2</text:p>
          </table:table-cell>
          <table:table-cell office:value-type="float" office:value="1.0020800000000001" table:style-name="ce15">
            <text:p>1.0</text:p>
          </table:table-cell>
          <table:table-cell office:value-type="float" office:value="4.008527" table:style-name="ce15">
            <text:p>4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iverpool</text:p>
          </table:table-cell>
          <table:table-cell office:value-type="string" table:style-name="ce14">
            <text:p>Lancs and Cumbria</text:p>
          </table:table-cell>
          <table:table-cell office:value-type="float" office:value="29.924541999999999" table:style-name="ce15">
            <text:p>29.9</text:p>
          </table:table-cell>
          <table:table-cell office:value-type="float" office:value="26.341145999999998" table:style-name="ce15">
            <text:p>26.3</text:p>
          </table:table-cell>
          <table:table-cell office:value-type="float" office:value="16.297713000000002" table:style-name="ce15">
            <text:p>16.3</text:p>
          </table:table-cell>
          <table:table-cell office:value-type="float" office:value="22.912566000000002" table:style-name="ce15">
            <text:p>22.9</text:p>
          </table:table-cell>
          <table:table-cell office:value-type="float" office:value="0.264936" table:style-name="ce15">
            <text:p>0.3</text:p>
          </table:table-cell>
          <table:table-cell office:value-type="float" office:value="0.50537699999999997" table:style-name="ce15">
            <text:p>0.5</text:p>
          </table:table-cell>
          <table:table-cell office:value-type="float" office:value="96.246279999999999" table:style-name="ce15">
            <text:p>96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landulas</text:p>
          </table:table-cell>
          <table:table-cell office:value-type="string" table:style-name="ce14">
            <text:p>West and North Wales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8427000000000003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8427000000000003E-2" table:style-name="ce15">
            <text:p>-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Loch Ryan<text:span text:style-name="T1">2,3</text:span></text:p>
          </table:table-cell>
          <table:table-cell office:value-type="string" table:style-name="ce14">
            <text:p>Scotland West Coast</text:p>
          </table:table-cell>
          <table:table-cell office:value-type="float" office:value="4.1859E-2" table:style-name="ce15">
            <text:p>-</text:p>
          </table:table-cell>
          <table:table-cell office:value-type="float" office:value="12.040065" table:style-name="ce15">
            <text:p>12.0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0499999999999999E-3" table:style-name="ce15">
            <text:p>-</text:p>
          </table:table-cell>
          <table:table-cell office:value-type="float" office:value="12.082974" table:style-name="ce15">
            <text:p>12.1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London</text:p>
          </table:table-cell>
          <table:table-cell office:value-type="string" table:style-name="ce14">
            <text:p>Thames and Kent</text:p>
          </table:table-cell>
          <table:table-cell office:value-type="float" office:value="18.276706999999998" table:style-name="ce15">
            <text:p>18.3</text:p>
          </table:table-cell>
          <table:table-cell office:value-type="float" office:value="28.657516999999999" table:style-name="ce15">
            <text:p>28.7</text:p>
          </table:table-cell>
          <table:table-cell office:value-type="float" office:value="42.491078000000002" table:style-name="ce15">
            <text:p>42.5</text:p>
          </table:table-cell>
          <table:table-cell office:value-type="float" office:value="14.290822" table:style-name="ce15">
            <text:p>14.3</text:p>
          </table:table-cell>
          <table:table-cell office:value-type="float" office:value="0.237316" table:style-name="ce15">
            <text:p>0.2</text:p>
          </table:table-cell>
          <table:table-cell office:value-type="float" office:value="8.4629700000000003" table:style-name="ce15">
            <text:p>8.5</text:p>
          </table:table-cell>
          <table:table-cell office:value-type="float" office:value="112.41641" table:style-name="ce15">
            <text:p>112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ondonderry</text:p>
          </table:table-cell>
          <table:table-cell office:value-type="string" table:style-name="ce14">
            <text:p>Northern Ireland</text:p>
          </table:table-cell>
          <table:table-cell office:value-type="float" office:value="0.83817399999999997" table:style-name="ce15">
            <text:p>0.8</text:p>
          </table:table-cell>
          <table:table-cell office:value-type="float" office:value="6.8339999999999998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0242550000000001" table:style-name="ce15">
            <text:p>2.0</text:p>
          </table:table-cell>
          <table:table-cell office:value-type="float" office:value="7.1999999999999998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8764630000000002" table:style-name="ce15">
            <text:p>2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owestoft</text:p>
          </table:table-cell>
          <table:table-cell office:value-type="string" table:style-name="ce14">
            <text:p>Wash &amp; Northern E Angl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37158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.107139" table:style-name="ce15">
            <text:p>0.1</text:p>
          </table:table-cell>
          <table:table-cell office:value-type="float" office:value="0.24429699999999999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anchester</text:p>
          </table:table-cell>
          <table:table-cell office:value-type="string" table:style-name="ce14">
            <text:p>Lancs and Cumbria</text:p>
          </table:table-cell>
          <table:table-cell office:value-type="float" office:value="8.968216" table:style-name="ce15">
            <text:p>9.0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956118" table:style-name="ce15">
            <text:p>3.0</text:p>
          </table:table-cell>
          <table:table-cell office:value-type="float" office:value="0" table:style-name="ce15">
            <text:p>-</text:p>
          </table:table-cell>
          <table:table-cell office:value-type="float" office:value="0.13334399999999999" table:style-name="ce15">
            <text:p>0.1</text:p>
          </table:table-cell>
          <table:table-cell office:value-type="float" office:value="12.057677999999999" table:style-name="ce15">
            <text:p>12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edway</text:p>
          </table:table-cell>
          <table:table-cell office:value-type="string" table:style-name="ce14">
            <text:p>Thames and Kent</text:p>
          </table:table-cell>
          <table:table-cell office:value-type="float" office:value="5.598592" table:style-name="ce15">
            <text:p>5.6</text:p>
          </table:table-cell>
          <table:table-cell office:value-type="float" office:value="2.2254510000000001" table:style-name="ce15">
            <text:p>2.2</text:p>
          </table:table-cell>
          <table:table-cell office:value-type="float" office:value="5.6014900000000001" table:style-name="ce15">
            <text:p>5.6</text:p>
          </table:table-cell>
          <table:table-cell office:value-type="float" office:value="16.274584000000001" table:style-name="ce15">
            <text:p>16.3</text:p>
          </table:table-cell>
          <table:table-cell office:value-type="float" office:value="1.433E-3" table:style-name="ce15">
            <text:p>-</text:p>
          </table:table-cell>
          <table:table-cell office:value-type="float" office:value="1.641599" table:style-name="ce15">
            <text:p>1.6</text:p>
          </table:table-cell>
          <table:table-cell office:value-type="float" office:value="31.343149" table:style-name="ce15">
            <text:p>31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ilford Haven</text:p>
          </table:table-cell>
          <table:table-cell office:value-type="string" table:style-name="ce14">
            <text:p>West and North Wales</text:p>
          </table:table-cell>
          <table:table-cell office:value-type="float" office:value="49.199582999999997" table:style-name="ce15">
            <text:p>49.2</text:p>
          </table:table-cell>
          <table:table-cell office:value-type="float" office:value="4.2760689999999997" table:style-name="ce15">
            <text:p>4.3</text:p>
          </table:table-cell>
          <table:table-cell office:value-type="float" office:value="0" table:style-name="ce15">
            <text:p>-</text:p>
          </table:table-cell>
          <table:table-cell office:value-type="float" office:value="0.112319" table:style-name="ce15">
            <text:p>0.1</text:p>
          </table:table-cell>
          <table:table-cell office:value-type="float" office:value="1.7943000000000001E-2" table:style-name="ce15">
            <text:p>-</text:p>
          </table:table-cell>
          <table:table-cell office:value-type="float" office:value="2.9201999999999999E-2" table:style-name="ce15">
            <text:p>-</text:p>
          </table:table-cell>
          <table:table-cell office:value-type="float" office:value="53.635115999999996" table:style-name="ce15">
            <text:p>53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istley</text:p>
          </table:table-cell>
          <table:table-cell office:value-type="string" table:style-name="ce14">
            <text:p>Haven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29262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2926299999999999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ontrose</text:p>
          </table:table-cell>
          <table:table-cell office:value-type="string" table:style-name="ce14">
            <text:p>Scotland East Coast</text:p>
          </table:table-cell>
          <table:table-cell office:value-type="float" office:value="4.4365000000000002E-2" table:style-name="ce15">
            <text:p>-</text:p>
          </table:table-cell>
          <table:table-cell office:value-type="float" office:value="5.8500000000000002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88045799999999996" table:style-name="ce15">
            <text:p>0.9</text:p>
          </table:table-cell>
          <table:table-cell office:value-type="float" office:value="0" table:style-name="ce15">
            <text:p>-</text:p>
          </table:table-cell>
          <table:table-cell office:value-type="float" office:value="0.79516600000000004" table:style-name="ce15">
            <text:p>0.8</text:p>
          </table:table-cell>
          <table:table-cell office:value-type="float" office:value="1.7258389999999999" table:style-name="ce15">
            <text:p>1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ostyn</text:p>
          </table:table-cell>
          <table:table-cell office:value-type="string" table:style-name="ce14">
            <text:p>West and North Wales</text:p>
          </table:table-cell>
          <table:table-cell office:value-type="float" office:value="0" table:style-name="ce15">
            <text:p>-</text:p>
          </table:table-cell>
          <table:table-cell office:value-type="float" office:value="0.19181300000000001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1.3294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3974999999999998E-2" table:style-name="ce15">
            <text:p>-</text:p>
          </table:table-cell>
          <table:table-cell office:value-type="float" office:value="0.23908199999999999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Neath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3777400000000001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3777400000000001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Newhaven</text:p>
          </table:table-cell>
          <table:table-cell office:value-type="string" table:style-name="ce14">
            <text:p>Sussex and Hampshire</text:p>
          </table:table-cell>
          <table:table-cell office:value-type="float" office:value="0" table:style-name="ce15">
            <text:p>-</text:p>
          </table:table-cell>
          <table:table-cell office:value-type="float" office:value="2.8034159999999999" table:style-name="ce15">
            <text:p>2.8</text:p>
          </table:table-cell>
          <table:table-cell office:value-type="float" office:value="0" table:style-name="ce15">
            <text:p>-</text:p>
          </table:table-cell>
          <table:table-cell office:value-type="float" office:value="0.20421700000000001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7.2265999999999997E-2" table:style-name="ce15">
            <text:p>0.1</text:p>
          </table:table-cell>
          <table:table-cell office:value-type="float" office:value="3.0798990000000002" table:style-name="ce15">
            <text:p>3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Newport</text:p>
          </table:table-cell>
          <table:table-cell office:value-type="string" table:style-name="ce14">
            <text:p>Bristol Channel</text:p>
          </table:table-cell>
          <table:table-cell office:value-type="float" office:value="1.4314E-2" table:style-name="ce15">
            <text:p>-</text:p>
          </table:table-cell>
          <table:table-cell office:value-type="float" office:value="1.1950000000000001E-2" table:style-name="ce15">
            <text:p>-</text:p>
          </table:table-cell>
          <table:table-cell office:value-type="float" office:value="8.0009999999999994E-3" table:style-name="ce15">
            <text:p>-</text:p>
          </table:table-cell>
          <table:table-cell office:value-type="float" office:value="4.2939579999999999" table:style-name="ce15">
            <text:p>4.3</text:p>
          </table:table-cell>
          <table:table-cell office:value-type="float" office:value="0" table:style-name="ce15">
            <text:p>-</text:p>
          </table:table-cell>
          <table:table-cell office:value-type="float" office:value="0.25912499999999999" table:style-name="ce15">
            <text:p>0.3</text:p>
          </table:table-cell>
          <table:table-cell office:value-type="float" office:value="4.5873480000000004" table:style-name="ce15">
            <text:p>4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Orkney</text:p>
          </table:table-cell>
          <table:table-cell office:value-type="string" table:style-name="ce14">
            <text:p>Scotland East Coast</text:p>
          </table:table-cell>
          <table:table-cell office:value-type="float" office:value="1.3131539999999999" table:style-name="ce15">
            <text:p>1.3</text:p>
          </table:table-cell>
          <table:table-cell office:value-type="float" office:value="2.6596669999999998" table:style-name="ce15">
            <text:p>2.7</text:p>
          </table:table-cell>
          <table:table-cell office:value-type="float" office:value="0" table:style-name="ce15">
            <text:p>-</text:p>
          </table:table-cell>
          <table:table-cell office:value-type="float" office:value="0.50780899999999995" table:style-name="ce15">
            <text:p>0.5</text:p>
          </table:table-cell>
          <table:table-cell office:value-type="float" office:value="0.28617700000000001" table:style-name="ce15">
            <text:p>0.3</text:p>
          </table:table-cell>
          <table:table-cell office:value-type="float" office:value="7.0241999999999999E-2" table:style-name="ce15">
            <text:p>0.1</text:p>
          </table:table-cell>
          <table:table-cell office:value-type="float" office:value="4.8370490000000004" table:style-name="ce15">
            <text:p>4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erth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9.8839999999999997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9.8839999999999997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eterhead</text:p>
          </table:table-cell>
          <table:table-cell office:value-type="string" table:style-name="ce14">
            <text:p>Scotland East Coast</text:p>
          </table:table-cell>
          <table:table-cell office:value-type="float" office:value="0.458372" table:style-name="ce15">
            <text:p>0.5</text:p>
          </table:table-cell>
          <table:table-cell office:value-type="float" office:value="1.0602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5859" table:style-name="ce15">
            <text:p>0.5</text:p>
          </table:table-cell>
          <table:table-cell office:value-type="float" office:value="7.7999999999999999E-4" table:style-name="ce15">
            <text:p>-</text:p>
          </table:table-cell>
          <table:table-cell office:value-type="float" office:value="9.8571290000000005" table:style-name="ce15">
            <text:p>9.9</text:p>
          </table:table-cell>
          <table:table-cell office:value-type="float" office:value="10.785473" table:style-name="ce15">
            <text:p>10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lymouth</text:p>
          </table:table-cell>
          <table:table-cell office:value-type="string" table:style-name="ce14">
            <text:p>West Country</text:p>
          </table:table-cell>
          <table:table-cell office:value-type="float" office:value="1.844176" table:style-name="ce15">
            <text:p>1.8</text:p>
          </table:table-cell>
          <table:table-cell office:value-type="float" office:value="1.6174809999999999" table:style-name="ce15">
            <text:p>1.6</text:p>
          </table:table-cell>
          <table:table-cell office:value-type="float" office:value="0" table:style-name="ce15">
            <text:p>-</text:p>
          </table:table-cell>
          <table:table-cell office:value-type="float" office:value="0.99870599999999998" table:style-name="ce15">
            <text:p>1.0</text:p>
          </table:table-cell>
          <table:table-cell office:value-type="float" office:value="1.3774E-2" table:style-name="ce15">
            <text:p>-</text:p>
          </table:table-cell>
          <table:table-cell office:value-type="float" office:value="5.6668000000000003E-2" table:style-name="ce15">
            <text:p>0.1</text:p>
          </table:table-cell>
          <table:table-cell office:value-type="float" office:value="4.530805" table:style-name="ce15">
            <text:p>4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oole</text:p>
          </table:table-cell>
          <table:table-cell office:value-type="string" table:style-name="ce14">
            <text:p>West Country</text:p>
          </table:table-cell>
          <table:table-cell office:value-type="float" office:value="0.246082" table:style-name="ce15">
            <text:p>0.2</text:p>
          </table:table-cell>
          <table:table-cell office:value-type="float" office:value="1.930971" table:style-name="ce15">
            <text:p>1.9</text:p>
          </table:table-cell>
          <table:table-cell office:value-type="float" office:value="2.2994000000000001E-2" table:style-name="ce15">
            <text:p>-</text:p>
          </table:table-cell>
          <table:table-cell office:value-type="float" office:value="0.61780599999999997" table:style-name="ce15">
            <text:p>0.6</text:p>
          </table:table-cell>
          <table:table-cell office:value-type="float" office:value="6.0800000000000003E-4" table:style-name="ce15">
            <text:p>-</text:p>
          </table:table-cell>
          <table:table-cell office:value-type="float" office:value="0.50561500000000004" table:style-name="ce15">
            <text:p>0.5</text:p>
          </table:table-cell>
          <table:table-cell office:value-type="float" office:value="3.3240759999999998" table:style-name="ce15">
            <text:p>3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ort Talbot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5.710729000000001" table:style-name="ce15">
            <text:p>15.7</text:p>
          </table:table-cell>
          <table:table-cell office:value-type="float" office:value="0" table:style-name="ce15">
            <text:p>-</text:p>
          </table:table-cell>
          <table:table-cell office:value-type="float" office:value="4.0873E-2" table:style-name="ce15">
            <text:p>-</text:p>
          </table:table-cell>
          <table:table-cell office:value-type="float" office:value="15.751602" table:style-name="ce15">
            <text:p>15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orthoustock</text:p>
          </table:table-cell>
          <table:table-cell office:value-type="string" table:style-name="ce14">
            <text:p>West Country</text:p>
          </table:table-cell>
          <table:table-cell office:value-type="float" office:value="5.8610000000000002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.2037999999999999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00648" table:style-name="ce15">
            <text:p>0.1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Portsmouth<text:span text:style-name="T1">1</text:span></text:p>
          </table:table-cell>
          <table:table-cell office:value-type="string" table:style-name="ce14">
            <text:p>Sussex and Hampshire</text:p>
          </table:table-cell>
          <table:table-cell office:value-type="float" office:value="1.5290840000000001" table:style-name="ce15">
            <text:p>1.5</text:p>
          </table:table-cell>
          <table:table-cell office:value-type="float" office:value="14.716831000000001" table:style-name="ce15">
            <text:p>14.7</text:p>
          </table:table-cell>
          <table:table-cell office:value-type="float" office:value="0.56045500000000004" table:style-name="ce15">
            <text:p>0.6</text:p>
          </table:table-cell>
          <table:table-cell office:value-type="float" office:value="3.3548809999999998" table:style-name="ce15">
            <text:p>3.4</text:p>
          </table:table-cell>
          <table:table-cell office:value-type="float" office:value="6.0727000000000003E-2" table:style-name="ce15">
            <text:p>0.1</text:p>
          </table:table-cell>
          <table:table-cell office:value-type="float" office:value="0.60654200000000003" table:style-name="ce15">
            <text:p>0.6</text:p>
          </table:table-cell>
          <table:table-cell office:value-type="float" office:value="20.828520000000001" table:style-name="ce15">
            <text:p>20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amsgate</text:p>
          </table:table-cell>
          <table:table-cell office:value-type="string" table:style-name="ce14">
            <text:p>Thames and Kent</text:p>
          </table:table-cell>
          <table:table-cell office:value-type="float" office:value="4.5960000000000003E-3" table:style-name="ce15">
            <text:p>-</text:p>
          </table:table-cell>
          <table:table-cell office:value-type="float" office:value="5.3099999999999996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472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5500000000000002E-3" table:style-name="ce15">
            <text:p>-</text:p>
          </table:table-cell>
          <table:table-cell office:value-type="float" office:value="2.8176E-2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iver Ouse</text:p>
          </table:table-cell>
          <table:table-cell office:value-type="string" table:style-name="ce14">
            <text:p>Humber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42470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4247099999999999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iver Trent</text:p>
          </table:table-cell>
          <table:table-cell office:value-type="string" table:style-name="ce14">
            <text:p>Humber</text:p>
          </table:table-cell>
          <table:table-cell office:value-type="float" office:value="4.2381000000000002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26566" table:style-name="ce15">
            <text:p>2.3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3080409999999998" table:style-name="ce15">
            <text:p>2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ivers Hull and Humber</text:p>
          </table:table-cell>
          <table:table-cell office:value-type="string" table:style-name="ce14">
            <text:p>Humber</text:p>
          </table:table-cell>
          <table:table-cell office:value-type="float" office:value="13.969973" table:style-name="ce15">
            <text:p>14.0</text:p>
          </table:table-cell>
          <table:table-cell office:value-type="float" office:value="0.40171600000000002" table:style-name="ce15">
            <text:p>0.4</text:p>
          </table:table-cell>
          <table:table-cell office:value-type="float" office:value="5.3475000000000002E-2" table:style-name="ce15">
            <text:p>0.1</text:p>
          </table:table-cell>
          <table:table-cell office:value-type="float" office:value="1.1734830000000001" table:style-name="ce15">
            <text:p>1.2</text:p>
          </table:table-cell>
          <table:table-cell office:value-type="float" office:value="0" table:style-name="ce15">
            <text:p>-</text:p>
          </table:table-cell>
          <table:table-cell office:value-type="float" office:value="0.15013799999999999" table:style-name="ce15">
            <text:p>0.2</text:p>
          </table:table-cell>
          <table:table-cell office:value-type="float" office:value="15.748785" table:style-name="ce15">
            <text:p>15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ye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2143000000000002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2143000000000002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crabster</text:p>
          </table:table-cell>
          <table:table-cell office:value-type="string" table:style-name="ce14">
            <text:p>Scotland East Coast</text:p>
          </table:table-cell>
          <table:table-cell office:value-type="float" office:value="6.1518000000000003E-2" table:style-name="ce15">
            <text:p>0.1</text:p>
          </table:table-cell>
          <table:table-cell office:value-type="float" office:value="1.153268" table:style-name="ce15">
            <text:p>1.2</text:p>
          </table:table-cell>
          <table:table-cell office:value-type="float" office:value="0" table:style-name="ce15">
            <text:p>-</text:p>
          </table:table-cell>
          <table:table-cell office:value-type="float" office:value="0.318776" table:style-name="ce15">
            <text:p>0.3</text:p>
          </table:table-cell>
          <table:table-cell office:value-type="float" office:value="1.0459E-2" table:style-name="ce15">
            <text:p>-</text:p>
          </table:table-cell>
          <table:table-cell office:value-type="float" office:value="0.23469999999999999" table:style-name="ce15">
            <text:p>0.2</text:p>
          </table:table-cell>
          <table:table-cell office:value-type="float" office:value="1.778721" table:style-name="ce15">
            <text:p>1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eaham</text:p>
          </table:table-cell>
          <table:table-cell office:value-type="string" table:style-name="ce14">
            <text:p>North E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71992" table:style-name="ce15">
            <text:p>0.7</text:p>
          </table:table-cell>
          <table:table-cell office:value-type="float" office:value="0" table:style-name="ce15">
            <text:p>-</text:p>
          </table:table-cell>
          <table:table-cell office:value-type="float" office:value="1.7459999999999999E-3" table:style-name="ce15">
            <text:p>-</text:p>
          </table:table-cell>
          <table:table-cell office:value-type="float" office:value="0.72166600000000003" table:style-name="ce15">
            <text:p>0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harpness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61647399999999997" table:style-name="ce15">
            <text:p>0.6</text:p>
          </table:table-cell>
          <table:table-cell office:value-type="float" office:value="7.7999999999999999E-5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61655199999999999" table:style-name="ce15">
            <text:p>0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horeham</text:p>
          </table:table-cell>
          <table:table-cell office:value-type="string" table:style-name="ce14">
            <text:p>Sussex and Hampshire</text:p>
          </table:table-cell>
          <table:table-cell office:value-type="float" office:value="1.8460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074883" table:style-name="ce15">
            <text:p>1.1</text:p>
          </table:table-cell>
          <table:table-cell office:value-type="float" office:value="0" table:style-name="ce15">
            <text:p>-</text:p>
          </table:table-cell>
          <table:table-cell office:value-type="float" office:value="1.5030239999999999" table:style-name="ce15">
            <text:p>1.5</text:p>
          </table:table-cell>
          <table:table-cell office:value-type="float" office:value="2.5963669999999999" table:style-name="ce15">
            <text:p>2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illoth</text:p>
          </table:table-cell>
          <table:table-cell office:value-type="string" table:style-name="ce14">
            <text:p>Lancs and Cumbria</text:p>
          </table:table-cell>
          <table:table-cell office:value-type="float" office:value="2.4433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81691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06125" table:style-name="ce15">
            <text:p>0.2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Southampton<text:span text:style-name="T1">1</text:span></text:p>
          </table:table-cell>
          <table:table-cell office:value-type="string" table:style-name="ce14">
            <text:p>Sussex and Hampshire</text:p>
          </table:table-cell>
          <table:table-cell office:value-type="float" office:value="41.616894000000002" table:style-name="ce15">
            <text:p>41.6</text:p>
          </table:table-cell>
          <table:table-cell office:value-type="float" office:value="0.73389099999999996" table:style-name="ce15">
            <text:p>0.7</text:p>
          </table:table-cell>
          <table:table-cell office:value-type="float" office:value="83.132350000000002" table:style-name="ce15">
            <text:p>83.1</text:p>
          </table:table-cell>
          <table:table-cell office:value-type="float" office:value="21.371388" table:style-name="ce15">
            <text:p>21.4</text:p>
          </table:table-cell>
          <table:table-cell office:value-type="float" office:value="3.2988200000000001" table:style-name="ce15">
            <text:p>3.3</text:p>
          </table:table-cell>
          <table:table-cell office:value-type="float" office:value="5.9612819999999997" table:style-name="ce15">
            <text:p>6.0</text:p>
          </table:table-cell>
          <table:table-cell office:value-type="float" office:value="156.11462499999999" table:style-name="ce15">
            <text:p>156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tornoway</text:p>
          </table:table-cell>
          <table:table-cell office:value-type="string" table:style-name="ce14">
            <text:p>Scotland West Coast</text:p>
          </table:table-cell>
          <table:table-cell office:value-type="float" office:value="0.13827700000000001" table:style-name="ce15">
            <text:p>0.1</text:p>
          </table:table-cell>
          <table:table-cell office:value-type="float" office:value="0.83330599999999999" table:style-name="ce15">
            <text:p>0.8</text:p>
          </table:table-cell>
          <table:table-cell office:value-type="float" office:value="0" table:style-name="ce15">
            <text:p>-</text:p>
          </table:table-cell>
          <table:table-cell office:value-type="float" office:value="2.8114E-2" table:style-name="ce15">
            <text:p>-</text:p>
          </table:table-cell>
          <table:table-cell office:value-type="float" office:value="3.1884999999999997E-2" table:style-name="ce15">
            <text:p>-</text:p>
          </table:table-cell>
          <table:table-cell office:value-type="float" office:value="2.2100000000000001E-4" table:style-name="ce15">
            <text:p>-</text:p>
          </table:table-cell>
          <table:table-cell office:value-type="float" office:value="1.031803" table:style-name="ce15">
            <text:p>1.0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Stranraer<text:span text:style-name="T1">2,3</text:span></text:p>
          </table:table-cell>
          <table:table-cell office:value-type="string" table:style-name="ce14">
            <text:p>Scotland West Coast</text:p>
          </table:table-cell>
          <table:table-cell office:value-type="float" office:value="4.1859E-2" table:style-name="ce15">
            <text:p>-</text:p>
          </table:table-cell>
          <table:table-cell office:value-type="float" office:value="4.1859E-2" table:style-name="ce15">
            <text:p>-</text:p>
          </table:table-cell>
          <table:table-cell office:value-type="float" office:value="4.1859E-2" table:style-name="ce15">
            <text:p>-</text:p>
          </table:table-cell>
          <table:table-cell office:value-type="float" office:value="4.1859E-2" table:style-name="ce15">
            <text:p>-</text:p>
          </table:table-cell>
          <table:table-cell office:value-type="float" office:value="4.1859E-2" table:style-name="ce15">
            <text:p>-</text:p>
          </table:table-cell>
          <table:table-cell office:value-type="float" office:value="4.1859E-2" table:style-name="ce15">
            <text:p>-</text:p>
          </table:table-cell>
          <table:table-cell office:value-type="float" office:value="4.1859E-2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ullom Voe</text:p>
          </table:table-cell>
          <table:table-cell office:value-type="string" table:style-name="ce14">
            <text:p>Scotland East Coast</text:p>
          </table:table-cell>
          <table:table-cell office:value-type="float" office:value="10.681131000000001" table:style-name="ce15">
            <text:p>10.7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.3181999999999998E-2" table:style-name="ce15">
            <text:p>-</text:p>
          </table:table-cell>
          <table:table-cell office:value-type="float" office:value="1.8E-3" table:style-name="ce15">
            <text:p>-</text:p>
          </table:table-cell>
          <table:table-cell office:value-type="float" office:value="0.18226800000000001" table:style-name="ce15">
            <text:p>0.2</text:p>
          </table:table-cell>
          <table:table-cell office:value-type="float" office:value="10.908381" table:style-name="ce15">
            <text:p>10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underland</text:p>
          </table:table-cell>
          <table:table-cell office:value-type="string" table:style-name="ce14">
            <text:p>North East</text:p>
          </table:table-cell>
          <table:table-cell office:value-type="float" office:value="0.123013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0420069999999999" table:style-name="ce15">
            <text:p>1.0</text:p>
          </table:table-cell>
          <table:table-cell office:value-type="float" office:value="1.7699999999999999E-4" table:style-name="ce15">
            <text:p>-</text:p>
          </table:table-cell>
          <table:table-cell office:value-type="float" office:value="7.5145000000000003E-2" table:style-name="ce15">
            <text:p>0.1</text:p>
          </table:table-cell>
          <table:table-cell office:value-type="float" office:value="1.2403420000000001" table:style-name="ce15">
            <text:p>1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utton Bridge</text:p>
          </table:table-cell>
          <table:table-cell office:value-type="string" table:style-name="ce14">
            <text:p>Wash &amp; Northern E Angl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4597199999999998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4597199999999998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wansea</text:p>
          </table:table-cell>
          <table:table-cell office:value-type="string" table:style-name="ce14">
            <text:p>Bristol Channel</text:p>
          </table:table-cell>
          <table:table-cell office:value-type="float" office:value="6.7289999999999997E-3" table:style-name="ce15">
            <text:p>-</text:p>
          </table:table-cell>
          <table:table-cell office:value-type="float" office:value="2.2009999999999998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1546199999999998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0.29311799999999999" table:style-name="ce15">
            <text:p>0.3</text:p>
          </table:table-cell>
          <table:table-cell office:value-type="float" office:value="0.81750999999999996" table:style-name="ce15">
            <text:p>0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Tees and Hartlepool</text:p>
          </table:table-cell>
          <table:table-cell office:value-type="string" table:style-name="ce14">
            <text:p>North East</text:p>
          </table:table-cell>
          <table:table-cell office:value-type="float" office:value="31.415467" table:style-name="ce15">
            <text:p>31.4</text:p>
          </table:table-cell>
          <table:table-cell office:value-type="float" office:value="3.1442640000000002" table:style-name="ce15">
            <text:p>3.1</text:p>
          </table:table-cell>
          <table:table-cell office:value-type="float" office:value="7.3604450000000003" table:style-name="ce15">
            <text:p>7.4</text:p>
          </table:table-cell>
          <table:table-cell office:value-type="float" office:value="19.249428000000002" table:style-name="ce15">
            <text:p>19.2</text:p>
          </table:table-cell>
          <table:table-cell office:value-type="float" office:value="0" table:style-name="ce15">
            <text:p>-</text:p>
          </table:table-cell>
          <table:table-cell office:value-type="float" office:value="1.0612280000000001" table:style-name="ce15">
            <text:p>1.1</text:p>
          </table:table-cell>
          <table:table-cell office:value-type="float" office:value="62.230831999999999" table:style-name="ce15">
            <text:p>62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Teignmouth</text:p>
          </table:table-cell>
          <table:table-cell office:value-type="string" table:style-name="ce14">
            <text:p>West Country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8569000000000001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8569000000000001" table:style-name="ce15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Troon</text:p>
          </table:table-cell>
          <table:table-cell office:value-type="string" table:style-name="ce14">
            <text:p>Scotland West Coast</text:p>
          </table:table-cell>
          <table:table-cell office:value-type="float" office:value="2.9049999999999999E-2" table:style-name="ce15">
            <text:p>-</text:p>
          </table:table-cell>
          <table:table-cell office:value-type="float" office:value="0.17038300000000001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.13550400000000001" table:style-name="ce15">
            <text:p>0.1</text:p>
          </table:table-cell>
          <table:table-cell office:value-type="float" office:value="2.4000000000000001E-4" table:style-name="ce15">
            <text:p>-</text:p>
          </table:table-cell>
          <table:table-cell office:value-type="float" office:value="1.3999999999999999E-4" table:style-name="ce15">
            <text:p>-</text:p>
          </table:table-cell>
          <table:table-cell office:value-type="float" office:value="0.33531699999999998" table:style-name="ce15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Tyne</text:p>
          </table:table-cell>
          <table:table-cell office:value-type="string" table:style-name="ce14">
            <text:p>North East</text:p>
          </table:table-cell>
          <table:table-cell office:value-type="float" office:value="0.25278699999999998" table:style-name="ce15">
            <text:p>0.3</text:p>
          </table:table-cell>
          <table:table-cell office:value-type="float" office:value="1.4665790000000001" table:style-name="ce15">
            <text:p>1.5</text:p>
          </table:table-cell>
          <table:table-cell office:value-type="float" office:value="1.567261" table:style-name="ce15">
            <text:p>1.6</text:p>
          </table:table-cell>
          <table:table-cell office:value-type="float" office:value="10.520367" table:style-name="ce15">
            <text:p>10.5</text:p>
          </table:table-cell>
          <table:table-cell office:value-type="float" office:value="0.133711" table:style-name="ce15">
            <text:p>0.1</text:p>
          </table:table-cell>
          <table:table-cell office:value-type="float" office:value="0.62252300000000005" table:style-name="ce15">
            <text:p>0.6</text:p>
          </table:table-cell>
          <table:table-cell office:value-type="float" office:value="14.563228000000001" table:style-name="ce15">
            <text:p>14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allasea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0108100000000001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0108100000000001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arrenpoint</text:p>
          </table:table-cell>
          <table:table-cell office:value-type="string" table:style-name="ce14">
            <text:p>Northern Ireland</text:p>
          </table:table-cell>
          <table:table-cell office:value-type="float" office:value="5.6545999999999999E-2" table:style-name="ce15">
            <text:p>0.1</text:p>
          </table:table-cell>
          <table:table-cell office:value-type="float" office:value="2.7677719999999999" table:style-name="ce15">
            <text:p>2.8</text:p>
          </table:table-cell>
          <table:table-cell office:value-type="float" office:value="0.70613400000000004" table:style-name="ce15">
            <text:p>0.7</text:p>
          </table:table-cell>
          <table:table-cell office:value-type="float" office:value="1.2978970000000001" table:style-name="ce15">
            <text:p>1.3</text:p>
          </table:table-cell>
          <table:table-cell office:value-type="float" office:value="2.9520000000000002E-3" table:style-name="ce15">
            <text:p>-</text:p>
          </table:table-cell>
          <table:table-cell office:value-type="float" office:value="1.1112E-2" table:style-name="ce15">
            <text:p>-</text:p>
          </table:table-cell>
          <table:table-cell office:value-type="float" office:value="4.8424129999999996" table:style-name="ce15">
            <text:p>4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eymouth &amp; Portland</text:p>
          </table:table-cell>
          <table:table-cell office:value-type="string" table:style-name="ce14">
            <text:p>West Country</text:p>
          </table:table-cell>
          <table:table-cell office:value-type="float" office:value="2.2329270000000001" table:style-name="ce15">
            <text:p>2.2</text:p>
          </table:table-cell>
          <table:table-cell office:value-type="float" office:value="0.11011899999999999" table:style-name="ce15">
            <text:p>0.1</text:p>
          </table:table-cell>
          <table:table-cell office:value-type="float" office:value="0.243086" table:style-name="ce15">
            <text:p>0.2</text:p>
          </table:table-cell>
          <table:table-cell office:value-type="float" office:value="2.2727029999999999" table:style-name="ce15">
            <text:p>2.3</text:p>
          </table:table-cell>
          <table:table-cell office:value-type="float" office:value="0.117123" table:style-name="ce15">
            <text:p>0.1</text:p>
          </table:table-cell>
          <table:table-cell office:value-type="float" office:value="2.2537000000000001E-2" table:style-name="ce15">
            <text:p>-</text:p>
          </table:table-cell>
          <table:table-cell office:value-type="float" office:value="4.9984950000000001" table:style-name="ce15">
            <text:p>5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hitstable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.7336999999999997E-2" table:style-name="ce15">
            <text:p>-</text:p>
          </table:table-cell>
          <table:table-cell office:value-type="float" office:value="2.5599999999999999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.7593000000000003E-2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isbech</text:p>
          </table:table-cell>
          <table:table-cell office:value-type="string" table:style-name="ce14">
            <text:p>Wash &amp; Northern E Angl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7.6409000000000005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7.6409000000000005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orkington</text:p>
          </table:table-cell>
          <table:table-cell office:value-type="string" table:style-name="ce14">
            <text:p>Lancs and Cumbria</text:p>
          </table:table-cell>
          <table:table-cell office:value-type="float" office:value="2.7661999999999999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6706899999999998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2.1000000000000001E-2" table:style-name="ce15">
            <text:p>-</text:p>
          </table:table-cell>
          <table:table-cell office:value-type="float" office:value="0.41573100000000002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Others</text:p>
          </table:table-cell>
          <table:table-cell table:style-name="ce14"/>
          <table:table-cell office:value-type="float" office:value="10.530213" table:style-name="ce15">
            <text:p>10.5</text:p>
          </table:table-cell>
          <table:table-cell office:value-type="float" office:value="0.57999000000000001" table:style-name="ce15">
            <text:p>0.6</text:p>
          </table:table-cell>
          <table:table-cell office:value-type="float" office:value="0" table:style-name="ce15">
            <text:p>-</text:p>
          </table:table-cell>
          <table:table-cell office:value-type="float" office:value="5.0141900000000001" table:style-name="ce15">
            <text:p>5.0</text:p>
          </table:table-cell>
          <table:table-cell office:value-type="float" office:value="1.9838000000000001E-2" table:style-name="ce15">
            <text:p>-</text:p>
          </table:table-cell>
          <table:table-cell office:value-type="float" office:value="6.7044999999999993E-2" table:style-name="ce15">
            <text:p>0.1</text:p>
          </table:table-cell>
          <table:table-cell office:value-type="float" office:value="16.211276000000002" table:style-name="ce15">
            <text:p>16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England</text:p>
          </table:table-cell>
          <table:table-cell table:style-name="ce16"/>
          <table:table-cell office:value-type="float" office:value="206.94689" table:style-name="ce15">
            <text:p>206.9</text:p>
          </table:table-cell>
          <table:table-cell office:value-type="float" office:value="296.09139399999998" table:style-name="ce15">
            <text:p>296.1</text:p>
          </table:table-cell>
          <table:table-cell office:value-type="float" office:value="294.41848599999997" table:style-name="ce15">
            <text:p>294.4</text:p>
          </table:table-cell>
          <table:table-cell office:value-type="float" office:value="211.29035500000001" table:style-name="ce15">
            <text:p>211.3</text:p>
          </table:table-cell>
          <table:table-cell office:value-type="float" office:value="5.3299180000000002" table:style-name="ce15">
            <text:p>5.3</text:p>
          </table:table-cell>
          <table:table-cell office:value-type="float" office:value="29.896529000000001" table:style-name="ce15">
            <text:p>29.9</text:p>
          </table:table-cell>
          <table:table-cell office:value-type="float" office:value="1043.9735720000001" table:style-name="ce15">
            <text:p>1,044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ales</text:p>
          </table:table-cell>
          <table:table-cell table:style-name="ce16"/>
          <table:table-cell office:value-type="float" office:value="50.937122000000002" table:style-name="ce15">
            <text:p>50.9</text:p>
          </table:table-cell>
          <table:table-cell office:value-type="float" office:value="28.072969000000001" table:style-name="ce15">
            <text:p>28.1</text:p>
          </table:table-cell>
          <table:table-cell office:value-type="float" office:value="1.2625000000000001E-2" table:style-name="ce15">
            <text:p>-</text:p>
          </table:table-cell>
          <table:table-cell office:value-type="float" office:value="22.198990999999999" table:style-name="ce15">
            <text:p>22.2</text:p>
          </table:table-cell>
          <table:table-cell office:value-type="float" office:value="6.9806000000000007E-2" table:style-name="ce15">
            <text:p>0.1</text:p>
          </table:table-cell>
          <table:table-cell office:value-type="float" office:value="1.0573539999999999" table:style-name="ce15">
            <text:p>1.1</text:p>
          </table:table-cell>
          <table:table-cell office:value-type="float" office:value="102.348867" table:style-name="ce15">
            <text:p>102.3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Scotland<text:span text:style-name="T1">2,3</text:span></text:p>
          </table:table-cell>
          <table:table-cell table:style-name="ce16"/>
          <table:table-cell office:value-type="float" office:value="63.980499000000002" table:style-name="ce15">
            <text:p>64.0</text:p>
          </table:table-cell>
          <table:table-cell office:value-type="float" office:value="32.117719000000001" table:style-name="ce15">
            <text:p>32.1</text:p>
          </table:table-cell>
          <table:table-cell office:value-type="float" office:value="6.5299500000000004" table:style-name="ce15">
            <text:p>6.5</text:p>
          </table:table-cell>
          <table:table-cell office:value-type="float" office:value="38.180456999999997" table:style-name="ce15">
            <text:p>38.2</text:p>
          </table:table-cell>
          <table:table-cell office:value-type="float" office:value="1.274581" table:style-name="ce15">
            <text:p>1.3</text:p>
          </table:table-cell>
          <table:table-cell office:value-type="float" office:value="36.142888999999997" table:style-name="ce15">
            <text:p>36.1</text:p>
          </table:table-cell>
          <table:table-cell office:value-type="float" office:value="178.22609499999999" table:style-name="ce15">
            <text:p>178.2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Great Britain Total<text:span text:style-name="T1">2,3</text:span></text:p>
          </table:table-cell>
          <table:table-cell table:style-name="ce16"/>
          <table:table-cell office:value-type="float" office:value="321.86451099999999" table:style-name="ce15">
            <text:p>321.9</text:p>
          </table:table-cell>
          <table:table-cell office:value-type="float" office:value="356.282082" table:style-name="ce15">
            <text:p>356.3</text:p>
          </table:table-cell>
          <table:table-cell office:value-type="float" office:value="300.96106099999997" table:style-name="ce15">
            <text:p>301.0</text:p>
          </table:table-cell>
          <table:table-cell office:value-type="float" office:value="271.669803" table:style-name="ce15">
            <text:p>271.7</text:p>
          </table:table-cell>
          <table:table-cell office:value-type="float" office:value="6.6743050000000004" table:style-name="ce15">
            <text:p>6.7</text:p>
          </table:table-cell>
          <table:table-cell office:value-type="float" office:value="67.096772000000001" table:style-name="ce15">
            <text:p>67.1</text:p>
          </table:table-cell>
          <table:table-cell office:value-type="float" office:value="1324.548534" table:style-name="ce15">
            <text:p>1,324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Northern Ireland</text:p>
          </table:table-cell>
          <table:table-cell table:style-name="ce16"/>
          <table:table-cell office:value-type="float" office:value="4.1934639999999996" table:style-name="ce15">
            <text:p>4.2</text:p>
          </table:table-cell>
          <table:table-cell office:value-type="float" office:value="32.694825000000002" table:style-name="ce15">
            <text:p>32.7</text:p>
          </table:table-cell>
          <table:table-cell office:value-type="float" office:value="3.3465660000000002" table:style-name="ce15">
            <text:p>3.3</text:p>
          </table:table-cell>
          <table:table-cell office:value-type="float" office:value="16.307019" table:style-name="ce15">
            <text:p>16.3</text:p>
          </table:table-cell>
          <table:table-cell office:value-type="float" office:value="0.33871499999999999" table:style-name="ce15">
            <text:p>0.3</text:p>
          </table:table-cell>
          <table:table-cell office:value-type="float" office:value="5.6473000000000002E-2" table:style-name="ce15">
            <text:p>0.1</text:p>
          </table:table-cell>
          <table:table-cell office:value-type="float" office:value="56.937061999999997" table:style-name="ce15">
            <text:p>56.9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United Kingdom Total<text:s/><text:span text:style-name="T2">2,3<text:s/></text:span></text:p>
          </table:table-cell>
          <table:table-cell table:style-name="ce18"/>
          <table:table-cell office:value-type="float" office:value="326.057975" table:style-name="ce31">
            <text:p>326.1</text:p>
          </table:table-cell>
          <table:table-cell office:value-type="float" office:value="388.97690699999998" table:style-name="ce31">
            <text:p>389.0</text:p>
          </table:table-cell>
          <table:table-cell office:value-type="float" office:value="304.30762699999997" table:style-name="ce31">
            <text:p>304.3</text:p>
          </table:table-cell>
          <table:table-cell office:value-type="float" office:value="287.97682200000003" table:style-name="ce31">
            <text:p>288.0</text:p>
          </table:table-cell>
          <table:table-cell office:value-type="float" office:value="7.01302" table:style-name="ce31">
            <text:p>7.0</text:p>
          </table:table-cell>
          <table:table-cell office:value-type="float" office:value="67.153244999999998" table:style-name="ce31">
            <text:p>67.2</text:p>
          </table:table-cell>
          <table:table-cell office:value-type="float" office:value="1381.485596" table:style-name="ce31">
            <text:p>1,381.5</text:p>
          </table:table-cell>
          <table:table-cell table:number-columns-repeated="16375"/>
        </table:table-row>
        <table:table-row table:style-name="ro5">
          <table:table-cell table:style-name="ce14"/>
          <table:table-cell table:style-name="ce16"/>
          <table:table-cell table:number-columns-repeated="5" table:style-name="ce20"/>
          <table:table-cell table:number-columns-repeated="2" table:style-name="ce16"/>
          <table:table-cell table:number-columns-repeated="16375"/>
        </table:table-row>
        <table:table-row table:style-name="ro5">
          <table:table-cell office:value-type="string" table:style-name="ce14">
            <text:p>1 Excludes Isle of Wight ferry traffic. See Port Freight Statistics Technical Note for more details of arrivals and types of vessels that are excluded.</text:p>
          </table:table-cell>
          <table:table-cell table:style-name="ce21"/>
          <table:table-cell table:number-columns-repeated="2" table:style-name="ce22"/>
          <table:table-cell table:number-columns-repeated="3" table:style-name="ce3"/>
          <table:table-cell table:number-columns-repeated="2" table:style-name="ce22"/>
          <table:table-cell table:number-columns-repeated="16375"/>
        </table:table-row>
        <table:table-row table:style-name="ro5">
          <table:table-cell office:value-type="string" table:style-name="ce14">
            <text:p>2 Ro-Ro vessels data is revised for Cairnryan and Stranraer due to a processing error.<text:s/></text:p>
          </table:table-cell>
          <table:table-cell table:style-name="ce21"/>
          <table:table-cell table:number-columns-repeated="2" table:style-name="ce22"/>
          <table:table-cell table:number-columns-repeated="3" table:style-name="ce3"/>
          <table:table-cell table:number-columns-repeated="2" table:style-name="ce22"/>
          <table:table-cell table:number-columns-repeated="16375"/>
        </table:table-row>
        <table:table-row table:style-name="ro5">
          <table:table-cell office:value-type="string" table:style-name="ce14">
            <text:p>3 Stranraer port closed in November 2011 and its facility <text:s/>were transfer to Loch Ryan.</text:p>
          </table:table-cell>
          <table:table-cell table:style-name="ce21"/>
          <table:table-cell table:number-columns-repeated="2" table:style-name="ce22"/>
          <table:table-cell table:number-columns-repeated="3" table:style-name="ce3"/>
          <table:table-cell table:number-columns-repeated="2" table:style-name="ce22"/>
          <table:table-cell table:number-columns-repeated="16375"/>
        </table:table-row>
        <table:table-row table:style-name="ro5">
          <table:table-cell table:style-name="ce14"/>
          <table:table-cell table:style-name="ce21"/>
          <table:table-cell table:number-columns-repeated="2" table:style-name="ce22"/>
          <table:table-cell table:number-columns-repeated="3" table:style-name="ce3"/>
          <table:table-cell table:number-columns-repeated="2" table:style-name="ce22"/>
          <table:table-cell table:number-columns-repeated="16375"/>
        </table:table-row>
        <table:table-row table:style-name="ro5">
          <table:table-cell office:value-type="string" table:style-name="ce23">
            <text:p>http://assets.dft.gov.uk/statistics/series/ports/portstattechnote.pdf</text:p>
          </table:table-cell>
          <table:table-cell table:style-name="ce24"/>
          <table:table-cell table:number-columns-repeated="2" table:style-name="ce22"/>
          <table:table-cell table:number-columns-repeated="3" table:style-name="ce3"/>
          <table:table-cell table:style-name="ce22"/>
          <table:table-cell table:number-columns-repeated="16376" table:style-name="ce3"/>
        </table:table-row>
        <table:table-row table:style-name="ro5">
          <table:table-cell table:style-name="ce23"/>
          <table:table-cell table:style-name="ce24"/>
          <table:table-cell table:number-columns-repeated="2" table:style-name="ce22"/>
          <table:table-cell table:number-columns-repeated="3" table:style-name="ce3"/>
          <table:table-cell table:style-name="ce22"/>
          <table:table-cell table:number-columns-repeated="16376" table:style-name="ce3"/>
        </table:table-row>
        <table:table-row table:style-name="ro5">
          <table:table-cell office:value-type="string" table:style-name="ce14">
            <text:p>Telephone: 020 7944 4119</text:p>
          </table:table-cell>
          <table:table-cell table:number-columns-repeated="2" table:style-name="ce25"/>
          <table:table-cell table:style-name="ce26"/>
          <table:table-cell table:number-columns-repeated="3" table:style-name="ce3"/>
          <table:table-cell table:style-name="ce25"/>
          <table:table-cell office:value-type="string" table:style-name="ce27">
            <text:p>Source: Lloyd's List Intelligence, DfT Maritime Statistics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Email: maritime.stats@dft.gsi.gov.uk</text:p>
          </table:table-cell>
          <table:table-cell table:number-columns-repeated="2" table:style-name="ce25"/>
          <table:table-cell table:style-name="ce28"/>
          <table:table-cell table:number-columns-repeated="3" table:style-name="ce3"/>
          <table:table-cell table:style-name="ce25"/>
          <table:table-cell office:value-type="string" table:style-name="ce32">
            <text:p>Last updated: 26 August 2015</text:p>
          </table:table-cell>
          <table:table-cell table:number-columns-repeated="16375"/>
        </table:table-row>
        <table:table-row table:style-name="ro5">
          <table:table-cell office:value-type="string" table:style-name="ce29">
            <text:p>These figures fall outside the scope of National Statistics.</text:p>
          </table:table-cell>
          <table:table-cell table:number-columns-repeated="2" table:style-name="ce23"/>
          <table:table-cell table:style-name="ce28"/>
          <table:table-cell table:number-columns-repeated="3" table:style-name="ce3"/>
          <table:table-cell table:style-name="ce25"/>
          <table:table-cell office:value-type="string" table:style-name="ce32">
            <text:p>Next update: August 2016</text:p>
          </table:table-cell>
          <table:table-cell table:number-columns-repeated="16375"/>
        </table:table-row>
        <table:table-row table:number-rows-repeated="4" table:style-name="ro5">
          <table:table-cell table:style-name="ce29"/>
          <table:table-cell table:number-columns-repeated="2" table:style-name="ce23"/>
          <table:table-cell table:style-name="ce28"/>
          <table:table-cell table:number-columns-repeated="3" table:style-name="ce3"/>
          <table:table-cell table:style-name="ce25"/>
          <table:table-cell table:style-name="ce32"/>
          <table:table-cell table:number-columns-repeated="16375"/>
        </table:table-row>
        <table:table-row table:number-rows-repeated="1048453" table:style-name="ro5">
          <table:table-cell table:number-columns-repeated="16384"/>
        </table:table-row>
        <table:named-expressions>
          <table:named-range table:name="Print_Area" table:cell-range-address="PORT0603_2014.$A$1:PORT0603_2014.$I$119" table:base-cell-address="PORT0603_2014.$A$1"/>
          <table:named-expression table:name="Print_Titles" table:expression="of:=[PORT0603_2014.$A:.$B]~[PORT0603_2014.$5:.$6]" table:base-cell-address="PORT0603_2017.$A$1"/>
        </table:named-expressions>
      </table:table>
      <table:table table:name="PORT0603_2013" table:style-name="ta2">
        <table:table-column table:style-name="co5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4" table:number-columns-repeated="16375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collections/maritime-and-shipping-statistics">Maritime and shipping statistics</text:a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5">
            <text:p>Table PORT0603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6">
            <text:p>UK ports, sum of deadweight of ships arriving by type: 2013</text:p>
          </table:table-cell>
          <table:table-cell table:style-name="ce6"/>
          <table:table-cell table:number-columns-repeated="2" table:style-name="ce7"/>
          <table:table-cell table:number-columns-repeated="3" table:style-name="ce8"/>
          <table:table-cell table:number-columns-repeated="2" table:style-name="ce6"/>
          <table:table-cell table:number-columns-repeated="16375"/>
        </table:table-row>
        <table:table-row table:style-name="ro5">
          <table:table-cell table:number-columns-repeated="8" table:style-name="ce9"/>
          <table:table-cell office:value-type="string" table:style-name="ce10">
            <text:p>Million Dwt</text:p>
          </table:table-cell>
          <table:table-cell table:number-columns-repeated="16375"/>
        </table:table-row>
        <table:table-row table:style-name="ro4">
          <table:table-cell office:value-type="string" table:style-name="ce11">
            <text:p>Ports</text:p>
          </table:table-cell>
          <table:table-cell office:value-type="string" table:style-name="ce11">
            <text:p>Port Group</text:p>
          </table:table-cell>
          <table:table-cell office:value-type="string" table:style-name="ce12">
            <text:p>Tankers</text:p>
          </table:table-cell>
          <table:table-cell office:value-type="string" table:style-name="ce12">
            <text:p>Ro-Ro vessels<text:span text:style-name="T2">R</text:span></text:p>
          </table:table-cell>
          <table:table-cell office:value-type="string" table:style-name="ce12">
            <text:p>Fully cellular container vessels</text:p>
          </table:table-cell>
          <table:table-cell office:value-type="string" table:style-name="ce12">
            <text:p>Other dry cargo vessels</text:p>
          </table:table-cell>
          <table:table-cell office:value-type="string" table:style-name="ce12">
            <text:p>Passenger vessels</text:p>
          </table:table-cell>
          <table:table-cell office:value-type="string" table:style-name="ce12">
            <text:p>Other vessels</text:p>
          </table:table-cell>
          <table:table-cell office:value-type="string" table:style-name="ce13">
            <text:p>Total all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Aberdeen</text:p>
          </table:table-cell>
          <table:table-cell office:value-type="string" table:style-name="ce14">
            <text:p>Scotland East Coast</text:p>
          </table:table-cell>
          <table:table-cell office:value-type="float" office:value="1.9099649999999999" table:style-name="ce15">
            <text:p>1.9</text:p>
          </table:table-cell>
          <table:table-cell office:value-type="float" office:value="2.4209939999999999" table:style-name="ce15">
            <text:p>2.4</text:p>
          </table:table-cell>
          <table:table-cell office:value-type="float" office:value="0.19669" table:style-name="ce15">
            <text:p>0.2</text:p>
          </table:table-cell>
          <table:table-cell office:value-type="float" office:value="2.2504490000000001" table:style-name="ce15">
            <text:p>2.3</text:p>
          </table:table-cell>
          <table:table-cell office:value-type="float" office:value="1.1864E-2" table:style-name="ce15">
            <text:p>-</text:p>
          </table:table-cell>
          <table:table-cell office:value-type="float" office:value="21.574622000000002" table:style-name="ce15">
            <text:p>21.6</text:p>
          </table:table-cell>
          <table:table-cell office:value-type="float" office:value="28.364584000000001" table:style-name="ce15">
            <text:p>28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Ardrishaig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52728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52728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Ayr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5582299999999996" table:style-name="ce15">
            <text:p>0.6</text:p>
          </table:table-cell>
          <table:table-cell office:value-type="float" office:value="1.152E-3" table:style-name="ce15">
            <text:p>-</text:p>
          </table:table-cell>
          <table:table-cell office:value-type="float" office:value="2.2849999999999999E-2" table:style-name="ce15">
            <text:p>-</text:p>
          </table:table-cell>
          <table:table-cell office:value-type="float" office:value="0.57982500000000003" table:style-name="ce15">
            <text:p>0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arrow</text:p>
          </table:table-cell>
          <table:table-cell office:value-type="string" table:style-name="ce14">
            <text:p>Lancs and Cumbria</text:p>
          </table:table-cell>
          <table:table-cell office:value-type="float" office:value="7.5667999999999999E-2" table:style-name="ce15">
            <text:p>0.1</text:p>
          </table:table-cell>
          <table:table-cell office:value-type="float" office:value="1.3206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35327" table:style-name="ce15">
            <text:p>0.1</text:p>
          </table:table-cell>
          <table:table-cell office:value-type="float" office:value="1.4530000000000001E-3" table:style-name="ce15">
            <text:p>-</text:p>
          </table:table-cell>
          <table:table-cell office:value-type="float" office:value="4.8938000000000002E-2" table:style-name="ce15">
            <text:p>-</text:p>
          </table:table-cell>
          <table:table-cell office:value-type="float" office:value="0.274592" table:style-name="ce15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arry</text:p>
          </table:table-cell>
          <table:table-cell office:value-type="string" table:style-name="ce14">
            <text:p>Bristol Channel</text:p>
          </table:table-cell>
          <table:table-cell office:value-type="float" office:value="0.355184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5559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4724999999999999E-2" table:style-name="ce15">
            <text:p>-</text:p>
          </table:table-cell>
          <table:table-cell office:value-type="float" office:value="0.42546800000000001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elfast</text:p>
          </table:table-cell>
          <table:table-cell office:value-type="string" table:style-name="ce14">
            <text:p>Northern Ireland</text:p>
          </table:table-cell>
          <table:table-cell office:value-type="float" office:value="3.008616" table:style-name="ce15">
            <text:p>3.0</text:p>
          </table:table-cell>
          <table:table-cell office:value-type="float" office:value="20.554988999999999" table:style-name="ce15">
            <text:p>20.6</text:p>
          </table:table-cell>
          <table:table-cell office:value-type="float" office:value="2.5813009999999998" table:style-name="ce15">
            <text:p>2.6</text:p>
          </table:table-cell>
          <table:table-cell office:value-type="float" office:value="10.266913000000001" table:style-name="ce15">
            <text:p>10.3</text:p>
          </table:table-cell>
          <table:table-cell office:value-type="float" office:value="0.27641500000000002" table:style-name="ce15">
            <text:p>0.3</text:p>
          </table:table-cell>
          <table:table-cell office:value-type="float" office:value="2.7365E-2" table:style-name="ce15">
            <text:p>-</text:p>
          </table:table-cell>
          <table:table-cell office:value-type="float" office:value="36.715598999999997" table:style-name="ce15">
            <text:p>36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erwick</text:p>
          </table:table-cell>
          <table:table-cell office:value-type="string" table:style-name="ce14">
            <text:p>North E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9.6639000000000003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9.6639000000000003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lyth</text:p>
          </table:table-cell>
          <table:table-cell office:value-type="string" table:style-name="ce14">
            <text:p>North East</text:p>
          </table:table-cell>
          <table:table-cell office:value-type="float" office:value="6.0740000000000004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2999999999999999E-2" table:style-name="ce15">
            <text:p>-</text:p>
          </table:table-cell>
          <table:table-cell office:value-type="float" office:value="1.203427" table:style-name="ce15">
            <text:p>1.2</text:p>
          </table:table-cell>
          <table:table-cell office:value-type="float" office:value="1.7699999999999999E-4" table:style-name="ce15">
            <text:p>-</text:p>
          </table:table-cell>
          <table:table-cell office:value-type="float" office:value="6.5243999999999996E-2" table:style-name="ce15">
            <text:p>0.1</text:p>
          </table:table-cell>
          <table:table-cell office:value-type="float" office:value="1.287922" table:style-name="ce15">
            <text:p>1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oston</text:p>
          </table:table-cell>
          <table:table-cell office:value-type="string" table:style-name="ce14">
            <text:p>Wash &amp; Northern E Anglia</text:p>
          </table:table-cell>
          <table:table-cell office:value-type="float" office:value="2.12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959013" table:style-name="ce15">
            <text:p>1.0</text:p>
          </table:table-cell>
          <table:table-cell office:value-type="float" office:value="0" table:style-name="ce15">
            <text:p>-</text:p>
          </table:table-cell>
          <table:table-cell office:value-type="float" office:value="1.7459999999999999E-3" table:style-name="ce15">
            <text:p>-</text:p>
          </table:table-cell>
          <table:table-cell office:value-type="float" office:value="0.98195900000000003" table:style-name="ce15">
            <text:p>1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ridgwater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1000000000000004E-3" table:style-name="ce15">
            <text:p>-</text:p>
          </table:table-cell>
          <table:table-cell office:value-type="float" office:value="5.1000000000000004E-3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rightlingsea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0233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0233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ristol</text:p>
          </table:table-cell>
          <table:table-cell office:value-type="string" table:style-name="ce14">
            <text:p>Bristol Channel</text:p>
          </table:table-cell>
          <table:table-cell office:value-type="float" office:value="4.2870860000000004" table:style-name="ce15">
            <text:p>4.3</text:p>
          </table:table-cell>
          <table:table-cell office:value-type="float" office:value="0.125025" table:style-name="ce15">
            <text:p>0.1</text:p>
          </table:table-cell>
          <table:table-cell office:value-type="float" office:value="2.848312" table:style-name="ce15">
            <text:p>2.8</text:p>
          </table:table-cell>
          <table:table-cell office:value-type="float" office:value="25.913146000000001" table:style-name="ce15">
            <text:p>25.9</text:p>
          </table:table-cell>
          <table:table-cell office:value-type="float" office:value="2.9966E-2" table:style-name="ce15">
            <text:p>-</text:p>
          </table:table-cell>
          <table:table-cell office:value-type="float" office:value="0.54100499999999996" table:style-name="ce15">
            <text:p>0.5</text:p>
          </table:table-cell>
          <table:table-cell office:value-type="float" office:value="33.744540000000001" table:style-name="ce15">
            <text:p>33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uckie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1130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3.248E-3" table:style-name="ce15">
            <text:p>-</text:p>
          </table:table-cell>
          <table:table-cell office:value-type="float" office:value="0.11455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airnryan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8.7267469999999996" table:style-name="ce15">
            <text:p>8.7</text:p>
          </table:table-cell>
          <table:table-cell office:value-type="float" office:value="0" table:style-name="ce15">
            <text:p>-</text:p>
          </table:table-cell>
          <table:table-cell office:value-type="float" office:value="2.2850000000000001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7290320000000001" table:style-name="ce15">
            <text:p>8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ardiff</text:p>
          </table:table-cell>
          <table:table-cell office:value-type="string" table:style-name="ce14">
            <text:p>Bristol Channel</text:p>
          </table:table-cell>
          <table:table-cell office:value-type="float" office:value="1.0971930000000001" table:style-name="ce15">
            <text:p>1.1</text:p>
          </table:table-cell>
          <table:table-cell office:value-type="float" office:value="0" table:style-name="ce15">
            <text:p>-</text:p>
          </table:table-cell>
          <table:table-cell office:value-type="float" office:value="7.9881999999999995E-2" table:style-name="ce15">
            <text:p>0.1</text:p>
          </table:table-cell>
          <table:table-cell office:value-type="float" office:value="1.2830999999999999" table:style-name="ce15">
            <text:p>1.3</text:p>
          </table:table-cell>
          <table:table-cell office:value-type="float" office:value="1.152E-3" table:style-name="ce15">
            <text:p>-</text:p>
          </table:table-cell>
          <table:table-cell office:value-type="float" office:value="0.40596100000000002" table:style-name="ce15">
            <text:p>0.4</text:p>
          </table:table-cell>
          <table:table-cell office:value-type="float" office:value="2.8672879999999998" table:style-name="ce15">
            <text:p>2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lyde</text:p>
          </table:table-cell>
          <table:table-cell office:value-type="string" table:style-name="ce14">
            <text:p>Scotland West Coast</text:p>
          </table:table-cell>
          <table:table-cell office:value-type="float" office:value="8.2067099999999993" table:style-name="ce15">
            <text:p>8.2</text:p>
          </table:table-cell>
          <table:table-cell office:value-type="float" office:value="0.325401" table:style-name="ce15">
            <text:p>0.3</text:p>
          </table:table-cell>
          <table:table-cell office:value-type="float" office:value="1.938178" table:style-name="ce15">
            <text:p>1.9</text:p>
          </table:table-cell>
          <table:table-cell office:value-type="float" office:value="11.468147999999999" table:style-name="ce15">
            <text:p>11.5</text:p>
          </table:table-cell>
          <table:table-cell office:value-type="float" office:value="0.30963499999999999" table:style-name="ce15">
            <text:p>0.3</text:p>
          </table:table-cell>
          <table:table-cell office:value-type="float" office:value="0.181786" table:style-name="ce15">
            <text:p>0.2</text:p>
          </table:table-cell>
          <table:table-cell office:value-type="float" office:value="22.429857999999999" table:style-name="ce15">
            <text:p>22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orpach</text:p>
          </table:table-cell>
          <table:table-cell office:value-type="string" table:style-name="ce14">
            <text:p>Scotland West Coast</text:p>
          </table:table-cell>
          <table:table-cell office:value-type="float" office:value="4.0530000000000002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5595800000000001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6001099999999999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owes, Isle of Wight1</text:p>
          </table:table-cell>
          <table:table-cell office:value-type="string" table:style-name="ce14">
            <text:p>Sussex and Hampshire</text:p>
          </table:table-cell>
          <table:table-cell office:value-type="float" office:value="2.1000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39401" table:style-name="ce15">
            <text:p>0.1</text:p>
          </table:table-cell>
          <table:table-cell office:value-type="float" office:value="8.7749999999999998E-3" table:style-name="ce15">
            <text:p>-</text:p>
          </table:table-cell>
          <table:table-cell office:value-type="float" office:value="9.282E-2" table:style-name="ce15">
            <text:p>0.1</text:p>
          </table:table-cell>
          <table:table-cell office:value-type="float" office:value="0.26199600000000001" table:style-name="ce15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romarty Firth</text:p>
          </table:table-cell>
          <table:table-cell office:value-type="string" table:style-name="ce14">
            <text:p>Scotland East Coast</text:p>
          </table:table-cell>
          <table:table-cell office:value-type="float" office:value="5.476604" table:style-name="ce15">
            <text:p>5.5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04665" table:style-name="ce15">
            <text:p>0.4</text:p>
          </table:table-cell>
          <table:table-cell office:value-type="float" office:value="0.34148600000000001" table:style-name="ce15">
            <text:p>0.3</text:p>
          </table:table-cell>
          <table:table-cell office:value-type="float" office:value="0.44565300000000002" table:style-name="ce15">
            <text:p>0.4</text:p>
          </table:table-cell>
          <table:table-cell office:value-type="float" office:value="6.6684080000000003" table:style-name="ce15">
            <text:p>6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Dover</text:p>
          </table:table-cell>
          <table:table-cell office:value-type="string" table:style-name="ce14">
            <text:p>Thames and Kent</text:p>
          </table:table-cell>
          <table:table-cell office:value-type="float" office:value="0.27905000000000002" table:style-name="ce15">
            <text:p>0.3</text:p>
          </table:table-cell>
          <table:table-cell office:value-type="float" office:value="131.34732299999999" table:style-name="ce15">
            <text:p>131.3</text:p>
          </table:table-cell>
          <table:table-cell office:value-type="float" office:value="0" table:style-name="ce15">
            <text:p>-</text:p>
          </table:table-cell>
          <table:table-cell office:value-type="float" office:value="2.1209799999999999" table:style-name="ce15">
            <text:p>2.1</text:p>
          </table:table-cell>
          <table:table-cell office:value-type="float" office:value="0.95608800000000005" table:style-name="ce15">
            <text:p>1.0</text:p>
          </table:table-cell>
          <table:table-cell office:value-type="float" office:value="0.23647199999999999" table:style-name="ce15">
            <text:p>0.2</text:p>
          </table:table-cell>
          <table:table-cell office:value-type="float" office:value="134.93991299999999" table:style-name="ce15">
            <text:p>134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Dundee</text:p>
          </table:table-cell>
          <table:table-cell office:value-type="string" table:style-name="ce14">
            <text:p>Scotland East Coast</text:p>
          </table:table-cell>
          <table:table-cell office:value-type="float" office:value="1.0394019999999999" table:style-name="ce15">
            <text:p>1.0</text:p>
          </table:table-cell>
          <table:table-cell office:value-type="float" office:value="7.195E-3" table:style-name="ce15">
            <text:p>-</text:p>
          </table:table-cell>
          <table:table-cell office:value-type="float" office:value="6.3499999999999997E-3" table:style-name="ce15">
            <text:p>-</text:p>
          </table:table-cell>
          <table:table-cell office:value-type="float" office:value="0.62307800000000002" table:style-name="ce15">
            <text:p>0.6</text:p>
          </table:table-cell>
          <table:table-cell office:value-type="float" office:value="1.4369999999999999E-3" table:style-name="ce15">
            <text:p>-</text:p>
          </table:table-cell>
          <table:table-cell office:value-type="float" office:value="0.112153" table:style-name="ce15">
            <text:p>0.1</text:p>
          </table:table-cell>
          <table:table-cell office:value-type="float" office:value="1.789615" table:style-name="ce15">
            <text:p>1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almouth</text:p>
          </table:table-cell>
          <table:table-cell office:value-type="string" table:style-name="ce14">
            <text:p>West Country</text:p>
          </table:table-cell>
          <table:table-cell office:value-type="float" office:value="12.656389000000001" table:style-name="ce15">
            <text:p>12.7</text:p>
          </table:table-cell>
          <table:table-cell office:value-type="float" office:value="0.156477" table:style-name="ce15">
            <text:p>0.2</text:p>
          </table:table-cell>
          <table:table-cell office:value-type="float" office:value="0.13034299999999999" table:style-name="ce15">
            <text:p>0.1</text:p>
          </table:table-cell>
          <table:table-cell office:value-type="float" office:value="10.999612000000001" table:style-name="ce15">
            <text:p>11.0</text:p>
          </table:table-cell>
          <table:table-cell office:value-type="float" office:value="0.102257" table:style-name="ce15">
            <text:p>0.1</text:p>
          </table:table-cell>
          <table:table-cell office:value-type="float" office:value="4.8771000000000002E-2" table:style-name="ce15">
            <text:p>-</text:p>
          </table:table-cell>
          <table:table-cell office:value-type="float" office:value="24.093848999999999" table:style-name="ce15">
            <text:p>24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elixstowe</text:p>
          </table:table-cell>
          <table:table-cell office:value-type="string" table:style-name="ce14">
            <text:p>Haven</text:p>
          </table:table-cell>
          <table:table-cell office:value-type="float" office:value="0.18645200000000001" table:style-name="ce15">
            <text:p>0.2</text:p>
          </table:table-cell>
          <table:table-cell office:value-type="float" office:value="6.8587439999999997" table:style-name="ce15">
            <text:p>6.9</text:p>
          </table:table-cell>
          <table:table-cell office:value-type="float" office:value="125.610429" table:style-name="ce15">
            <text:p>125.6</text:p>
          </table:table-cell>
          <table:table-cell office:value-type="float" office:value="5.6050999999999997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4.6599000000000002E-2" table:style-name="ce15">
            <text:p>-</text:p>
          </table:table-cell>
          <table:table-cell office:value-type="float" office:value="132.758275" table:style-name="ce15">
            <text:p>132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ishguard</text:p>
          </table:table-cell>
          <table:table-cell office:value-type="string" table:style-name="ce14">
            <text:p>West and North Wales</text:p>
          </table:table-cell>
          <table:table-cell office:value-type="float" office:value="0" table:style-name="ce15">
            <text:p>-</text:p>
          </table:table-cell>
          <table:table-cell office:value-type="float" office:value="1.871208" table:style-name="ce15">
            <text:p>1.9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871208" table:style-name="ce15">
            <text:p>1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leetwood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orth</text:p>
          </table:table-cell>
          <table:table-cell office:value-type="string" table:style-name="ce14">
            <text:p>Scotland East Coast</text:p>
          </table:table-cell>
          <table:table-cell office:value-type="float" office:value="29.071176999999999" table:style-name="ce15">
            <text:p>29.1</text:p>
          </table:table-cell>
          <table:table-cell office:value-type="float" office:value="1.7748679999999999" table:style-name="ce15">
            <text:p>1.8</text:p>
          </table:table-cell>
          <table:table-cell office:value-type="float" office:value="3.6135989999999998" table:style-name="ce15">
            <text:p>3.6</text:p>
          </table:table-cell>
          <table:table-cell office:value-type="float" office:value="2.5457749999999999" table:style-name="ce15">
            <text:p>2.5</text:p>
          </table:table-cell>
          <table:table-cell office:value-type="float" office:value="0.20627300000000001" table:style-name="ce15">
            <text:p>0.2</text:p>
          </table:table-cell>
          <table:table-cell office:value-type="float" office:value="0.29346100000000003" table:style-name="ce15">
            <text:p>0.3</text:p>
          </table:table-cell>
          <table:table-cell office:value-type="float" office:value="37.505153" table:style-name="ce15">
            <text:p>37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owey</text:p>
          </table:table-cell>
          <table:table-cell office:value-type="string" table:style-name="ce14">
            <text:p>West Country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90601100000000001" table:style-name="ce15">
            <text:p>0.9</text:p>
          </table:table-cell>
          <table:table-cell office:value-type="float" office:value="1.5048000000000001E-2" table:style-name="ce15">
            <text:p>-</text:p>
          </table:table-cell>
          <table:table-cell office:value-type="float" office:value="3.5E-4" table:style-name="ce15">
            <text:p>-</text:p>
          </table:table-cell>
          <table:table-cell office:value-type="float" office:value="0.92140900000000003" table:style-name="ce15">
            <text:p>0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raserburgh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1.3999999999999999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.1590000000000002E-2" table:style-name="ce15">
            <text:p>-</text:p>
          </table:table-cell>
          <table:table-cell office:value-type="float" office:value="7.1000000000000005E-5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.1800999999999998E-2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arston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.6239999999999996E-3" table:style-name="ce15">
            <text:p>-</text:p>
          </table:table-cell>
          <table:table-cell office:value-type="float" office:value="0.464916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0.27463500000000002" table:style-name="ce15">
            <text:p>0.3</text:p>
          </table:table-cell>
          <table:table-cell office:value-type="float" office:value="0.74417500000000003" table:style-name="ce15">
            <text:p>0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ill's Bay Scotland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0.38016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8016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lensanda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8533200000000001" table:style-name="ce15">
            <text:p>6.9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8533200000000001" table:style-name="ce15">
            <text:p>6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oole</text:p>
          </table:table-cell>
          <table:table-cell office:value-type="string" table:style-name="ce14">
            <text:p>Humber</text:p>
          </table:table-cell>
          <table:table-cell office:value-type="float" office:value="6.2508999999999995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8124960000000001" table:style-name="ce15">
            <text:p>1.8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875005" table:style-name="ce15">
            <text:p>1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reat Yarmouth</text:p>
          </table:table-cell>
          <table:table-cell office:value-type="string" table:style-name="ce14">
            <text:p>Wash &amp; Northern E Anglia</text:p>
          </table:table-cell>
          <table:table-cell office:value-type="float" office:value="0.29208099999999998" table:style-name="ce15">
            <text:p>0.3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8763399999999999" table:style-name="ce15">
            <text:p>0.6</text:p>
          </table:table-cell>
          <table:table-cell office:value-type="float" office:value="1.1770000000000001E-3" table:style-name="ce15">
            <text:p>-</text:p>
          </table:table-cell>
          <table:table-cell office:value-type="float" office:value="4.0584689999999997" table:style-name="ce15">
            <text:p>4.1</text:p>
          </table:table-cell>
          <table:table-cell office:value-type="float" office:value="4.9393609999999999" table:style-name="ce15">
            <text:p>4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rimsby &amp; Immingham</text:p>
          </table:table-cell>
          <table:table-cell office:value-type="string" table:style-name="ce14">
            <text:p>Humber</text:p>
          </table:table-cell>
          <table:table-cell office:value-type="float" office:value="36.312814000000003" table:style-name="ce15">
            <text:p>36.3</text:p>
          </table:table-cell>
          <table:table-cell office:value-type="float" office:value="37.609842" table:style-name="ce15">
            <text:p>37.6</text:p>
          </table:table-cell>
          <table:table-cell office:value-type="float" office:value="4.309647" table:style-name="ce15">
            <text:p>4.3</text:p>
          </table:table-cell>
          <table:table-cell office:value-type="float" office:value="56.864593999999997" table:style-name="ce15">
            <text:p>56.9</text:p>
          </table:table-cell>
          <table:table-cell office:value-type="float" office:value="0" table:style-name="ce15">
            <text:p>-</text:p>
          </table:table-cell>
          <table:table-cell office:value-type="float" office:value="0.58307200000000003" table:style-name="ce15">
            <text:p>0.6</text:p>
          </table:table-cell>
          <table:table-cell office:value-type="float" office:value="135.679969" table:style-name="ce15">
            <text:p>135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Harwich</text:p>
          </table:table-cell>
          <table:table-cell office:value-type="string" table:style-name="ce14">
            <text:p>Haven</text:p>
          </table:table-cell>
          <table:table-cell office:value-type="float" office:value="0.974773" table:style-name="ce15">
            <text:p>1.0</text:p>
          </table:table-cell>
          <table:table-cell office:value-type="float" office:value="21.478856" table:style-name="ce15">
            <text:p>21.5</text:p>
          </table:table-cell>
          <table:table-cell office:value-type="float" office:value="1.1521509999999999" table:style-name="ce15">
            <text:p>1.2</text:p>
          </table:table-cell>
          <table:table-cell office:value-type="float" office:value="0.42356300000000002" table:style-name="ce15">
            <text:p>0.4</text:p>
          </table:table-cell>
          <table:table-cell office:value-type="float" office:value="0.49087500000000001" table:style-name="ce15">
            <text:p>0.5</text:p>
          </table:table-cell>
          <table:table-cell office:value-type="float" office:value="0.93085899999999999" table:style-name="ce15">
            <text:p>0.9</text:p>
          </table:table-cell>
          <table:table-cell office:value-type="float" office:value="25.451077000000002" table:style-name="ce15">
            <text:p>25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Heysham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10.939234000000001" table:style-name="ce15">
            <text:p>10.9</text:p>
          </table:table-cell>
          <table:table-cell office:value-type="float" office:value="0" table:style-name="ce15">
            <text:p>-</text:p>
          </table:table-cell>
          <table:table-cell office:value-type="float" office:value="7.3400000000000002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074675" table:style-name="ce15">
            <text:p>1.1</text:p>
          </table:table-cell>
          <table:table-cell office:value-type="float" office:value="12.021248999999999" table:style-name="ce15">
            <text:p>12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Holyhead</text:p>
          </table:table-cell>
          <table:table-cell office:value-type="string" table:style-name="ce14">
            <text:p>West and North Wales</text:p>
          </table:table-cell>
          <table:table-cell office:value-type="float" office:value="0.21657199999999999" table:style-name="ce15">
            <text:p>0.2</text:p>
          </table:table-cell>
          <table:table-cell office:value-type="float" office:value="17.874026000000001" table:style-name="ce15">
            <text:p>17.9</text:p>
          </table:table-cell>
          <table:table-cell office:value-type="float" office:value="0" table:style-name="ce15">
            <text:p>-</text:p>
          </table:table-cell>
          <table:table-cell office:value-type="float" office:value="0.19532099999999999" table:style-name="ce15">
            <text:p>0.2</text:p>
          </table:table-cell>
          <table:table-cell office:value-type="float" office:value="4.4449000000000002E-2" table:style-name="ce15">
            <text:p>-</text:p>
          </table:table-cell>
          <table:table-cell office:value-type="float" office:value="7.8890000000000002E-3" table:style-name="ce15">
            <text:p>-</text:p>
          </table:table-cell>
          <table:table-cell office:value-type="float" office:value="18.338256999999999" table:style-name="ce15">
            <text:p>18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Hull</text:p>
          </table:table-cell>
          <table:table-cell office:value-type="string" table:style-name="ce14">
            <text:p>Humber</text:p>
          </table:table-cell>
          <table:table-cell office:value-type="float" office:value="3.6354139999999999" table:style-name="ce15">
            <text:p>3.6</text:p>
          </table:table-cell>
          <table:table-cell office:value-type="float" office:value="7.3109120000000001" table:style-name="ce15">
            <text:p>7.3</text:p>
          </table:table-cell>
          <table:table-cell office:value-type="float" office:value="2.5242330000000002" table:style-name="ce15">
            <text:p>2.5</text:p>
          </table:table-cell>
          <table:table-cell office:value-type="float" office:value="6.5820930000000004" table:style-name="ce15">
            <text:p>6.6</text:p>
          </table:table-cell>
          <table:table-cell office:value-type="float" office:value="1.3263E-2" table:style-name="ce15">
            <text:p>-</text:p>
          </table:table-cell>
          <table:table-cell office:value-type="float" office:value="0.379799" table:style-name="ce15">
            <text:p>0.4</text:p>
          </table:table-cell>
          <table:table-cell office:value-type="float" office:value="20.445713999999999" table:style-name="ce15">
            <text:p>20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Inverness</text:p>
          </table:table-cell>
          <table:table-cell office:value-type="string" table:style-name="ce14">
            <text:p>Scotland East Coast</text:p>
          </table:table-cell>
          <table:table-cell office:value-type="float" office:value="0.46968300000000002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96347" table:style-name="ce15">
            <text:p>0.4</text:p>
          </table:table-cell>
          <table:table-cell office:value-type="float" office:value="2.7190000000000001E-3" table:style-name="ce15">
            <text:p>-</text:p>
          </table:table-cell>
          <table:table-cell office:value-type="float" office:value="7.4999999999999993E-5" table:style-name="ce15">
            <text:p>-</text:p>
          </table:table-cell>
          <table:table-cell office:value-type="float" office:value="0.86882400000000004" table:style-name="ce15">
            <text:p>0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Ipswich</text:p>
          </table:table-cell>
          <table:table-cell office:value-type="string" table:style-name="ce14">
            <text:p>Haven</text:p>
          </table:table-cell>
          <table:table-cell office:value-type="float" office:value="6.4395999999999995E-2" table:style-name="ce15">
            <text:p>0.1</text:p>
          </table:table-cell>
          <table:table-cell office:value-type="float" office:value="6.293E-3" table:style-name="ce15">
            <text:p>-</text:p>
          </table:table-cell>
          <table:table-cell office:value-type="float" office:value="1.4513E-2" table:style-name="ce15">
            <text:p>-</text:p>
          </table:table-cell>
          <table:table-cell office:value-type="float" office:value="2.042961" table:style-name="ce15">
            <text:p>2.0</text:p>
          </table:table-cell>
          <table:table-cell office:value-type="float" office:value="3.1500000000000001E-4" table:style-name="ce15">
            <text:p>-</text:p>
          </table:table-cell>
          <table:table-cell office:value-type="float" office:value="5.8312999999999997E-2" table:style-name="ce15">
            <text:p>0.1</text:p>
          </table:table-cell>
          <table:table-cell office:value-type="float" office:value="2.1867909999999999" table:style-name="ce15">
            <text:p>2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Kilroot</text:p>
          </table:table-cell>
          <table:table-cell office:value-type="string" table:style-name="ce14">
            <text:p>Northern Ireland</text:p>
          </table:table-cell>
          <table:table-cell office:value-type="float" office:value="9.4562999999999994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6616359999999999" table:style-name="ce15">
            <text:p>1.7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7561990000000001" table:style-name="ce15">
            <text:p>1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Kilroot Power Station Jetty</text:p>
          </table:table-cell>
          <table:table-cell office:value-type="string" table:style-name="ce14">
            <text:p>Northern Ireland</text:p>
          </table:table-cell>
          <table:table-cell office:value-type="float" office:value="9.2230999999999994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2040329999999999" table:style-name="ce15">
            <text:p>1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2962640000000001" table:style-name="ce15">
            <text:p>1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King's Lynn</text:p>
          </table:table-cell>
          <table:table-cell office:value-type="string" table:style-name="ce14">
            <text:p>Wash &amp; Northern E Angl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67656300000000003" table:style-name="ce15">
            <text:p>0.7</text:p>
          </table:table-cell>
          <table:table-cell office:value-type="float" office:value="0" table:style-name="ce15">
            <text:p>-</text:p>
          </table:table-cell>
          <table:table-cell office:value-type="float" office:value="9.5700000000000004E-3" table:style-name="ce15">
            <text:p>-</text:p>
          </table:table-cell>
          <table:table-cell office:value-type="float" office:value="0.68613299999999999" table:style-name="ce15">
            <text:p>0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ancaster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73117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7311799999999999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arne</text:p>
          </table:table-cell>
          <table:table-cell office:value-type="string" table:style-name="ce14">
            <text:p>Northern Ireland</text:p>
          </table:table-cell>
          <table:table-cell office:value-type="float" office:value="0.128362" table:style-name="ce15">
            <text:p>0.1</text:p>
          </table:table-cell>
          <table:table-cell office:value-type="float" office:value="8.9148910000000008" table:style-name="ce15">
            <text:p>8.9</text:p>
          </table:table-cell>
          <table:table-cell office:value-type="float" office:value="0" table:style-name="ce15">
            <text:p>-</text:p>
          </table:table-cell>
          <table:table-cell office:value-type="float" office:value="3.4810000000000002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9.0467340000000007" table:style-name="ce15">
            <text:p>9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erwick</text:p>
          </table:table-cell>
          <table:table-cell office:value-type="string" table:style-name="ce14">
            <text:p>Scotland East Coast</text:p>
          </table:table-cell>
          <table:table-cell office:value-type="float" office:value="0.35522399999999998" table:style-name="ce15">
            <text:p>0.4</text:p>
          </table:table-cell>
          <table:table-cell office:value-type="float" office:value="1.6964079999999999" table:style-name="ce15">
            <text:p>1.7</text:p>
          </table:table-cell>
          <table:table-cell office:value-type="float" office:value="0" table:style-name="ce15">
            <text:p>-</text:p>
          </table:table-cell>
          <table:table-cell office:value-type="float" office:value="1.2676890000000001" table:style-name="ce15">
            <text:p>1.3</text:p>
          </table:table-cell>
          <table:table-cell office:value-type="float" office:value="0.104438" table:style-name="ce15">
            <text:p>0.1</text:p>
          </table:table-cell>
          <table:table-cell office:value-type="float" office:value="1.1316649999999999" table:style-name="ce15">
            <text:p>1.1</text:p>
          </table:table-cell>
          <table:table-cell office:value-type="float" office:value="4.5554240000000004" table:style-name="ce15">
            <text:p>4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iverpool</text:p>
          </table:table-cell>
          <table:table-cell office:value-type="string" table:style-name="ce14">
            <text:p>Lancs and Cumbria</text:p>
          </table:table-cell>
          <table:table-cell office:value-type="float" office:value="22.419832" table:style-name="ce15">
            <text:p>22.4</text:p>
          </table:table-cell>
          <table:table-cell office:value-type="float" office:value="19.252279000000001" table:style-name="ce15">
            <text:p>19.3</text:p>
          </table:table-cell>
          <table:table-cell office:value-type="float" office:value="12.920252" table:style-name="ce15">
            <text:p>12.9</text:p>
          </table:table-cell>
          <table:table-cell office:value-type="float" office:value="17.901119000000001" table:style-name="ce15">
            <text:p>17.9</text:p>
          </table:table-cell>
          <table:table-cell office:value-type="float" office:value="0.22089700000000001" table:style-name="ce15">
            <text:p>0.2</text:p>
          </table:table-cell>
          <table:table-cell office:value-type="float" office:value="0.445355" table:style-name="ce15">
            <text:p>0.4</text:p>
          </table:table-cell>
          <table:table-cell office:value-type="float" office:value="73.159734" table:style-name="ce15">
            <text:p>73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landulas</text:p>
          </table:table-cell>
          <table:table-cell office:value-type="string" table:style-name="ce14">
            <text:p>West and North Wales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6338900000000002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6338900000000002" table:style-name="ce15">
            <text:p>0.4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Loch Ryan<text:span text:style-name="T1">3,4</text:span></text:p>
          </table:table-cell>
          <table:table-cell office:value-type="string" table:style-name="ce14">
            <text:p>Scotland West Coast</text:p>
          </table:table-cell>
          <table:table-cell office:value-type="float" office:value="7.4793999999999999E-2" table:style-name="ce15">
            <text:p>0.1</text:p>
          </table:table-cell>
          <table:table-cell office:value-type="float" office:value="12.138021999999999" table:style-name="ce15">
            <text:p>12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2.212816" table:style-name="ce15">
            <text:p>12.2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London</text:p>
          </table:table-cell>
          <table:table-cell office:value-type="string" table:style-name="ce14">
            <text:p>Thames and Kent</text:p>
          </table:table-cell>
          <table:table-cell office:value-type="float" office:value="19.653272999999999" table:style-name="ce15">
            <text:p>19.7</text:p>
          </table:table-cell>
          <table:table-cell office:value-type="float" office:value="29.843129000000001" table:style-name="ce15">
            <text:p>29.8</text:p>
          </table:table-cell>
          <table:table-cell office:value-type="float" office:value="33.791668000000001" table:style-name="ce15">
            <text:p>33.8</text:p>
          </table:table-cell>
          <table:table-cell office:value-type="float" office:value="16.466539000000001" table:style-name="ce15">
            <text:p>16.5</text:p>
          </table:table-cell>
          <table:table-cell office:value-type="float" office:value="0.19980500000000001" table:style-name="ce15">
            <text:p>0.2</text:p>
          </table:table-cell>
          <table:table-cell office:value-type="float" office:value="11.026147999999999" table:style-name="ce15">
            <text:p>11.0</text:p>
          </table:table-cell>
          <table:table-cell office:value-type="float" office:value="110.98056200000001" table:style-name="ce15">
            <text:p>111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ondonderry</text:p>
          </table:table-cell>
          <table:table-cell office:value-type="string" table:style-name="ce14">
            <text:p>Northern Ireland</text:p>
          </table:table-cell>
          <table:table-cell office:value-type="float" office:value="0.83715600000000001" table:style-name="ce15">
            <text:p>0.8</text:p>
          </table:table-cell>
          <table:table-cell office:value-type="float" office:value="0" table:style-name="ce15">
            <text:p>-</text:p>
          </table:table-cell>
          <table:table-cell office:value-type="float" office:value="9.5029999999999993E-3" table:style-name="ce15">
            <text:p>-</text:p>
          </table:table-cell>
          <table:table-cell office:value-type="float" office:value="2.0573250000000001" table:style-name="ce15">
            <text:p>2.1</text:p>
          </table:table-cell>
          <table:table-cell office:value-type="float" office:value="1.234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9163250000000001" table:style-name="ce15">
            <text:p>2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owestoft</text:p>
          </table:table-cell>
          <table:table-cell office:value-type="string" table:style-name="ce14">
            <text:p>Wash &amp; Northern E Anglia</text:p>
          </table:table-cell>
          <table:table-cell office:value-type="float" office:value="7.5000000000000002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1587500000000001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.121332" table:style-name="ce15">
            <text:p>0.1</text:p>
          </table:table-cell>
          <table:table-cell office:value-type="float" office:value="0.237957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anchester</text:p>
          </table:table-cell>
          <table:table-cell office:value-type="string" table:style-name="ce14">
            <text:p>Lancs and Cumbria</text:p>
          </table:table-cell>
          <table:table-cell office:value-type="float" office:value="9.7355579999999993" table:style-name="ce15">
            <text:p>9.7</text:p>
          </table:table-cell>
          <table:table-cell office:value-type="float" office:value="0" table:style-name="ce15">
            <text:p>-</text:p>
          </table:table-cell>
          <table:table-cell office:value-type="float" office:value="5.9049999999999997E-3" table:style-name="ce15">
            <text:p>-</text:p>
          </table:table-cell>
          <table:table-cell office:value-type="float" office:value="3.399289" table:style-name="ce15">
            <text:p>3.4</text:p>
          </table:table-cell>
          <table:table-cell office:value-type="float" office:value="0" table:style-name="ce15">
            <text:p>-</text:p>
          </table:table-cell>
          <table:table-cell office:value-type="float" office:value="0.28561399999999998" table:style-name="ce15">
            <text:p>0.3</text:p>
          </table:table-cell>
          <table:table-cell office:value-type="float" office:value="13.426366" table:style-name="ce15">
            <text:p>13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edway</text:p>
          </table:table-cell>
          <table:table-cell office:value-type="string" table:style-name="ce14">
            <text:p>Thames and Kent</text:p>
          </table:table-cell>
          <table:table-cell office:value-type="float" office:value="6.0218189999999998" table:style-name="ce15">
            <text:p>6.0</text:p>
          </table:table-cell>
          <table:table-cell office:value-type="float" office:value="1.2335320000000001" table:style-name="ce15">
            <text:p>1.2</text:p>
          </table:table-cell>
          <table:table-cell office:value-type="float" office:value="24.131229000000001" table:style-name="ce15">
            <text:p>24.1</text:p>
          </table:table-cell>
          <table:table-cell office:value-type="float" office:value="10.737538000000001" table:style-name="ce15">
            <text:p>10.7</text:p>
          </table:table-cell>
          <table:table-cell office:value-type="float" office:value="1.2799999999999999E-4" table:style-name="ce15">
            <text:p>-</text:p>
          </table:table-cell>
          <table:table-cell office:value-type="float" office:value="1.7423010000000001" table:style-name="ce15">
            <text:p>1.7</text:p>
          </table:table-cell>
          <table:table-cell office:value-type="float" office:value="43.866546999999997" table:style-name="ce15">
            <text:p>43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ilford Haven</text:p>
          </table:table-cell>
          <table:table-cell office:value-type="string" table:style-name="ce14">
            <text:p>West and North Wales</text:p>
          </table:table-cell>
          <table:table-cell office:value-type="float" office:value="54.590907000000001" table:style-name="ce15">
            <text:p>54.6</text:p>
          </table:table-cell>
          <table:table-cell office:value-type="float" office:value="4.3097279999999998" table:style-name="ce15">
            <text:p>4.3</text:p>
          </table:table-cell>
          <table:table-cell office:value-type="float" office:value="0" table:style-name="ce15">
            <text:p>-</text:p>
          </table:table-cell>
          <table:table-cell office:value-type="float" office:value="5.4861E-2" table:style-name="ce15">
            <text:p>0.1</text:p>
          </table:table-cell>
          <table:table-cell office:value-type="float" office:value="2.9936000000000001E-2" table:style-name="ce15">
            <text:p>-</text:p>
          </table:table-cell>
          <table:table-cell office:value-type="float" office:value="3.6935999999999997E-2" table:style-name="ce15">
            <text:p>-</text:p>
          </table:table-cell>
          <table:table-cell office:value-type="float" office:value="59.022368" table:style-name="ce15">
            <text:p>59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istley</text:p>
          </table:table-cell>
          <table:table-cell office:value-type="string" table:style-name="ce14">
            <text:p>Haven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74675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74675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ontrose</text:p>
          </table:table-cell>
          <table:table-cell office:value-type="string" table:style-name="ce14">
            <text:p>Scotland East Coast</text:p>
          </table:table-cell>
          <table:table-cell office:value-type="float" office:value="8.3479999999999995E-3" table:style-name="ce15">
            <text:p>-</text:p>
          </table:table-cell>
          <table:table-cell office:value-type="float" office:value="2.5820000000000001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903505" table:style-name="ce15">
            <text:p>0.9</text:p>
          </table:table-cell>
          <table:table-cell office:value-type="float" office:value="0" table:style-name="ce15">
            <text:p>-</text:p>
          </table:table-cell>
          <table:table-cell office:value-type="float" office:value="0.62985800000000003" table:style-name="ce15">
            <text:p>0.6</text:p>
          </table:table-cell>
          <table:table-cell office:value-type="float" office:value="1.5442929999999999" table:style-name="ce15">
            <text:p>1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ostyn</text:p>
          </table:table-cell>
          <table:table-cell office:value-type="string" table:style-name="ce14">
            <text:p>West and North Wales</text:p>
          </table:table-cell>
          <table:table-cell office:value-type="float" office:value="0" table:style-name="ce15">
            <text:p>-</text:p>
          </table:table-cell>
          <table:table-cell office:value-type="float" office:value="0.37191000000000002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9.325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7825000000000001E-2" table:style-name="ce15">
            <text:p>0.1</text:p>
          </table:table-cell>
          <table:table-cell office:value-type="float" office:value="0.43906000000000001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Neath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87071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8707199999999999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Newhaven</text:p>
          </table:table-cell>
          <table:table-cell office:value-type="string" table:style-name="ce14">
            <text:p>Sussex and Hampshire</text:p>
          </table:table-cell>
          <table:table-cell office:value-type="float" office:value="0" table:style-name="ce15">
            <text:p>-</text:p>
          </table:table-cell>
          <table:table-cell office:value-type="float" office:value="4.6434959999999998" table:style-name="ce15">
            <text:p>4.6</text:p>
          </table:table-cell>
          <table:table-cell office:value-type="float" office:value="0" table:style-name="ce15">
            <text:p>-</text:p>
          </table:table-cell>
          <table:table-cell office:value-type="float" office:value="0.17929899999999999" table:style-name="ce15">
            <text:p>0.2</text:p>
          </table:table-cell>
          <table:table-cell office:value-type="float" office:value="7.7999999999999999E-4" table:style-name="ce15">
            <text:p>-</text:p>
          </table:table-cell>
          <table:table-cell office:value-type="float" office:value="7.2887999999999994E-2" table:style-name="ce15">
            <text:p>0.1</text:p>
          </table:table-cell>
          <table:table-cell office:value-type="float" office:value="4.8964629999999998" table:style-name="ce15">
            <text:p>4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Newport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5984000000000002E-2" table:style-name="ce15">
            <text:p>-</text:p>
          </table:table-cell>
          <table:table-cell office:value-type="float" office:value="3.70546" table:style-name="ce15">
            <text:p>3.7</text:p>
          </table:table-cell>
          <table:table-cell office:value-type="float" office:value="0" table:style-name="ce15">
            <text:p>-</text:p>
          </table:table-cell>
          <table:table-cell office:value-type="float" office:value="0.22599900000000001" table:style-name="ce15">
            <text:p>0.2</text:p>
          </table:table-cell>
          <table:table-cell office:value-type="float" office:value="3.9474429999999998" table:style-name="ce15">
            <text:p>3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Orkney</text:p>
          </table:table-cell>
          <table:table-cell office:value-type="string" table:style-name="ce14">
            <text:p>Scotland East Coast</text:p>
          </table:table-cell>
          <table:table-cell office:value-type="float" office:value="1.386063" table:style-name="ce15">
            <text:p>1.4</text:p>
          </table:table-cell>
          <table:table-cell office:value-type="float" office:value="2.7744010000000001" table:style-name="ce15">
            <text:p>2.8</text:p>
          </table:table-cell>
          <table:table-cell office:value-type="float" office:value="0" table:style-name="ce15">
            <text:p>-</text:p>
          </table:table-cell>
          <table:table-cell office:value-type="float" office:value="0.497253" table:style-name="ce15">
            <text:p>0.5</text:p>
          </table:table-cell>
          <table:table-cell office:value-type="float" office:value="0.22975899999999999" table:style-name="ce15">
            <text:p>0.2</text:p>
          </table:table-cell>
          <table:table-cell office:value-type="float" office:value="3.2057000000000002E-2" table:style-name="ce15">
            <text:p>-</text:p>
          </table:table-cell>
          <table:table-cell office:value-type="float" office:value="4.9195330000000004" table:style-name="ce15">
            <text:p>4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erth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1.3273999999999999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9.5494999999999997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08769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eterhead</text:p>
          </table:table-cell>
          <table:table-cell office:value-type="string" table:style-name="ce14">
            <text:p>Scotland East Coast</text:p>
          </table:table-cell>
          <table:table-cell office:value-type="float" office:value="0.37327399999999999" table:style-name="ce15">
            <text:p>0.4</text:p>
          </table:table-cell>
          <table:table-cell office:value-type="float" office:value="0.01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0165700000000001" table:style-name="ce15">
            <text:p>0.3</text:p>
          </table:table-cell>
          <table:table-cell office:value-type="float" office:value="2.434E-3" table:style-name="ce15">
            <text:p>-</text:p>
          </table:table-cell>
          <table:table-cell office:value-type="float" office:value="1.714507" table:style-name="ce15">
            <text:p>1.7</text:p>
          </table:table-cell>
          <table:table-cell office:value-type="float" office:value="2.401872" table:style-name="ce15">
            <text:p>2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lymouth</text:p>
          </table:table-cell>
          <table:table-cell office:value-type="string" table:style-name="ce14">
            <text:p>West Country</text:p>
          </table:table-cell>
          <table:table-cell office:value-type="float" office:value="1.8480049999999999" table:style-name="ce15">
            <text:p>1.8</text:p>
          </table:table-cell>
          <table:table-cell office:value-type="float" office:value="1.7176089999999999" table:style-name="ce15">
            <text:p>1.7</text:p>
          </table:table-cell>
          <table:table-cell office:value-type="float" office:value="0" table:style-name="ce15">
            <text:p>-</text:p>
          </table:table-cell>
          <table:table-cell office:value-type="float" office:value="1.1122190000000001" table:style-name="ce15">
            <text:p>1.1</text:p>
          </table:table-cell>
          <table:table-cell office:value-type="float" office:value="1.6806999999999999E-2" table:style-name="ce15">
            <text:p>-</text:p>
          </table:table-cell>
          <table:table-cell office:value-type="float" office:value="3.9258000000000001E-2" table:style-name="ce15">
            <text:p>-</text:p>
          </table:table-cell>
          <table:table-cell office:value-type="float" office:value="4.7338979999999999" table:style-name="ce15">
            <text:p>4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oole</text:p>
          </table:table-cell>
          <table:table-cell office:value-type="string" table:style-name="ce14">
            <text:p>West Country</text:p>
          </table:table-cell>
          <table:table-cell office:value-type="float" office:value="0.261847" table:style-name="ce15">
            <text:p>0.3</text:p>
          </table:table-cell>
          <table:table-cell office:value-type="float" office:value="2.6573250000000002" table:style-name="ce15">
            <text:p>2.7</text:p>
          </table:table-cell>
          <table:table-cell office:value-type="float" office:value="0" table:style-name="ce15">
            <text:p>-</text:p>
          </table:table-cell>
          <table:table-cell office:value-type="float" office:value="0.623838" table:style-name="ce15">
            <text:p>0.6</text:p>
          </table:table-cell>
          <table:table-cell office:value-type="float" office:value="6.3899999999999998E-3" table:style-name="ce15">
            <text:p>-</text:p>
          </table:table-cell>
          <table:table-cell office:value-type="float" office:value="0.133462" table:style-name="ce15">
            <text:p>0.1</text:p>
          </table:table-cell>
          <table:table-cell office:value-type="float" office:value="3.6828620000000001" table:style-name="ce15">
            <text:p>3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ort Talbot</text:p>
          </table:table-cell>
          <table:table-cell office:value-type="string" table:style-name="ce14">
            <text:p>Bristol Channel</text:p>
          </table:table-cell>
          <table:table-cell office:value-type="float" office:value="6.9579999999999998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5.932772" table:style-name="ce15">
            <text:p>15.9</text:p>
          </table:table-cell>
          <table:table-cell office:value-type="float" office:value="0" table:style-name="ce15">
            <text:p>-</text:p>
          </table:table-cell>
          <table:table-cell office:value-type="float" office:value="2.1558999999999998E-2" table:style-name="ce15">
            <text:p>-</text:p>
          </table:table-cell>
          <table:table-cell office:value-type="float" office:value="15.961289000000001" table:style-name="ce15">
            <text:p>16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orthoustock</text:p>
          </table:table-cell>
          <table:table-cell office:value-type="string" table:style-name="ce14">
            <text:p>West Country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.8565999999999998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.8565999999999998E-2" table:style-name="ce15">
            <text:p>-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Portsmouth<text:span text:style-name="T1">1</text:span></text:p>
          </table:table-cell>
          <table:table-cell office:value-type="string" table:style-name="ce14">
            <text:p>Sussex and Hampshire</text:p>
          </table:table-cell>
          <table:table-cell office:value-type="float" office:value="1.666998" table:style-name="ce15">
            <text:p>1.7</text:p>
          </table:table-cell>
          <table:table-cell office:value-type="float" office:value="13.159914000000001" table:style-name="ce15">
            <text:p>13.2</text:p>
          </table:table-cell>
          <table:table-cell office:value-type="float" office:value="0.42686000000000002" table:style-name="ce15">
            <text:p>0.4</text:p>
          </table:table-cell>
          <table:table-cell office:value-type="float" office:value="2.747465" table:style-name="ce15">
            <text:p>2.7</text:p>
          </table:table-cell>
          <table:table-cell office:value-type="float" office:value="0.136128" table:style-name="ce15">
            <text:p>0.1</text:p>
          </table:table-cell>
          <table:table-cell office:value-type="float" office:value="0.81513000000000002" table:style-name="ce15">
            <text:p>0.8</text:p>
          </table:table-cell>
          <table:table-cell office:value-type="float" office:value="18.952494999999999" table:style-name="ce15">
            <text:p>19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amsgate</text:p>
          </table:table-cell>
          <table:table-cell office:value-type="string" table:style-name="ce14">
            <text:p>Thames and Kent</text:p>
          </table:table-cell>
          <table:table-cell office:value-type="float" office:value="4.5960000000000003E-3" table:style-name="ce15">
            <text:p>-</text:p>
          </table:table-cell>
          <table:table-cell office:value-type="float" office:value="0.86362300000000003" table:style-name="ce15">
            <text:p>0.9</text:p>
          </table:table-cell>
          <table:table-cell office:value-type="float" office:value="0" table:style-name="ce15">
            <text:p>-</text:p>
          </table:table-cell>
          <table:table-cell office:value-type="float" office:value="7.0479999999999996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6980000000000001E-3" table:style-name="ce15">
            <text:p>-</text:p>
          </table:table-cell>
          <table:table-cell office:value-type="float" office:value="0.87696499999999999" table:style-name="ce15">
            <text:p>0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iver Ouse</text:p>
          </table:table-cell>
          <table:table-cell office:value-type="string" table:style-name="ce14">
            <text:p>Humber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4432600000000001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4432600000000001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iver Trent</text:p>
          </table:table-cell>
          <table:table-cell office:value-type="string" table:style-name="ce14">
            <text:p>Humber</text:p>
          </table:table-cell>
          <table:table-cell office:value-type="float" office:value="3.6755000000000003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0159929999999999" table:style-name="ce15">
            <text:p>2.0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0527479999999998" table:style-name="ce15">
            <text:p>2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ivers Hull and Humber</text:p>
          </table:table-cell>
          <table:table-cell office:value-type="string" table:style-name="ce14">
            <text:p>Humber</text:p>
          </table:table-cell>
          <table:table-cell office:value-type="float" office:value="13.208565" table:style-name="ce15">
            <text:p>13.2</text:p>
          </table:table-cell>
          <table:table-cell office:value-type="float" office:value="0.241282" table:style-name="ce15">
            <text:p>0.2</text:p>
          </table:table-cell>
          <table:table-cell office:value-type="float" office:value="2.3664000000000001E-2" table:style-name="ce15">
            <text:p>-</text:p>
          </table:table-cell>
          <table:table-cell office:value-type="float" office:value="1.394188" table:style-name="ce15">
            <text:p>1.4</text:p>
          </table:table-cell>
          <table:table-cell office:value-type="float" office:value="0" table:style-name="ce15">
            <text:p>-</text:p>
          </table:table-cell>
          <table:table-cell office:value-type="float" office:value="6.6750000000000004E-2" table:style-name="ce15">
            <text:p>0.1</text:p>
          </table:table-cell>
          <table:table-cell office:value-type="float" office:value="14.934449000000001" table:style-name="ce15">
            <text:p>14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ye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9342000000000002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9342000000000002E-2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crabster</text:p>
          </table:table-cell>
          <table:table-cell office:value-type="string" table:style-name="ce14">
            <text:p>Scotland East Coast</text:p>
          </table:table-cell>
          <table:table-cell office:value-type="float" office:value="4.4838000000000003E-2" table:style-name="ce15">
            <text:p>-</text:p>
          </table:table-cell>
          <table:table-cell office:value-type="float" office:value="1.1322019999999999" table:style-name="ce15">
            <text:p>1.1</text:p>
          </table:table-cell>
          <table:table-cell office:value-type="float" office:value="0" table:style-name="ce15">
            <text:p>-</text:p>
          </table:table-cell>
          <table:table-cell office:value-type="float" office:value="0.23642199999999999" table:style-name="ce15">
            <text:p>0.2</text:p>
          </table:table-cell>
          <table:table-cell office:value-type="float" office:value="1.306E-2" table:style-name="ce15">
            <text:p>-</text:p>
          </table:table-cell>
          <table:table-cell office:value-type="float" office:value="0.201268" table:style-name="ce15">
            <text:p>0.2</text:p>
          </table:table-cell>
          <table:table-cell office:value-type="float" office:value="1.6277900000000001" table:style-name="ce15">
            <text:p>1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eaham</text:p>
          </table:table-cell>
          <table:table-cell office:value-type="string" table:style-name="ce14">
            <text:p>North E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73057399999999995" table:style-name="ce15">
            <text:p>0.7</text:p>
          </table:table-cell>
          <table:table-cell office:value-type="float" office:value="0" table:style-name="ce15">
            <text:p>-</text:p>
          </table:table-cell>
          <table:table-cell office:value-type="float" office:value="5.8200000000000005E-4" table:style-name="ce15">
            <text:p>-</text:p>
          </table:table-cell>
          <table:table-cell office:value-type="float" office:value="0.73115600000000003" table:style-name="ce15">
            <text:p>0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harpness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36775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1.923E-3" table:style-name="ce15">
            <text:p>-</text:p>
          </table:table-cell>
          <table:table-cell office:value-type="float" office:value="0.53869800000000001" table:style-name="ce15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horeham</text:p>
          </table:table-cell>
          <table:table-cell office:value-type="string" table:style-name="ce14">
            <text:p>Sussex and Hampshire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91749899999999995" table:style-name="ce15">
            <text:p>0.9</text:p>
          </table:table-cell>
          <table:table-cell office:value-type="float" office:value="0" table:style-name="ce15">
            <text:p>-</text:p>
          </table:table-cell>
          <table:table-cell office:value-type="float" office:value="1.4166559999999999" table:style-name="ce15">
            <text:p>1.4</text:p>
          </table:table-cell>
          <table:table-cell office:value-type="float" office:value="2.334155" table:style-name="ce15">
            <text:p>2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illoth</text:p>
          </table:table-cell>
          <table:table-cell office:value-type="string" table:style-name="ce14">
            <text:p>Lancs and Cumbria</text:p>
          </table:table-cell>
          <table:table-cell office:value-type="float" office:value="3.2168000000000002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96008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2817699999999999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outhampton1</text:p>
          </table:table-cell>
          <table:table-cell office:value-type="string" table:style-name="ce14">
            <text:p>Sussex and Hampshire</text:p>
          </table:table-cell>
          <table:table-cell office:value-type="float" office:value="42.417361999999997" table:style-name="ce15">
            <text:p>42.4</text:p>
          </table:table-cell>
          <table:table-cell office:value-type="float" office:value="0.69911900000000005" table:style-name="ce15">
            <text:p>0.7</text:p>
          </table:table-cell>
          <table:table-cell office:value-type="float" office:value="56.563392" table:style-name="ce15">
            <text:p>56.6</text:p>
          </table:table-cell>
          <table:table-cell office:value-type="float" office:value="20.838263000000001" table:style-name="ce15">
            <text:p>20.8</text:p>
          </table:table-cell>
          <table:table-cell office:value-type="float" office:value="3.5786989999999999" table:style-name="ce15">
            <text:p>3.6</text:p>
          </table:table-cell>
          <table:table-cell office:value-type="float" office:value="1.5814870000000001" table:style-name="ce15">
            <text:p>1.6</text:p>
          </table:table-cell>
          <table:table-cell office:value-type="float" office:value="125.67832199999999" table:style-name="ce15">
            <text:p>125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tornoway</text:p>
          </table:table-cell>
          <table:table-cell office:value-type="string" table:style-name="ce14">
            <text:p>Scotland West Coast</text:p>
          </table:table-cell>
          <table:table-cell office:value-type="float" office:value="0.13006100000000001" table:style-name="ce15">
            <text:p>0.1</text:p>
          </table:table-cell>
          <table:table-cell office:value-type="float" office:value="9.7886000000000001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3.6524000000000001E-2" table:style-name="ce15">
            <text:p>-</text:p>
          </table:table-cell>
          <table:table-cell office:value-type="float" office:value="2.5461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8993200000000002" table:style-name="ce15">
            <text:p>0.3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Stranraer<text:span text:style-name="T1">3,4</text:span></text:p>
          </table:table-cell>
          <table:table-cell office:value-type="string" table:style-name="ce14">
            <text:p>Scotland West Coast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ullom Voe</text:p>
          </table:table-cell>
          <table:table-cell office:value-type="string" table:style-name="ce14">
            <text:p>Scotland East Coast</text:p>
          </table:table-cell>
          <table:table-cell office:value-type="float" office:value="15.457158" table:style-name="ce15">
            <text:p>15.5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62982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.156802" table:style-name="ce15">
            <text:p>0.2</text:p>
          </table:table-cell>
          <table:table-cell office:value-type="float" office:value="15.776942999999999" table:style-name="ce15">
            <text:p>15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underland</text:p>
          </table:table-cell>
          <table:table-cell office:value-type="string" table:style-name="ce14">
            <text:p>North East</text:p>
          </table:table-cell>
          <table:table-cell office:value-type="float" office:value="5.8615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79798599999999997" table:style-name="ce15">
            <text:p>0.8</text:p>
          </table:table-cell>
          <table:table-cell office:value-type="float" office:value="0" table:style-name="ce15">
            <text:p>-</text:p>
          </table:table-cell>
          <table:table-cell office:value-type="float" office:value="6.7131999999999997E-2" table:style-name="ce15">
            <text:p>0.1</text:p>
          </table:table-cell>
          <table:table-cell office:value-type="float" office:value="0.92373300000000003" table:style-name="ce15">
            <text:p>0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utton Bridge</text:p>
          </table:table-cell>
          <table:table-cell office:value-type="string" table:style-name="ce14">
            <text:p>Wash &amp; Northern E Angl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73582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73582" table:style-name="ce15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wansea</text:p>
          </table:table-cell>
          <table:table-cell office:value-type="string" table:style-name="ce14">
            <text:p>Bristol Channel</text:p>
          </table:table-cell>
          <table:table-cell office:value-type="float" office:value="1.3457999999999999E-2" table:style-name="ce15">
            <text:p>-</text:p>
          </table:table-cell>
          <table:table-cell office:value-type="float" office:value="3.3029000000000003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68388" table:style-name="ce15">
            <text:p>0.6</text:p>
          </table:table-cell>
          <table:table-cell office:value-type="float" office:value="1.2799999999999999E-4" table:style-name="ce15">
            <text:p>-</text:p>
          </table:table-cell>
          <table:table-cell office:value-type="float" office:value="0.27377000000000001" table:style-name="ce15">
            <text:p>0.3</text:p>
          </table:table-cell>
          <table:table-cell office:value-type="float" office:value="0.88877300000000004" table:style-name="ce15">
            <text:p>0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Tees and Hartlepool</text:p>
          </table:table-cell>
          <table:table-cell office:value-type="string" table:style-name="ce14">
            <text:p>North East</text:p>
          </table:table-cell>
          <table:table-cell office:value-type="float" office:value="29.421306999999999" table:style-name="ce15">
            <text:p>29.4</text:p>
          </table:table-cell>
          <table:table-cell office:value-type="float" office:value="3.0721630000000002" table:style-name="ce15">
            <text:p>3.1</text:p>
          </table:table-cell>
          <table:table-cell office:value-type="float" office:value="6.6856299999999997" table:style-name="ce15">
            <text:p>6.7</text:p>
          </table:table-cell>
          <table:table-cell office:value-type="float" office:value="18.587266" table:style-name="ce15">
            <text:p>18.6</text:p>
          </table:table-cell>
          <table:table-cell office:value-type="float" office:value="0" table:style-name="ce15">
            <text:p>-</text:p>
          </table:table-cell>
          <table:table-cell office:value-type="float" office:value="0.91058700000000004" table:style-name="ce15">
            <text:p>0.9</text:p>
          </table:table-cell>
          <table:table-cell office:value-type="float" office:value="58.676952999999997" table:style-name="ce15">
            <text:p>58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Teignmouth</text:p>
          </table:table-cell>
          <table:table-cell office:value-type="string" table:style-name="ce14">
            <text:p>West Country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6813400000000003" table:style-name="ce15">
            <text:p>0.6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6813400000000003" table:style-name="ce15">
            <text:p>0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Troon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.171428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.13991000000000001" table:style-name="ce15">
            <text:p>0.1</text:p>
          </table:table-cell>
          <table:table-cell office:value-type="float" office:value="6.4499999999999996E-4" table:style-name="ce15">
            <text:p>-</text:p>
          </table:table-cell>
          <table:table-cell office:value-type="float" office:value="2.3050000000000002E-3" table:style-name="ce15">
            <text:p>-</text:p>
          </table:table-cell>
          <table:table-cell office:value-type="float" office:value="0.31428800000000001" table:style-name="ce15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Tyne</text:p>
          </table:table-cell>
          <table:table-cell office:value-type="string" table:style-name="ce14">
            <text:p>North East</text:p>
          </table:table-cell>
          <table:table-cell office:value-type="float" office:value="0.24702399999999999" table:style-name="ce15">
            <text:p>0.2</text:p>
          </table:table-cell>
          <table:table-cell office:value-type="float" office:value="1.4632179999999999" table:style-name="ce15">
            <text:p>1.5</text:p>
          </table:table-cell>
          <table:table-cell office:value-type="float" office:value="1.3789739999999999" table:style-name="ce15">
            <text:p>1.4</text:p>
          </table:table-cell>
          <table:table-cell office:value-type="float" office:value="14.346574" table:style-name="ce15">
            <text:p>14.3</text:p>
          </table:table-cell>
          <table:table-cell office:value-type="float" office:value="0.14452899999999999" table:style-name="ce15">
            <text:p>0.1</text:p>
          </table:table-cell>
          <table:table-cell office:value-type="float" office:value="0.57596499999999995" table:style-name="ce15">
            <text:p>0.6</text:p>
          </table:table-cell>
          <table:table-cell office:value-type="float" office:value="18.156283999999999" table:style-name="ce15">
            <text:p>18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allasea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19613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19613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arrenpoint</text:p>
          </table:table-cell>
          <table:table-cell office:value-type="string" table:style-name="ce14">
            <text:p>Northern Ireland</text:p>
          </table:table-cell>
          <table:table-cell office:value-type="float" office:value="4.2451999999999997E-2" table:style-name="ce15">
            <text:p>-</text:p>
          </table:table-cell>
          <table:table-cell office:value-type="float" office:value="2.747725" table:style-name="ce15">
            <text:p>2.7</text:p>
          </table:table-cell>
          <table:table-cell office:value-type="float" office:value="0.18498800000000001" table:style-name="ce15">
            <text:p>0.2</text:p>
          </table:table-cell>
          <table:table-cell office:value-type="float" office:value="1.158477" table:style-name="ce15">
            <text:p>1.2</text:p>
          </table:table-cell>
          <table:table-cell office:value-type="float" office:value="0" table:style-name="ce15">
            <text:p>-</text:p>
          </table:table-cell>
          <table:table-cell office:value-type="float" office:value="2.4510000000000001E-3" table:style-name="ce15">
            <text:p>-</text:p>
          </table:table-cell>
          <table:table-cell office:value-type="float" office:value="4.1360929999999998" table:style-name="ce15">
            <text:p>4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eymouth &amp; Portland</text:p>
          </table:table-cell>
          <table:table-cell office:value-type="string" table:style-name="ce14">
            <text:p>West Country</text:p>
          </table:table-cell>
          <table:table-cell office:value-type="float" office:value="3.1321180000000002" table:style-name="ce15">
            <text:p>3.1</text:p>
          </table:table-cell>
          <table:table-cell office:value-type="float" office:value="0.20441500000000001" table:style-name="ce15">
            <text:p>0.2</text:p>
          </table:table-cell>
          <table:table-cell office:value-type="float" office:value="0.26595800000000003" table:style-name="ce15">
            <text:p>0.3</text:p>
          </table:table-cell>
          <table:table-cell office:value-type="float" office:value="2.1708780000000001" table:style-name="ce15">
            <text:p>2.2</text:p>
          </table:table-cell>
          <table:table-cell office:value-type="float" office:value="0.10071099999999999" table:style-name="ce15">
            <text:p>0.1</text:p>
          </table:table-cell>
          <table:table-cell office:value-type="float" office:value="2.393E-2" table:style-name="ce15">
            <text:p>-</text:p>
          </table:table-cell>
          <table:table-cell office:value-type="float" office:value="5.8980100000000002" table:style-name="ce15">
            <text:p>5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hitstable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1435000000000002E-2" table:style-name="ce15">
            <text:p>0.1</text:p>
          </table:table-cell>
          <table:table-cell office:value-type="float" office:value="2.5599999999999999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1691000000000001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isbech</text:p>
          </table:table-cell>
          <table:table-cell office:value-type="string" table:style-name="ce14">
            <text:p>Wash &amp; Northern E Angl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4873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4873000000000001E-2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orkington</text:p>
          </table:table-cell>
          <table:table-cell office:value-type="string" table:style-name="ce14">
            <text:p>Lancs and Cumbria</text:p>
          </table:table-cell>
          <table:table-cell office:value-type="float" office:value="2.5992000000000001E-2" table:style-name="ce15">
            <text:p>-</text:p>
          </table:table-cell>
          <table:table-cell office:value-type="float" office:value="4.4019999999999997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1746400000000002" table:style-name="ce15">
            <text:p>0.3</text:p>
          </table:table-cell>
          <table:table-cell office:value-type="float" office:value="0" table:style-name="ce15">
            <text:p>-</text:p>
          </table:table-cell>
          <table:table-cell office:value-type="float" office:value="1.4999999999999999E-2" table:style-name="ce15">
            <text:p>-</text:p>
          </table:table-cell>
          <table:table-cell office:value-type="float" office:value="0.36285800000000001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Others</text:p>
          </table:table-cell>
          <table:table-cell table:style-name="ce14"/>
          <table:table-cell office:value-type="float" office:value="18.369259" table:style-name="ce15">
            <text:p>18.4</text:p>
          </table:table-cell>
          <table:table-cell office:value-type="float" office:value="0.26501799999999998" table:style-name="ce15">
            <text:p>0.3</text:p>
          </table:table-cell>
          <table:table-cell office:value-type="float" office:value="8.1101999999999994E-2" table:style-name="ce15">
            <text:p>0.1</text:p>
          </table:table-cell>
          <table:table-cell office:value-type="float" office:value="3.9456349999999998" table:style-name="ce15">
            <text:p>3.9</text:p>
          </table:table-cell>
          <table:table-cell office:value-type="float" office:value="6.3899999999999998E-3" table:style-name="ce15">
            <text:p>-</text:p>
          </table:table-cell>
          <table:table-cell office:value-type="float" office:value="8.3330000000000001E-3" table:style-name="ce15">
            <text:p>-</text:p>
          </table:table-cell>
          <table:table-cell office:value-type="float" office:value="22.675737000000002" table:style-name="ce15">
            <text:p>22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England</text:p>
          </table:table-cell>
          <table:table-cell table:style-name="ce16"/>
          <table:table-cell office:value-type="float" office:value="225.4846" table:style-name="ce15">
            <text:p>225.5</text:p>
          </table:table-cell>
          <table:table-cell office:value-type="float" office:value="294.90355399999999" table:style-name="ce15">
            <text:p>294.9</text:p>
          </table:table-cell>
          <table:table-cell office:value-type="float" office:value="272.80078400000002" table:style-name="ce15">
            <text:p>272.8</text:p>
          </table:table-cell>
          <table:table-cell office:value-type="float" office:value="230.82619399999999" table:style-name="ce15">
            <text:p>230.8</text:p>
          </table:table-cell>
          <table:table-cell office:value-type="float" office:value="6.025423" table:style-name="ce15">
            <text:p>6.0</text:p>
          </table:table-cell>
          <table:table-cell office:value-type="float" office:value="27.806743000000001" table:style-name="ce15">
            <text:p>27.8</text:p>
          </table:table-cell>
          <table:table-cell office:value-type="float" office:value="1057.8472979999999" table:style-name="ce15">
            <text:p>1,057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ales</text:p>
          </table:table-cell>
          <table:table-cell table:style-name="ce16"/>
          <table:table-cell office:value-type="float" office:value="56.280271999999997" table:style-name="ce15">
            <text:p>56.3</text:p>
          </table:table-cell>
          <table:table-cell office:value-type="float" office:value="24.459900999999999" table:style-name="ce15">
            <text:p>24.5</text:p>
          </table:table-cell>
          <table:table-cell office:value-type="float" office:value="9.5866000000000007E-2" table:style-name="ce15">
            <text:p>0.1</text:p>
          </table:table-cell>
          <table:table-cell office:value-type="float" office:value="22.335246999999999" table:style-name="ce15">
            <text:p>22.3</text:p>
          </table:table-cell>
          <table:table-cell office:value-type="float" office:value="7.5664999999999996E-2" table:style-name="ce15">
            <text:p>0.1</text:p>
          </table:table-cell>
          <table:table-cell office:value-type="float" office:value="1.0646640000000001" table:style-name="ce15">
            <text:p>1.1</text:p>
          </table:table-cell>
          <table:table-cell office:value-type="float" office:value="104.311615" table:style-name="ce15">
            <text:p>104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cotland</text:p>
          </table:table-cell>
          <table:table-cell table:style-name="ce16"/>
          <table:table-cell office:value-type="float" office:value="65.959502999999998" table:style-name="ce15">
            <text:p>66.0</text:p>
          </table:table-cell>
          <table:table-cell office:value-type="float" office:value="31.93459" table:style-name="ce15">
            <text:p>31.9</text:p>
          </table:table-cell>
          <table:table-cell office:value-type="float" office:value="5.7789010000000003" table:style-name="ce15">
            <text:p>5.8</text:p>
          </table:table-cell>
          <table:table-cell office:value-type="float" office:value="32.400236" table:style-name="ce15">
            <text:p>32.4</text:p>
          </table:table-cell>
          <table:table-cell office:value-type="float" office:value="1.253681" table:style-name="ce15">
            <text:p>1.3</text:p>
          </table:table-cell>
          <table:table-cell office:value-type="float" office:value="26.502310000000001" table:style-name="ce15">
            <text:p>26.5</text:p>
          </table:table-cell>
          <table:table-cell office:value-type="float" office:value="163.82922099999999" table:style-name="ce15">
            <text:p>163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reat Britain Total</text:p>
          </table:table-cell>
          <table:table-cell table:style-name="ce16"/>
          <table:table-cell office:value-type="float" office:value="347.72437499999995" table:style-name="ce15">
            <text:p>347.7</text:p>
          </table:table-cell>
          <table:table-cell office:value-type="float" office:value="351.298045" table:style-name="ce15">
            <text:p>351.3</text:p>
          </table:table-cell>
          <table:table-cell office:value-type="float" office:value="278.67555100000004" table:style-name="ce15">
            <text:p>278.7</text:p>
          </table:table-cell>
          <table:table-cell office:value-type="float" office:value="285.56167699999997" table:style-name="ce15">
            <text:p>285.6</text:p>
          </table:table-cell>
          <table:table-cell office:value-type="float" office:value="7.3547690000000001" table:style-name="ce15">
            <text:p>7.4</text:p>
          </table:table-cell>
          <table:table-cell office:value-type="float" office:value="55.373716999999999" table:style-name="ce15">
            <text:p>55.4</text:p>
          </table:table-cell>
          <table:table-cell office:value-type="float" office:value="1325.9881339999999" table:style-name="ce15">
            <text:p>1,326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Northern Ireland</text:p>
          </table:table-cell>
          <table:table-cell table:style-name="ce16"/>
          <table:table-cell office:value-type="float" office:value="4.2033800000000001" table:style-name="ce15">
            <text:p>4.2</text:p>
          </table:table-cell>
          <table:table-cell office:value-type="float" office:value="32.217604999999999" table:style-name="ce15">
            <text:p>32.2</text:p>
          </table:table-cell>
          <table:table-cell office:value-type="float" office:value="2.8328099999999998" table:style-name="ce15">
            <text:p>2.8</text:p>
          </table:table-cell>
          <table:table-cell office:value-type="float" office:value="16.383337999999998" table:style-name="ce15">
            <text:p>16.4</text:p>
          </table:table-cell>
          <table:table-cell office:value-type="float" office:value="0.29099999999999998" table:style-name="ce15">
            <text:p>0.3</text:p>
          </table:table-cell>
          <table:table-cell office:value-type="float" office:value="3.1040999999999999E-2" table:style-name="ce15">
            <text:p>-</text:p>
          </table:table-cell>
          <table:table-cell office:value-type="float" office:value="55.959173999999997" table:style-name="ce15">
            <text:p>56.0</text:p>
          </table:table-cell>
          <table:table-cell table:number-columns-repeated="16375"/>
        </table:table-row>
        <table:table-row table:style-name="ro5">
          <table:table-cell office:value-type="string" table:style-name="ce33">
            <text:p>United Kingdom Total</text:p>
          </table:table-cell>
          <table:table-cell table:style-name="ce18"/>
          <table:table-cell office:value-type="float" office:value="351.92775499999993" table:style-name="ce31">
            <text:p>351.9</text:p>
          </table:table-cell>
          <table:table-cell office:value-type="float" office:value="383.51564999999999" table:style-name="ce31">
            <text:p>383.5</text:p>
          </table:table-cell>
          <table:table-cell office:value-type="float" office:value="281.50836100000004" table:style-name="ce31">
            <text:p>281.5</text:p>
          </table:table-cell>
          <table:table-cell office:value-type="float" office:value="301.94501499999996" table:style-name="ce31">
            <text:p>301.9</text:p>
          </table:table-cell>
          <table:table-cell office:value-type="float" office:value="7.6457690000000005" table:style-name="ce31">
            <text:p>7.6</text:p>
          </table:table-cell>
          <table:table-cell office:value-type="float" office:value="55.404758000000001" table:style-name="ce31">
            <text:p>55.4</text:p>
          </table:table-cell>
          <table:table-cell office:value-type="float" office:value="1381.947308" table:style-name="ce31">
            <text:p>1,381.9</text:p>
          </table:table-cell>
          <table:table-cell table:number-columns-repeated="16375"/>
        </table:table-row>
        <table:table-row table:style-name="ro5">
          <table:table-cell table:style-name="ce14"/>
          <table:table-cell table:style-name="ce16"/>
          <table:table-cell table:number-columns-repeated="5" table:style-name="ce20"/>
          <table:table-cell table:number-columns-repeated="2" table:style-name="ce16"/>
          <table:table-cell table:number-columns-repeated="16375"/>
        </table:table-row>
        <table:table-row table:style-name="ro5">
          <table:table-cell office:value-type="string" table:style-name="ce14">
            <text:p>1 Excludes Isle of Wight ferry traffic. See Port Freight Statistics Technical Note for more details of arrivals and types of vessels that are excluded.</text:p>
          </table:table-cell>
          <table:table-cell table:style-name="ce21"/>
          <table:table-cell table:number-columns-repeated="2" table:style-name="ce22"/>
          <table:table-cell table:number-columns-repeated="3" table:style-name="ce3"/>
          <table:table-cell table:number-columns-repeated="2" table:style-name="ce22"/>
          <table:table-cell table:number-columns-repeated="16375"/>
        </table:table-row>
        <table:table-row table:style-name="ro5">
          <table:table-cell office:value-type="string" table:style-name="ce14">
            <text:p>2 Ipswich lost ro-ro operator.</text:p>
          </table:table-cell>
          <table:table-cell table:style-name="ce21"/>
          <table:table-cell table:number-columns-repeated="2" table:style-name="ce22"/>
          <table:table-cell table:number-columns-repeated="3" table:style-name="ce3"/>
          <table:table-cell table:number-columns-repeated="2" table:style-name="ce22"/>
          <table:table-cell table:number-columns-repeated="16375"/>
        </table:table-row>
        <table:table-row table:style-name="ro5">
          <table:table-cell office:value-type="string" table:style-name="ce14">
            <text:p>3 Ro-Ro vessels data is revised for Cairnryan and Stranraer due to a processing error.<text:s/></text:p>
          </table:table-cell>
          <table:table-cell table:style-name="ce21"/>
          <table:table-cell table:number-columns-repeated="2" table:style-name="ce22"/>
          <table:table-cell table:number-columns-repeated="3" table:style-name="ce3"/>
          <table:table-cell table:number-columns-repeated="2" table:style-name="ce22"/>
          <table:table-cell table:number-columns-repeated="16375"/>
        </table:table-row>
        <table:table-row table:style-name="ro5">
          <table:table-cell office:value-type="string" table:style-name="ce14">
            <text:p>4 Stranraer port closed in November 2011 and its facility <text:s/>were transfer to Loch Ryan.</text:p>
          </table:table-cell>
          <table:table-cell table:style-name="ce21"/>
          <table:table-cell table:number-columns-repeated="2" table:style-name="ce22"/>
          <table:table-cell table:number-columns-repeated="3" table:style-name="ce3"/>
          <table:table-cell table:number-columns-repeated="2" table:style-name="ce22"/>
          <table:table-cell table:number-columns-repeated="16375"/>
        </table:table-row>
        <table:table-row table:style-name="ro6">
          <table:table-cell office:value-type="string" table:style-name="ce34">
            <text:p><text:a xlink:href="https://www.gov.uk/government/uploads/system/uploads/attachment_data/file/230373/ports-statistics-technical-note.pdf">Technical Note</text:a></text:p>
          </table:table-cell>
          <table:table-cell table:style-name="ce35"/>
          <table:table-cell table:number-columns-repeated="7" table:style-name="ce36"/>
          <table:table-cell table:number-columns-repeated="16375"/>
        </table:table-row>
        <table:table-row table:style-name="ro5">
          <table:table-cell office:value-type="string" table:style-name="ce14">
            <text:p>Telephone: 020 7944 4119</text:p>
          </table:table-cell>
          <table:table-cell table:number-columns-repeated="2" table:style-name="ce25"/>
          <table:table-cell table:style-name="ce26"/>
          <table:table-cell table:number-columns-repeated="3" table:style-name="ce3"/>
          <table:table-cell table:style-name="ce25"/>
          <table:table-cell office:value-type="string" table:style-name="ce27">
            <text:p>Source: Lloyd's List Intelligence, DfT Maritime Statistics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Email: maritime.stats@dft.gsi.gov.uk</text:p>
          </table:table-cell>
          <table:table-cell table:number-columns-repeated="2" table:style-name="ce25"/>
          <table:table-cell table:style-name="ce28"/>
          <table:table-cell table:number-columns-repeated="3" table:style-name="ce3"/>
          <table:table-cell table:style-name="ce25"/>
          <table:table-cell office:value-type="string" table:style-name="ce32">
            <text:p>Last updated: 27 August 2014</text:p>
          </table:table-cell>
          <table:table-cell table:number-columns-repeated="16375"/>
        </table:table-row>
        <table:table-row table:style-name="ro5">
          <table:table-cell office:value-type="string" table:style-name="ce29">
            <text:p>These figures fall outside the scope of National Statistics.</text:p>
          </table:table-cell>
          <table:table-cell table:number-columns-repeated="2" table:style-name="ce23"/>
          <table:table-cell table:style-name="ce28"/>
          <table:table-cell table:number-columns-repeated="3" table:style-name="ce3"/>
          <table:table-cell table:style-name="ce25"/>
          <table:table-cell office:value-type="string" table:style-name="ce32">
            <text:p>Next updated: August 2015</text:p>
          </table:table-cell>
          <table:table-cell table:number-columns-repeated="16375"/>
        </table:table-row>
        <table:table-row table:style-name="ro5">
          <table:table-cell table:style-name="ce3"/>
          <table:table-cell table:number-columns-repeated="2" table:style-name="ce29"/>
          <table:table-cell table:style-name="ce28"/>
          <table:table-cell table:number-columns-repeated="3" table:style-name="ce3"/>
          <table:table-cell table:style-name="ce29"/>
          <table:table-cell table:number-columns-repeated="16376" table:style-name="ce3"/>
        </table:table-row>
        <table:table-row table:number-rows-repeated="1048457" table:style-name="ro5">
          <table:table-cell table:number-columns-repeated="16384"/>
        </table:table-row>
        <table:named-expressions>
          <table:named-range table:name="Print_Area" table:cell-range-address="PORT0603_2013.$A$1:PORT0603_2013.$I$118" table:base-cell-address="PORT0603_2013.$A$1"/>
          <table:named-expression table:name="Print_Titles" table:expression="of:=[PORT0603_2013.$A:.$B]~[PORT0603_2013.$5:.$6]" table:base-cell-address="PORT0603_2017.$A$1"/>
        </table:named-expressions>
      </table:table>
      <table:table table:name="PORT0603_2012" table:style-name="ta2">
        <table:table-column table:style-name="co7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4" table:number-columns-repeated="16375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5">
          <table:table-cell office:value-type="string" table:style-name="ce37">
            <text:p><text:a xlink:href="https://www.gov.uk/government/collections/maritime-and-shipping-statistics">Maritime and shipping statistics</text:a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6">
            <text:p>Table PORT0603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6">
            <text:p>UK ports, sum of deadweight of ships arriving by type: 2012</text:p>
          </table:table-cell>
          <table:table-cell table:style-name="ce6"/>
          <table:table-cell table:number-columns-repeated="2" table:style-name="ce7"/>
          <table:table-cell table:number-columns-repeated="3" table:style-name="ce8"/>
          <table:table-cell table:number-columns-repeated="2" table:style-name="ce6"/>
          <table:table-cell table:number-columns-repeated="16375"/>
        </table:table-row>
        <table:table-row table:style-name="ro5">
          <table:table-cell table:number-columns-repeated="8" table:style-name="ce9"/>
          <table:table-cell office:value-type="string" table:style-name="ce10">
            <text:p>Million Dwt</text:p>
          </table:table-cell>
          <table:table-cell table:number-columns-repeated="16375"/>
        </table:table-row>
        <table:table-row table:style-name="ro4">
          <table:table-cell office:value-type="string" table:style-name="ce11">
            <text:p>Ports</text:p>
          </table:table-cell>
          <table:table-cell office:value-type="string" table:style-name="ce11">
            <text:p>Port Group</text:p>
          </table:table-cell>
          <table:table-cell office:value-type="string" table:style-name="ce12">
            <text:p>Tankers</text:p>
          </table:table-cell>
          <table:table-cell office:value-type="string" table:style-name="ce12">
            <text:p>Ro-Ro vessels<text:span text:style-name="T2">R</text:span></text:p>
          </table:table-cell>
          <table:table-cell office:value-type="string" table:style-name="ce12">
            <text:p>Fully cellular container vessels</text:p>
          </table:table-cell>
          <table:table-cell office:value-type="string" table:style-name="ce12">
            <text:p>Other dry cargo vessels</text:p>
          </table:table-cell>
          <table:table-cell office:value-type="string" table:style-name="ce12">
            <text:p>Passenger vessels</text:p>
          </table:table-cell>
          <table:table-cell office:value-type="string" table:style-name="ce12">
            <text:p>Other vessels</text:p>
          </table:table-cell>
          <table:table-cell office:value-type="string" table:style-name="ce13">
            <text:p>Total all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Aberdeen</text:p>
          </table:table-cell>
          <table:table-cell office:value-type="string" table:style-name="ce14">
            <text:p>Scotland East Coast</text:p>
          </table:table-cell>
          <table:table-cell office:value-type="float" office:value="1.835831" table:style-name="ce15">
            <text:p>1.8</text:p>
          </table:table-cell>
          <table:table-cell office:value-type="float" office:value="2.5478519999999998" table:style-name="ce15">
            <text:p>2.5</text:p>
          </table:table-cell>
          <table:table-cell office:value-type="float" office:value="9.8989999999999998E-3" table:style-name="ce15">
            <text:p>-</text:p>
          </table:table-cell>
          <table:table-cell office:value-type="float" office:value="2.3257189999999999" table:style-name="ce15">
            <text:p>2.3</text:p>
          </table:table-cell>
          <table:table-cell office:value-type="float" office:value="7.1910000000000003E-3" table:style-name="ce15">
            <text:p>-</text:p>
          </table:table-cell>
          <table:table-cell office:value-type="float" office:value="20.962273" table:style-name="ce15">
            <text:p>21.0</text:p>
          </table:table-cell>
          <table:table-cell office:value-type="float" office:value="27.688765" table:style-name="ce15">
            <text:p>27.7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Ardrishaig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04017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04017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Ayr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78992" table:style-name="ce15">
            <text:p>0.4</text:p>
          </table:table-cell>
          <table:table-cell office:value-type="float" office:value="1.152E-3" table:style-name="ce15">
            <text:p>-</text:p>
          </table:table-cell>
          <table:table-cell office:value-type="float" office:value="1.8239999999999999E-2" table:style-name="ce15">
            <text:p>-</text:p>
          </table:table-cell>
          <table:table-cell office:value-type="float" office:value="0.39838400000000002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Barrow</text:p>
          </table:table-cell>
          <table:table-cell office:value-type="string" table:style-name="ce14">
            <text:p>Lancs and Cumbria</text:p>
          </table:table-cell>
          <table:table-cell office:value-type="float" office:value="5.6096E-2" table:style-name="ce15">
            <text:p>0.1</text:p>
          </table:table-cell>
          <table:table-cell office:value-type="float" office:value="1.1074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10557" table:style-name="ce15">
            <text:p>0.1</text:p>
          </table:table-cell>
          <table:table-cell office:value-type="float" office:value="7.7999999999999999E-5" table:style-name="ce15">
            <text:p>-</text:p>
          </table:table-cell>
          <table:table-cell office:value-type="float" office:value="9.2688999999999994E-2" table:style-name="ce15">
            <text:p>0.1</text:p>
          </table:table-cell>
          <table:table-cell office:value-type="float" office:value="0.27049400000000001" table:style-name="ce15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Barry</text:p>
          </table:table-cell>
          <table:table-cell office:value-type="string" table:style-name="ce14">
            <text:p>Bristol Channel</text:p>
          </table:table-cell>
          <table:table-cell office:value-type="float" office:value="0.36052000000000001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3417000000000001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2.4899999999999999E-2" table:style-name="ce15">
            <text:p>-</text:p>
          </table:table-cell>
          <table:table-cell office:value-type="float" office:value="0.44883699999999999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Belfast</text:p>
          </table:table-cell>
          <table:table-cell office:value-type="string" table:style-name="ce14">
            <text:p>Northern Ireland</text:p>
          </table:table-cell>
          <table:table-cell office:value-type="float" office:value="3.1103589999999999" table:style-name="ce15">
            <text:p>3.1</text:p>
          </table:table-cell>
          <table:table-cell office:value-type="float" office:value="22.150442000000002" table:style-name="ce15">
            <text:p>22.2</text:p>
          </table:table-cell>
          <table:table-cell office:value-type="float" office:value="3.0246469999999999" table:style-name="ce15">
            <text:p>3.0</text:p>
          </table:table-cell>
          <table:table-cell office:value-type="float" office:value="7.924779" table:style-name="ce15">
            <text:p>7.9</text:p>
          </table:table-cell>
          <table:table-cell office:value-type="float" office:value="0.219999" table:style-name="ce15">
            <text:p>0.2</text:p>
          </table:table-cell>
          <table:table-cell office:value-type="float" office:value="9.4156000000000004E-2" table:style-name="ce15">
            <text:p>0.1</text:p>
          </table:table-cell>
          <table:table-cell office:value-type="float" office:value="36.524382000000003" table:style-name="ce15">
            <text:p>36.5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Berwick</text:p>
          </table:table-cell>
          <table:table-cell office:value-type="string" table:style-name="ce14">
            <text:p>North E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9.8082000000000003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9.8082000000000003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Blyth</text:p>
          </table:table-cell>
          <table:table-cell office:value-type="string" table:style-name="ce14">
            <text:p>North East</text:p>
          </table:table-cell>
          <table:table-cell office:value-type="float" office:value="1.75E-3" table:style-name="ce15">
            <text:p>-</text:p>
          </table:table-cell>
          <table:table-cell office:value-type="float" office:value="5.1680999999999998E-2" table:style-name="ce15">
            <text:p>0.1</text:p>
          </table:table-cell>
          <table:table-cell office:value-type="float" office:value="2.1999999999999999E-2" table:style-name="ce15">
            <text:p>-</text:p>
          </table:table-cell>
          <table:table-cell office:value-type="float" office:value="1.1231960000000001" table:style-name="ce15">
            <text:p>1.1</text:p>
          </table:table-cell>
          <table:table-cell office:value-type="float" office:value="1.7699999999999999E-4" table:style-name="ce15">
            <text:p>-</text:p>
          </table:table-cell>
          <table:table-cell office:value-type="float" office:value="6.8399000000000001E-2" table:style-name="ce15">
            <text:p>0.1</text:p>
          </table:table-cell>
          <table:table-cell office:value-type="float" office:value="1.2672030000000001" table:style-name="ce15">
            <text:p>1.3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Boston</text:p>
          </table:table-cell>
          <table:table-cell office:value-type="string" table:style-name="ce14">
            <text:p>Wash &amp; Northern E Anglia</text:p>
          </table:table-cell>
          <table:table-cell office:value-type="float" office:value="2.0167999999999998E-2" table:style-name="ce15">
            <text:p>-</text:p>
          </table:table-cell>
          <table:table-cell office:value-type="float" office:value="2.8879999999999999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0622560000000001" table:style-name="ce15">
            <text:p>1.1</text:p>
          </table:table-cell>
          <table:table-cell office:value-type="float" office:value="0" table:style-name="ce15">
            <text:p>-</text:p>
          </table:table-cell>
          <table:table-cell office:value-type="float" office:value="4.0740000000000004E-3" table:style-name="ce15">
            <text:p>-</text:p>
          </table:table-cell>
          <table:table-cell office:value-type="float" office:value="1.089386" table:style-name="ce15">
            <text:p>1.1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Bridgwater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6999999999999999E-3" table:style-name="ce15">
            <text:p>-</text:p>
          </table:table-cell>
          <table:table-cell office:value-type="float" office:value="1.6999999999999999E-3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Brightlingsea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28251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28251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Bristol</text:p>
          </table:table-cell>
          <table:table-cell office:value-type="string" table:style-name="ce14">
            <text:p>Bristol Channel</text:p>
          </table:table-cell>
          <table:table-cell office:value-type="float" office:value="4.7080780000000004" table:style-name="ce15">
            <text:p>4.7</text:p>
          </table:table-cell>
          <table:table-cell office:value-type="float" office:value="0.14857600000000001" table:style-name="ce15">
            <text:p>0.1</text:p>
          </table:table-cell>
          <table:table-cell office:value-type="float" office:value="2.0769929999999999" table:style-name="ce15">
            <text:p>2.1</text:p>
          </table:table-cell>
          <table:table-cell office:value-type="float" office:value="23.218109999999999" table:style-name="ce15">
            <text:p>23.2</text:p>
          </table:table-cell>
          <table:table-cell office:value-type="float" office:value="9.3000000000000005E-4" table:style-name="ce15">
            <text:p>-</text:p>
          </table:table-cell>
          <table:table-cell office:value-type="float" office:value="0.57282599999999995" table:style-name="ce15">
            <text:p>0.6</text:p>
          </table:table-cell>
          <table:table-cell office:value-type="float" office:value="30.725512999999999" table:style-name="ce15">
            <text:p>30.7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Buckie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1.248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7.4532000000000001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7.578E-2" table:style-name="ce15">
            <text:p>0.1</text:p>
          </table:table-cell>
          <table:table-cell table:number-columns-repeated="16375"/>
        </table:table-row>
        <table:table-row table:style-name="ro6">
          <table:table-cell office:value-type="string" table:style-name="ce30">
            <text:p>Cairnryan<text:span text:style-name="T1">2</text:span>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8.5852979999999999" table:style-name="ce15">
            <text:p>8.6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5852979999999999" table:style-name="ce15">
            <text:p>8.6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Cardiff</text:p>
          </table:table-cell>
          <table:table-cell office:value-type="string" table:style-name="ce14">
            <text:p>Bristol Channel</text:p>
          </table:table-cell>
          <table:table-cell office:value-type="float" office:value="1.841213" table:style-name="ce15">
            <text:p>1.8</text:p>
          </table:table-cell>
          <table:table-cell office:value-type="float" office:value="0" table:style-name="ce15">
            <text:p>-</text:p>
          </table:table-cell>
          <table:table-cell office:value-type="float" office:value="1.7102900000000001" table:style-name="ce15">
            <text:p>1.7</text:p>
          </table:table-cell>
          <table:table-cell office:value-type="float" office:value="1.071261" table:style-name="ce15">
            <text:p>1.1</text:p>
          </table:table-cell>
          <table:table-cell office:value-type="float" office:value="6.7279999999999996E-3" table:style-name="ce15">
            <text:p>-</text:p>
          </table:table-cell>
          <table:table-cell office:value-type="float" office:value="0.52739199999999997" table:style-name="ce15">
            <text:p>0.5</text:p>
          </table:table-cell>
          <table:table-cell office:value-type="float" office:value="5.1568839999999998" table:style-name="ce15">
            <text:p>5.2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Clyde</text:p>
          </table:table-cell>
          <table:table-cell office:value-type="string" table:style-name="ce14">
            <text:p>Scotland West Coast</text:p>
          </table:table-cell>
          <table:table-cell office:value-type="float" office:value="8.1565770000000004" table:style-name="ce15">
            <text:p>8.2</text:p>
          </table:table-cell>
          <table:table-cell office:value-type="float" office:value="0.29921900000000001" table:style-name="ce15">
            <text:p>0.3</text:p>
          </table:table-cell>
          <table:table-cell office:value-type="float" office:value="2.2872979999999998" table:style-name="ce15">
            <text:p>2.3</text:p>
          </table:table-cell>
          <table:table-cell office:value-type="float" office:value="12.002412" table:style-name="ce15">
            <text:p>12.0</text:p>
          </table:table-cell>
          <table:table-cell office:value-type="float" office:value="0.187254" table:style-name="ce15">
            <text:p>0.2</text:p>
          </table:table-cell>
          <table:table-cell office:value-type="float" office:value="0.11987399999999999" table:style-name="ce15">
            <text:p>0.1</text:p>
          </table:table-cell>
          <table:table-cell office:value-type="float" office:value="23.052634000000001" table:style-name="ce15">
            <text:p>23.1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Corpach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6468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64689" table:style-name="ce15">
            <text:p>0.2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Cowes, Isle of Wight<text:span text:style-name="T1">1</text:span></text:p>
          </table:table-cell>
          <table:table-cell office:value-type="string" table:style-name="ce14">
            <text:p>Sussex and Hampshire</text:p>
          </table:table-cell>
          <table:table-cell office:value-type="float" office:value="3.7499999999999999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47339" table:style-name="ce15">
            <text:p>0.1</text:p>
          </table:table-cell>
          <table:table-cell office:value-type="float" office:value="8.0260000000000001E-3" table:style-name="ce15">
            <text:p>-</text:p>
          </table:table-cell>
          <table:table-cell office:value-type="float" office:value="8.1900000000000001E-2" table:style-name="ce15">
            <text:p>0.1</text:p>
          </table:table-cell>
          <table:table-cell office:value-type="float" office:value="0.27476499999999998" table:style-name="ce15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Cromarty Firth</text:p>
          </table:table-cell>
          <table:table-cell office:value-type="string" table:style-name="ce14">
            <text:p>Scotland East Coast</text:p>
          </table:table-cell>
          <table:table-cell office:value-type="float" office:value="4.2154119999999997" table:style-name="ce15">
            <text:p>4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5089599999999999" table:style-name="ce15">
            <text:p>0.4</text:p>
          </table:table-cell>
          <table:table-cell office:value-type="float" office:value="0.33860699999999999" table:style-name="ce15">
            <text:p>0.3</text:p>
          </table:table-cell>
          <table:table-cell office:value-type="float" office:value="0.34091900000000003" table:style-name="ce15">
            <text:p>0.3</text:p>
          </table:table-cell>
          <table:table-cell office:value-type="float" office:value="5.2458340000000003" table:style-name="ce15">
            <text:p>5.2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Dover</text:p>
          </table:table-cell>
          <table:table-cell office:value-type="string" table:style-name="ce14">
            <text:p>Thames and Kent</text:p>
          </table:table-cell>
          <table:table-cell office:value-type="float" office:value="0.316936" table:style-name="ce15">
            <text:p>0.3</text:p>
          </table:table-cell>
          <table:table-cell office:value-type="float" office:value="114.654511" table:style-name="ce15">
            <text:p>114.7</text:p>
          </table:table-cell>
          <table:table-cell office:value-type="float" office:value="0" table:style-name="ce15">
            <text:p>-</text:p>
          </table:table-cell>
          <table:table-cell office:value-type="float" office:value="2.0003380000000002" table:style-name="ce15">
            <text:p>2.0</text:p>
          </table:table-cell>
          <table:table-cell office:value-type="float" office:value="0.96303099999999997" table:style-name="ce15">
            <text:p>1.0</text:p>
          </table:table-cell>
          <table:table-cell office:value-type="float" office:value="0.37860100000000002" table:style-name="ce15">
            <text:p>0.4</text:p>
          </table:table-cell>
          <table:table-cell office:value-type="float" office:value="118.313417" table:style-name="ce15">
            <text:p>118.3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Dundee</text:p>
          </table:table-cell>
          <table:table-cell office:value-type="string" table:style-name="ce14">
            <text:p>Scotland East Coast</text:p>
          </table:table-cell>
          <table:table-cell office:value-type="float" office:value="1.045499" table:style-name="ce15">
            <text:p>1.0</text:p>
          </table:table-cell>
          <table:table-cell office:value-type="float" office:value="1.6315E-2" table:style-name="ce15">
            <text:p>-</text:p>
          </table:table-cell>
          <table:table-cell office:value-type="float" office:value="1.6296000000000001E-2" table:style-name="ce15">
            <text:p>-</text:p>
          </table:table-cell>
          <table:table-cell office:value-type="float" office:value="0.62767499999999998" table:style-name="ce15">
            <text:p>0.6</text:p>
          </table:table-cell>
          <table:table-cell office:value-type="float" office:value="4.398E-3" table:style-name="ce15">
            <text:p>-</text:p>
          </table:table-cell>
          <table:table-cell office:value-type="float" office:value="5.5552999999999998E-2" table:style-name="ce15">
            <text:p>0.1</text:p>
          </table:table-cell>
          <table:table-cell office:value-type="float" office:value="1.765736" table:style-name="ce15">
            <text:p>1.8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Falmouth</text:p>
          </table:table-cell>
          <table:table-cell office:value-type="string" table:style-name="ce14">
            <text:p>West Country</text:p>
          </table:table-cell>
          <table:table-cell office:value-type="float" office:value="18.658415000000002" table:style-name="ce15">
            <text:p>18.7</text:p>
          </table:table-cell>
          <table:table-cell office:value-type="float" office:value="0.13193199999999999" table:style-name="ce15">
            <text:p>0.1</text:p>
          </table:table-cell>
          <table:table-cell office:value-type="float" office:value="0.31730900000000001" table:style-name="ce15">
            <text:p>0.3</text:p>
          </table:table-cell>
          <table:table-cell office:value-type="float" office:value="19.296008" table:style-name="ce15">
            <text:p>19.3</text:p>
          </table:table-cell>
          <table:table-cell office:value-type="float" office:value="0.113653" table:style-name="ce15">
            <text:p>0.1</text:p>
          </table:table-cell>
          <table:table-cell office:value-type="float" office:value="8.7320999999999996E-2" table:style-name="ce15">
            <text:p>0.1</text:p>
          </table:table-cell>
          <table:table-cell office:value-type="float" office:value="38.604638000000001" table:style-name="ce15">
            <text:p>38.6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Felixstowe</text:p>
          </table:table-cell>
          <table:table-cell office:value-type="string" table:style-name="ce14">
            <text:p>Haven</text:p>
          </table:table-cell>
          <table:table-cell office:value-type="float" office:value="0.26756999999999997" table:style-name="ce15">
            <text:p>0.3</text:p>
          </table:table-cell>
          <table:table-cell office:value-type="float" office:value="6.7203689999999998" table:style-name="ce15">
            <text:p>6.7</text:p>
          </table:table-cell>
          <table:table-cell office:value-type="float" office:value="131.746983" table:style-name="ce15">
            <text:p>131.7</text:p>
          </table:table-cell>
          <table:table-cell office:value-type="float" office:value="9.1758000000000006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7.2132000000000002E-2" table:style-name="ce15">
            <text:p>0.1</text:p>
          </table:table-cell>
          <table:table-cell office:value-type="float" office:value="138.89881199999999" table:style-name="ce15">
            <text:p>138.9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Fishguard</text:p>
          </table:table-cell>
          <table:table-cell office:value-type="string" table:style-name="ce14">
            <text:p>West and North Wales</text:p>
          </table:table-cell>
          <table:table-cell office:value-type="float" office:value="0" table:style-name="ce15">
            <text:p>-</text:p>
          </table:table-cell>
          <table:table-cell office:value-type="float" office:value="1.87094" table:style-name="ce15">
            <text:p>1.9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87094" table:style-name="ce15">
            <text:p>1.9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Fleetwood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Forth</text:p>
          </table:table-cell>
          <table:table-cell office:value-type="string" table:style-name="ce14">
            <text:p>Scotland East Coast</text:p>
          </table:table-cell>
          <table:table-cell office:value-type="float" office:value="27.370079" table:style-name="ce15">
            <text:p>27.4</text:p>
          </table:table-cell>
          <table:table-cell office:value-type="float" office:value="1.150414" table:style-name="ce15">
            <text:p>1.2</text:p>
          </table:table-cell>
          <table:table-cell office:value-type="float" office:value="4.1027170000000002" table:style-name="ce15">
            <text:p>4.1</text:p>
          </table:table-cell>
          <table:table-cell office:value-type="float" office:value="2.6124770000000002" table:style-name="ce15">
            <text:p>2.6</text:p>
          </table:table-cell>
          <table:table-cell office:value-type="float" office:value="0.195051" table:style-name="ce15">
            <text:p>0.2</text:p>
          </table:table-cell>
          <table:table-cell office:value-type="float" office:value="1.0062139999999999" table:style-name="ce15">
            <text:p>1.0</text:p>
          </table:table-cell>
          <table:table-cell office:value-type="float" office:value="36.436951999999998" table:style-name="ce15">
            <text:p>36.4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Fowey</text:p>
          </table:table-cell>
          <table:table-cell office:value-type="string" table:style-name="ce14">
            <text:p>West Country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85050899999999996" table:style-name="ce15">
            <text:p>0.9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85050899999999996" table:style-name="ce15">
            <text:p>0.9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Fraserburgh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1.132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2877999999999993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4010000000000001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Garston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8600200000000002" table:style-name="ce15">
            <text:p>0.6</text:p>
          </table:table-cell>
          <table:table-cell office:value-type="float" office:value="0" table:style-name="ce15">
            <text:p>-</text:p>
          </table:table-cell>
          <table:table-cell office:value-type="float" office:value="0.23938999999999999" table:style-name="ce15">
            <text:p>0.2</text:p>
          </table:table-cell>
          <table:table-cell office:value-type="float" office:value="0.82539200000000001" table:style-name="ce15">
            <text:p>0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ill's Bay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0.39023999999999998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9023999999999998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Glensanda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7.2299280000000001" table:style-name="ce15">
            <text:p>7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7.2299280000000001" table:style-name="ce15">
            <text:p>7.2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Goole</text:p>
          </table:table-cell>
          <table:table-cell office:value-type="string" table:style-name="ce14">
            <text:p>Humber</text:p>
          </table:table-cell>
          <table:table-cell office:value-type="float" office:value="4.0559999999999999E-2" table:style-name="ce15">
            <text:p>-</text:p>
          </table:table-cell>
          <table:table-cell office:value-type="float" office:value="1.8088E-2" table:style-name="ce15">
            <text:p>-</text:p>
          </table:table-cell>
          <table:table-cell office:value-type="float" office:value="9.5999999999999992E-3" table:style-name="ce15">
            <text:p>-</text:p>
          </table:table-cell>
          <table:table-cell office:value-type="float" office:value="1.5234650000000001" table:style-name="ce15">
            <text:p>1.5</text:p>
          </table:table-cell>
          <table:table-cell office:value-type="float" office:value="6.0000000000000002E-5" table:style-name="ce15">
            <text:p>-</text:p>
          </table:table-cell>
          <table:table-cell office:value-type="float" office:value="6.9150000000000001E-3" table:style-name="ce15">
            <text:p>-</text:p>
          </table:table-cell>
          <table:table-cell office:value-type="float" office:value="1.5986880000000001" table:style-name="ce15">
            <text:p>1.6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Great Yarmouth</text:p>
          </table:table-cell>
          <table:table-cell office:value-type="string" table:style-name="ce14">
            <text:p>Wash &amp; Northern E Anglia</text:p>
          </table:table-cell>
          <table:table-cell office:value-type="float" office:value="0.30817299999999997" table:style-name="ce15">
            <text:p>0.3</text:p>
          </table:table-cell>
          <table:table-cell office:value-type="float" office:value="2.8112000000000002E-2" table:style-name="ce15">
            <text:p>-</text:p>
          </table:table-cell>
          <table:table-cell office:value-type="float" office:value="5.9160000000000003E-3" table:style-name="ce15">
            <text:p>-</text:p>
          </table:table-cell>
          <table:table-cell office:value-type="float" office:value="0.64778199999999997" table:style-name="ce15">
            <text:p>0.6</text:p>
          </table:table-cell>
          <table:table-cell office:value-type="float" office:value="7.7999999999999999E-5" table:style-name="ce15">
            <text:p>-</text:p>
          </table:table-cell>
          <table:table-cell office:value-type="float" office:value="3.8103050000000001" table:style-name="ce15">
            <text:p>3.8</text:p>
          </table:table-cell>
          <table:table-cell office:value-type="float" office:value="4.8003660000000004" table:style-name="ce15">
            <text:p>4.8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Grimsby &amp; Immingham</text:p>
          </table:table-cell>
          <table:table-cell office:value-type="string" table:style-name="ce14">
            <text:p>Humber</text:p>
          </table:table-cell>
          <table:table-cell office:value-type="float" office:value="36.068998000000001" table:style-name="ce15">
            <text:p>36.1</text:p>
          </table:table-cell>
          <table:table-cell office:value-type="float" office:value="41.756931999999999" table:style-name="ce15">
            <text:p>41.8</text:p>
          </table:table-cell>
          <table:table-cell office:value-type="float" office:value="4.5333430000000003" table:style-name="ce15">
            <text:p>4.5</text:p>
          </table:table-cell>
          <table:table-cell office:value-type="float" office:value="61.424233000000001" table:style-name="ce15">
            <text:p>61.4</text:p>
          </table:table-cell>
          <table:table-cell office:value-type="float" office:value="1.7699999999999999E-4" table:style-name="ce15">
            <text:p>-</text:p>
          </table:table-cell>
          <table:table-cell office:value-type="float" office:value="0.73697400000000002" table:style-name="ce15">
            <text:p>0.7</text:p>
          </table:table-cell>
          <table:table-cell office:value-type="float" office:value="144.520657" table:style-name="ce15">
            <text:p>144.5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Harwich</text:p>
          </table:table-cell>
          <table:table-cell office:value-type="string" table:style-name="ce14">
            <text:p>Haven</text:p>
          </table:table-cell>
          <table:table-cell office:value-type="float" office:value="0.80530100000000004" table:style-name="ce15">
            <text:p>0.8</text:p>
          </table:table-cell>
          <table:table-cell office:value-type="float" office:value="25.551904" table:style-name="ce15">
            <text:p>25.6</text:p>
          </table:table-cell>
          <table:table-cell office:value-type="float" office:value="8.5396529999999995" table:style-name="ce15">
            <text:p>8.5</text:p>
          </table:table-cell>
          <table:table-cell office:value-type="float" office:value="0.22023799999999999" table:style-name="ce15">
            <text:p>0.2</text:p>
          </table:table-cell>
          <table:table-cell office:value-type="float" office:value="0.30906299999999998" table:style-name="ce15">
            <text:p>0.3</text:p>
          </table:table-cell>
          <table:table-cell office:value-type="float" office:value="1.046678" table:style-name="ce15">
            <text:p>1.0</text:p>
          </table:table-cell>
          <table:table-cell office:value-type="float" office:value="36.472836999999998" table:style-name="ce15">
            <text:p>36.5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Heysham</text:p>
          </table:table-cell>
          <table:table-cell office:value-type="string" table:style-name="ce14">
            <text:p>Lancs and Cumbria</text:p>
          </table:table-cell>
          <table:table-cell office:value-type="float" office:value="2.3319999999999999E-3" table:style-name="ce15">
            <text:p>-</text:p>
          </table:table-cell>
          <table:table-cell office:value-type="float" office:value="12.652856999999999" table:style-name="ce15">
            <text:p>12.7</text:p>
          </table:table-cell>
          <table:table-cell office:value-type="float" office:value="0" table:style-name="ce15">
            <text:p>-</text:p>
          </table:table-cell>
          <table:table-cell office:value-type="float" office:value="7.5004000000000001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.756575" table:style-name="ce15">
            <text:p>0.8</text:p>
          </table:table-cell>
          <table:table-cell office:value-type="float" office:value="13.486768" table:style-name="ce15">
            <text:p>13.5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Holyhead</text:p>
          </table:table-cell>
          <table:table-cell office:value-type="string" table:style-name="ce14">
            <text:p>West and North Wales</text:p>
          </table:table-cell>
          <table:table-cell office:value-type="float" office:value="0.26709899999999998" table:style-name="ce15">
            <text:p>0.3</text:p>
          </table:table-cell>
          <table:table-cell office:value-type="float" office:value="17.844740000000002" table:style-name="ce15">
            <text:p>17.8</text:p>
          </table:table-cell>
          <table:table-cell office:value-type="float" office:value="8.0809999999999996E-3" table:style-name="ce15">
            <text:p>-</text:p>
          </table:table-cell>
          <table:table-cell office:value-type="float" office:value="0.12709100000000001" table:style-name="ce15">
            <text:p>0.1</text:p>
          </table:table-cell>
          <table:table-cell office:value-type="float" office:value="4.6732999999999997E-2" table:style-name="ce15">
            <text:p>-</text:p>
          </table:table-cell>
          <table:table-cell office:value-type="float" office:value="6.3720000000000001E-3" table:style-name="ce15">
            <text:p>-</text:p>
          </table:table-cell>
          <table:table-cell office:value-type="float" office:value="18.300115999999999" table:style-name="ce15">
            <text:p>18.3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Hull</text:p>
          </table:table-cell>
          <table:table-cell office:value-type="string" table:style-name="ce14">
            <text:p>Humber</text:p>
          </table:table-cell>
          <table:table-cell office:value-type="float" office:value="4.2625820000000001" table:style-name="ce15">
            <text:p>4.3</text:p>
          </table:table-cell>
          <table:table-cell office:value-type="float" office:value="6.9413" table:style-name="ce15">
            <text:p>6.9</text:p>
          </table:table-cell>
          <table:table-cell office:value-type="float" office:value="2.3490899999999999" table:style-name="ce15">
            <text:p>2.3</text:p>
          </table:table-cell>
          <table:table-cell office:value-type="float" office:value="6.4403360000000003" table:style-name="ce15">
            <text:p>6.4</text:p>
          </table:table-cell>
          <table:table-cell office:value-type="float" office:value="3.6332999999999997E-2" table:style-name="ce15">
            <text:p>-</text:p>
          </table:table-cell>
          <table:table-cell office:value-type="float" office:value="0.478435" table:style-name="ce15">
            <text:p>0.5</text:p>
          </table:table-cell>
          <table:table-cell office:value-type="float" office:value="20.508075999999999" table:style-name="ce15">
            <text:p>20.5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Inverness</text:p>
          </table:table-cell>
          <table:table-cell office:value-type="string" table:style-name="ce14">
            <text:p>Scotland East Coast</text:p>
          </table:table-cell>
          <table:table-cell office:value-type="float" office:value="0.43822299999999997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7777500000000003" table:style-name="ce15">
            <text:p>0.4</text:p>
          </table:table-cell>
          <table:table-cell office:value-type="float" office:value="1.49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81748799999999999" table:style-name="ce15">
            <text:p>0.8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Ipswich</text:p>
          </table:table-cell>
          <table:table-cell office:value-type="string" table:style-name="ce14">
            <text:p>Haven</text:p>
          </table:table-cell>
          <table:table-cell office:value-type="float" office:value="9.6474000000000004E-2" table:style-name="ce15">
            <text:p>0.1</text:p>
          </table:table-cell>
          <table:table-cell office:value-type="float" office:value="1.1760969999999999" table:style-name="ce15">
            <text:p>1.2</text:p>
          </table:table-cell>
          <table:table-cell office:value-type="float" office:value="8.6660000000000001E-3" table:style-name="ce15">
            <text:p>-</text:p>
          </table:table-cell>
          <table:table-cell office:value-type="float" office:value="2.2538399999999998" table:style-name="ce15">
            <text:p>2.3</text:p>
          </table:table-cell>
          <table:table-cell office:value-type="float" office:value="1.4239999999999999E-3" table:style-name="ce15">
            <text:p>-</text:p>
          </table:table-cell>
          <table:table-cell office:value-type="float" office:value="0.118313" table:style-name="ce15">
            <text:p>0.1</text:p>
          </table:table-cell>
          <table:table-cell office:value-type="float" office:value="3.654814" table:style-name="ce15">
            <text:p>3.7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Kilroot</text:p>
          </table:table-cell>
          <table:table-cell office:value-type="string" table:style-name="ce14">
            <text:p>Northern Ireland</text:p>
          </table:table-cell>
          <table:table-cell office:value-type="float" office:value="6.5932000000000004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3525199999999999" table:style-name="ce15">
            <text:p>1.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418452" table:style-name="ce15">
            <text:p>1.4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Kilroot Power Station Jetty</text:p>
          </table:table-cell>
          <table:table-cell office:value-type="string" table:style-name="ce14">
            <text:p>Northern Ireland</text:p>
          </table:table-cell>
          <table:table-cell office:value-type="float" office:value="5.6159000000000001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105775" table:style-name="ce15">
            <text:p>1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161934" table:style-name="ce15">
            <text:p>1.2</text:p>
          </table:table-cell>
          <table:table-cell table:number-columns-repeated="16375"/>
        </table:table-row>
        <table:table-row table:style-name="ro5">
          <table:table-cell office:value-type="string" table:style-name="ce21">
            <text:p>King's Lynn</text:p>
          </table:table-cell>
          <table:table-cell office:value-type="string" table:style-name="ce14">
            <text:p>Wash &amp; Northern E Angl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82455400000000001" table:style-name="ce15">
            <text:p>0.8</text:p>
          </table:table-cell>
          <table:table-cell office:value-type="float" office:value="0" table:style-name="ce15">
            <text:p>-</text:p>
          </table:table-cell>
          <table:table-cell office:value-type="float" office:value="2.9964999999999999E-2" table:style-name="ce15">
            <text:p>-</text:p>
          </table:table-cell>
          <table:table-cell office:value-type="float" office:value="0.85451900000000003" table:style-name="ce15">
            <text:p>0.9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Lancaster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53350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5335099999999999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Larne</text:p>
          </table:table-cell>
          <table:table-cell office:value-type="string" table:style-name="ce14">
            <text:p>Northern Ireland</text:p>
          </table:table-cell>
          <table:table-cell office:value-type="float" office:value="0.127356" table:style-name="ce15">
            <text:p>0.1</text:p>
          </table:table-cell>
          <table:table-cell office:value-type="float" office:value="9.6173649999999995" table:style-name="ce15">
            <text:p>9.6</text:p>
          </table:table-cell>
          <table:table-cell office:value-type="float" office:value="0" table:style-name="ce15">
            <text:p>-</text:p>
          </table:table-cell>
          <table:table-cell office:value-type="float" office:value="2.2804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1700000000000002E-4" table:style-name="ce15">
            <text:p>-</text:p>
          </table:table-cell>
          <table:table-cell office:value-type="float" office:value="9.7683420000000005" table:style-name="ce15">
            <text:p>9.8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Lerwick</text:p>
          </table:table-cell>
          <table:table-cell office:value-type="string" table:style-name="ce14">
            <text:p>Scotland East Coast</text:p>
          </table:table-cell>
          <table:table-cell office:value-type="float" office:value="0.49197099999999999" table:style-name="ce15">
            <text:p>0.5</text:p>
          </table:table-cell>
          <table:table-cell office:value-type="float" office:value="1.914928" table:style-name="ce15">
            <text:p>1.9</text:p>
          </table:table-cell>
          <table:table-cell office:value-type="float" office:value="8.4960000000000001E-3" table:style-name="ce15">
            <text:p>-</text:p>
          </table:table-cell>
          <table:table-cell office:value-type="float" office:value="0.856325" table:style-name="ce15">
            <text:p>0.9</text:p>
          </table:table-cell>
          <table:table-cell office:value-type="float" office:value="0.16495899999999999" table:style-name="ce15">
            <text:p>0.2</text:p>
          </table:table-cell>
          <table:table-cell office:value-type="float" office:value="0.99344399999999999" table:style-name="ce15">
            <text:p>1.0</text:p>
          </table:table-cell>
          <table:table-cell office:value-type="float" office:value="4.430123" table:style-name="ce15">
            <text:p>4.4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Liverpool</text:p>
          </table:table-cell>
          <table:table-cell office:value-type="string" table:style-name="ce14">
            <text:p>Lancs and Cumbria</text:p>
          </table:table-cell>
          <table:table-cell office:value-type="float" office:value="25.229977999999999" table:style-name="ce15">
            <text:p>25.2</text:p>
          </table:table-cell>
          <table:table-cell office:value-type="float" office:value="19.657906000000001" table:style-name="ce15">
            <text:p>19.7</text:p>
          </table:table-cell>
          <table:table-cell office:value-type="float" office:value="12.493218000000001" table:style-name="ce15">
            <text:p>12.5</text:p>
          </table:table-cell>
          <table:table-cell office:value-type="float" office:value="16.507415999999999" table:style-name="ce15">
            <text:p>16.5</text:p>
          </table:table-cell>
          <table:table-cell office:value-type="float" office:value="0.130056" table:style-name="ce15">
            <text:p>0.1</text:p>
          </table:table-cell>
          <table:table-cell office:value-type="float" office:value="0.58374999999999999" table:style-name="ce15">
            <text:p>0.6</text:p>
          </table:table-cell>
          <table:table-cell office:value-type="float" office:value="74.602323999999996" table:style-name="ce15">
            <text:p>74.6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Llandulas</text:p>
          </table:table-cell>
          <table:table-cell office:value-type="string" table:style-name="ce14">
            <text:p>West and North Wales</text:p>
          </table:table-cell>
          <table:table-cell office:value-type="float" office:value="0" table:style-name="ce15">
            <text:p>-</text:p>
          </table:table-cell>
          <table:table-cell office:value-type="float" office:value="2.591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4723000000000001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4982099999999999" table:style-name="ce15">
            <text:p>0.2</text:p>
          </table:table-cell>
          <table:table-cell table:number-columns-repeated="16375"/>
        </table:table-row>
        <table:table-row table:style-name="ro6">
          <table:table-cell office:value-type="string" table:style-name="ce30">
            <text:p>Loch Ryan<text:span text:style-name="T1"><text:s/>2,3</text:span>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13.010488" table:style-name="ce15">
            <text:p>13.0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3.010488" table:style-name="ce15">
            <text:p>13.0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London</text:p>
          </table:table-cell>
          <table:table-cell office:value-type="string" table:style-name="ce14">
            <text:p>Thames and Kent</text:p>
          </table:table-cell>
          <table:table-cell office:value-type="float" office:value="25.979496999999999" table:style-name="ce15">
            <text:p>26.0</text:p>
          </table:table-cell>
          <table:table-cell office:value-type="float" office:value="28.902718" table:style-name="ce15">
            <text:p>28.9</text:p>
          </table:table-cell>
          <table:table-cell office:value-type="float" office:value="33.788428000000003" table:style-name="ce15">
            <text:p>33.8</text:p>
          </table:table-cell>
          <table:table-cell office:value-type="float" office:value="14.05972" table:style-name="ce15">
            <text:p>14.1</text:p>
          </table:table-cell>
          <table:table-cell office:value-type="float" office:value="0.211677" table:style-name="ce15">
            <text:p>0.2</text:p>
          </table:table-cell>
          <table:table-cell office:value-type="float" office:value="11.819725" table:style-name="ce15">
            <text:p>11.8</text:p>
          </table:table-cell>
          <table:table-cell office:value-type="float" office:value="114.761765" table:style-name="ce15">
            <text:p>114.8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Londonderry</text:p>
          </table:table-cell>
          <table:table-cell office:value-type="string" table:style-name="ce14">
            <text:p>Northern Ireland</text:p>
          </table:table-cell>
          <table:table-cell office:value-type="float" office:value="0.90179100000000001" table:style-name="ce15">
            <text:p>0.9</text:p>
          </table:table-cell>
          <table:table-cell office:value-type="float" office:value="0" table:style-name="ce15">
            <text:p>-</text:p>
          </table:table-cell>
          <table:table-cell office:value-type="float" office:value="3.4589999999999998E-3" table:style-name="ce15">
            <text:p>-</text:p>
          </table:table-cell>
          <table:table-cell office:value-type="float" office:value="1.283034" table:style-name="ce15">
            <text:p>1.3</text:p>
          </table:table-cell>
          <table:table-cell office:value-type="float" office:value="3.3201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2214849999999999" table:style-name="ce15">
            <text:p>2.2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Lowestoft</text:p>
          </table:table-cell>
          <table:table-cell office:value-type="string" table:style-name="ce14">
            <text:p>Wash &amp; Northern E Anglia</text:p>
          </table:table-cell>
          <table:table-cell office:value-type="float" office:value="2.2499999999999998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1347599999999999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.10530200000000001" table:style-name="ce15">
            <text:p>0.1</text:p>
          </table:table-cell>
          <table:table-cell office:value-type="float" office:value="0.221028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Manchester</text:p>
          </table:table-cell>
          <table:table-cell office:value-type="string" table:style-name="ce14">
            <text:p>Lancs and Cumbria</text:p>
          </table:table-cell>
          <table:table-cell office:value-type="float" office:value="10.668146" table:style-name="ce15">
            <text:p>10.7</text:p>
          </table:table-cell>
          <table:table-cell office:value-type="float" office:value="7.3309999999999998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1784150000000002" table:style-name="ce15">
            <text:p>2.2</text:p>
          </table:table-cell>
          <table:table-cell office:value-type="float" office:value="0" table:style-name="ce15">
            <text:p>-</text:p>
          </table:table-cell>
          <table:table-cell office:value-type="float" office:value="0.41105799999999998" table:style-name="ce15">
            <text:p>0.4</text:p>
          </table:table-cell>
          <table:table-cell office:value-type="float" office:value="13.264950000000001" table:style-name="ce15">
            <text:p>13.3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Medway</text:p>
          </table:table-cell>
          <table:table-cell office:value-type="string" table:style-name="ce14">
            <text:p>Thames and Kent</text:p>
          </table:table-cell>
          <table:table-cell office:value-type="float" office:value="7.8657969999999997" table:style-name="ce15">
            <text:p>7.9</text:p>
          </table:table-cell>
          <table:table-cell office:value-type="float" office:value="1.4811559999999999" table:style-name="ce15">
            <text:p>1.5</text:p>
          </table:table-cell>
          <table:table-cell office:value-type="float" office:value="41.700257000000001" table:style-name="ce15">
            <text:p>41.7</text:p>
          </table:table-cell>
          <table:table-cell office:value-type="float" office:value="15.128147999999999" table:style-name="ce15">
            <text:p>15.1</text:p>
          </table:table-cell>
          <table:table-cell office:value-type="float" office:value="1.591E-3" table:style-name="ce15">
            <text:p>-</text:p>
          </table:table-cell>
          <table:table-cell office:value-type="float" office:value="1.493476" table:style-name="ce15">
            <text:p>1.5</text:p>
          </table:table-cell>
          <table:table-cell office:value-type="float" office:value="67.670424999999994" table:style-name="ce15">
            <text:p>67.7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Milford Haven</text:p>
          </table:table-cell>
          <table:table-cell office:value-type="string" table:style-name="ce14">
            <text:p>West and North Wales</text:p>
          </table:table-cell>
          <table:table-cell office:value-type="float" office:value="52.962716999999998" table:style-name="ce15">
            <text:p>53.0</text:p>
          </table:table-cell>
          <table:table-cell office:value-type="float" office:value="4.1418619999999997" table:style-name="ce15">
            <text:p>4.1</text:p>
          </table:table-cell>
          <table:table-cell office:value-type="float" office:value="0" table:style-name="ce15">
            <text:p>-</text:p>
          </table:table-cell>
          <table:table-cell office:value-type="float" office:value="0.18917700000000001" table:style-name="ce15">
            <text:p>0.2</text:p>
          </table:table-cell>
          <table:table-cell office:value-type="float" office:value="2.2194999999999999E-2" table:style-name="ce15">
            <text:p>-</text:p>
          </table:table-cell>
          <table:table-cell office:value-type="float" office:value="0.15512899999999999" table:style-name="ce15">
            <text:p>0.2</text:p>
          </table:table-cell>
          <table:table-cell office:value-type="float" office:value="57.471080000000001" table:style-name="ce15">
            <text:p>57.5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Mistley</text:p>
          </table:table-cell>
          <table:table-cell office:value-type="string" table:style-name="ce14">
            <text:p>Haven</text:p>
          </table:table-cell>
          <table:table-cell office:value-type="float" office:value="2.5000000000000001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57546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5779699999999999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Montrose</text:p>
          </table:table-cell>
          <table:table-cell office:value-type="string" table:style-name="ce14">
            <text:p>Scotland East Coast</text:p>
          </table:table-cell>
          <table:table-cell office:value-type="float" office:value="2.2783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.6239999999999996E-3" table:style-name="ce15">
            <text:p>-</text:p>
          </table:table-cell>
          <table:table-cell office:value-type="float" office:value="0.701156" table:style-name="ce15">
            <text:p>0.7</text:p>
          </table:table-cell>
          <table:table-cell office:value-type="float" office:value="0" table:style-name="ce15">
            <text:p>-</text:p>
          </table:table-cell>
          <table:table-cell office:value-type="float" office:value="0.3977" table:style-name="ce15">
            <text:p>0.4</text:p>
          </table:table-cell>
          <table:table-cell office:value-type="float" office:value="1.126263" table:style-name="ce15">
            <text:p>1.1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Mostyn</text:p>
          </table:table-cell>
          <table:table-cell office:value-type="string" table:style-name="ce14">
            <text:p>West and North Wales</text:p>
          </table:table-cell>
          <table:table-cell office:value-type="float" office:value="0" table:style-name="ce15">
            <text:p>-</text:p>
          </table:table-cell>
          <table:table-cell office:value-type="float" office:value="8.4138000000000004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3.82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7957999999999995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Neath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5229400000000002" table:style-name="ce15">
            <text:p>0.3</text:p>
          </table:table-cell>
          <table:table-cell office:value-type="float" office:value="7.7999999999999999E-5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5237199999999999" table:style-name="ce15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Newhaven</text:p>
          </table:table-cell>
          <table:table-cell office:value-type="string" table:style-name="ce14">
            <text:p>Sussex and Hampshire</text:p>
          </table:table-cell>
          <table:table-cell office:value-type="float" office:value="0" table:style-name="ce15">
            <text:p>-</text:p>
          </table:table-cell>
          <table:table-cell office:value-type="float" office:value="2.5183840000000002" table:style-name="ce15">
            <text:p>2.5</text:p>
          </table:table-cell>
          <table:table-cell office:value-type="float" office:value="0" table:style-name="ce15">
            <text:p>-</text:p>
          </table:table-cell>
          <table:table-cell office:value-type="float" office:value="0.15531900000000001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.11000799999999999" table:style-name="ce15">
            <text:p>0.1</text:p>
          </table:table-cell>
          <table:table-cell office:value-type="float" office:value="2.7837109999999998" table:style-name="ce15">
            <text:p>2.8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Newport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7471700000000001" table:style-name="ce15">
            <text:p>0.2</text:p>
          </table:table-cell>
          <table:table-cell office:value-type="float" office:value="3.267417" table:style-name="ce15">
            <text:p>3.3</text:p>
          </table:table-cell>
          <table:table-cell office:value-type="float" office:value="0" table:style-name="ce15">
            <text:p>-</text:p>
          </table:table-cell>
          <table:table-cell office:value-type="float" office:value="0.16883300000000001" table:style-name="ce15">
            <text:p>0.2</text:p>
          </table:table-cell>
          <table:table-cell office:value-type="float" office:value="3.610967" table:style-name="ce15">
            <text:p>3.6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Orkney</text:p>
          </table:table-cell>
          <table:table-cell office:value-type="string" table:style-name="ce14">
            <text:p>Scotland East Coast</text:p>
          </table:table-cell>
          <table:table-cell office:value-type="float" office:value="1.874255" table:style-name="ce15">
            <text:p>1.9</text:p>
          </table:table-cell>
          <table:table-cell office:value-type="float" office:value="3.2312020000000001" table:style-name="ce15">
            <text:p>3.2</text:p>
          </table:table-cell>
          <table:table-cell office:value-type="float" office:value="0" table:style-name="ce15">
            <text:p>-</text:p>
          </table:table-cell>
          <table:table-cell office:value-type="float" office:value="0.48098400000000002" table:style-name="ce15">
            <text:p>0.5</text:p>
          </table:table-cell>
          <table:table-cell office:value-type="float" office:value="0.22359299999999999" table:style-name="ce15">
            <text:p>0.2</text:p>
          </table:table-cell>
          <table:table-cell office:value-type="float" office:value="8.6448999999999998E-2" table:style-name="ce15">
            <text:p>0.1</text:p>
          </table:table-cell>
          <table:table-cell office:value-type="float" office:value="5.8964829999999999" table:style-name="ce15">
            <text:p>5.9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Perth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8.7019999999999997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6735000000000007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9.5436999999999994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Peterhead</text:p>
          </table:table-cell>
          <table:table-cell office:value-type="string" table:style-name="ce14">
            <text:p>Scotland East Coast</text:p>
          </table:table-cell>
          <table:table-cell office:value-type="float" office:value="0.38012400000000002" table:style-name="ce15">
            <text:p>0.4</text:p>
          </table:table-cell>
          <table:table-cell office:value-type="float" office:value="1.3896E-2" table:style-name="ce15">
            <text:p>-</text:p>
          </table:table-cell>
          <table:table-cell office:value-type="float" office:value="9.5659999999999999E-3" table:style-name="ce15">
            <text:p>-</text:p>
          </table:table-cell>
          <table:table-cell office:value-type="float" office:value="0.2969" table:style-name="ce15">
            <text:p>0.3</text:p>
          </table:table-cell>
          <table:table-cell office:value-type="float" office:value="0" table:style-name="ce15">
            <text:p>-</text:p>
          </table:table-cell>
          <table:table-cell office:value-type="float" office:value="0.52099899999999999" table:style-name="ce15">
            <text:p>0.5</text:p>
          </table:table-cell>
          <table:table-cell office:value-type="float" office:value="1.2214849999999999" table:style-name="ce15">
            <text:p>1.2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Plymouth</text:p>
          </table:table-cell>
          <table:table-cell office:value-type="string" table:style-name="ce14">
            <text:p>West Country</text:p>
          </table:table-cell>
          <table:table-cell office:value-type="float" office:value="2.0308799999999998" table:style-name="ce15">
            <text:p>2.0</text:p>
          </table:table-cell>
          <table:table-cell office:value-type="float" office:value="1.908957" table:style-name="ce15">
            <text:p>1.9</text:p>
          </table:table-cell>
          <table:table-cell office:value-type="float" office:value="0" table:style-name="ce15">
            <text:p>-</text:p>
          </table:table-cell>
          <table:table-cell office:value-type="float" office:value="1.4447350000000001" table:style-name="ce15">
            <text:p>1.4</text:p>
          </table:table-cell>
          <table:table-cell office:value-type="float" office:value="2.6596999999999999E-2" table:style-name="ce15">
            <text:p>-</text:p>
          </table:table-cell>
          <table:table-cell office:value-type="float" office:value="1.9990000000000001E-2" table:style-name="ce15">
            <text:p>-</text:p>
          </table:table-cell>
          <table:table-cell office:value-type="float" office:value="5.4311590000000001" table:style-name="ce15">
            <text:p>5.4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Poole</text:p>
          </table:table-cell>
          <table:table-cell office:value-type="string" table:style-name="ce14">
            <text:p>West Country</text:p>
          </table:table-cell>
          <table:table-cell office:value-type="float" office:value="0.17932400000000001" table:style-name="ce15">
            <text:p>0.2</text:p>
          </table:table-cell>
          <table:table-cell office:value-type="float" office:value="1.76298" table:style-name="ce15">
            <text:p>1.8</text:p>
          </table:table-cell>
          <table:table-cell office:value-type="float" office:value="0" table:style-name="ce15">
            <text:p>-</text:p>
          </table:table-cell>
          <table:table-cell office:value-type="float" office:value="0.55465799999999998" table:style-name="ce15">
            <text:p>0.6</text:p>
          </table:table-cell>
          <table:table-cell office:value-type="float" office:value="1.7000000000000001E-4" table:style-name="ce15">
            <text:p>-</text:p>
          </table:table-cell>
          <table:table-cell office:value-type="float" office:value="0.150813" table:style-name="ce15">
            <text:p>0.2</text:p>
          </table:table-cell>
          <table:table-cell office:value-type="float" office:value="2.647945" table:style-name="ce15">
            <text:p>2.6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PORT Talbot</text:p>
          </table:table-cell>
          <table:table-cell office:value-type="string" table:style-name="ce14">
            <text:p>Bristol Channel</text:p>
          </table:table-cell>
          <table:table-cell office:value-type="float" office:value="3.0556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2.381325" table:style-name="ce15">
            <text:p>12.4</text:p>
          </table:table-cell>
          <table:table-cell office:value-type="float" office:value="0" table:style-name="ce15">
            <text:p>-</text:p>
          </table:table-cell>
          <table:table-cell office:value-type="float" office:value="4.6571000000000001E-2" table:style-name="ce15">
            <text:p>-</text:p>
          </table:table-cell>
          <table:table-cell office:value-type="float" office:value="12.458451999999999" table:style-name="ce15">
            <text:p>12.5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Porthoustock</text:p>
          </table:table-cell>
          <table:table-cell office:value-type="string" table:style-name="ce14">
            <text:p>West Country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34463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5.2283999999999997E-2" table:style-name="ce15">
            <text:p>0.1</text:p>
          </table:table-cell>
          <table:table-cell office:value-type="float" office:value="0.186747" table:style-name="ce15">
            <text:p>0.2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Portsmouth<text:span text:style-name="T1"><text:s/>1</text:span></text:p>
          </table:table-cell>
          <table:table-cell office:value-type="string" table:style-name="ce14">
            <text:p>Sussex and Hampshire</text:p>
          </table:table-cell>
          <table:table-cell office:value-type="float" office:value="1.705797" table:style-name="ce15">
            <text:p>1.7</text:p>
          </table:table-cell>
          <table:table-cell office:value-type="float" office:value="13.103864" table:style-name="ce15">
            <text:p>13.1</text:p>
          </table:table-cell>
          <table:table-cell office:value-type="float" office:value="0.39110499999999998" table:style-name="ce15">
            <text:p>0.4</text:p>
          </table:table-cell>
          <table:table-cell office:value-type="float" office:value="2.5772940000000002" table:style-name="ce15">
            <text:p>2.6</text:p>
          </table:table-cell>
          <table:table-cell office:value-type="float" office:value="8.3012000000000002E-2" table:style-name="ce15">
            <text:p>0.1</text:p>
          </table:table-cell>
          <table:table-cell office:value-type="float" office:value="0.39163999999999999" table:style-name="ce15">
            <text:p>0.4</text:p>
          </table:table-cell>
          <table:table-cell office:value-type="float" office:value="18.252711999999999" table:style-name="ce15">
            <text:p>18.3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Ramsgate</text:p>
          </table:table-cell>
          <table:table-cell office:value-type="string" table:style-name="ce14">
            <text:p>Thames and Kent</text:p>
          </table:table-cell>
          <table:table-cell office:value-type="float" office:value="5.9819999999999998E-2" table:style-name="ce15">
            <text:p>0.1</text:p>
          </table:table-cell>
          <table:table-cell office:value-type="float" office:value="3.6657150000000001" table:style-name="ce15">
            <text:p>3.7</text:p>
          </table:table-cell>
          <table:table-cell office:value-type="float" office:value="0" table:style-name="ce15">
            <text:p>-</text:p>
          </table:table-cell>
          <table:table-cell office:value-type="float" office:value="2.5589000000000001E-2" table:style-name="ce15">
            <text:p>-</text:p>
          </table:table-cell>
          <table:table-cell office:value-type="float" office:value="2.163E-3" table:style-name="ce15">
            <text:p>-</text:p>
          </table:table-cell>
          <table:table-cell office:value-type="float" office:value="6.5669999999999999E-3" table:style-name="ce15">
            <text:p>-</text:p>
          </table:table-cell>
          <table:table-cell office:value-type="float" office:value="3.7598539999999998" table:style-name="ce15">
            <text:p>3.8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River Ouse</text:p>
          </table:table-cell>
          <table:table-cell office:value-type="string" table:style-name="ce14">
            <text:p>Humber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1934300000000001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1934300000000001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River Trent</text:p>
          </table:table-cell>
          <table:table-cell office:value-type="string" table:style-name="ce14">
            <text:p>Humber</text:p>
          </table:table-cell>
          <table:table-cell office:value-type="float" office:value="4.2345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4196E-2" table:style-name="ce15">
            <text:p>-</text:p>
          </table:table-cell>
          <table:table-cell office:value-type="float" office:value="2.265898" table:style-name="ce15">
            <text:p>2.3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3224390000000001" table:style-name="ce15">
            <text:p>2.3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Rivers Hull And Humber</text:p>
          </table:table-cell>
          <table:table-cell office:value-type="string" table:style-name="ce14">
            <text:p>Humber</text:p>
          </table:table-cell>
          <table:table-cell office:value-type="float" office:value="12.893594" table:style-name="ce15">
            <text:p>12.9</text:p>
          </table:table-cell>
          <table:table-cell office:value-type="float" office:value="0.741425" table:style-name="ce15">
            <text:p>0.7</text:p>
          </table:table-cell>
          <table:table-cell office:value-type="float" office:value="5.577E-2" table:style-name="ce15">
            <text:p>0.1</text:p>
          </table:table-cell>
          <table:table-cell office:value-type="float" office:value="1.8387100000000001" table:style-name="ce15">
            <text:p>1.8</text:p>
          </table:table-cell>
          <table:table-cell office:value-type="float" office:value="0" table:style-name="ce15">
            <text:p>-</text:p>
          </table:table-cell>
          <table:table-cell office:value-type="float" office:value="7.8381000000000006E-2" table:style-name="ce15">
            <text:p>0.1</text:p>
          </table:table-cell>
          <table:table-cell office:value-type="float" office:value="15.60788" table:style-name="ce15">
            <text:p>15.6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Rye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6471000000000002E-2" table:style-name="ce15">
            <text:p>0.1</text:p>
          </table:table-cell>
          <table:table-cell office:value-type="float" office:value="7.7999999999999999E-5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6548999999999997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Scrabster</text:p>
          </table:table-cell>
          <table:table-cell office:value-type="string" table:style-name="ce14">
            <text:p>Scotland East Coast</text:p>
          </table:table-cell>
          <table:table-cell office:value-type="float" office:value="4.4590999999999999E-2" table:style-name="ce15">
            <text:p>-</text:p>
          </table:table-cell>
          <table:table-cell office:value-type="float" office:value="1.208223" table:style-name="ce15">
            <text:p>1.2</text:p>
          </table:table-cell>
          <table:table-cell office:value-type="float" office:value="0" table:style-name="ce15">
            <text:p>-</text:p>
          </table:table-cell>
          <table:table-cell office:value-type="float" office:value="0.280644" table:style-name="ce15">
            <text:p>0.3</text:p>
          </table:table-cell>
          <table:table-cell office:value-type="float" office:value="1.1278E-2" table:style-name="ce15">
            <text:p>-</text:p>
          </table:table-cell>
          <table:table-cell office:value-type="float" office:value="0.19057199999999999" table:style-name="ce15">
            <text:p>0.2</text:p>
          </table:table-cell>
          <table:table-cell office:value-type="float" office:value="1.7353080000000001" table:style-name="ce15">
            <text:p>1.7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Seaham</text:p>
          </table:table-cell>
          <table:table-cell office:value-type="string" table:style-name="ce14">
            <text:p>North E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64945200000000003" table:style-name="ce15">
            <text:p>0.6</text:p>
          </table:table-cell>
          <table:table-cell office:value-type="float" office:value="0" table:style-name="ce15">
            <text:p>-</text:p>
          </table:table-cell>
          <table:table-cell office:value-type="float" office:value="1.1640000000000001E-3" table:style-name="ce15">
            <text:p>-</text:p>
          </table:table-cell>
          <table:table-cell office:value-type="float" office:value="0.65061599999999997" table:style-name="ce15">
            <text:p>0.7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Sharpness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9160000000000003E-3" table:style-name="ce15">
            <text:p>-</text:p>
          </table:table-cell>
          <table:table-cell office:value-type="float" office:value="0.47734599999999999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7.6899999999999998E-3" table:style-name="ce15">
            <text:p>-</text:p>
          </table:table-cell>
          <table:table-cell office:value-type="float" office:value="0.490952" table:style-name="ce15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Shoreham</text:p>
          </table:table-cell>
          <table:table-cell office:value-type="string" table:style-name="ce14">
            <text:p>Sussex and Hampshire</text:p>
          </table:table-cell>
          <table:table-cell office:value-type="float" office:value="0.13750999999999999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048521" table:style-name="ce15">
            <text:p>1.0</text:p>
          </table:table-cell>
          <table:table-cell office:value-type="float" office:value="0" table:style-name="ce15">
            <text:p>-</text:p>
          </table:table-cell>
          <table:table-cell office:value-type="float" office:value="1.5919190000000001" table:style-name="ce15">
            <text:p>1.6</text:p>
          </table:table-cell>
          <table:table-cell office:value-type="float" office:value="2.7779500000000001" table:style-name="ce15">
            <text:p>2.8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Silloth</text:p>
          </table:table-cell>
          <table:table-cell office:value-type="string" table:style-name="ce14">
            <text:p>Lancs and Cumbria</text:p>
          </table:table-cell>
          <table:table-cell office:value-type="float" office:value="2.3078999999999999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89081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2.6549999999999998E-3" table:style-name="ce15">
            <text:p>-</text:p>
          </table:table-cell>
          <table:table-cell office:value-type="float" office:value="0.21481500000000001" table:style-name="ce15">
            <text:p>0.2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Southampton<text:span text:style-name="T3"><text:s/>1</text:span></text:p>
          </table:table-cell>
          <table:table-cell office:value-type="string" table:style-name="ce14">
            <text:p>Sussex and Hampshire</text:p>
          </table:table-cell>
          <table:table-cell office:value-type="float" office:value="43.036549000000001" table:style-name="ce15">
            <text:p>43.0</text:p>
          </table:table-cell>
          <table:table-cell office:value-type="float" office:value="0.72780100000000003" table:style-name="ce15">
            <text:p>0.7</text:p>
          </table:table-cell>
          <table:table-cell office:value-type="float" office:value="48.039555" table:style-name="ce15">
            <text:p>48.0</text:p>
          </table:table-cell>
          <table:table-cell office:value-type="float" office:value="19.619647000000001" table:style-name="ce15">
            <text:p>19.6</text:p>
          </table:table-cell>
          <table:table-cell office:value-type="float" office:value="3.2563430000000002" table:style-name="ce15">
            <text:p>3.3</text:p>
          </table:table-cell>
          <table:table-cell office:value-type="float" office:value="2.1689210000000001" table:style-name="ce15">
            <text:p>2.2</text:p>
          </table:table-cell>
          <table:table-cell office:value-type="float" office:value="116.848816" table:style-name="ce15">
            <text:p>116.8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Stornoway</text:p>
          </table:table-cell>
          <table:table-cell office:value-type="string" table:style-name="ce14">
            <text:p>Scotland West Coast</text:p>
          </table:table-cell>
          <table:table-cell office:value-type="float" office:value="0.112359" table:style-name="ce15">
            <text:p>0.1</text:p>
          </table:table-cell>
          <table:table-cell office:value-type="float" office:value="8.6700000000000004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9.5453999999999997E-2" table:style-name="ce15">
            <text:p>0.1</text:p>
          </table:table-cell>
          <table:table-cell office:value-type="float" office:value="2.9919999999999999E-2" table:style-name="ce15">
            <text:p>-</text:p>
          </table:table-cell>
          <table:table-cell office:value-type="float" office:value="3.3E-4" table:style-name="ce15">
            <text:p>-</text:p>
          </table:table-cell>
          <table:table-cell office:value-type="float" office:value="0.23893" table:style-name="ce15">
            <text:p>0.2</text:p>
          </table:table-cell>
          <table:table-cell table:number-columns-repeated="16375"/>
        </table:table-row>
        <table:table-row table:style-name="ro6">
          <table:table-cell office:value-type="string" table:style-name="ce30">
            <text:p>Stranraer<text:span text:style-name="T1">2,3</text:span></text:p>
          </table:table-cell>
          <table:table-cell office:value-type="string" table:style-name="ce14">
            <text:p>Scotland West Coast</text:p>
          </table:table-cell>
          <table:table-cell table:number-columns-repeated="16382" table:style-name="ce3"/>
        </table:table-row>
        <table:table-row table:style-name="ro5">
          <table:table-cell office:value-type="string" table:style-name="ce30">
            <text:p>Sullom Voe</text:p>
          </table:table-cell>
          <table:table-cell office:value-type="string" table:style-name="ce14">
            <text:p>Scotland East Coast</text:p>
          </table:table-cell>
          <table:table-cell office:value-type="float" office:value="19.026502000000001" table:style-name="ce15">
            <text:p>19.0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6594000000000004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.11938799999999999" table:style-name="ce15">
            <text:p>0.1</text:p>
          </table:table-cell>
          <table:table-cell office:value-type="float" office:value="19.232483999999999" table:style-name="ce15">
            <text:p>19.2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Sunderland</text:p>
          </table:table-cell>
          <table:table-cell office:value-type="string" table:style-name="ce14">
            <text:p>North East</text:p>
          </table:table-cell>
          <table:table-cell office:value-type="float" office:value="7.9314999999999997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60956999999999995" table:style-name="ce15">
            <text:p>0.6</text:p>
          </table:table-cell>
          <table:table-cell office:value-type="float" office:value="0" table:style-name="ce15">
            <text:p>-</text:p>
          </table:table-cell>
          <table:table-cell office:value-type="float" office:value="7.2011000000000006E-2" table:style-name="ce15">
            <text:p>0.1</text:p>
          </table:table-cell>
          <table:table-cell office:value-type="float" office:value="0.76089600000000002" table:style-name="ce15">
            <text:p>0.8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Sutton Bridge</text:p>
          </table:table-cell>
          <table:table-cell office:value-type="string" table:style-name="ce14">
            <text:p>Wash &amp; Northern E Anglia</text:p>
          </table:table-cell>
          <table:table-cell office:value-type="float" office:value="0" table:style-name="ce15">
            <text:p>-</text:p>
          </table:table-cell>
          <table:table-cell office:value-type="float" office:value="2.8879999999999999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1419599999999999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1708399999999999" table:style-name="ce15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Swansea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5.1250000000000002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64385599999999998" table:style-name="ce15">
            <text:p>0.6</text:p>
          </table:table-cell>
          <table:table-cell office:value-type="float" office:value="6.96E-4" table:style-name="ce15">
            <text:p>-</text:p>
          </table:table-cell>
          <table:table-cell office:value-type="float" office:value="0.32208900000000001" table:style-name="ce15">
            <text:p>0.3</text:p>
          </table:table-cell>
          <table:table-cell office:value-type="float" office:value="0.97176600000000002" table:style-name="ce15">
            <text:p>1.0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Tees and Hartlepool</text:p>
          </table:table-cell>
          <table:table-cell office:value-type="string" table:style-name="ce14">
            <text:p>North East</text:p>
          </table:table-cell>
          <table:table-cell office:value-type="float" office:value="32.394874000000002" table:style-name="ce15">
            <text:p>32.4</text:p>
          </table:table-cell>
          <table:table-cell office:value-type="float" office:value="4.2151709999999998" table:style-name="ce15">
            <text:p>4.2</text:p>
          </table:table-cell>
          <table:table-cell office:value-type="float" office:value="6.6850490000000002" table:style-name="ce15">
            <text:p>6.7</text:p>
          </table:table-cell>
          <table:table-cell office:value-type="float" office:value="13.983155" table:style-name="ce15">
            <text:p>14.0</text:p>
          </table:table-cell>
          <table:table-cell office:value-type="float" office:value="0" table:style-name="ce15">
            <text:p>-</text:p>
          </table:table-cell>
          <table:table-cell office:value-type="float" office:value="0.72108300000000003" table:style-name="ce15">
            <text:p>0.7</text:p>
          </table:table-cell>
          <table:table-cell office:value-type="float" office:value="57.999332000000003" table:style-name="ce15">
            <text:p>58.0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Teignmouth</text:p>
          </table:table-cell>
          <table:table-cell office:value-type="string" table:style-name="ce14">
            <text:p>West Country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3799699999999995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3799699999999995" table:style-name="ce15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Troon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.14965000000000001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.15535199999999999" table:style-name="ce15">
            <text:p>0.2</text:p>
          </table:table-cell>
          <table:table-cell office:value-type="float" office:value="2.4000000000000001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0524200000000001" table:style-name="ce15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Tyne</text:p>
          </table:table-cell>
          <table:table-cell office:value-type="string" table:style-name="ce14">
            <text:p>North East</text:p>
          </table:table-cell>
          <table:table-cell office:value-type="float" office:value="0.414381" table:style-name="ce15">
            <text:p>0.4</text:p>
          </table:table-cell>
          <table:table-cell office:value-type="float" office:value="1.611423" table:style-name="ce15">
            <text:p>1.6</text:p>
          </table:table-cell>
          <table:table-cell office:value-type="float" office:value="2.252691" table:style-name="ce15">
            <text:p>2.3</text:p>
          </table:table-cell>
          <table:table-cell office:value-type="float" office:value="11.516147999999999" table:style-name="ce15">
            <text:p>11.5</text:p>
          </table:table-cell>
          <table:table-cell office:value-type="float" office:value="0.17305999999999999" table:style-name="ce15">
            <text:p>0.2</text:p>
          </table:table-cell>
          <table:table-cell office:value-type="float" office:value="0.76756199999999997" table:style-name="ce15">
            <text:p>0.8</text:p>
          </table:table-cell>
          <table:table-cell office:value-type="float" office:value="16.735264999999998" table:style-name="ce15">
            <text:p>16.7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Wallasea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4589999999999998E-3" table:style-name="ce15">
            <text:p>-</text:p>
          </table:table-cell>
          <table:table-cell office:value-type="float" office:value="0.20732900000000001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10788" table:style-name="ce15">
            <text:p>0.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30">
            <text:p>Warrenpoint</text:p>
          </table:table-cell>
          <table:table-cell office:value-type="string" table:style-name="ce14">
            <text:p>Northern Ireland</text:p>
          </table:table-cell>
          <table:table-cell office:value-type="float" office:value="0" table:style-name="ce15">
            <text:p>-</text:p>
          </table:table-cell>
          <table:table-cell office:value-type="float" office:value="3.04935" table:style-name="ce15">
            <text:p>3.0</text:p>
          </table:table-cell>
          <table:table-cell office:value-type="float" office:value="0" table:style-name="ce15">
            <text:p>-</text:p>
          </table:table-cell>
          <table:table-cell office:value-type="float" office:value="0.93729099999999999" table:style-name="ce15">
            <text:p>0.9</text:p>
          </table:table-cell>
          <table:table-cell office:value-type="float" office:value="0" table:style-name="ce15">
            <text:p>-</text:p>
          </table:table-cell>
          <table:table-cell office:value-type="float" office:value="4.1739999999999998E-3" table:style-name="ce15">
            <text:p>-</text:p>
          </table:table-cell>
          <table:table-cell office:value-type="float" office:value="3.990815" table:style-name="ce15">
            <text:p>4.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30">
            <text:p>Weymouth &amp; Portland</text:p>
          </table:table-cell>
          <table:table-cell office:value-type="string" table:style-name="ce14">
            <text:p>West Country</text:p>
          </table:table-cell>
          <table:table-cell office:value-type="float" office:value="5.4350589999999999" table:style-name="ce15">
            <text:p>5.4</text:p>
          </table:table-cell>
          <table:table-cell office:value-type="float" office:value="6.3957E-2" table:style-name="ce15">
            <text:p>0.1</text:p>
          </table:table-cell>
          <table:table-cell office:value-type="float" office:value="0.11970600000000001" table:style-name="ce15">
            <text:p>0.1</text:p>
          </table:table-cell>
          <table:table-cell office:value-type="float" office:value="3.3123170000000002" table:style-name="ce15">
            <text:p>3.3</text:p>
          </table:table-cell>
          <table:table-cell office:value-type="float" office:value="5.4944E-2" table:style-name="ce15">
            <text:p>0.1</text:p>
          </table:table-cell>
          <table:table-cell office:value-type="float" office:value="2.1486999999999999E-2" table:style-name="ce15">
            <text:p>-</text:p>
          </table:table-cell>
          <table:table-cell office:value-type="float" office:value="9.0074699999999996" table:style-name="ce15">
            <text:p>9.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30">
            <text:p>Whitstable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2769000000000003E-2" table:style-name="ce15">
            <text:p>0.1</text:p>
          </table:table-cell>
          <table:table-cell office:value-type="float" office:value="4.6200000000000001E-4" table:style-name="ce15">
            <text:p>-</text:p>
          </table:table-cell>
          <table:table-cell office:value-type="float" office:value="2.4599999999999999E-3" table:style-name="ce15">
            <text:p>-</text:p>
          </table:table-cell>
          <table:table-cell office:value-type="float" office:value="5.5690999999999997E-2" table:style-name="ce15">
            <text:p>0.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30">
            <text:p>Wisbech</text:p>
          </table:table-cell>
          <table:table-cell office:value-type="string" table:style-name="ce14">
            <text:p>Wash &amp; Northern E Anglia</text:p>
          </table:table-cell>
          <table:table-cell office:value-type="float" office:value="9.5840000000000005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0406000000000005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9990000000000001E-2" table:style-name="ce15">
            <text:p>0.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30">
            <text:p>Workington</text:p>
          </table:table-cell>
          <table:table-cell office:value-type="string" table:style-name="ce14">
            <text:p>Lancs and Cumbria</text:p>
          </table:table-cell>
          <table:table-cell office:value-type="float" office:value="5.5045999999999998E-2" table:style-name="ce15">
            <text:p>0.1</text:p>
          </table:table-cell>
          <table:table-cell office:value-type="float" office:value="8.8039999999999993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5553599999999999" table:style-name="ce15">
            <text:p>0.3</text:p>
          </table:table-cell>
          <table:table-cell office:value-type="float" office:value="0" table:style-name="ce15">
            <text:p>-</text:p>
          </table:table-cell>
          <table:table-cell office:value-type="float" office:value="2.9218000000000001E-2" table:style-name="ce15">
            <text:p>-</text:p>
          </table:table-cell>
          <table:table-cell office:value-type="float" office:value="0.34860400000000002" table:style-name="ce15">
            <text:p>0.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30">
            <text:p>Others</text:p>
          </table:table-cell>
          <table:table-cell table:style-name="ce16"/>
          <table:table-cell office:value-type="float" office:value="32.571084999999997" table:style-name="ce15">
            <text:p>32.6</text:p>
          </table:table-cell>
          <table:table-cell office:value-type="float" office:value="0.15990599999999999" table:style-name="ce15">
            <text:p>0.2</text:p>
          </table:table-cell>
          <table:table-cell office:value-type="float" office:value="4.1799999999999997E-3" table:style-name="ce15">
            <text:p>-</text:p>
          </table:table-cell>
          <table:table-cell office:value-type="float" office:value="3.9234309999999999" table:style-name="ce15">
            <text:p>3.9</text:p>
          </table:table-cell>
          <table:table-cell office:value-type="float" office:value="2.6830000000000001E-3" table:style-name="ce15">
            <text:p>-</text:p>
          </table:table-cell>
          <table:table-cell office:value-type="float" office:value="0.132103" table:style-name="ce15">
            <text:p>0.1</text:p>
          </table:table-cell>
          <table:table-cell office:value-type="float" office:value="36.793388" table:style-name="ce15">
            <text:p>36.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4">
            <text:p>England</text:p>
          </table:table-cell>
          <table:table-cell table:style-name="ce16"/>
          <table:table-cell office:value-type="float" office:value="264.663297" table:style-name="ce15">
            <text:p>264.7</text:p>
          </table:table-cell>
          <table:table-cell office:value-type="float" office:value="290.22716100000002" table:style-name="ce15">
            <text:p>290.2</text:p>
          </table:table-cell>
          <table:table-cell office:value-type="float" office:value="295.16308299999997" table:style-name="ce15">
            <text:p>295.2</text:p>
          </table:table-cell>
          <table:table-cell office:value-type="float" office:value="233.77392599999999" table:style-name="ce15">
            <text:p>233.8</text:p>
          </table:table-cell>
          <table:table-cell office:value-type="float" office:value="5.3739689999999998" table:style-name="ce15">
            <text:p>5.4</text:p>
          </table:table-cell>
          <table:table-cell office:value-type="float" office:value="29.324459000000001" table:style-name="ce15">
            <text:p>29.3</text:p>
          </table:table-cell>
          <table:table-cell office:value-type="float" office:value="1118.525895" table:style-name="ce15">
            <text:p>1,118.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4">
            <text:p>Wales</text:p>
          </table:table-cell>
          <table:table-cell table:style-name="ce16"/>
          <table:table-cell office:value-type="float" office:value="55.462105000000001" table:style-name="ce15">
            <text:p>55.5</text:p>
          </table:table-cell>
          <table:table-cell office:value-type="float" office:value="23.949396" table:style-name="ce15">
            <text:p>23.9</text:p>
          </table:table-cell>
          <table:table-cell office:value-type="float" office:value="1.8930880000000001" table:style-name="ce15">
            <text:p>1.9</text:p>
          </table:table-cell>
          <table:table-cell office:value-type="float" office:value="18.246887999999998" table:style-name="ce15">
            <text:p>18.2</text:p>
          </table:table-cell>
          <table:table-cell office:value-type="float" office:value="7.6429999999999998E-2" table:style-name="ce15">
            <text:p>0.1</text:p>
          </table:table-cell>
          <table:table-cell office:value-type="float" office:value="1.2512859999999999" table:style-name="ce15">
            <text:p>1.3</text:p>
          </table:table-cell>
          <table:table-cell office:value-type="float" office:value="100.879193" table:style-name="ce15">
            <text:p>100.9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14">
            <text:p>Scotland<text:span text:style-name="T1">3</text:span></text:p>
          </table:table-cell>
          <table:table-cell table:style-name="ce16"/>
          <table:table-cell office:value-type="float" office:value="66.816001999999997" table:style-name="ce15">
            <text:p>66.8</text:p>
          </table:table-cell>
          <table:table-cell office:value-type="float" office:value="32.689219999999999" table:style-name="ce15">
            <text:p>32.7</text:p>
          </table:table-cell>
          <table:table-cell office:value-type="float" office:value="6.4388959999999997" table:style-name="ce15">
            <text:p>6.4</text:p>
          </table:table-cell>
          <table:table-cell office:value-type="float" office:value="32.226972000000004" table:style-name="ce15">
            <text:p>32.2</text:p>
          </table:table-cell>
          <table:table-cell office:value-type="float" office:value="1.16675" table:style-name="ce15">
            <text:p>1.2</text:p>
          </table:table-cell>
          <table:table-cell office:value-type="float" office:value="24.811955000000001" table:style-name="ce15">
            <text:p>24.8</text:p>
          </table:table-cell>
          <table:table-cell office:value-type="float" office:value="164.14979500000001" table:style-name="ce15">
            <text:p>164.1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14">
            <text:p>Great Britain Total<text:span text:style-name="T1"><text:s/>3</text:span></text:p>
          </table:table-cell>
          <table:table-cell table:style-name="ce16"/>
          <table:table-cell office:value-type="float" office:value="386.94140400000003" table:style-name="ce15">
            <text:p>386.9</text:p>
          </table:table-cell>
          <table:table-cell office:value-type="float" office:value="346.86577699999998" table:style-name="ce15">
            <text:p>346.9</text:p>
          </table:table-cell>
          <table:table-cell office:value-type="float" office:value="303.49506699999995" table:style-name="ce15">
            <text:p>303.5</text:p>
          </table:table-cell>
          <table:table-cell office:value-type="float" office:value="284.24778599999996" table:style-name="ce15">
            <text:p>284.2</text:p>
          </table:table-cell>
          <table:table-cell office:value-type="float" office:value="6.6171489999999995" table:style-name="ce15">
            <text:p>6.6</text:p>
          </table:table-cell>
          <table:table-cell office:value-type="float" office:value="55.387700000000002" table:style-name="ce15">
            <text:p>55.4</text:p>
          </table:table-cell>
          <table:table-cell office:value-type="float" office:value="1383.554883" table:style-name="ce15">
            <text:p>1,383.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4">
            <text:p>Northern Ireland</text:p>
          </table:table-cell>
          <table:table-cell table:style-name="ce16"/>
          <table:table-cell office:value-type="float" office:value="4.2615970000000001" table:style-name="ce15">
            <text:p>4.3</text:p>
          </table:table-cell>
          <table:table-cell office:value-type="float" office:value="34.817157000000002" table:style-name="ce15">
            <text:p>34.8</text:p>
          </table:table-cell>
          <table:table-cell office:value-type="float" office:value="3.0281060000000002" table:style-name="ce15">
            <text:p>3.0</text:p>
          </table:table-cell>
          <table:table-cell office:value-type="float" office:value="12.676750999999999" table:style-name="ce15">
            <text:p>12.7</text:p>
          </table:table-cell>
          <table:table-cell office:value-type="float" office:value="0.25347999999999998" table:style-name="ce15">
            <text:p>0.3</text:p>
          </table:table-cell>
          <table:table-cell office:value-type="float" office:value="9.9146999999999999E-2" table:style-name="ce15">
            <text:p>0.1</text:p>
          </table:table-cell>
          <table:table-cell office:value-type="float" office:value="55.136237999999999" table:style-name="ce15">
            <text:p>55.1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33">
            <text:p>United Kingdom Total<text:span text:style-name="T2">3</text:span></text:p>
          </table:table-cell>
          <table:table-cell table:style-name="ce18"/>
          <table:table-cell office:value-type="float" office:value="391.20300100000003" table:style-name="ce31">
            <text:p>391.2</text:p>
          </table:table-cell>
          <table:table-cell office:value-type="float" office:value="381.68293399999999" table:style-name="ce31">
            <text:p>381.7</text:p>
          </table:table-cell>
          <table:table-cell office:value-type="float" office:value="306.52317299999993" table:style-name="ce31">
            <text:p>306.5</text:p>
          </table:table-cell>
          <table:table-cell office:value-type="float" office:value="296.92453699999999" table:style-name="ce31">
            <text:p>296.9</text:p>
          </table:table-cell>
          <table:table-cell office:value-type="float" office:value="6.8706289999999992" table:style-name="ce31">
            <text:p>6.9</text:p>
          </table:table-cell>
          <table:table-cell office:value-type="float" office:value="55.486847000000004" table:style-name="ce31">
            <text:p>55.5</text:p>
          </table:table-cell>
          <table:table-cell office:value-type="float" office:value="1438.6911210000001" table:style-name="ce31">
            <text:p>1,438.7</text:p>
          </table:table-cell>
          <table:table-cell table:number-columns-repeated="16375" table:style-name="ce3"/>
        </table:table-row>
        <table:table-row table:style-name="ro5">
          <table:table-cell table:style-name="ce14"/>
          <table:table-cell table:style-name="ce16"/>
          <table:table-cell table:number-columns-repeated="5" table:style-name="ce20"/>
          <table:table-cell table:number-columns-repeated="2" table:style-name="ce16"/>
          <table:table-cell table:number-columns-repeated="16375" table:style-name="ce3"/>
        </table:table-row>
        <table:table-row table:style-name="ro5">
          <table:table-cell office:value-type="string" table:style-name="ce14">
            <text:p>1 Excludes Isle of Wight ferry traffic. See Port Freight Statistics Technical Note for more details of arrivals and types of vessels that are excluded.</text:p>
          </table:table-cell>
          <table:table-cell table:style-name="ce21"/>
          <table:table-cell table:number-columns-repeated="2" table:style-name="ce22"/>
          <table:table-cell table:number-columns-repeated="3" table:style-name="ce3"/>
          <table:table-cell table:number-columns-repeated="2" table:style-name="ce22"/>
          <table:table-cell table:number-columns-repeated="16375" table:style-name="ce3"/>
        </table:table-row>
        <table:table-row table:style-name="ro5">
          <table:table-cell office:value-type="string" table:style-name="ce14">
            <text:p>2 Ro-Ro vessels data is revised for Cairnryan and Stranraer due to a processing error.<text:s/></text:p>
          </table:table-cell>
          <table:table-cell table:number-columns-repeated="241" table:style-name="ce14"/>
          <table:table-cell table:number-columns-repeated="16142"/>
        </table:table-row>
        <table:table-row table:style-name="ro5">
          <table:table-cell office:value-type="string" table:style-name="ce14">
            <text:p>3 Stranraer port closed in November 2011 and its facility were transfer to Loch Ryan.</text:p>
          </table:table-cell>
          <table:table-cell table:number-columns-repeated="241" table:style-name="ce14"/>
          <table:table-cell table:number-columns-repeated="16142"/>
        </table:table-row>
        <table:table-row table:style-name="ro5">
          <table:table-cell table:style-name="ce14"/>
          <table:table-cell table:style-name="ce21"/>
          <table:table-cell table:number-columns-repeated="2" table:style-name="ce22"/>
          <table:table-cell table:number-columns-repeated="3" table:style-name="ce3"/>
          <table:table-cell table:number-columns-repeated="2" table:style-name="ce22"/>
          <table:table-cell table:number-columns-repeated="16375" table:style-name="ce3"/>
        </table:table-row>
        <table:table-row table:style-name="ro5">
          <table:table-cell office:value-type="string" table:style-name="ce23">
            <text:p><text:a xlink:href="http://assets.dft.gov.uk/statistics/series/ports/portstattechnote.pdf">http://assets.dft.gov.uk/statistics/series/ports/portstattechnote.pdf</text:a></text:p>
          </table:table-cell>
          <table:table-cell table:style-name="ce24"/>
          <table:table-cell table:number-columns-repeated="2" table:style-name="ce22"/>
          <table:table-cell table:number-columns-repeated="3" table:style-name="ce3"/>
          <table:table-cell table:style-name="ce22"/>
          <table:table-cell table:number-columns-repeated="16376" table:style-name="ce3"/>
        </table:table-row>
        <table:table-row table:style-name="ro5">
          <table:table-cell table:style-name="ce23"/>
          <table:table-cell table:style-name="ce24"/>
          <table:table-cell table:number-columns-repeated="2" table:style-name="ce22"/>
          <table:table-cell table:number-columns-repeated="3" table:style-name="ce3"/>
          <table:table-cell table:style-name="ce22"/>
          <table:table-cell table:number-columns-repeated="16376" table:style-name="ce3"/>
        </table:table-row>
        <table:table-row table:style-name="ro5">
          <table:table-cell office:value-type="string" table:style-name="ce14">
            <text:p>Telephone: 020 7944 4119</text:p>
          </table:table-cell>
          <table:table-cell table:number-columns-repeated="2" table:style-name="ce25"/>
          <table:table-cell table:style-name="ce26"/>
          <table:table-cell table:number-columns-repeated="3" table:style-name="ce3"/>
          <table:table-cell table:style-name="ce25"/>
          <table:table-cell office:value-type="string" table:style-name="ce27">
            <text:p>Source: DfT Port Statistics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4">
            <text:p>Email: maritime.stats@dft.gsi.gov.uk</text:p>
          </table:table-cell>
          <table:table-cell table:number-columns-repeated="2" table:style-name="ce25"/>
          <table:table-cell table:style-name="ce28"/>
          <table:table-cell table:number-columns-repeated="3" table:style-name="ce3"/>
          <table:table-cell table:style-name="ce25"/>
          <table:table-cell office:value-type="string" table:style-name="ce27">
            <text:p>Last updated: 26 August 201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29">
            <text:p>These figures fall outside the scope of National Statistics.</text:p>
          </table:table-cell>
          <table:table-cell table:number-columns-repeated="2" table:style-name="ce23"/>
          <table:table-cell table:style-name="ce28"/>
          <table:table-cell table:number-columns-repeated="3" table:style-name="ce3"/>
          <table:table-cell table:style-name="ce25"/>
          <table:table-cell office:value-type="string" table:style-name="ce27">
            <text:p>Next update: August 2016</text:p>
          </table:table-cell>
          <table:table-cell table:number-columns-repeated="16375" table:style-name="ce3"/>
        </table:table-row>
        <table:table-row table:style-name="ro5">
          <table:table-cell table:style-name="ce3"/>
          <table:table-cell table:number-columns-repeated="2" table:style-name="ce29"/>
          <table:table-cell table:style-name="ce28"/>
          <table:table-cell table:number-columns-repeated="3" table:style-name="ce3"/>
          <table:table-cell table:style-name="ce29"/>
          <table:table-cell table:number-columns-repeated="16376" table:style-name="ce3"/>
        </table:table-row>
        <table:table-row table:number-rows-repeated="1048456" table:style-name="ro5">
          <table:table-cell table:number-columns-repeated="16384"/>
        </table:table-row>
        <table:named-expressions>
          <table:named-range table:name="Print_Area" table:cell-range-address="PORT0603_2012.$A$1:PORT0603_2012.$I$119" table:base-cell-address="PORT0603_2012.$A$1"/>
          <table:named-expression table:name="Print_Titles" table:expression="of:=[PORT0603_2012.$A:.$B]~[PORT0603_2012.$5:.$6]" table:base-cell-address="PORT0603_2017.$A$1"/>
        </table:named-expressions>
      </table:table>
      <table:table table:name="PORT0603_2011" table:style-name="ta2">
        <table:table-column table:style-name="co7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4" table:number-columns-repeated="16375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5">
          <table:table-cell office:value-type="string" table:style-name="ce37">
            <text:p><text:a xlink:href="https://www.gov.uk/government/collections/maritime-and-shipping-statistics">Maritime and shipping statistics</text:a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6">
            <text:p>Table PORT0603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6">
            <text:p>UK ports, sum of deadweight of ships arriving by type: 2011</text:p>
          </table:table-cell>
          <table:table-cell table:style-name="ce6"/>
          <table:table-cell table:number-columns-repeated="2" table:style-name="ce7"/>
          <table:table-cell table:number-columns-repeated="3" table:style-name="ce8"/>
          <table:table-cell table:number-columns-repeated="2" table:style-name="ce6"/>
          <table:table-cell table:number-columns-repeated="16375"/>
        </table:table-row>
        <table:table-row table:style-name="ro5">
          <table:table-cell table:number-columns-repeated="8" table:style-name="ce9"/>
          <table:table-cell office:value-type="string" table:style-name="ce10">
            <text:p>Million Dwt</text:p>
          </table:table-cell>
          <table:table-cell table:number-columns-repeated="16375"/>
        </table:table-row>
        <table:table-row table:style-name="ro4">
          <table:table-cell office:value-type="string" table:style-name="ce11">
            <text:p>Ports</text:p>
          </table:table-cell>
          <table:table-cell office:value-type="string" table:style-name="ce11">
            <text:p>Port Group</text:p>
          </table:table-cell>
          <table:table-cell office:value-type="string" table:style-name="ce12">
            <text:p>Tankers</text:p>
          </table:table-cell>
          <table:table-cell office:value-type="string" table:style-name="ce12">
            <text:p>Ro-Ro vessels<text:span text:style-name="T2">R</text:span></text:p>
          </table:table-cell>
          <table:table-cell office:value-type="string" table:style-name="ce12">
            <text:p>Fully cellular container vessels</text:p>
          </table:table-cell>
          <table:table-cell office:value-type="string" table:style-name="ce12">
            <text:p>Other dry cargo vessels</text:p>
          </table:table-cell>
          <table:table-cell office:value-type="string" table:style-name="ce12">
            <text:p>Passenger vessels</text:p>
          </table:table-cell>
          <table:table-cell office:value-type="string" table:style-name="ce12">
            <text:p>Other vessels</text:p>
          </table:table-cell>
          <table:table-cell office:value-type="string" table:style-name="ce13">
            <text:p>Total all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Aberdeen</text:p>
          </table:table-cell>
          <table:table-cell office:value-type="string" table:style-name="ce14">
            <text:p>Scotland East Coast</text:p>
          </table:table-cell>
          <table:table-cell office:value-type="float" office:value="1.527692" table:style-name="ce15">
            <text:p>1.5</text:p>
          </table:table-cell>
          <table:table-cell office:value-type="float" office:value="2.5084140000000001" table:style-name="ce15">
            <text:p>2.5</text:p>
          </table:table-cell>
          <table:table-cell office:value-type="float" office:value="5.9160000000000003E-3" table:style-name="ce15">
            <text:p>-</text:p>
          </table:table-cell>
          <table:table-cell office:value-type="float" office:value="2.1539820000000001" table:style-name="ce15">
            <text:p>2.2</text:p>
          </table:table-cell>
          <table:table-cell office:value-type="float" office:value="7.4349999999999998E-3" table:style-name="ce15">
            <text:p>-</text:p>
          </table:table-cell>
          <table:table-cell office:value-type="float" office:value="19.264519" table:style-name="ce15">
            <text:p>19.3</text:p>
          </table:table-cell>
          <table:table-cell office:value-type="float" office:value="25.467957999999999" table:style-name="ce15">
            <text:p>25.5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Ardrishaig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5762300000000001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5762300000000001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Ayr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1980999999999999" table:style-name="ce15">
            <text:p>0.5</text:p>
          </table:table-cell>
          <table:table-cell office:value-type="float" office:value="7.6800000000000002E-4" table:style-name="ce15">
            <text:p>-</text:p>
          </table:table-cell>
          <table:table-cell office:value-type="float" office:value="4.2759999999999999E-2" table:style-name="ce15">
            <text:p>-</text:p>
          </table:table-cell>
          <table:table-cell office:value-type="float" office:value="0.56333800000000001" table:style-name="ce15">
            <text:p>0.6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Barrow</text:p>
          </table:table-cell>
          <table:table-cell office:value-type="string" table:style-name="ce14">
            <text:p>Lancs and Cumbria</text:p>
          </table:table-cell>
          <table:table-cell office:value-type="float" office:value="5.2233000000000002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4005599999999999" table:style-name="ce15">
            <text:p>0.2</text:p>
          </table:table-cell>
          <table:table-cell office:value-type="float" office:value="3.2750000000000001E-3" table:style-name="ce15">
            <text:p>-</text:p>
          </table:table-cell>
          <table:table-cell office:value-type="float" office:value="0.15776100000000001" table:style-name="ce15">
            <text:p>0.2</text:p>
          </table:table-cell>
          <table:table-cell office:value-type="float" office:value="0.45332499999999998" table:style-name="ce15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Barry</text:p>
          </table:table-cell>
          <table:table-cell office:value-type="string" table:style-name="ce14">
            <text:p>Bristol Channel</text:p>
          </table:table-cell>
          <table:table-cell office:value-type="float" office:value="0.32457799999999998" table:style-name="ce15">
            <text:p>0.3</text:p>
          </table:table-cell>
          <table:table-cell office:value-type="float" office:value="2.591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2548999999999998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1.0919999999999999E-2" table:style-name="ce15">
            <text:p>-</text:p>
          </table:table-cell>
          <table:table-cell office:value-type="float" office:value="0.39063799999999999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Belfast</text:p>
          </table:table-cell>
          <table:table-cell office:value-type="string" table:style-name="ce14">
            <text:p>Northern Ireland</text:p>
          </table:table-cell>
          <table:table-cell office:value-type="float" office:value="3.587323" table:style-name="ce15">
            <text:p>3.6</text:p>
          </table:table-cell>
          <table:table-cell office:value-type="float" office:value="13.927371000000001" table:style-name="ce15">
            <text:p>13.9</text:p>
          </table:table-cell>
          <table:table-cell office:value-type="float" office:value="3.0716619999999999" table:style-name="ce15">
            <text:p>3.1</text:p>
          </table:table-cell>
          <table:table-cell office:value-type="float" office:value="6.9192669999999996" table:style-name="ce15">
            <text:p>6.9</text:p>
          </table:table-cell>
          <table:table-cell office:value-type="float" office:value="0.19642399999999999" table:style-name="ce15">
            <text:p>0.2</text:p>
          </table:table-cell>
          <table:table-cell office:value-type="float" office:value="7.6224E-2" table:style-name="ce15">
            <text:p>0.1</text:p>
          </table:table-cell>
          <table:table-cell office:value-type="float" office:value="27.778271" table:style-name="ce15">
            <text:p>27.8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Berwick</text:p>
          </table:table-cell>
          <table:table-cell office:value-type="string" table:style-name="ce14">
            <text:p>North E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12307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12307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Blyth</text:p>
          </table:table-cell>
          <table:table-cell office:value-type="string" table:style-name="ce14">
            <text:p>North East</text:p>
          </table:table-cell>
          <table:table-cell office:value-type="float" office:value="0" table:style-name="ce15">
            <text:p>-</text:p>
          </table:table-cell>
          <table:table-cell office:value-type="float" office:value="3.8288000000000003E-2" table:style-name="ce15">
            <text:p>-</text:p>
          </table:table-cell>
          <table:table-cell office:value-type="float" office:value="2.435E-2" table:style-name="ce15">
            <text:p>-</text:p>
          </table:table-cell>
          <table:table-cell office:value-type="float" office:value="1.736899" table:style-name="ce15">
            <text:p>1.7</text:p>
          </table:table-cell>
          <table:table-cell office:value-type="float" office:value="0" table:style-name="ce15">
            <text:p>-</text:p>
          </table:table-cell>
          <table:table-cell office:value-type="float" office:value="2.1461000000000001E-2" table:style-name="ce15">
            <text:p>-</text:p>
          </table:table-cell>
          <table:table-cell office:value-type="float" office:value="1.8209979999999999" table:style-name="ce15">
            <text:p>1.8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Boston</text:p>
          </table:table-cell>
          <table:table-cell office:value-type="string" table:style-name="ce14">
            <text:p>Wash &amp; Northern E Anglia</text:p>
          </table:table-cell>
          <table:table-cell office:value-type="float" office:value="2.0243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1175459999999999" table:style-name="ce15">
            <text:p>1.1</text:p>
          </table:table-cell>
          <table:table-cell office:value-type="float" office:value="0" table:style-name="ce15">
            <text:p>-</text:p>
          </table:table-cell>
          <table:table-cell office:value-type="float" office:value="2.3280000000000002E-3" table:style-name="ce15">
            <text:p>-</text:p>
          </table:table-cell>
          <table:table-cell office:value-type="float" office:value="1.140117" table:style-name="ce15">
            <text:p>1.1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Bridgwater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1000000000000004E-3" table:style-name="ce15">
            <text:p>-</text:p>
          </table:table-cell>
          <table:table-cell office:value-type="float" office:value="5.1000000000000004E-3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Brightlingsea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00018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00018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Bristol</text:p>
          </table:table-cell>
          <table:table-cell office:value-type="string" table:style-name="ce14">
            <text:p>Bristol Channel</text:p>
          </table:table-cell>
          <table:table-cell office:value-type="float" office:value="3.6606649999999998" table:style-name="ce15">
            <text:p>3.7</text:p>
          </table:table-cell>
          <table:table-cell office:value-type="float" office:value="1.6392E-2" table:style-name="ce15">
            <text:p>-</text:p>
          </table:table-cell>
          <table:table-cell office:value-type="float" office:value="1.375024" table:style-name="ce15">
            <text:p>1.4</text:p>
          </table:table-cell>
          <table:table-cell office:value-type="float" office:value="14.091093000000001" table:style-name="ce15">
            <text:p>14.1</text:p>
          </table:table-cell>
          <table:table-cell office:value-type="float" office:value="1.9018E-2" table:style-name="ce15">
            <text:p>-</text:p>
          </table:table-cell>
          <table:table-cell office:value-type="float" office:value="0.53112499999999996" table:style-name="ce15">
            <text:p>0.5</text:p>
          </table:table-cell>
          <table:table-cell office:value-type="float" office:value="19.693317" table:style-name="ce15">
            <text:p>19.7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Buckie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4.9919999999999999E-3" table:style-name="ce15">
            <text:p>-</text:p>
          </table:table-cell>
          <table:table-cell office:value-type="float" office:value="5.2119999999999996E-3" table:style-name="ce15">
            <text:p>-</text:p>
          </table:table-cell>
          <table:table-cell office:value-type="float" office:value="0.14074300000000001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50947" table:style-name="ce15">
            <text:p>0.2</text:p>
          </table:table-cell>
          <table:table-cell table:number-columns-repeated="16375"/>
        </table:table-row>
        <table:table-row table:style-name="ro6">
          <table:table-cell office:value-type="string" table:style-name="ce30">
            <text:p>Cairnryan<text:span text:style-name="T1">2</text:span>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8.8694369999999996" table:style-name="ce15">
            <text:p>8.9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8694369999999996" table:style-name="ce15">
            <text:p>8.9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Cardiff</text:p>
          </table:table-cell>
          <table:table-cell office:value-type="string" table:style-name="ce14">
            <text:p>Bristol Channel</text:p>
          </table:table-cell>
          <table:table-cell office:value-type="float" office:value="1.0973090000000001" table:style-name="ce15">
            <text:p>1.1</text:p>
          </table:table-cell>
          <table:table-cell office:value-type="float" office:value="0" table:style-name="ce15">
            <text:p>-</text:p>
          </table:table-cell>
          <table:table-cell office:value-type="float" office:value="0.57893899999999998" table:style-name="ce15">
            <text:p>0.6</text:p>
          </table:table-cell>
          <table:table-cell office:value-type="float" office:value="1.058003" table:style-name="ce15">
            <text:p>1.1</text:p>
          </table:table-cell>
          <table:table-cell office:value-type="float" office:value="2.3760000000000001E-3" table:style-name="ce15">
            <text:p>-</text:p>
          </table:table-cell>
          <table:table-cell office:value-type="float" office:value="0.47922799999999999" table:style-name="ce15">
            <text:p>0.5</text:p>
          </table:table-cell>
          <table:table-cell office:value-type="float" office:value="3.2158549999999999" table:style-name="ce15">
            <text:p>3.2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Clyde</text:p>
          </table:table-cell>
          <table:table-cell office:value-type="string" table:style-name="ce14">
            <text:p>Scotland West Coast</text:p>
          </table:table-cell>
          <table:table-cell office:value-type="float" office:value="7.4444229999999996" table:style-name="ce15">
            <text:p>7.4</text:p>
          </table:table-cell>
          <table:table-cell office:value-type="float" office:value="9.6139000000000002E-2" table:style-name="ce15">
            <text:p>0.1</text:p>
          </table:table-cell>
          <table:table-cell office:value-type="float" office:value="2.3608829999999998" table:style-name="ce15">
            <text:p>2.4</text:p>
          </table:table-cell>
          <table:table-cell office:value-type="float" office:value="10.427142999999999" table:style-name="ce15">
            <text:p>10.4</text:p>
          </table:table-cell>
          <table:table-cell office:value-type="float" office:value="0.23438200000000001" table:style-name="ce15">
            <text:p>0.2</text:p>
          </table:table-cell>
          <table:table-cell office:value-type="float" office:value="8.5405999999999996E-2" table:style-name="ce15">
            <text:p>0.1</text:p>
          </table:table-cell>
          <table:table-cell office:value-type="float" office:value="20.648375999999999" table:style-name="ce15">
            <text:p>20.6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Corpach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05393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05393" table:style-name="ce15">
            <text:p>0.1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Cowes, Isle of Wight<text:span text:style-name="T1">1</text:span></text:p>
          </table:table-cell>
          <table:table-cell office:value-type="string" table:style-name="ce14">
            <text:p>Sussex and Hampshire</text:p>
          </table:table-cell>
          <table:table-cell office:value-type="float" office:value="4.2000000000000003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4492099999999999" table:style-name="ce15">
            <text:p>0.1</text:p>
          </table:table-cell>
          <table:table-cell office:value-type="float" office:value="2.4000000000000001E-4" table:style-name="ce15">
            <text:p>-</text:p>
          </table:table-cell>
          <table:table-cell office:value-type="float" office:value="0.13555800000000001" table:style-name="ce15">
            <text:p>0.1</text:p>
          </table:table-cell>
          <table:table-cell office:value-type="float" office:value="0.32271899999999998" table:style-name="ce15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Cromarty Firth</text:p>
          </table:table-cell>
          <table:table-cell office:value-type="string" table:style-name="ce14">
            <text:p>Scotland East Coast</text:p>
          </table:table-cell>
          <table:table-cell office:value-type="float" office:value="6.5464310000000001" table:style-name="ce15">
            <text:p>6.5</text:p>
          </table:table-cell>
          <table:table-cell office:value-type="float" office:value="6.2399999999999999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45297" table:style-name="ce15">
            <text:p>0.4</text:p>
          </table:table-cell>
          <table:table-cell office:value-type="float" office:value="0.31713599999999997" table:style-name="ce15">
            <text:p>0.3</text:p>
          </table:table-cell>
          <table:table-cell office:value-type="float" office:value="0.34855599999999998" table:style-name="ce15">
            <text:p>0.3</text:p>
          </table:table-cell>
          <table:table-cell office:value-type="float" office:value="7.6580440000000003" table:style-name="ce15">
            <text:p>7.7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Dover</text:p>
          </table:table-cell>
          <table:table-cell office:value-type="string" table:style-name="ce14">
            <text:p>Thames and Kent</text:p>
          </table:table-cell>
          <table:table-cell office:value-type="float" office:value="0.278507" table:style-name="ce15">
            <text:p>0.3</text:p>
          </table:table-cell>
          <table:table-cell office:value-type="float" office:value="115.591289" table:style-name="ce15">
            <text:p>115.6</text:p>
          </table:table-cell>
          <table:table-cell office:value-type="float" office:value="3.7274000000000002E-2" table:style-name="ce15">
            <text:p>-</text:p>
          </table:table-cell>
          <table:table-cell office:value-type="float" office:value="1.9865809999999999" table:style-name="ce15">
            <text:p>2.0</text:p>
          </table:table-cell>
          <table:table-cell office:value-type="float" office:value="0.814299" table:style-name="ce15">
            <text:p>0.8</text:p>
          </table:table-cell>
          <table:table-cell office:value-type="float" office:value="0.29108200000000001" table:style-name="ce15">
            <text:p>0.3</text:p>
          </table:table-cell>
          <table:table-cell office:value-type="float" office:value="118.999032" table:style-name="ce15">
            <text:p>119.0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Dundee</text:p>
          </table:table-cell>
          <table:table-cell office:value-type="string" table:style-name="ce14">
            <text:p>Scotland East Coast</text:p>
          </table:table-cell>
          <table:table-cell office:value-type="float" office:value="1.424085" table:style-name="ce15">
            <text:p>1.4</text:p>
          </table:table-cell>
          <table:table-cell office:value-type="float" office:value="2.5839999999999999E-3" table:style-name="ce15">
            <text:p>-</text:p>
          </table:table-cell>
          <table:table-cell office:value-type="float" office:value="5.3350000000000003E-3" table:style-name="ce15">
            <text:p>-</text:p>
          </table:table-cell>
          <table:table-cell office:value-type="float" office:value="0.54210700000000001" table:style-name="ce15">
            <text:p>0.5</text:p>
          </table:table-cell>
          <table:table-cell office:value-type="float" office:value="2.4000000000000001E-4" table:style-name="ce15">
            <text:p>-</text:p>
          </table:table-cell>
          <table:table-cell office:value-type="float" office:value="8.7827000000000002E-2" table:style-name="ce15">
            <text:p>0.1</text:p>
          </table:table-cell>
          <table:table-cell office:value-type="float" office:value="2.0621779999999998" table:style-name="ce15">
            <text:p>2.1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Falmouth</text:p>
          </table:table-cell>
          <table:table-cell office:value-type="string" table:style-name="ce14">
            <text:p>West Country</text:p>
          </table:table-cell>
          <table:table-cell office:value-type="float" office:value="31.589047000000001" table:style-name="ce15">
            <text:p>31.6</text:p>
          </table:table-cell>
          <table:table-cell office:value-type="float" office:value="0.157834" table:style-name="ce15">
            <text:p>0.2</text:p>
          </table:table-cell>
          <table:table-cell office:value-type="float" office:value="1.0600069999999999" table:style-name="ce15">
            <text:p>1.1</text:p>
          </table:table-cell>
          <table:table-cell office:value-type="float" office:value="22.861774" table:style-name="ce15">
            <text:p>22.9</text:p>
          </table:table-cell>
          <table:table-cell office:value-type="float" office:value="8.7862999999999997E-2" table:style-name="ce15">
            <text:p>0.1</text:p>
          </table:table-cell>
          <table:table-cell office:value-type="float" office:value="8.5904999999999995E-2" table:style-name="ce15">
            <text:p>0.1</text:p>
          </table:table-cell>
          <table:table-cell office:value-type="float" office:value="55.84243" table:style-name="ce15">
            <text:p>55.8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Felixstowe</text:p>
          </table:table-cell>
          <table:table-cell office:value-type="string" table:style-name="ce14">
            <text:p>Haven</text:p>
          </table:table-cell>
          <table:table-cell office:value-type="float" office:value="0.174819" table:style-name="ce15">
            <text:p>0.2</text:p>
          </table:table-cell>
          <table:table-cell office:value-type="float" office:value="6.9355690000000001" table:style-name="ce15">
            <text:p>6.9</text:p>
          </table:table-cell>
          <table:table-cell office:value-type="float" office:value="136.59168199999999" table:style-name="ce15">
            <text:p>136.6</text:p>
          </table:table-cell>
          <table:table-cell office:value-type="float" office:value="0.58433100000000004" table:style-name="ce15">
            <text:p>0.6</text:p>
          </table:table-cell>
          <table:table-cell office:value-type="float" office:value="0" table:style-name="ce15">
            <text:p>-</text:p>
          </table:table-cell>
          <table:table-cell office:value-type="float" office:value="0.15795600000000001" table:style-name="ce15">
            <text:p>0.2</text:p>
          </table:table-cell>
          <table:table-cell office:value-type="float" office:value="144.444357" table:style-name="ce15">
            <text:p>144.4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Fishguard</text:p>
          </table:table-cell>
          <table:table-cell office:value-type="string" table:style-name="ce14">
            <text:p>West and North Wales</text:p>
          </table:table-cell>
          <table:table-cell office:value-type="float" office:value="0" table:style-name="ce15">
            <text:p>-</text:p>
          </table:table-cell>
          <table:table-cell office:value-type="float" office:value="2.3594729999999999" table:style-name="ce15">
            <text:p>2.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3594729999999999" table:style-name="ce15">
            <text:p>2.4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Fleetwood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Forth</text:p>
          </table:table-cell>
          <table:table-cell office:value-type="string" table:style-name="ce14">
            <text:p>Scotland East Coast</text:p>
          </table:table-cell>
          <table:table-cell office:value-type="float" office:value="30.700203999999999" table:style-name="ce15">
            <text:p>30.7</text:p>
          </table:table-cell>
          <table:table-cell office:value-type="float" office:value="1.522975" table:style-name="ce15">
            <text:p>1.5</text:p>
          </table:table-cell>
          <table:table-cell office:value-type="float" office:value="3.783639" table:style-name="ce15">
            <text:p>3.8</text:p>
          </table:table-cell>
          <table:table-cell office:value-type="float" office:value="3.29989" table:style-name="ce15">
            <text:p>3.3</text:p>
          </table:table-cell>
          <table:table-cell office:value-type="float" office:value="0.16583200000000001" table:style-name="ce15">
            <text:p>0.2</text:p>
          </table:table-cell>
          <table:table-cell office:value-type="float" office:value="0.63135300000000005" table:style-name="ce15">
            <text:p>0.6</text:p>
          </table:table-cell>
          <table:table-cell office:value-type="float" office:value="40.103892999999999" table:style-name="ce15">
            <text:p>40.1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Fowey</text:p>
          </table:table-cell>
          <table:table-cell office:value-type="string" table:style-name="ce14">
            <text:p>West Country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94193199999999999" table:style-name="ce15">
            <text:p>0.9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94193199999999999" table:style-name="ce15">
            <text:p>0.9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Fraserburgh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6975999999999999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6975999999999999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Garston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3099999999999997E-3" table:style-name="ce15">
            <text:p>-</text:p>
          </table:table-cell>
          <table:table-cell office:value-type="float" office:value="0.53309499999999999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0.32323499999999999" table:style-name="ce15">
            <text:p>0.3</text:p>
          </table:table-cell>
          <table:table-cell office:value-type="float" office:value="0.86463999999999996" table:style-name="ce15">
            <text:p>0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ill's Bay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0.38844000000000001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8844000000000001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Glensanda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01" table:style-name="ce15">
            <text:p>-</text:p>
          </table:table-cell>
          <table:table-cell office:value-type="float" office:value="7.0349969999999997" table:style-name="ce15">
            <text:p>7.0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7.0449970000000004" table:style-name="ce15">
            <text:p>7.0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Goole</text:p>
          </table:table-cell>
          <table:table-cell office:value-type="string" table:style-name="ce14">
            <text:p>Humber</text:p>
          </table:table-cell>
          <table:table-cell office:value-type="float" office:value="5.1422000000000002E-2" table:style-name="ce15">
            <text:p>0.1</text:p>
          </table:table-cell>
          <table:table-cell office:value-type="float" office:value="5.1749999999999999E-3" table:style-name="ce15">
            <text:p>-</text:p>
          </table:table-cell>
          <table:table-cell office:value-type="float" office:value="0.49280000000000002" table:style-name="ce15">
            <text:p>0.5</text:p>
          </table:table-cell>
          <table:table-cell office:value-type="float" office:value="1.864484" table:style-name="ce15">
            <text:p>1.9</text:p>
          </table:table-cell>
          <table:table-cell office:value-type="float" office:value="0" table:style-name="ce15">
            <text:p>-</text:p>
          </table:table-cell>
          <table:table-cell office:value-type="float" office:value="1.6114E-2" table:style-name="ce15">
            <text:p>-</text:p>
          </table:table-cell>
          <table:table-cell office:value-type="float" office:value="2.4299949999999999" table:style-name="ce15">
            <text:p>2.4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Great Yarmouth</text:p>
          </table:table-cell>
          <table:table-cell office:value-type="string" table:style-name="ce14">
            <text:p>Wash &amp; Northern E Anglia</text:p>
          </table:table-cell>
          <table:table-cell office:value-type="float" office:value="0.232182" table:style-name="ce15">
            <text:p>0.2</text:p>
          </table:table-cell>
          <table:table-cell office:value-type="float" office:value="7.3309999999999998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6243500000000002" table:style-name="ce15">
            <text:p>0.6</text:p>
          </table:table-cell>
          <table:table-cell office:value-type="float" office:value="1.56E-4" table:style-name="ce15">
            <text:p>-</text:p>
          </table:table-cell>
          <table:table-cell office:value-type="float" office:value="2.7490399999999999" table:style-name="ce15">
            <text:p>2.7</text:p>
          </table:table-cell>
          <table:table-cell office:value-type="float" office:value="3.5511439999999999" table:style-name="ce15">
            <text:p>3.6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Grimsby &amp; Immingham</text:p>
          </table:table-cell>
          <table:table-cell office:value-type="string" table:style-name="ce14">
            <text:p>Humber</text:p>
          </table:table-cell>
          <table:table-cell office:value-type="float" office:value="31.423266999999999" table:style-name="ce15">
            <text:p>31.4</text:p>
          </table:table-cell>
          <table:table-cell office:value-type="float" office:value="41.515965999999999" table:style-name="ce15">
            <text:p>41.5</text:p>
          </table:table-cell>
          <table:table-cell office:value-type="float" office:value="4.2968909999999996" table:style-name="ce15">
            <text:p>4.3</text:p>
          </table:table-cell>
          <table:table-cell office:value-type="float" office:value="61.071199" table:style-name="ce15">
            <text:p>61.1</text:p>
          </table:table-cell>
          <table:table-cell office:value-type="float" office:value="6.0000000000000002E-5" table:style-name="ce15">
            <text:p>-</text:p>
          </table:table-cell>
          <table:table-cell office:value-type="float" office:value="0.79134599999999999" table:style-name="ce15">
            <text:p>0.8</text:p>
          </table:table-cell>
          <table:table-cell office:value-type="float" office:value="139.09872899999999" table:style-name="ce15">
            <text:p>139.1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Harwich</text:p>
          </table:table-cell>
          <table:table-cell office:value-type="string" table:style-name="ce14">
            <text:p>Haven</text:p>
          </table:table-cell>
          <table:table-cell office:value-type="float" office:value="0.83146900000000001" table:style-name="ce15">
            <text:p>0.8</text:p>
          </table:table-cell>
          <table:table-cell office:value-type="float" office:value="25.136703000000001" table:style-name="ce15">
            <text:p>25.1</text:p>
          </table:table-cell>
          <table:table-cell office:value-type="float" office:value="4.0007590000000004" table:style-name="ce15">
            <text:p>4.0</text:p>
          </table:table-cell>
          <table:table-cell office:value-type="float" office:value="0.24271899999999999" table:style-name="ce15">
            <text:p>0.2</text:p>
          </table:table-cell>
          <table:table-cell office:value-type="float" office:value="0.21138100000000001" table:style-name="ce15">
            <text:p>0.2</text:p>
          </table:table-cell>
          <table:table-cell office:value-type="float" office:value="4.6969200000000004" table:style-name="ce15">
            <text:p>4.7</text:p>
          </table:table-cell>
          <table:table-cell office:value-type="float" office:value="35.119951" table:style-name="ce15">
            <text:p>35.1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Heysham</text:p>
          </table:table-cell>
          <table:table-cell office:value-type="string" table:style-name="ce14">
            <text:p>Lancs and Cumbria</text:p>
          </table:table-cell>
          <table:table-cell office:value-type="float" office:value="1.9657999999999998E-2" table:style-name="ce15">
            <text:p>-</text:p>
          </table:table-cell>
          <table:table-cell office:value-type="float" office:value="13.624278" table:style-name="ce15">
            <text:p>13.6</text:p>
          </table:table-cell>
          <table:table-cell office:value-type="float" office:value="0" table:style-name="ce15">
            <text:p>-</text:p>
          </table:table-cell>
          <table:table-cell office:value-type="float" office:value="2.2908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9796999999999999" table:style-name="ce15">
            <text:p>0.4</text:p>
          </table:table-cell>
          <table:table-cell office:value-type="float" office:value="14.064814" table:style-name="ce15">
            <text:p>14.1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Holyhead</text:p>
          </table:table-cell>
          <table:table-cell office:value-type="string" table:style-name="ce14">
            <text:p>West and North Wales</text:p>
          </table:table-cell>
          <table:table-cell office:value-type="float" office:value="0.19963600000000001" table:style-name="ce15">
            <text:p>0.2</text:p>
          </table:table-cell>
          <table:table-cell office:value-type="float" office:value="18.190474999999999" table:style-name="ce15">
            <text:p>18.2</text:p>
          </table:table-cell>
          <table:table-cell office:value-type="float" office:value="0" table:style-name="ce15">
            <text:p>-</text:p>
          </table:table-cell>
          <table:table-cell office:value-type="float" office:value="6.0506999999999998E-2" table:style-name="ce15">
            <text:p>0.1</text:p>
          </table:table-cell>
          <table:table-cell office:value-type="float" office:value="6.8529999999999994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18.519148000000001" table:style-name="ce15">
            <text:p>18.5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Hull</text:p>
          </table:table-cell>
          <table:table-cell office:value-type="string" table:style-name="ce14">
            <text:p>Humber</text:p>
          </table:table-cell>
          <table:table-cell office:value-type="float" office:value="5.149127" table:style-name="ce15">
            <text:p>5.1</text:p>
          </table:table-cell>
          <table:table-cell office:value-type="float" office:value="7.0123499999999996" table:style-name="ce15">
            <text:p>7.0</text:p>
          </table:table-cell>
          <table:table-cell office:value-type="float" office:value="2.3248850000000001" table:style-name="ce15">
            <text:p>2.3</text:p>
          </table:table-cell>
          <table:table-cell office:value-type="float" office:value="5.5606450000000001" table:style-name="ce15">
            <text:p>5.6</text:p>
          </table:table-cell>
          <table:table-cell office:value-type="float" office:value="3.1704000000000003E-2" table:style-name="ce15">
            <text:p>-</text:p>
          </table:table-cell>
          <table:table-cell office:value-type="float" office:value="0.50359900000000002" table:style-name="ce15">
            <text:p>0.5</text:p>
          </table:table-cell>
          <table:table-cell office:value-type="float" office:value="20.58231" table:style-name="ce15">
            <text:p>20.6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Inverness</text:p>
          </table:table-cell>
          <table:table-cell office:value-type="string" table:style-name="ce14">
            <text:p>Scotland East Coast</text:p>
          </table:table-cell>
          <table:table-cell office:value-type="float" office:value="0.44202200000000003" table:style-name="ce15">
            <text:p>0.4</text:p>
          </table:table-cell>
          <table:table-cell office:value-type="float" office:value="1.132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8287100000000002" table:style-name="ce15">
            <text:p>0.4</text:p>
          </table:table-cell>
          <table:table-cell office:value-type="float" office:value="1.163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82718800000000003" table:style-name="ce15">
            <text:p>0.8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Ipswich</text:p>
          </table:table-cell>
          <table:table-cell office:value-type="string" table:style-name="ce14">
            <text:p>Haven</text:p>
          </table:table-cell>
          <table:table-cell office:value-type="float" office:value="0.141092" table:style-name="ce15">
            <text:p>0.1</text:p>
          </table:table-cell>
          <table:table-cell office:value-type="float" office:value="0.96831999999999996" table:style-name="ce15">
            <text:p>1.0</text:p>
          </table:table-cell>
          <table:table-cell office:value-type="float" office:value="0" table:style-name="ce15">
            <text:p>-</text:p>
          </table:table-cell>
          <table:table-cell office:value-type="float" office:value="2.7579440000000002" table:style-name="ce15">
            <text:p>2.8</text:p>
          </table:table-cell>
          <table:table-cell office:value-type="float" office:value="7.7999999999999999E-5" table:style-name="ce15">
            <text:p>-</text:p>
          </table:table-cell>
          <table:table-cell office:value-type="float" office:value="0.224219" table:style-name="ce15">
            <text:p>0.2</text:p>
          </table:table-cell>
          <table:table-cell office:value-type="float" office:value="4.091653" table:style-name="ce15">
            <text:p>4.1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Kilroot</text:p>
          </table:table-cell>
          <table:table-cell office:value-type="string" table:style-name="ce14">
            <text:p>Northern Ireland</text:p>
          </table:table-cell>
          <table:table-cell office:value-type="float" office:value="3.5712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134388" table:style-name="ce15">
            <text:p>1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1700999999999999" table:style-name="ce15">
            <text:p>1.2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Kilroot Power Station Jetty</text:p>
          </table:table-cell>
          <table:table-cell office:value-type="string" table:style-name="ce14">
            <text:p>Northern Ireland</text:p>
          </table:table-cell>
          <table:table-cell office:value-type="float" office:value="3.1047999999999999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670404" table:style-name="ce15">
            <text:p>0.7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70145199999999996" table:style-name="ce15">
            <text:p>0.7</text:p>
          </table:table-cell>
          <table:table-cell table:number-columns-repeated="16375"/>
        </table:table-row>
        <table:table-row table:style-name="ro5">
          <table:table-cell office:value-type="string" table:style-name="ce21">
            <text:p>King's Lynn</text:p>
          </table:table-cell>
          <table:table-cell office:value-type="string" table:style-name="ce14">
            <text:p>Wash &amp; Northern E Angl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4589999999999998E-3" table:style-name="ce15">
            <text:p>-</text:p>
          </table:table-cell>
          <table:table-cell office:value-type="float" office:value="0.83362400000000003" table:style-name="ce15">
            <text:p>0.8</text:p>
          </table:table-cell>
          <table:table-cell office:value-type="float" office:value="0" table:style-name="ce15">
            <text:p>-</text:p>
          </table:table-cell>
          <table:table-cell office:value-type="float" office:value="6.6845000000000002E-2" table:style-name="ce15">
            <text:p>0.1</text:p>
          </table:table-cell>
          <table:table-cell office:value-type="float" office:value="0.90392799999999995" table:style-name="ce15">
            <text:p>0.9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Lancaster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4449200000000001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4449200000000001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Larne</text:p>
          </table:table-cell>
          <table:table-cell office:value-type="string" table:style-name="ce14">
            <text:p>Northern Ireland</text:p>
          </table:table-cell>
          <table:table-cell office:value-type="float" office:value="0.19853999999999999" table:style-name="ce15">
            <text:p>0.2</text:p>
          </table:table-cell>
          <table:table-cell office:value-type="float" office:value="12.982828" table:style-name="ce15">
            <text:p>13.0</text:p>
          </table:table-cell>
          <table:table-cell office:value-type="float" office:value="0" table:style-name="ce15">
            <text:p>-</text:p>
          </table:table-cell>
          <table:table-cell office:value-type="float" office:value="2.6617999999999999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3.207986" table:style-name="ce15">
            <text:p>13.2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Lerwick</text:p>
          </table:table-cell>
          <table:table-cell office:value-type="string" table:style-name="ce14">
            <text:p>Scotland East Coast</text:p>
          </table:table-cell>
          <table:table-cell office:value-type="float" office:value="0.371583" table:style-name="ce15">
            <text:p>0.4</text:p>
          </table:table-cell>
          <table:table-cell office:value-type="float" office:value="2.175675" table:style-name="ce15">
            <text:p>2.2</text:p>
          </table:table-cell>
          <table:table-cell office:value-type="float" office:value="0" table:style-name="ce15">
            <text:p>-</text:p>
          </table:table-cell>
          <table:table-cell office:value-type="float" office:value="0.63004599999999999" table:style-name="ce15">
            <text:p>0.6</text:p>
          </table:table-cell>
          <table:table-cell office:value-type="float" office:value="0.16541400000000001" table:style-name="ce15">
            <text:p>0.2</text:p>
          </table:table-cell>
          <table:table-cell office:value-type="float" office:value="1.0119640000000001" table:style-name="ce15">
            <text:p>1.0</text:p>
          </table:table-cell>
          <table:table-cell office:value-type="float" office:value="4.3546820000000004" table:style-name="ce15">
            <text:p>4.4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Liverpool</text:p>
          </table:table-cell>
          <table:table-cell office:value-type="string" table:style-name="ce14">
            <text:p>Lancs and Cumbria</text:p>
          </table:table-cell>
          <table:table-cell office:value-type="float" office:value="32.364325999999998" table:style-name="ce15">
            <text:p>32.4</text:p>
          </table:table-cell>
          <table:table-cell office:value-type="float" office:value="25.035059" table:style-name="ce15">
            <text:p>25.0</text:p>
          </table:table-cell>
          <table:table-cell office:value-type="float" office:value="14.939518" table:style-name="ce15">
            <text:p>14.9</text:p>
          </table:table-cell>
          <table:table-cell office:value-type="float" office:value="20.788474999999998" table:style-name="ce15">
            <text:p>20.8</text:p>
          </table:table-cell>
          <table:table-cell office:value-type="float" office:value="0.16933899999999999" table:style-name="ce15">
            <text:p>0.2</text:p>
          </table:table-cell>
          <table:table-cell office:value-type="float" office:value="0.52717599999999998" table:style-name="ce15">
            <text:p>0.5</text:p>
          </table:table-cell>
          <table:table-cell office:value-type="float" office:value="93.823892999999998" table:style-name="ce15">
            <text:p>93.8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Llandulas</text:p>
          </table:table-cell>
          <table:table-cell office:value-type="string" table:style-name="ce14">
            <text:p>West and North Wales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3353000000000003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3353000000000003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London</text:p>
          </table:table-cell>
          <table:table-cell office:value-type="string" table:style-name="ce14">
            <text:p>Thames and Kent</text:p>
          </table:table-cell>
          <table:table-cell office:value-type="float" office:value="35.449666999999998" table:style-name="ce15">
            <text:p>35.4</text:p>
          </table:table-cell>
          <table:table-cell office:value-type="float" office:value="29.294246000000001" table:style-name="ce15">
            <text:p>29.3</text:p>
          </table:table-cell>
          <table:table-cell office:value-type="float" office:value="32.983431000000003" table:style-name="ce15">
            <text:p>33.0</text:p>
          </table:table-cell>
          <table:table-cell office:value-type="float" office:value="13.643815" table:style-name="ce15">
            <text:p>13.6</text:p>
          </table:table-cell>
          <table:table-cell office:value-type="float" office:value="0.25730799999999998" table:style-name="ce15">
            <text:p>0.3</text:p>
          </table:table-cell>
          <table:table-cell office:value-type="float" office:value="12.777347000000001" table:style-name="ce15">
            <text:p>12.8</text:p>
          </table:table-cell>
          <table:table-cell office:value-type="float" office:value="124.40581400000001" table:style-name="ce15">
            <text:p>124.4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Londonderry</text:p>
          </table:table-cell>
          <table:table-cell office:value-type="string" table:style-name="ce14">
            <text:p>Northern Ireland</text:p>
          </table:table-cell>
          <table:table-cell office:value-type="float" office:value="0.89230699999999996" table:style-name="ce15">
            <text:p>0.9</text:p>
          </table:table-cell>
          <table:table-cell office:value-type="float" office:value="0" table:style-name="ce15">
            <text:p>-</text:p>
          </table:table-cell>
          <table:table-cell office:value-type="float" office:value="3.6991999999999997E-2" table:style-name="ce15">
            <text:p>-</text:p>
          </table:table-cell>
          <table:table-cell office:value-type="float" office:value="1.46729" table:style-name="ce15">
            <text:p>1.5</text:p>
          </table:table-cell>
          <table:table-cell office:value-type="float" office:value="6.1500000000000001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402739" table:style-name="ce15">
            <text:p>2.4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Lowestoft</text:p>
          </table:table-cell>
          <table:table-cell office:value-type="string" table:style-name="ce14">
            <text:p>Wash &amp; Northern E Anglia</text:p>
          </table:table-cell>
          <table:table-cell office:value-type="float" office:value="7.5000000000000002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59289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.15925900000000001" table:style-name="ce15">
            <text:p>0.2</text:p>
          </table:table-cell>
          <table:table-cell office:value-type="float" office:value="0.319299" table:style-name="ce15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Manchester</text:p>
          </table:table-cell>
          <table:table-cell office:value-type="string" table:style-name="ce14">
            <text:p>Lancs and Cumbria</text:p>
          </table:table-cell>
          <table:table-cell office:value-type="float" office:value="11.523637000000001" table:style-name="ce15">
            <text:p>11.5</text:p>
          </table:table-cell>
          <table:table-cell office:value-type="float" office:value="0" table:style-name="ce15">
            <text:p>-</text:p>
          </table:table-cell>
          <table:table-cell office:value-type="float" office:value="9.2499999999999995E-3" table:style-name="ce15">
            <text:p>-</text:p>
          </table:table-cell>
          <table:table-cell office:value-type="float" office:value="2.277984" table:style-name="ce15">
            <text:p>2.3</text:p>
          </table:table-cell>
          <table:table-cell office:value-type="float" office:value="0" table:style-name="ce15">
            <text:p>-</text:p>
          </table:table-cell>
          <table:table-cell office:value-type="float" office:value="0.36496600000000001" table:style-name="ce15">
            <text:p>0.4</text:p>
          </table:table-cell>
          <table:table-cell office:value-type="float" office:value="14.175837" table:style-name="ce15">
            <text:p>14.2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Medway</text:p>
          </table:table-cell>
          <table:table-cell office:value-type="string" table:style-name="ce14">
            <text:p>Thames and Kent</text:p>
          </table:table-cell>
          <table:table-cell office:value-type="float" office:value="10.206591" table:style-name="ce15">
            <text:p>10.2</text:p>
          </table:table-cell>
          <table:table-cell office:value-type="float" office:value="1.7292080000000001" table:style-name="ce15">
            <text:p>1.7</text:p>
          </table:table-cell>
          <table:table-cell office:value-type="float" office:value="41.047742" table:style-name="ce15">
            <text:p>41.0</text:p>
          </table:table-cell>
          <table:table-cell office:value-type="float" office:value="12.270350000000001" table:style-name="ce15">
            <text:p>12.3</text:p>
          </table:table-cell>
          <table:table-cell office:value-type="float" office:value="0" table:style-name="ce15">
            <text:p>-</text:p>
          </table:table-cell>
          <table:table-cell office:value-type="float" office:value="1.2808040000000001" table:style-name="ce15">
            <text:p>1.3</text:p>
          </table:table-cell>
          <table:table-cell office:value-type="float" office:value="66.534694999999999" table:style-name="ce15">
            <text:p>66.5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Milford Haven</text:p>
          </table:table-cell>
          <table:table-cell office:value-type="string" table:style-name="ce14">
            <text:p>West and North Wales</text:p>
          </table:table-cell>
          <table:table-cell office:value-type="float" office:value="80.620187000000001" table:style-name="ce15">
            <text:p>80.6</text:p>
          </table:table-cell>
          <table:table-cell office:value-type="float" office:value="5.2153479999999997" table:style-name="ce15">
            <text:p>5.2</text:p>
          </table:table-cell>
          <table:table-cell office:value-type="float" office:value="0" table:style-name="ce15">
            <text:p>-</text:p>
          </table:table-cell>
          <table:table-cell office:value-type="float" office:value="0.171149" table:style-name="ce15">
            <text:p>0.2</text:p>
          </table:table-cell>
          <table:table-cell office:value-type="float" office:value="1.8748999999999998E-2" table:style-name="ce15">
            <text:p>-</text:p>
          </table:table-cell>
          <table:table-cell office:value-type="float" office:value="0.15795999999999999" table:style-name="ce15">
            <text:p>0.2</text:p>
          </table:table-cell>
          <table:table-cell office:value-type="float" office:value="86.183392999999995" table:style-name="ce15">
            <text:p>86.2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Mistley</text:p>
          </table:table-cell>
          <table:table-cell office:value-type="string" table:style-name="ce14">
            <text:p>Haven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7530200000000001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7530200000000001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Montrose</text:p>
          </table:table-cell>
          <table:table-cell office:value-type="string" table:style-name="ce14">
            <text:p>Scotland East Coast</text:p>
          </table:table-cell>
          <table:table-cell office:value-type="float" office:value="1.4427000000000001E-2" table:style-name="ce15">
            <text:p>-</text:p>
          </table:table-cell>
          <table:table-cell office:value-type="float" office:value="6.2399999999999999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67443699999999995" table:style-name="ce15">
            <text:p>0.7</text:p>
          </table:table-cell>
          <table:table-cell office:value-type="float" office:value="9.3800000000000003E-4" table:style-name="ce15">
            <text:p>-</text:p>
          </table:table-cell>
          <table:table-cell office:value-type="float" office:value="0.21431700000000001" table:style-name="ce15">
            <text:p>0.2</text:p>
          </table:table-cell>
          <table:table-cell office:value-type="float" office:value="0.90474299999999996" table:style-name="ce15">
            <text:p>0.9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Mostyn</text:p>
          </table:table-cell>
          <table:table-cell office:value-type="string" table:style-name="ce14">
            <text:p>West and North Wales</text:p>
          </table:table-cell>
          <table:table-cell office:value-type="float" office:value="0" table:style-name="ce15">
            <text:p>-</text:p>
          </table:table-cell>
          <table:table-cell office:value-type="float" office:value="0.15314900000000001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.11718099999999999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1.1325E-2" table:style-name="ce15">
            <text:p>-</text:p>
          </table:table-cell>
          <table:table-cell office:value-type="float" office:value="0.28165499999999999" table:style-name="ce15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Neath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0354299999999999" table:style-name="ce15">
            <text:p>0.4</text:p>
          </table:table-cell>
          <table:table-cell office:value-type="float" office:value="7.7999999999999999E-5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0362100000000001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Newhaven</text:p>
          </table:table-cell>
          <table:table-cell office:value-type="string" table:style-name="ce14">
            <text:p>Sussex and Hampshire</text:p>
          </table:table-cell>
          <table:table-cell office:value-type="float" office:value="0" table:style-name="ce15">
            <text:p>-</text:p>
          </table:table-cell>
          <table:table-cell office:value-type="float" office:value="3.5863520000000002" table:style-name="ce15">
            <text:p>3.6</text:p>
          </table:table-cell>
          <table:table-cell office:value-type="float" office:value="0" table:style-name="ce15">
            <text:p>-</text:p>
          </table:table-cell>
          <table:table-cell office:value-type="float" office:value="0.156935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5.8247E-2" table:style-name="ce15">
            <text:p>0.1</text:p>
          </table:table-cell>
          <table:table-cell office:value-type="float" office:value="3.8015349999999999" table:style-name="ce15">
            <text:p>3.8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Newport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7435900000000002" table:style-name="ce15">
            <text:p>0.3</text:p>
          </table:table-cell>
          <table:table-cell office:value-type="float" office:value="2.987025" table:style-name="ce15">
            <text:p>3.0</text:p>
          </table:table-cell>
          <table:table-cell office:value-type="float" office:value="1.56E-4" table:style-name="ce15">
            <text:p>-</text:p>
          </table:table-cell>
          <table:table-cell office:value-type="float" office:value="0.16619200000000001" table:style-name="ce15">
            <text:p>0.2</text:p>
          </table:table-cell>
          <table:table-cell office:value-type="float" office:value="3.4277319999999998" table:style-name="ce15">
            <text:p>3.4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Orkney</text:p>
          </table:table-cell>
          <table:table-cell office:value-type="string" table:style-name="ce14">
            <text:p>Scotland East Coast</text:p>
          </table:table-cell>
          <table:table-cell office:value-type="float" office:value="3.6236259999999998" table:style-name="ce15">
            <text:p>3.6</text:p>
          </table:table-cell>
          <table:table-cell office:value-type="float" office:value="3.1109719999999998" table:style-name="ce15">
            <text:p>3.1</text:p>
          </table:table-cell>
          <table:table-cell office:value-type="float" office:value="4.6499999999999996E-3" table:style-name="ce15">
            <text:p>-</text:p>
          </table:table-cell>
          <table:table-cell office:value-type="float" office:value="0.58066899999999999" table:style-name="ce15">
            <text:p>0.6</text:p>
          </table:table-cell>
          <table:table-cell office:value-type="float" office:value="0.19344600000000001" table:style-name="ce15">
            <text:p>0.2</text:p>
          </table:table-cell>
          <table:table-cell office:value-type="float" office:value="0.13925599999999999" table:style-name="ce15">
            <text:p>0.1</text:p>
          </table:table-cell>
          <table:table-cell office:value-type="float" office:value="7.6526189999999996" table:style-name="ce15">
            <text:p>7.7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Perth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9.5481999999999997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9.5481999999999997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Peterhead</text:p>
          </table:table-cell>
          <table:table-cell office:value-type="string" table:style-name="ce14">
            <text:p>Scotland East Coast</text:p>
          </table:table-cell>
          <table:table-cell office:value-type="float" office:value="0.33398899999999998" table:style-name="ce15">
            <text:p>0.3</text:p>
          </table:table-cell>
          <table:table-cell office:value-type="float" office:value="8.4620000000000008E-3" table:style-name="ce15">
            <text:p>-</text:p>
          </table:table-cell>
          <table:table-cell office:value-type="float" office:value="2.5332E-2" table:style-name="ce15">
            <text:p>-</text:p>
          </table:table-cell>
          <table:table-cell office:value-type="float" office:value="0.41580400000000001" table:style-name="ce15">
            <text:p>0.4</text:p>
          </table:table-cell>
          <table:table-cell office:value-type="float" office:value="6.0639999999999999E-3" table:style-name="ce15">
            <text:p>-</text:p>
          </table:table-cell>
          <table:table-cell office:value-type="float" office:value="0.48060000000000003" table:style-name="ce15">
            <text:p>0.5</text:p>
          </table:table-cell>
          <table:table-cell office:value-type="float" office:value="1.270251" table:style-name="ce15">
            <text:p>1.3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Plymouth</text:p>
          </table:table-cell>
          <table:table-cell office:value-type="string" table:style-name="ce14">
            <text:p>West Country</text:p>
          </table:table-cell>
          <table:table-cell office:value-type="float" office:value="1.9046430000000001" table:style-name="ce15">
            <text:p>1.9</text:p>
          </table:table-cell>
          <table:table-cell office:value-type="float" office:value="2.273279" table:style-name="ce15">
            <text:p>2.3</text:p>
          </table:table-cell>
          <table:table-cell office:value-type="float" office:value="0" table:style-name="ce15">
            <text:p>-</text:p>
          </table:table-cell>
          <table:table-cell office:value-type="float" office:value="1.190747" table:style-name="ce15">
            <text:p>1.2</text:p>
          </table:table-cell>
          <table:table-cell office:value-type="float" office:value="3.4399999999999999E-3" table:style-name="ce15">
            <text:p>-</text:p>
          </table:table-cell>
          <table:table-cell office:value-type="float" office:value="1.3317000000000001E-2" table:style-name="ce15">
            <text:p>-</text:p>
          </table:table-cell>
          <table:table-cell office:value-type="float" office:value="5.3854259999999998" table:style-name="ce15">
            <text:p>5.4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Poole</text:p>
          </table:table-cell>
          <table:table-cell office:value-type="string" table:style-name="ce14">
            <text:p>West Country</text:p>
          </table:table-cell>
          <table:table-cell office:value-type="float" office:value="0.23136699999999999" table:style-name="ce15">
            <text:p>0.2</text:p>
          </table:table-cell>
          <table:table-cell office:value-type="float" office:value="2.85195" table:style-name="ce15">
            <text:p>2.9</text:p>
          </table:table-cell>
          <table:table-cell office:value-type="float" office:value="0" table:style-name="ce15">
            <text:p>-</text:p>
          </table:table-cell>
          <table:table-cell office:value-type="float" office:value="0.57026900000000003" table:style-name="ce15">
            <text:p>0.6</text:p>
          </table:table-cell>
          <table:table-cell office:value-type="float" office:value="4.8000000000000001E-4" table:style-name="ce15">
            <text:p>-</text:p>
          </table:table-cell>
          <table:table-cell office:value-type="float" office:value="0.13628999999999999" table:style-name="ce15">
            <text:p>0.1</text:p>
          </table:table-cell>
          <table:table-cell office:value-type="float" office:value="3.7903560000000001" table:style-name="ce15">
            <text:p>3.8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PORT Talbot</text:p>
          </table:table-cell>
          <table:table-cell office:value-type="string" table:style-name="ce14">
            <text:p>Bristol Channel</text:p>
          </table:table-cell>
          <table:table-cell office:value-type="float" office:value="4.8176999999999998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2.603502000000001" table:style-name="ce15">
            <text:p>12.6</text:p>
          </table:table-cell>
          <table:table-cell office:value-type="float" office:value="0" table:style-name="ce15">
            <text:p>-</text:p>
          </table:table-cell>
          <table:table-cell office:value-type="float" office:value="5.0208000000000003E-2" table:style-name="ce15">
            <text:p>0.1</text:p>
          </table:table-cell>
          <table:table-cell office:value-type="float" office:value="12.701886999999999" table:style-name="ce15">
            <text:p>12.7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Porthoustock</text:p>
          </table:table-cell>
          <table:table-cell office:value-type="string" table:style-name="ce14">
            <text:p>West Country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5654900000000003" table:style-name="ce15">
            <text:p>0.3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5654900000000003" table:style-name="ce15">
            <text:p>0.3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Portsmouth<text:span text:style-name="T1"><text:s/>1</text:span></text:p>
          </table:table-cell>
          <table:table-cell office:value-type="string" table:style-name="ce14">
            <text:p>Sussex and Hampshire</text:p>
          </table:table-cell>
          <table:table-cell office:value-type="float" office:value="1.9464840000000001" table:style-name="ce15">
            <text:p>1.9</text:p>
          </table:table-cell>
          <table:table-cell office:value-type="float" office:value="13.215170000000001" table:style-name="ce15">
            <text:p>13.2</text:p>
          </table:table-cell>
          <table:table-cell office:value-type="float" office:value="0.59745700000000002" table:style-name="ce15">
            <text:p>0.6</text:p>
          </table:table-cell>
          <table:table-cell office:value-type="float" office:value="2.6148880000000001" table:style-name="ce15">
            <text:p>2.6</text:p>
          </table:table-cell>
          <table:table-cell office:value-type="float" office:value="8.0701999999999996E-2" table:style-name="ce15">
            <text:p>0.1</text:p>
          </table:table-cell>
          <table:table-cell office:value-type="float" office:value="9.2915999999999999E-2" table:style-name="ce15">
            <text:p>0.1</text:p>
          </table:table-cell>
          <table:table-cell office:value-type="float" office:value="18.547616999999999" table:style-name="ce15">
            <text:p>18.5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Ramsgate</text:p>
          </table:table-cell>
          <table:table-cell office:value-type="string" table:style-name="ce14">
            <text:p>Thames and Kent</text:p>
          </table:table-cell>
          <table:table-cell office:value-type="float" office:value="4.6635999999999997E-2" table:style-name="ce15">
            <text:p>-</text:p>
          </table:table-cell>
          <table:table-cell office:value-type="float" office:value="4.1768660000000004" table:style-name="ce15">
            <text:p>4.2</text:p>
          </table:table-cell>
          <table:table-cell office:value-type="float" office:value="0" table:style-name="ce15">
            <text:p>-</text:p>
          </table:table-cell>
          <table:table-cell office:value-type="float" office:value="6.8321000000000007E-2" table:style-name="ce15">
            <text:p>0.1</text:p>
          </table:table-cell>
          <table:table-cell office:value-type="float" office:value="6.1300000000000005E-4" table:style-name="ce15">
            <text:p>-</text:p>
          </table:table-cell>
          <table:table-cell office:value-type="float" office:value="2E-3" table:style-name="ce15">
            <text:p>-</text:p>
          </table:table-cell>
          <table:table-cell office:value-type="float" office:value="4.2944360000000001" table:style-name="ce15">
            <text:p>4.3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River Ouse</text:p>
          </table:table-cell>
          <table:table-cell office:value-type="string" table:style-name="ce14">
            <text:p>Humber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20269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2026999999999999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River Trent</text:p>
          </table:table-cell>
          <table:table-cell office:value-type="string" table:style-name="ce14">
            <text:p>Humber</text:p>
          </table:table-cell>
          <table:table-cell office:value-type="float" office:value="4.2368999999999997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034322" table:style-name="ce15">
            <text:p>2.0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0766909999999998" table:style-name="ce15">
            <text:p>2.1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Rivers Hull And Humber</text:p>
          </table:table-cell>
          <table:table-cell office:value-type="string" table:style-name="ce14">
            <text:p>Humber</text:p>
          </table:table-cell>
          <table:table-cell office:value-type="float" office:value="13.274167" table:style-name="ce15">
            <text:p>13.3</text:p>
          </table:table-cell>
          <table:table-cell office:value-type="float" office:value="9.4091999999999995E-2" table:style-name="ce15">
            <text:p>0.1</text:p>
          </table:table-cell>
          <table:table-cell office:value-type="float" office:value="9.3399999999999993E-3" table:style-name="ce15">
            <text:p>-</text:p>
          </table:table-cell>
          <table:table-cell office:value-type="float" office:value="1.4607060000000001" table:style-name="ce15">
            <text:p>1.5</text:p>
          </table:table-cell>
          <table:table-cell office:value-type="float" office:value="0" table:style-name="ce15">
            <text:p>-</text:p>
          </table:table-cell>
          <table:table-cell office:value-type="float" office:value="1.8015E-2" table:style-name="ce15">
            <text:p>-</text:p>
          </table:table-cell>
          <table:table-cell office:value-type="float" office:value="14.85632" table:style-name="ce15">
            <text:p>14.9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Rye</text:p>
          </table:table-cell>
          <table:table-cell office:value-type="string" table:style-name="ce14">
            <text:p>Thames and Kent</text:p>
          </table:table-cell>
          <table:table-cell office:value-type="float" office:value="4.4080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1211000000000002E-2" table:style-name="ce15">
            <text:p>0.1</text:p>
          </table:table-cell>
          <table:table-cell office:value-type="float" office:value="2.34E-4" table:style-name="ce15">
            <text:p>-</text:p>
          </table:table-cell>
          <table:table-cell office:value-type="float" office:value="4.3569999999999998E-3" table:style-name="ce15">
            <text:p>-</text:p>
          </table:table-cell>
          <table:table-cell office:value-type="float" office:value="0.10988199999999999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Scrabster</text:p>
          </table:table-cell>
          <table:table-cell office:value-type="string" table:style-name="ce14">
            <text:p>Scotland East Coast</text:p>
          </table:table-cell>
          <table:table-cell office:value-type="float" office:value="4.0904999999999997E-2" table:style-name="ce15">
            <text:p>-</text:p>
          </table:table-cell>
          <table:table-cell office:value-type="float" office:value="1.180528" table:style-name="ce15">
            <text:p>1.2</text:p>
          </table:table-cell>
          <table:table-cell office:value-type="float" office:value="0" table:style-name="ce15">
            <text:p>-</text:p>
          </table:table-cell>
          <table:table-cell office:value-type="float" office:value="0.25817699999999999" table:style-name="ce15">
            <text:p>0.3</text:p>
          </table:table-cell>
          <table:table-cell office:value-type="float" office:value="1.4645E-2" table:style-name="ce15">
            <text:p>-</text:p>
          </table:table-cell>
          <table:table-cell office:value-type="float" office:value="0.21961900000000001" table:style-name="ce15">
            <text:p>0.2</text:p>
          </table:table-cell>
          <table:table-cell office:value-type="float" office:value="1.7138739999999999" table:style-name="ce15">
            <text:p>1.7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Seaham</text:p>
          </table:table-cell>
          <table:table-cell office:value-type="string" table:style-name="ce14">
            <text:p>North E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8534899999999997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2.3280000000000002E-3" table:style-name="ce15">
            <text:p>-</text:p>
          </table:table-cell>
          <table:table-cell office:value-type="float" office:value="0.48767700000000003" table:style-name="ce15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Sharpness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7564899999999997" table:style-name="ce15">
            <text:p>0.6</text:p>
          </table:table-cell>
          <table:table-cell office:value-type="float" office:value="0" table:style-name="ce15">
            <text:p>-</text:p>
          </table:table-cell>
          <table:table-cell office:value-type="float" office:value="3.7750000000000001E-3" table:style-name="ce15">
            <text:p>-</text:p>
          </table:table-cell>
          <table:table-cell office:value-type="float" office:value="0.57942400000000005" table:style-name="ce15">
            <text:p>0.6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Shoreham</text:p>
          </table:table-cell>
          <table:table-cell office:value-type="string" table:style-name="ce14">
            <text:p>Sussex and Hampshire</text:p>
          </table:table-cell>
          <table:table-cell office:value-type="float" office:value="0.15037200000000001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2.325E-2" table:style-name="ce15">
            <text:p>-</text:p>
          </table:table-cell>
          <table:table-cell office:value-type="float" office:value="0.97928599999999999" table:style-name="ce15">
            <text:p>1.0</text:p>
          </table:table-cell>
          <table:table-cell office:value-type="float" office:value="0" table:style-name="ce15">
            <text:p>-</text:p>
          </table:table-cell>
          <table:table-cell office:value-type="float" office:value="1.759741" table:style-name="ce15">
            <text:p>1.8</text:p>
          </table:table-cell>
          <table:table-cell office:value-type="float" office:value="2.912649" table:style-name="ce15">
            <text:p>2.9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Silloth</text:p>
          </table:table-cell>
          <table:table-cell office:value-type="string" table:style-name="ce14">
            <text:p>Lancs and Cumbria</text:p>
          </table:table-cell>
          <table:table-cell office:value-type="float" office:value="1.9887999999999999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3038700000000001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5027500000000003" table:style-name="ce15">
            <text:p>0.3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Southampton<text:span text:style-name="T3"><text:s/>1</text:span></text:p>
          </table:table-cell>
          <table:table-cell office:value-type="string" table:style-name="ce14">
            <text:p>Sussex and Hampshire</text:p>
          </table:table-cell>
          <table:table-cell office:value-type="float" office:value="43.617708" table:style-name="ce15">
            <text:p>43.6</text:p>
          </table:table-cell>
          <table:table-cell office:value-type="float" office:value="0.75139199999999995" table:style-name="ce15">
            <text:p>0.8</text:p>
          </table:table-cell>
          <table:table-cell office:value-type="float" office:value="49.935586000000001" table:style-name="ce15">
            <text:p>49.9</text:p>
          </table:table-cell>
          <table:table-cell office:value-type="float" office:value="19.644869" table:style-name="ce15">
            <text:p>19.6</text:p>
          </table:table-cell>
          <table:table-cell office:value-type="float" office:value="3.0135890000000001" table:style-name="ce15">
            <text:p>3.0</text:p>
          </table:table-cell>
          <table:table-cell office:value-type="float" office:value="1.917591" table:style-name="ce15">
            <text:p>1.9</text:p>
          </table:table-cell>
          <table:table-cell office:value-type="float" office:value="118.880735" table:style-name="ce15">
            <text:p>118.9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Stornoway</text:p>
          </table:table-cell>
          <table:table-cell office:value-type="string" table:style-name="ce14">
            <text:p>Scotland West Coast</text:p>
          </table:table-cell>
          <table:table-cell office:value-type="float" office:value="0.19292100000000001" table:style-name="ce15">
            <text:p>0.2</text:p>
          </table:table-cell>
          <table:table-cell office:value-type="float" office:value="1.0640000000000001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7.6076000000000005E-2" table:style-name="ce15">
            <text:p>0.1</text:p>
          </table:table-cell>
          <table:table-cell office:value-type="float" office:value="3.5291000000000003E-2" table:style-name="ce15">
            <text:p>-</text:p>
          </table:table-cell>
          <table:table-cell office:value-type="float" office:value="1.1886000000000001E-2" table:style-name="ce15">
            <text:p>-</text:p>
          </table:table-cell>
          <table:table-cell office:value-type="float" office:value="0.31723800000000002" table:style-name="ce15">
            <text:p>0.3</text:p>
          </table:table-cell>
          <table:table-cell table:number-columns-repeated="16375"/>
        </table:table-row>
        <table:table-row table:style-name="ro6">
          <table:table-cell office:value-type="string" table:style-name="ce30">
            <text:p>Stranraer<text:span text:style-name="T1">2,3</text:span>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5.2943879999999996" table:style-name="ce15">
            <text:p>5.3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2943879999999996" table:style-name="ce15">
            <text:p>5.3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Sullom Voe</text:p>
          </table:table-cell>
          <table:table-cell office:value-type="string" table:style-name="ce14">
            <text:p>Scotland East Coast</text:p>
          </table:table-cell>
          <table:table-cell office:value-type="float" office:value="17.816151999999999" table:style-name="ce15">
            <text:p>17.8</text:p>
          </table:table-cell>
          <table:table-cell office:value-type="float" office:value="0.131879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2.8399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3201999999999998E-2" table:style-name="ce15">
            <text:p>0.1</text:p>
          </table:table-cell>
          <table:table-cell office:value-type="float" office:value="18.059632000000001" table:style-name="ce15">
            <text:p>18.1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Sunderland</text:p>
          </table:table-cell>
          <table:table-cell office:value-type="string" table:style-name="ce14">
            <text:p>North East</text:p>
          </table:table-cell>
          <table:table-cell office:value-type="float" office:value="6.0941000000000002E-2" table:style-name="ce15">
            <text:p>0.1</text:p>
          </table:table-cell>
          <table:table-cell office:value-type="float" office:value="3.3059999999999999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62280199999999997" table:style-name="ce15">
            <text:p>0.6</text:p>
          </table:table-cell>
          <table:table-cell office:value-type="float" office:value="0" table:style-name="ce15">
            <text:p>-</text:p>
          </table:table-cell>
          <table:table-cell office:value-type="float" office:value="6.8462999999999996E-2" table:style-name="ce15">
            <text:p>0.1</text:p>
          </table:table-cell>
          <table:table-cell office:value-type="float" office:value="0.75551199999999996" table:style-name="ce15">
            <text:p>0.8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Sutton Bridge</text:p>
          </table:table-cell>
          <table:table-cell office:value-type="string" table:style-name="ce14">
            <text:p>Wash &amp; Northern E Angl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9179999999999997E-3" table:style-name="ce15">
            <text:p>-</text:p>
          </table:table-cell>
          <table:table-cell office:value-type="float" office:value="0.54638299999999995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5330100000000004" table:style-name="ce15">
            <text:p>0.6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Swansea</text:p>
          </table:table-cell>
          <table:table-cell office:value-type="string" table:style-name="ce14">
            <text:p>Bristol Channel</text:p>
          </table:table-cell>
          <table:table-cell office:value-type="float" office:value="7.0680999999999994E-2" table:style-name="ce15">
            <text:p>0.1</text:p>
          </table:table-cell>
          <table:table-cell office:value-type="float" office:value="0.3024" table:style-name="ce15">
            <text:p>0.3</text:p>
          </table:table-cell>
          <table:table-cell office:value-type="float" office:value="2.1149999999999999E-2" table:style-name="ce15">
            <text:p>-</text:p>
          </table:table-cell>
          <table:table-cell office:value-type="float" office:value="0.52098299999999997" table:style-name="ce15">
            <text:p>0.5</text:p>
          </table:table-cell>
          <table:table-cell office:value-type="float" office:value="2.8400000000000002E-4" table:style-name="ce15">
            <text:p>-</text:p>
          </table:table-cell>
          <table:table-cell office:value-type="float" office:value="0.249857" table:style-name="ce15">
            <text:p>0.2</text:p>
          </table:table-cell>
          <table:table-cell office:value-type="float" office:value="1.1653549999999999" table:style-name="ce15">
            <text:p>1.2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Tees and Hartlepool</text:p>
          </table:table-cell>
          <table:table-cell office:value-type="string" table:style-name="ce14">
            <text:p>North East</text:p>
          </table:table-cell>
          <table:table-cell office:value-type="float" office:value="35.766497000000001" table:style-name="ce15">
            <text:p>35.8</text:p>
          </table:table-cell>
          <table:table-cell office:value-type="float" office:value="4.8353109999999999" table:style-name="ce15">
            <text:p>4.8</text:p>
          </table:table-cell>
          <table:table-cell office:value-type="float" office:value="6.2183260000000002" table:style-name="ce15">
            <text:p>6.2</text:p>
          </table:table-cell>
          <table:table-cell office:value-type="float" office:value="10.327087000000001" table:style-name="ce15">
            <text:p>10.3</text:p>
          </table:table-cell>
          <table:table-cell office:value-type="float" office:value="0" table:style-name="ce15">
            <text:p>-</text:p>
          </table:table-cell>
          <table:table-cell office:value-type="float" office:value="1.098198" table:style-name="ce15">
            <text:p>1.1</text:p>
          </table:table-cell>
          <table:table-cell office:value-type="float" office:value="58.245418999999998" table:style-name="ce15">
            <text:p>58.2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Teignmouth</text:p>
          </table:table-cell>
          <table:table-cell office:value-type="string" table:style-name="ce14">
            <text:p>West Country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0045499999999998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0045499999999998" table:style-name="ce15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Troon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1.2958289999999999" table:style-name="ce15">
            <text:p>1.3</text:p>
          </table:table-cell>
          <table:table-cell office:value-type="float" office:value="0" table:style-name="ce15">
            <text:p>-</text:p>
          </table:table-cell>
          <table:table-cell office:value-type="float" office:value="0.17002200000000001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3.7750000000000001E-3" table:style-name="ce15">
            <text:p>-</text:p>
          </table:table-cell>
          <table:table-cell office:value-type="float" office:value="1.4696260000000001" table:style-name="ce15">
            <text:p>1.5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Tyne</text:p>
          </table:table-cell>
          <table:table-cell office:value-type="string" table:style-name="ce14">
            <text:p>North East</text:p>
          </table:table-cell>
          <table:table-cell office:value-type="float" office:value="0.58040700000000001" table:style-name="ce15">
            <text:p>0.6</text:p>
          </table:table-cell>
          <table:table-cell office:value-type="float" office:value="1.754227" table:style-name="ce15">
            <text:p>1.8</text:p>
          </table:table-cell>
          <table:table-cell office:value-type="float" office:value="2.2154989999999999" table:style-name="ce15">
            <text:p>2.2</text:p>
          </table:table-cell>
          <table:table-cell office:value-type="float" office:value="9.4442450000000004" table:style-name="ce15">
            <text:p>9.4</text:p>
          </table:table-cell>
          <table:table-cell office:value-type="float" office:value="0.103242" table:style-name="ce15">
            <text:p>0.1</text:p>
          </table:table-cell>
          <table:table-cell office:value-type="float" office:value="1.4739329999999999" table:style-name="ce15">
            <text:p>1.5</text:p>
          </table:table-cell>
          <table:table-cell office:value-type="float" office:value="15.571553" table:style-name="ce15">
            <text:p>15.6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Wallasea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63963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63963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Warrenpoint</text:p>
          </table:table-cell>
          <table:table-cell office:value-type="string" table:style-name="ce14">
            <text:p>Northern Ireland</text:p>
          </table:table-cell>
          <table:table-cell office:value-type="float" office:value="0" table:style-name="ce15">
            <text:p>-</text:p>
          </table:table-cell>
          <table:table-cell office:value-type="float" office:value="2.8087659999999999" table:style-name="ce15">
            <text:p>2.8</text:p>
          </table:table-cell>
          <table:table-cell office:value-type="float" office:value="4.6499999999999996E-3" table:style-name="ce15">
            <text:p>-</text:p>
          </table:table-cell>
          <table:table-cell office:value-type="float" office:value="0.80314200000000002" table:style-name="ce15">
            <text:p>0.8</text:p>
          </table:table-cell>
          <table:table-cell office:value-type="float" office:value="0" table:style-name="ce15">
            <text:p>-</text:p>
          </table:table-cell>
          <table:table-cell office:value-type="float" office:value="7.6762999999999998E-2" table:style-name="ce15">
            <text:p>0.1</text:p>
          </table:table-cell>
          <table:table-cell office:value-type="float" office:value="3.6933210000000001" table:style-name="ce15">
            <text:p>3.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30">
            <text:p>Weymouth &amp; Portland</text:p>
          </table:table-cell>
          <table:table-cell office:value-type="string" table:style-name="ce14">
            <text:p>West Country</text:p>
          </table:table-cell>
          <table:table-cell office:value-type="float" office:value="4.0352839999999999" table:style-name="ce15">
            <text:p>4.0</text:p>
          </table:table-cell>
          <table:table-cell office:value-type="float" office:value="0.161105" table:style-name="ce15">
            <text:p>0.2</text:p>
          </table:table-cell>
          <table:table-cell office:value-type="float" office:value="4.5400000000000003E-2" table:style-name="ce15">
            <text:p>-</text:p>
          </table:table-cell>
          <table:table-cell office:value-type="float" office:value="1.5722769999999999" table:style-name="ce15">
            <text:p>1.6</text:p>
          </table:table-cell>
          <table:table-cell office:value-type="float" office:value="1.2474000000000001E-2" table:style-name="ce15">
            <text:p>-</text:p>
          </table:table-cell>
          <table:table-cell office:value-type="float" office:value="4.8999999999999998E-3" table:style-name="ce15">
            <text:p>-</text:p>
          </table:table-cell>
          <table:table-cell office:value-type="float" office:value="5.8314399999999997" table:style-name="ce15">
            <text:p>5.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30">
            <text:p>Whitstable</text:p>
          </table:table-cell>
          <table:table-cell office:value-type="string" table:style-name="ce14">
            <text:p>Thames and Kent</text:p>
          </table:table-cell>
          <table:table-cell office:value-type="float" office:value="2.5000000000000001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8211999999999995E-2" table:style-name="ce15">
            <text:p>0.1</text:p>
          </table:table-cell>
          <table:table-cell office:value-type="float" office:value="2.0599999999999999E-4" table:style-name="ce15">
            <text:p>-</text:p>
          </table:table-cell>
          <table:table-cell office:value-type="float" office:value="7.7999999999999999E-4" table:style-name="ce15">
            <text:p>-</text:p>
          </table:table-cell>
          <table:table-cell office:value-type="float" office:value="6.9447999999999996E-2" table:style-name="ce15">
            <text:p>0.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30">
            <text:p>Wisbech</text:p>
          </table:table-cell>
          <table:table-cell office:value-type="string" table:style-name="ce14">
            <text:p>Wash &amp; Northern E Angl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5898999999999999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5898999999999999E-2" table:style-name="ce15">
            <text:p>0.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30">
            <text:p>Workington</text:p>
          </table:table-cell>
          <table:table-cell office:value-type="string" table:style-name="ce14">
            <text:p>Lancs and Cumbria</text:p>
          </table:table-cell>
          <table:table-cell office:value-type="float" office:value="6.7470000000000004E-3" table:style-name="ce15">
            <text:p>-</text:p>
          </table:table-cell>
          <table:table-cell office:value-type="float" office:value="8.8039999999999993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30142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4.1739999999999998E-3" table:style-name="ce15">
            <text:p>-</text:p>
          </table:table-cell>
          <table:table-cell office:value-type="float" office:value="0.24986800000000001" table:style-name="ce15">
            <text:p>0.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30">
            <text:p>Others</text:p>
          </table:table-cell>
          <table:table-cell table:style-name="ce16"/>
          <table:table-cell office:value-type="float" office:value="21.652721" table:style-name="ce15">
            <text:p>21.7</text:p>
          </table:table-cell>
          <table:table-cell office:value-type="float" office:value="2.5839999999999999E-3" table:style-name="ce15">
            <text:p>-</text:p>
          </table:table-cell>
          <table:table-cell office:value-type="float" office:value="7.4000000000000003E-3" table:style-name="ce15">
            <text:p>-</text:p>
          </table:table-cell>
          <table:table-cell office:value-type="float" office:value="1.530815" table:style-name="ce15">
            <text:p>1.5</text:p>
          </table:table-cell>
          <table:table-cell office:value-type="float" office:value="7.36E-4" table:style-name="ce15">
            <text:p>-</text:p>
          </table:table-cell>
          <table:table-cell office:value-type="float" office:value="0.109983" table:style-name="ce15">
            <text:p>0.1</text:p>
          </table:table-cell>
          <table:table-cell office:value-type="float" office:value="23.304238999999999" table:style-name="ce15">
            <text:p>23.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4">
            <text:p>England</text:p>
          </table:table-cell>
          <table:table-cell table:style-name="ce16"/>
          <table:table-cell office:value-type="float" office:value="284.85877099999999" table:style-name="ce15">
            <text:p>284.9</text:p>
          </table:table-cell>
          <table:table-cell office:value-type="float" office:value="300.78244599999999" table:style-name="ce15">
            <text:p>300.8</text:p>
          </table:table-cell>
          <table:table-cell office:value-type="float" office:value="298.25455799999997" table:style-name="ce15">
            <text:p>298.3</text:p>
          </table:table-cell>
          <table:table-cell office:value-type="float" office:value="221.468042" table:style-name="ce15">
            <text:p>221.5</text:p>
          </table:table-cell>
          <table:table-cell office:value-type="float" office:value="4.8099569999999998" table:style-name="ce15">
            <text:p>4.8</text:p>
          </table:table-cell>
          <table:table-cell office:value-type="float" office:value="33.036124000000001" table:style-name="ce15">
            <text:p>33.0</text:p>
          </table:table-cell>
          <table:table-cell office:value-type="float" office:value="1143.2098980000001" table:style-name="ce15">
            <text:p>1,143.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4">
            <text:p>Wales</text:p>
          </table:table-cell>
          <table:table-cell table:style-name="ce16"/>
          <table:table-cell office:value-type="float" office:value="82.360568000000001" table:style-name="ce15">
            <text:p>82.4</text:p>
          </table:table-cell>
          <table:table-cell office:value-type="float" office:value="26.223436" table:style-name="ce15">
            <text:p>26.2</text:p>
          </table:table-cell>
          <table:table-cell office:value-type="float" office:value="0.874448" table:style-name="ce15">
            <text:p>0.9</text:p>
          </table:table-cell>
          <table:table-cell office:value-type="float" office:value="18.407972000000001" table:style-name="ce15">
            <text:p>18.4</text:p>
          </table:table-cell>
          <table:table-cell office:value-type="float" office:value="9.0173000000000003E-2" table:style-name="ce15">
            <text:p>0.1</text:p>
          </table:table-cell>
          <table:table-cell office:value-type="float" office:value="1.1256900000000001" table:style-name="ce15">
            <text:p>1.1</text:p>
          </table:table-cell>
          <table:table-cell office:value-type="float" office:value="129.08228700000001" table:style-name="ce15">
            <text:p>129.1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14">
            <text:p>Scotland<text:span text:style-name="T1">R</text:span></text:p>
          </table:table-cell>
          <table:table-cell table:style-name="ce16"/>
          <table:table-cell office:value-type="float" office:value="72.138183999999995" table:style-name="ce15">
            <text:p>72.1</text:p>
          </table:table-cell>
          <table:table-cell office:value-type="float" office:value="26.594158" table:style-name="ce15">
            <text:p>26.6</text:p>
          </table:table-cell>
          <table:table-cell office:value-type="float" office:value="6.2009670000000003" table:style-name="ce15">
            <text:p>6.2</text:p>
          </table:table-cell>
          <table:table-cell office:value-type="float" office:value="29.232588" table:style-name="ce15">
            <text:p>29.2</text:p>
          </table:table-cell>
          <table:table-cell office:value-type="float" office:value="1.142754" table:style-name="ce15">
            <text:p>1.1</text:p>
          </table:table-cell>
          <table:table-cell office:value-type="float" office:value="22.625039999999998" table:style-name="ce15">
            <text:p>22.6</text:p>
          </table:table-cell>
          <table:table-cell office:value-type="float" office:value="157.93369100000001" table:style-name="ce15">
            <text:p>157.9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14">
            <text:p>Great Britain Total<text:span text:style-name="T1"><text:s/>R</text:span></text:p>
          </table:table-cell>
          <table:table-cell table:style-name="ce16"/>
          <table:table-cell office:value-type="float" office:value="439.35752300000001" table:style-name="ce15">
            <text:p>439.4</text:p>
          </table:table-cell>
          <table:table-cell office:value-type="float" office:value="353.60003999999998" table:style-name="ce15">
            <text:p>353.6</text:p>
          </table:table-cell>
          <table:table-cell office:value-type="float" office:value="305.32997299999994" table:style-name="ce15">
            <text:p>305.3</text:p>
          </table:table-cell>
          <table:table-cell office:value-type="float" office:value="269.10860200000002" table:style-name="ce15">
            <text:p>269.1</text:p>
          </table:table-cell>
          <table:table-cell office:value-type="float" office:value="6.0428839999999999" table:style-name="ce15">
            <text:p>6.0</text:p>
          </table:table-cell>
          <table:table-cell office:value-type="float" office:value="56.786853999999998" table:style-name="ce15">
            <text:p>56.8</text:p>
          </table:table-cell>
          <table:table-cell office:value-type="float" office:value="1430.225876" table:style-name="ce15">
            <text:p>1,430.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4">
            <text:p>Northern Ireland</text:p>
          </table:table-cell>
          <table:table-cell table:style-name="ce16"/>
          <table:table-cell office:value-type="float" office:value="4.817698" table:style-name="ce15">
            <text:p>4.8</text:p>
          </table:table-cell>
          <table:table-cell office:value-type="float" office:value="29.718965000000001" table:style-name="ce15">
            <text:p>29.7</text:p>
          </table:table-cell>
          <table:table-cell office:value-type="float" office:value="3.1133039999999998" table:style-name="ce15">
            <text:p>3.1</text:p>
          </table:table-cell>
          <table:table-cell office:value-type="float" office:value="11.064681999999999" table:style-name="ce15">
            <text:p>11.1</text:p>
          </table:table-cell>
          <table:table-cell office:value-type="float" office:value="0.20305400000000001" table:style-name="ce15">
            <text:p>0.2</text:p>
          </table:table-cell>
          <table:table-cell office:value-type="float" office:value="0.15298700000000001" table:style-name="ce15">
            <text:p>0.2</text:p>
          </table:table-cell>
          <table:table-cell office:value-type="float" office:value="49.070689999999999" table:style-name="ce15">
            <text:p>49.1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33">
            <text:p>United Kingdom Total<text:span text:style-name="T2">R</text:span></text:p>
          </table:table-cell>
          <table:table-cell table:style-name="ce18"/>
          <table:table-cell office:value-type="float" office:value="444.17522100000002" table:style-name="ce31">
            <text:p>444.2</text:p>
          </table:table-cell>
          <table:table-cell office:value-type="float" office:value="383.319005" table:style-name="ce31">
            <text:p>383.3</text:p>
          </table:table-cell>
          <table:table-cell office:value-type="float" office:value="308.44327699999997" table:style-name="ce31">
            <text:p>308.4</text:p>
          </table:table-cell>
          <table:table-cell office:value-type="float" office:value="280.17328400000002" table:style-name="ce31">
            <text:p>280.2</text:p>
          </table:table-cell>
          <table:table-cell office:value-type="float" office:value="6.2459379999999998" table:style-name="ce31">
            <text:p>6.2</text:p>
          </table:table-cell>
          <table:table-cell office:value-type="float" office:value="56.939841000000001" table:style-name="ce31">
            <text:p>56.9</text:p>
          </table:table-cell>
          <table:table-cell office:value-type="float" office:value="1479.296566" table:style-name="ce31">
            <text:p>1,479.3</text:p>
          </table:table-cell>
          <table:table-cell table:number-columns-repeated="16375" table:style-name="ce3"/>
        </table:table-row>
        <table:table-row table:style-name="ro5">
          <table:table-cell table:style-name="ce14"/>
          <table:table-cell table:style-name="ce16"/>
          <table:table-cell table:number-columns-repeated="5" table:style-name="ce20"/>
          <table:table-cell table:number-columns-repeated="2" table:style-name="ce16"/>
          <table:table-cell table:number-columns-repeated="16375" table:style-name="ce3"/>
        </table:table-row>
        <table:table-row table:style-name="ro5">
          <table:table-cell office:value-type="string" table:style-name="ce14">
            <text:p>1 Excludes Isle of Wight ferry traffic. See Port Freight Statistics Technical Note for more details of arrivals and types of vessels that are excluded.</text:p>
          </table:table-cell>
          <table:table-cell table:style-name="ce21"/>
          <table:table-cell table:number-columns-repeated="2" table:style-name="ce22"/>
          <table:table-cell table:number-columns-repeated="3" table:style-name="ce3"/>
          <table:table-cell table:number-columns-repeated="2" table:style-name="ce22"/>
          <table:table-cell table:number-columns-repeated="16375" table:style-name="ce3"/>
        </table:table-row>
        <table:table-row table:style-name="ro5">
          <table:table-cell office:value-type="string" table:style-name="ce14">
            <text:p>2 Ro-Ro vessels data is revised for Cairnryan and Stranraer due to a processing error.<text:s/></text:p>
          </table:table-cell>
          <table:table-cell table:number-columns-repeated="236" table:style-name="ce14"/>
          <table:table-cell table:number-columns-repeated="16147"/>
        </table:table-row>
        <table:table-row table:style-name="ro5">
          <table:table-cell office:value-type="string" table:style-name="ce14">
            <text:p>3 Stranraer port closed in November 2011 and its facility were transfer to Loch Ryan.</text:p>
          </table:table-cell>
          <table:table-cell table:number-columns-repeated="236" table:style-name="ce14"/>
          <table:table-cell table:number-columns-repeated="16147"/>
        </table:table-row>
        <table:table-row table:style-name="ro5">
          <table:table-cell table:style-name="ce14"/>
          <table:table-cell table:style-name="ce21"/>
          <table:table-cell table:number-columns-repeated="2" table:style-name="ce22"/>
          <table:table-cell table:number-columns-repeated="3" table:style-name="ce3"/>
          <table:table-cell table:number-columns-repeated="2" table:style-name="ce22"/>
          <table:table-cell table:number-columns-repeated="16375"/>
        </table:table-row>
        <table:table-row table:style-name="ro5">
          <table:table-cell office:value-type="string" table:style-name="ce23">
            <text:p><text:a xlink:href="http://assets.dft.gov.uk/statistics/series/ports/portstattechnote.pdf">http://assets.dft.gov.uk/statistics/series/ports/portstattechnote.pdf</text:a></text:p>
          </table:table-cell>
          <table:table-cell table:style-name="ce24"/>
          <table:table-cell table:number-columns-repeated="2" table:style-name="ce22"/>
          <table:table-cell table:number-columns-repeated="3" table:style-name="ce3"/>
          <table:table-cell table:style-name="ce22"/>
          <table:table-cell table:number-columns-repeated="16376" table:style-name="ce3"/>
        </table:table-row>
        <table:table-row table:style-name="ro5">
          <table:table-cell table:style-name="ce23"/>
          <table:table-cell table:style-name="ce24"/>
          <table:table-cell table:number-columns-repeated="2" table:style-name="ce22"/>
          <table:table-cell table:number-columns-repeated="3" table:style-name="ce3"/>
          <table:table-cell table:style-name="ce22"/>
          <table:table-cell table:number-columns-repeated="16376" table:style-name="ce3"/>
        </table:table-row>
        <table:table-row table:style-name="ro5">
          <table:table-cell office:value-type="string" table:style-name="ce14">
            <text:p>Telephone: 020 7944 4119</text:p>
          </table:table-cell>
          <table:table-cell table:number-columns-repeated="2" table:style-name="ce25"/>
          <table:table-cell table:style-name="ce26"/>
          <table:table-cell table:number-columns-repeated="3" table:style-name="ce3"/>
          <table:table-cell table:style-name="ce25"/>
          <table:table-cell office:value-type="string" table:style-name="ce27">
            <text:p>Source: DfT Port Statistics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Email: maritime.stats@dft.gsi.gov.uk</text:p>
          </table:table-cell>
          <table:table-cell table:number-columns-repeated="2" table:style-name="ce25"/>
          <table:table-cell table:style-name="ce28"/>
          <table:table-cell table:number-columns-repeated="3" table:style-name="ce3"/>
          <table:table-cell table:style-name="ce25"/>
          <table:table-cell office:value-type="string" table:style-name="ce27">
            <text:p>Last updated: 26 August 2015</text:p>
          </table:table-cell>
          <table:table-cell table:number-columns-repeated="16375"/>
        </table:table-row>
        <table:table-row table:style-name="ro5">
          <table:table-cell office:value-type="string" table:style-name="ce29">
            <text:p>These figures fall outside the scope of National Statistics.</text:p>
          </table:table-cell>
          <table:table-cell table:number-columns-repeated="2" table:style-name="ce23"/>
          <table:table-cell table:style-name="ce28"/>
          <table:table-cell table:number-columns-repeated="3" table:style-name="ce3"/>
          <table:table-cell table:style-name="ce25"/>
          <table:table-cell office:value-type="string" table:style-name="ce27">
            <text:p>Next update: August 2016</text:p>
          </table:table-cell>
          <table:table-cell table:number-columns-repeated="16375"/>
        </table:table-row>
        <table:table-row table:number-rows-repeated="1048458" table:style-name="ro5">
          <table:table-cell table:number-columns-repeated="16384"/>
        </table:table-row>
        <table:named-expressions>
          <table:named-range table:name="Print_Area" table:cell-range-address="PORT0603_2011.$A$1:PORT0603_2011.$I$118" table:base-cell-address="PORT0603_2011.$A$1"/>
          <table:named-expression table:name="Print_Titles" table:expression="of:=[PORT0603_2011.$A:.$B]~[PORT0603_2011.$5:.$6]" table:base-cell-address="PORT0603_2017.$A$1"/>
        </table:named-expressions>
      </table:table>
      <table:table table:name="PORT0603_2010" table:style-name="ta3">
        <table:table-column table:style-name="co5" table:default-cell-style-name="ce3"/>
        <table:table-column table:style-name="co8" table:default-cell-style-name="ce3"/>
        <table:table-column table:style-name="co3" table:number-columns-repeated="7" table:default-cell-style-name="ce3"/>
        <table:table-column table:style-name="co4" table:number-columns-repeated="16375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collections/maritime-and-shipping-statistics">Maritime and shipping statistics</text:a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5">
            <text:p>Table PORT0603</text:p>
          </table:table-cell>
          <table:table-cell table:number-columns-repeated="16383" table:style-name="ce3"/>
        </table:table-row>
        <table:table-row table:style-name="ro7">
          <table:table-cell office:value-type="string" table:style-name="ce6">
            <text:p>UK ports, sum of deadweight of ships arriving by type: 2010<text:span text:style-name="T4">R</text:span></text:p>
          </table:table-cell>
          <table:table-cell table:style-name="ce6"/>
          <table:table-cell table:number-columns-repeated="2" table:style-name="ce7"/>
          <table:table-cell table:number-columns-repeated="3" table:style-name="ce8"/>
          <table:table-cell table:number-columns-repeated="2" table:style-name="ce6"/>
          <table:table-cell table:number-columns-repeated="16375"/>
        </table:table-row>
        <table:table-row table:style-name="ro5">
          <table:table-cell table:number-columns-repeated="8" table:style-name="ce9"/>
          <table:table-cell office:value-type="string" table:style-name="ce10">
            <text:p>Million Dwt</text:p>
          </table:table-cell>
          <table:table-cell table:number-columns-repeated="16375"/>
        </table:table-row>
        <table:table-row table:style-name="ro4">
          <table:table-cell office:value-type="string" table:style-name="ce11">
            <text:p>Ports</text:p>
          </table:table-cell>
          <table:table-cell office:value-type="string" table:style-name="ce11">
            <text:p>Port Group</text:p>
          </table:table-cell>
          <table:table-cell office:value-type="string" table:style-name="ce12">
            <text:p>Tankers</text:p>
          </table:table-cell>
          <table:table-cell office:value-type="string" table:style-name="ce12">
            <text:p>Ro-Ro vessels</text:p>
          </table:table-cell>
          <table:table-cell office:value-type="string" table:style-name="ce12">
            <text:p>Fully cellular container vessels</text:p>
          </table:table-cell>
          <table:table-cell office:value-type="string" table:style-name="ce12">
            <text:p>Other dry cargo vessels</text:p>
          </table:table-cell>
          <table:table-cell office:value-type="string" table:style-name="ce12">
            <text:p>Passenger vessels</text:p>
          </table:table-cell>
          <table:table-cell office:value-type="string" table:style-name="ce12">
            <text:p>Other vessels</text:p>
          </table:table-cell>
          <table:table-cell office:value-type="string" table:style-name="ce13">
            <text:p>Total all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Aberdeen</text:p>
          </table:table-cell>
          <table:table-cell office:value-type="string" table:style-name="ce14">
            <text:p>Scotland East Coast</text:p>
          </table:table-cell>
          <table:table-cell office:value-type="float" office:value="1.5243770000000001" table:style-name="ce15">
            <text:p>1.5</text:p>
          </table:table-cell>
          <table:table-cell office:value-type="float" office:value="2.0031439999999998" table:style-name="ce15">
            <text:p>2.0</text:p>
          </table:table-cell>
          <table:table-cell office:value-type="float" office:value="1.3639E-2" table:style-name="ce15">
            <text:p>-</text:p>
          </table:table-cell>
          <table:table-cell office:value-type="float" office:value="1.979284" table:style-name="ce15">
            <text:p>2.0</text:p>
          </table:table-cell>
          <table:table-cell office:value-type="float" office:value="2.3999999999999998E-3" table:style-name="ce15">
            <text:p>-</text:p>
          </table:table-cell>
          <table:table-cell office:value-type="float" office:value="15.913508999999999" table:style-name="ce15">
            <text:p>15.9</text:p>
          </table:table-cell>
          <table:table-cell office:value-type="float" office:value="21.436353" table:style-name="ce15">
            <text:p>21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Ardrishaig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1468399999999999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1468399999999999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Ayr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66030599999999995" table:style-name="ce15">
            <text:p>0.7</text:p>
          </table:table-cell>
          <table:table-cell office:value-type="float" office:value="4.8630000000000001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66516900000000001" table:style-name="ce15">
            <text:p>0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arrow</text:p>
          </table:table-cell>
          <table:table-cell office:value-type="string" table:style-name="ce14">
            <text:p>Lancs and Cumbria</text:p>
          </table:table-cell>
          <table:table-cell office:value-type="float" office:value="6.8715999999999999E-2" table:style-name="ce15">
            <text:p>0.1</text:p>
          </table:table-cell>
          <table:table-cell office:value-type="float" office:value="2.2009999999999998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2005400000000001" table:style-name="ce15">
            <text:p>0.3</text:p>
          </table:table-cell>
          <table:table-cell office:value-type="float" office:value="0" table:style-name="ce15">
            <text:p>-</text:p>
          </table:table-cell>
          <table:table-cell office:value-type="float" office:value="9.9429000000000003E-2" table:style-name="ce15">
            <text:p>0.1</text:p>
          </table:table-cell>
          <table:table-cell office:value-type="float" office:value="0.4904" table:style-name="ce15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arry</text:p>
          </table:table-cell>
          <table:table-cell office:value-type="string" table:style-name="ce14">
            <text:p>Bristol Channel</text:p>
          </table:table-cell>
          <table:table-cell office:value-type="float" office:value="0.36061700000000002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8817000000000001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2.0309999999999998E-3" table:style-name="ce15">
            <text:p>-</text:p>
          </table:table-cell>
          <table:table-cell office:value-type="float" office:value="0.42146499999999998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elfast</text:p>
          </table:table-cell>
          <table:table-cell office:value-type="string" table:style-name="ce14">
            <text:p>Northern Ireland</text:p>
          </table:table-cell>
          <table:table-cell office:value-type="float" office:value="3.6933470000000002" table:style-name="ce15">
            <text:p>3.7</text:p>
          </table:table-cell>
          <table:table-cell office:value-type="float" office:value="13.275069999999999" table:style-name="ce15">
            <text:p>13.3</text:p>
          </table:table-cell>
          <table:table-cell office:value-type="float" office:value="3.562138" table:style-name="ce15">
            <text:p>3.6</text:p>
          </table:table-cell>
          <table:table-cell office:value-type="float" office:value="6.3532820000000001" table:style-name="ce15">
            <text:p>6.4</text:p>
          </table:table-cell>
          <table:table-cell office:value-type="float" office:value="0.189606" table:style-name="ce15">
            <text:p>0.2</text:p>
          </table:table-cell>
          <table:table-cell office:value-type="float" office:value="0.122047" table:style-name="ce15">
            <text:p>0.1</text:p>
          </table:table-cell>
          <table:table-cell office:value-type="float" office:value="27.195489999999999" table:style-name="ce15">
            <text:p>27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erwick</text:p>
          </table:table-cell>
          <table:table-cell office:value-type="string" table:style-name="ce14">
            <text:p>North E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7294999999999994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7294999999999994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lyth</text:p>
          </table:table-cell>
          <table:table-cell office:value-type="string" table:style-name="ce14">
            <text:p>North East</text:p>
          </table:table-cell>
          <table:table-cell office:value-type="float" office:value="0" table:style-name="ce15">
            <text:p>-</text:p>
          </table:table-cell>
          <table:table-cell office:value-type="float" office:value="5.1749999999999999E-3" table:style-name="ce15">
            <text:p>-</text:p>
          </table:table-cell>
          <table:table-cell office:value-type="float" office:value="2.7341000000000001E-2" table:style-name="ce15">
            <text:p>-</text:p>
          </table:table-cell>
          <table:table-cell office:value-type="float" office:value="1.4433240000000001" table:style-name="ce15">
            <text:p>1.4</text:p>
          </table:table-cell>
          <table:table-cell office:value-type="float" office:value="0" table:style-name="ce15">
            <text:p>-</text:p>
          </table:table-cell>
          <table:table-cell office:value-type="float" office:value="1.3140000000000001E-2" table:style-name="ce15">
            <text:p>-</text:p>
          </table:table-cell>
          <table:table-cell office:value-type="float" office:value="1.48898" table:style-name="ce15">
            <text:p>1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oston</text:p>
          </table:table-cell>
          <table:table-cell office:value-type="string" table:style-name="ce14">
            <text:p>Wash &amp; Northern E Anglia</text:p>
          </table:table-cell>
          <table:table-cell office:value-type="float" office:value="1.0958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2441679999999999" table:style-name="ce15">
            <text:p>1.2</text:p>
          </table:table-cell>
          <table:table-cell office:value-type="float" office:value="0" table:style-name="ce15">
            <text:p>-</text:p>
          </table:table-cell>
          <table:table-cell office:value-type="float" office:value="1.3386E-2" table:style-name="ce15">
            <text:p>-</text:p>
          </table:table-cell>
          <table:table-cell office:value-type="float" office:value="1.2685120000000001" table:style-name="ce15">
            <text:p>1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ridgwater</text:p>
          </table:table-cell>
          <table:table-cell office:value-type="string" table:style-name="ce14">
            <text:p>Bristol Channel</text:p>
          </table:table-cell>
          <table:table-cell office:value-type="float" office:value="4.7710000000000001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7.7999999999999999E-5" table:style-name="ce15">
            <text:p>-</text:p>
          </table:table-cell>
          <table:table-cell office:value-type="float" office:value="3.3999999999999998E-3" table:style-name="ce15">
            <text:p>-</text:p>
          </table:table-cell>
          <table:table-cell office:value-type="float" office:value="8.2489999999999994E-3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rightlingsea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37583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3758399999999999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ristol</text:p>
          </table:table-cell>
          <table:table-cell office:value-type="string" table:style-name="ce14">
            <text:p>Bristol Channel</text:p>
          </table:table-cell>
          <table:table-cell office:value-type="float" office:value="2.8974739999999999" table:style-name="ce15">
            <text:p>2.9</text:p>
          </table:table-cell>
          <table:table-cell office:value-type="float" office:value="5.3867999999999999E-2" table:style-name="ce15">
            <text:p>0.1</text:p>
          </table:table-cell>
          <table:table-cell office:value-type="float" office:value="1.401926" table:style-name="ce15">
            <text:p>1.4</text:p>
          </table:table-cell>
          <table:table-cell office:value-type="float" office:value="14.245665000000001" table:style-name="ce15">
            <text:p>14.2</text:p>
          </table:table-cell>
          <table:table-cell office:value-type="float" office:value="0" table:style-name="ce15">
            <text:p>-</text:p>
          </table:table-cell>
          <table:table-cell office:value-type="float" office:value="0.60902699999999999" table:style-name="ce15">
            <text:p>0.6</text:p>
          </table:table-cell>
          <table:table-cell office:value-type="float" office:value="19.20796" table:style-name="ce15">
            <text:p>19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uckie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6.2399999999999999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0391499999999999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0453900000000001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airnryan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8.6363190000000003" table:style-name="ce15">
            <text:p>8.6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6363190000000003" table:style-name="ce15">
            <text:p>8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ardiff</text:p>
          </table:table-cell>
          <table:table-cell office:value-type="string" table:style-name="ce14">
            <text:p>Bristol Channel</text:p>
          </table:table-cell>
          <table:table-cell office:value-type="float" office:value="1.4435910000000001" table:style-name="ce15">
            <text:p>1.4</text:p>
          </table:table-cell>
          <table:table-cell office:value-type="float" office:value="0" table:style-name="ce15">
            <text:p>-</text:p>
          </table:table-cell>
          <table:table-cell office:value-type="float" office:value="0.51806300000000005" table:style-name="ce15">
            <text:p>0.5</text:p>
          </table:table-cell>
          <table:table-cell office:value-type="float" office:value="1.102957" table:style-name="ce15">
            <text:p>1.1</text:p>
          </table:table-cell>
          <table:table-cell office:value-type="float" office:value="1.5921000000000001E-2" table:style-name="ce15">
            <text:p>-</text:p>
          </table:table-cell>
          <table:table-cell office:value-type="float" office:value="0.76400900000000005" table:style-name="ce15">
            <text:p>0.8</text:p>
          </table:table-cell>
          <table:table-cell office:value-type="float" office:value="3.844541" table:style-name="ce15">
            <text:p>3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lyde</text:p>
          </table:table-cell>
          <table:table-cell office:value-type="string" table:style-name="ce14">
            <text:p>Scotland West Coast</text:p>
          </table:table-cell>
          <table:table-cell office:value-type="float" office:value="8.0805190000000007" table:style-name="ce15">
            <text:p>8.1</text:p>
          </table:table-cell>
          <table:table-cell office:value-type="float" office:value="0.16390299999999999" table:style-name="ce15">
            <text:p>0.2</text:p>
          </table:table-cell>
          <table:table-cell office:value-type="float" office:value="1.900711" table:style-name="ce15">
            <text:p>1.9</text:p>
          </table:table-cell>
          <table:table-cell office:value-type="float" office:value="9.1762069999999998" table:style-name="ce15">
            <text:p>9.2</text:p>
          </table:table-cell>
          <table:table-cell office:value-type="float" office:value="0.199216" table:style-name="ce15">
            <text:p>0.2</text:p>
          </table:table-cell>
          <table:table-cell office:value-type="float" office:value="2.8249E-2" table:style-name="ce15">
            <text:p>-</text:p>
          </table:table-cell>
          <table:table-cell office:value-type="float" office:value="19.548805000000002" table:style-name="ce15">
            <text:p>19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orpach</text:p>
          </table:table-cell>
          <table:table-cell office:value-type="string" table:style-name="ce14">
            <text:p>Scotland West Coast</text:p>
          </table:table-cell>
          <table:table-cell office:value-type="float" office:value="5.1512000000000002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3452500000000001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8603700000000001" table:style-name="ce15">
            <text:p>0.2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Cowes, Isle of Wight<text:span text:style-name="T1">1</text:span></text:p>
          </table:table-cell>
          <table:table-cell office:value-type="string" table:style-name="ce14">
            <text:p>Sussex and Hampshire</text:p>
          </table:table-cell>
          <table:table-cell office:value-type="float" office:value="8.2500000000000004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2380099999999999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1.0919999999999999E-2" table:style-name="ce15">
            <text:p>-</text:p>
          </table:table-cell>
          <table:table-cell office:value-type="float" office:value="0.14297099999999999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romarty Firth</text:p>
          </table:table-cell>
          <table:table-cell office:value-type="string" table:style-name="ce14">
            <text:p>Scotland East Coast</text:p>
          </table:table-cell>
          <table:table-cell office:value-type="float" office:value="5.9795179999999997" table:style-name="ce15">
            <text:p>6.0</text:p>
          </table:table-cell>
          <table:table-cell office:value-type="float" office:value="1.248E-3" table:style-name="ce15">
            <text:p>-</text:p>
          </table:table-cell>
          <table:table-cell office:value-type="float" office:value="7.0980000000000001E-3" table:style-name="ce15">
            <text:p>-</text:p>
          </table:table-cell>
          <table:table-cell office:value-type="float" office:value="0.44838699999999998" table:style-name="ce15">
            <text:p>0.4</text:p>
          </table:table-cell>
          <table:table-cell office:value-type="float" office:value="0.27127400000000002" table:style-name="ce15">
            <text:p>0.3</text:p>
          </table:table-cell>
          <table:table-cell office:value-type="float" office:value="0.39200699999999999" table:style-name="ce15">
            <text:p>0.4</text:p>
          </table:table-cell>
          <table:table-cell office:value-type="float" office:value="7.099532" table:style-name="ce15">
            <text:p>7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Dover</text:p>
          </table:table-cell>
          <table:table-cell office:value-type="string" table:style-name="ce14">
            <text:p>Thames and Kent</text:p>
          </table:table-cell>
          <table:table-cell office:value-type="float" office:value="6.5319999999999996E-3" table:style-name="ce15">
            <text:p>-</text:p>
          </table:table-cell>
          <table:table-cell office:value-type="float" office:value="123.247995" table:style-name="ce15">
            <text:p>123.2</text:p>
          </table:table-cell>
          <table:table-cell office:value-type="float" office:value="0.16595799999999999" table:style-name="ce15">
            <text:p>0.2</text:p>
          </table:table-cell>
          <table:table-cell office:value-type="float" office:value="1.8437600000000001" table:style-name="ce15">
            <text:p>1.8</text:p>
          </table:table-cell>
          <table:table-cell office:value-type="float" office:value="0.79347800000000002" table:style-name="ce15">
            <text:p>0.8</text:p>
          </table:table-cell>
          <table:table-cell office:value-type="float" office:value="0.32193699999999997" table:style-name="ce15">
            <text:p>0.3</text:p>
          </table:table-cell>
          <table:table-cell office:value-type="float" office:value="126.37966" table:style-name="ce15">
            <text:p>126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Dundee</text:p>
          </table:table-cell>
          <table:table-cell office:value-type="string" table:style-name="ce14">
            <text:p>Scotland East Coast</text:p>
          </table:table-cell>
          <table:table-cell office:value-type="float" office:value="1.2393419999999999" table:style-name="ce15">
            <text:p>1.2</text:p>
          </table:table-cell>
          <table:table-cell office:value-type="float" office:value="5.1749999999999999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69534300000000004" table:style-name="ce15">
            <text:p>0.7</text:p>
          </table:table-cell>
          <table:table-cell office:value-type="float" office:value="5.0080000000000003E-3" table:style-name="ce15">
            <text:p>-</text:p>
          </table:table-cell>
          <table:table-cell office:value-type="float" office:value="0.10091600000000001" table:style-name="ce15">
            <text:p>0.1</text:p>
          </table:table-cell>
          <table:table-cell office:value-type="float" office:value="2.0457839999999998" table:style-name="ce15">
            <text:p>2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almouth</text:p>
          </table:table-cell>
          <table:table-cell office:value-type="string" table:style-name="ce14">
            <text:p>West Country</text:p>
          </table:table-cell>
          <table:table-cell office:value-type="float" office:value="32.237195" table:style-name="ce15">
            <text:p>32.2</text:p>
          </table:table-cell>
          <table:table-cell office:value-type="float" office:value="8.2311999999999996E-2" table:style-name="ce15">
            <text:p>0.1</text:p>
          </table:table-cell>
          <table:table-cell office:value-type="float" office:value="0.72977199999999998" table:style-name="ce15">
            <text:p>0.7</text:p>
          </table:table-cell>
          <table:table-cell office:value-type="float" office:value="16.274459" table:style-name="ce15">
            <text:p>16.3</text:p>
          </table:table-cell>
          <table:table-cell office:value-type="float" office:value="0.10405499999999999" table:style-name="ce15">
            <text:p>0.1</text:p>
          </table:table-cell>
          <table:table-cell office:value-type="float" office:value="2.4889999999999999E-2" table:style-name="ce15">
            <text:p>-</text:p>
          </table:table-cell>
          <table:table-cell office:value-type="float" office:value="49.452683" table:style-name="ce15">
            <text:p>49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elixstowe</text:p>
          </table:table-cell>
          <table:table-cell office:value-type="string" table:style-name="ce14">
            <text:p>Haven</text:p>
          </table:table-cell>
          <table:table-cell office:value-type="float" office:value="1.3216E-2" table:style-name="ce15">
            <text:p>-</text:p>
          </table:table-cell>
          <table:table-cell office:value-type="float" office:value="7.7524249999999997" table:style-name="ce15">
            <text:p>7.8</text:p>
          </table:table-cell>
          <table:table-cell office:value-type="float" office:value="122.77502699999999" table:style-name="ce15">
            <text:p>122.8</text:p>
          </table:table-cell>
          <table:table-cell office:value-type="float" office:value="0.82999599999999996" table:style-name="ce15">
            <text:p>0.8</text:p>
          </table:table-cell>
          <table:table-cell office:value-type="float" office:value="0" table:style-name="ce15">
            <text:p>-</text:p>
          </table:table-cell>
          <table:table-cell office:value-type="float" office:value="1.182483" table:style-name="ce15">
            <text:p>1.2</text:p>
          </table:table-cell>
          <table:table-cell office:value-type="float" office:value="132.553147" table:style-name="ce15">
            <text:p>132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ishguard</text:p>
          </table:table-cell>
          <table:table-cell office:value-type="string" table:style-name="ce14">
            <text:p>West and North Wales</text:p>
          </table:table-cell>
          <table:table-cell office:value-type="float" office:value="0" table:style-name="ce15">
            <text:p>-</text:p>
          </table:table-cell>
          <table:table-cell office:value-type="float" office:value="2.3215240000000001" table:style-name="ce15">
            <text:p>2.3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3215240000000001" table:style-name="ce15">
            <text:p>2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leetwood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3.175665" table:style-name="ce15">
            <text:p>3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5560000000000002E-3" table:style-name="ce15">
            <text:p>-</text:p>
          </table:table-cell>
          <table:table-cell office:value-type="float" office:value="3.1812209999999999" table:style-name="ce15">
            <text:p>3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orth</text:p>
          </table:table-cell>
          <table:table-cell office:value-type="string" table:style-name="ce14">
            <text:p>Scotland East Coast</text:p>
          </table:table-cell>
          <table:table-cell office:value-type="float" office:value="39.858939999999997" table:style-name="ce15">
            <text:p>39.9</text:p>
          </table:table-cell>
          <table:table-cell office:value-type="float" office:value="1.137726" table:style-name="ce15">
            <text:p>1.1</text:p>
          </table:table-cell>
          <table:table-cell office:value-type="float" office:value="3.315315" table:style-name="ce15">
            <text:p>3.3</text:p>
          </table:table-cell>
          <table:table-cell office:value-type="float" office:value="4.4250049999999996" table:style-name="ce15">
            <text:p>4.4</text:p>
          </table:table-cell>
          <table:table-cell office:value-type="float" office:value="0.14943000000000001" table:style-name="ce15">
            <text:p>0.1</text:p>
          </table:table-cell>
          <table:table-cell office:value-type="float" office:value="0.55587699999999995" table:style-name="ce15">
            <text:p>0.6</text:p>
          </table:table-cell>
          <table:table-cell office:value-type="float" office:value="49.442292999999999" table:style-name="ce15">
            <text:p>49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owey</text:p>
          </table:table-cell>
          <table:table-cell office:value-type="string" table:style-name="ce14">
            <text:p>West Country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99294700000000002" table:style-name="ce15">
            <text:p>1.0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99294700000000002" table:style-name="ce15">
            <text:p>1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raserburgh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9.0860000000000003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9.0860000000000003E-3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arston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0380400000000003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8.3910999999999999E-2" table:style-name="ce15">
            <text:p>0.1</text:p>
          </table:table-cell>
          <table:table-cell office:value-type="float" office:value="0.58771499999999999" table:style-name="ce15">
            <text:p>0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ill's Bay Scotland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0.39312000000000002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9312000000000002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lensanda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8265390000000004" table:style-name="ce15">
            <text:p>6.8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8265390000000004" table:style-name="ce15">
            <text:p>6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oole</text:p>
          </table:table-cell>
          <table:table-cell office:value-type="string" table:style-name="ce14">
            <text:p>Humber</text:p>
          </table:table-cell>
          <table:table-cell office:value-type="float" office:value="4.5053999999999997E-2" table:style-name="ce15">
            <text:p>-</text:p>
          </table:table-cell>
          <table:table-cell office:value-type="float" office:value="2.591E-3" table:style-name="ce15">
            <text:p>-</text:p>
          </table:table-cell>
          <table:table-cell office:value-type="float" office:value="0.53439999999999999" table:style-name="ce15">
            <text:p>0.5</text:p>
          </table:table-cell>
          <table:table-cell office:value-type="float" office:value="1.9591810000000001" table:style-name="ce15">
            <text:p>2.0</text:p>
          </table:table-cell>
          <table:table-cell office:value-type="float" office:value="0" table:style-name="ce15">
            <text:p>-</text:p>
          </table:table-cell>
          <table:table-cell office:value-type="float" office:value="2.3050000000000002E-3" table:style-name="ce15">
            <text:p>-</text:p>
          </table:table-cell>
          <table:table-cell office:value-type="float" office:value="2.5435310000000002" table:style-name="ce15">
            <text:p>2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reat Yarmouth</text:p>
          </table:table-cell>
          <table:table-cell office:value-type="string" table:style-name="ce14">
            <text:p>Wash &amp; Northern E Anglia</text:p>
          </table:table-cell>
          <table:table-cell office:value-type="float" office:value="0.234895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5.2069999999999998E-3" table:style-name="ce15">
            <text:p>-</text:p>
          </table:table-cell>
          <table:table-cell office:value-type="float" office:value="0.63298900000000002" table:style-name="ce15">
            <text:p>0.6</text:p>
          </table:table-cell>
          <table:table-cell office:value-type="float" office:value="1.456E-3" table:style-name="ce15">
            <text:p>-</text:p>
          </table:table-cell>
          <table:table-cell office:value-type="float" office:value="3.81088" table:style-name="ce15">
            <text:p>3.8</text:p>
          </table:table-cell>
          <table:table-cell office:value-type="float" office:value="4.6854279999999999" table:style-name="ce15">
            <text:p>4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rimsby &amp; Immingham</text:p>
          </table:table-cell>
          <table:table-cell office:value-type="string" table:style-name="ce14">
            <text:p>Humber</text:p>
          </table:table-cell>
          <table:table-cell office:value-type="float" office:value="30.919678000000001" table:style-name="ce15">
            <text:p>30.9</text:p>
          </table:table-cell>
          <table:table-cell office:value-type="float" office:value="36.771715999999998" table:style-name="ce15">
            <text:p>36.8</text:p>
          </table:table-cell>
          <table:table-cell office:value-type="float" office:value="3.6769270000000001" table:style-name="ce15">
            <text:p>3.7</text:p>
          </table:table-cell>
          <table:table-cell office:value-type="float" office:value="33.955925000000001" table:style-name="ce15">
            <text:p>34.0</text:p>
          </table:table-cell>
          <table:table-cell office:value-type="float" office:value="0" table:style-name="ce15">
            <text:p>-</text:p>
          </table:table-cell>
          <table:table-cell office:value-type="float" office:value="0.31325599999999998" table:style-name="ce15">
            <text:p>0.3</text:p>
          </table:table-cell>
          <table:table-cell office:value-type="float" office:value="105.637502" table:style-name="ce15">
            <text:p>105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Harwich</text:p>
          </table:table-cell>
          <table:table-cell office:value-type="string" table:style-name="ce14">
            <text:p>Haven</text:p>
          </table:table-cell>
          <table:table-cell office:value-type="float" office:value="1.443975" table:style-name="ce15">
            <text:p>1.4</text:p>
          </table:table-cell>
          <table:table-cell office:value-type="float" office:value="18.096533999999998" table:style-name="ce15">
            <text:p>18.1</text:p>
          </table:table-cell>
          <table:table-cell office:value-type="float" office:value="1.27948" table:style-name="ce15">
            <text:p>1.3</text:p>
          </table:table-cell>
          <table:table-cell office:value-type="float" office:value="0.52629400000000004" table:style-name="ce15">
            <text:p>0.5</text:p>
          </table:table-cell>
          <table:table-cell office:value-type="float" office:value="0.17341799999999999" table:style-name="ce15">
            <text:p>0.2</text:p>
          </table:table-cell>
          <table:table-cell office:value-type="float" office:value="4.1596060000000001" table:style-name="ce15">
            <text:p>4.2</text:p>
          </table:table-cell>
          <table:table-cell office:value-type="float" office:value="25.679307000000001" table:style-name="ce15">
            <text:p>25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Heysham</text:p>
          </table:table-cell>
          <table:table-cell office:value-type="string" table:style-name="ce14">
            <text:p>Lancs and Cumbria</text:p>
          </table:table-cell>
          <table:table-cell office:value-type="float" office:value="3.6381999999999998E-2" table:style-name="ce15">
            <text:p>-</text:p>
          </table:table-cell>
          <table:table-cell office:value-type="float" office:value="13.855366" table:style-name="ce15">
            <text:p>13.9</text:p>
          </table:table-cell>
          <table:table-cell office:value-type="float" office:value="0" table:style-name="ce15">
            <text:p>-</text:p>
          </table:table-cell>
          <table:table-cell office:value-type="float" office:value="3.2764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60179300000000002" table:style-name="ce15">
            <text:p>0.6</text:p>
          </table:table-cell>
          <table:table-cell office:value-type="float" office:value="14.526305000000001" table:style-name="ce15">
            <text:p>14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Holyhead</text:p>
          </table:table-cell>
          <table:table-cell office:value-type="string" table:style-name="ce14">
            <text:p>West and North Wales</text:p>
          </table:table-cell>
          <table:table-cell office:value-type="float" office:value="5.7506000000000002E-2" table:style-name="ce15">
            <text:p>0.1</text:p>
          </table:table-cell>
          <table:table-cell office:value-type="float" office:value="17.744176" table:style-name="ce15">
            <text:p>17.7</text:p>
          </table:table-cell>
          <table:table-cell office:value-type="float" office:value="0" table:style-name="ce15">
            <text:p>-</text:p>
          </table:table-cell>
          <table:table-cell office:value-type="float" office:value="2.4509E-2" table:style-name="ce15">
            <text:p>-</text:p>
          </table:table-cell>
          <table:table-cell office:value-type="float" office:value="1.6256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7.842447" table:style-name="ce15">
            <text:p>17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Hull</text:p>
          </table:table-cell>
          <table:table-cell office:value-type="string" table:style-name="ce14">
            <text:p>Humber</text:p>
          </table:table-cell>
          <table:table-cell office:value-type="float" office:value="3.4347129999999999" table:style-name="ce15">
            <text:p>3.4</text:p>
          </table:table-cell>
          <table:table-cell office:value-type="float" office:value="7.0974909999999998" table:style-name="ce15">
            <text:p>7.1</text:p>
          </table:table-cell>
          <table:table-cell office:value-type="float" office:value="2.1671710000000002" table:style-name="ce15">
            <text:p>2.2</text:p>
          </table:table-cell>
          <table:table-cell office:value-type="float" office:value="4.5950980000000001" table:style-name="ce15">
            <text:p>4.6</text:p>
          </table:table-cell>
          <table:table-cell office:value-type="float" office:value="1.321E-2" table:style-name="ce15">
            <text:p>-</text:p>
          </table:table-cell>
          <table:table-cell office:value-type="float" office:value="0.30046899999999999" table:style-name="ce15">
            <text:p>0.3</text:p>
          </table:table-cell>
          <table:table-cell office:value-type="float" office:value="17.608152" table:style-name="ce15">
            <text:p>17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Inverness</text:p>
          </table:table-cell>
          <table:table-cell office:value-type="string" table:style-name="ce14">
            <text:p>Scotland East Coast</text:p>
          </table:table-cell>
          <table:table-cell office:value-type="float" office:value="0.55810199999999999" table:style-name="ce15">
            <text:p>0.6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7353900000000001" table:style-name="ce15">
            <text:p>0.4</text:p>
          </table:table-cell>
          <table:table-cell office:value-type="float" office:value="7.1000000000000005E-5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93171199999999998" table:style-name="ce15">
            <text:p>0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Ipswich</text:p>
          </table:table-cell>
          <table:table-cell office:value-type="string" table:style-name="ce14">
            <text:p>Haven</text:p>
          </table:table-cell>
          <table:table-cell office:value-type="float" office:value="0.226077" table:style-name="ce15">
            <text:p>0.2</text:p>
          </table:table-cell>
          <table:table-cell office:value-type="float" office:value="1.364806" table:style-name="ce15">
            <text:p>1.4</text:p>
          </table:table-cell>
          <table:table-cell office:value-type="float" office:value="2.0861000000000001E-2" table:style-name="ce15">
            <text:p>-</text:p>
          </table:table-cell>
          <table:table-cell office:value-type="float" office:value="2.876309" table:style-name="ce15">
            <text:p>2.9</text:p>
          </table:table-cell>
          <table:table-cell office:value-type="float" office:value="1.56E-4" table:style-name="ce15">
            <text:p>-</text:p>
          </table:table-cell>
          <table:table-cell office:value-type="float" office:value="0.155553" table:style-name="ce15">
            <text:p>0.2</text:p>
          </table:table-cell>
          <table:table-cell office:value-type="float" office:value="4.6437619999999997" table:style-name="ce15">
            <text:p>4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Kilroot</text:p>
          </table:table-cell>
          <table:table-cell office:value-type="string" table:style-name="ce14">
            <text:p>Northern Ireland</text:p>
          </table:table-cell>
          <table:table-cell office:value-type="float" office:value="1.5453E-2" table:style-name="ce15">
            <text:p>-</text:p>
          </table:table-cell>
          <table:table-cell office:value-type="float" office:value="2.591E-3" table:style-name="ce15">
            <text:p>-</text:p>
          </table:table-cell>
          <table:table-cell office:value-type="float" office:value="3.5490000000000001E-3" table:style-name="ce15">
            <text:p>-</text:p>
          </table:table-cell>
          <table:table-cell office:value-type="float" office:value="1.0007980000000001" table:style-name="ce15">
            <text:p>1.0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022391" table:style-name="ce15">
            <text:p>1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Kilroot Power Station Jetty</text:p>
          </table:table-cell>
          <table:table-cell office:value-type="string" table:style-name="ce14">
            <text:p>Northern Ireland</text:p>
          </table:table-cell>
          <table:table-cell office:value-type="float" office:value="5.4999999999999997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88711200000000001" table:style-name="ce15">
            <text:p>0.9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89261199999999996" table:style-name="ce15">
            <text:p>0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King's Lynn</text:p>
          </table:table-cell>
          <table:table-cell office:value-type="string" table:style-name="ce14">
            <text:p>Wash &amp; Northern E Anglia</text:p>
          </table:table-cell>
          <table:table-cell office:value-type="float" office:value="2.8669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92965200000000003" table:style-name="ce15">
            <text:p>0.9</text:p>
          </table:table-cell>
          <table:table-cell office:value-type="float" office:value="0" table:style-name="ce15">
            <text:p>-</text:p>
          </table:table-cell>
          <table:table-cell office:value-type="float" office:value="5.9929999999999997E-2" table:style-name="ce15">
            <text:p>0.1</text:p>
          </table:table-cell>
          <table:table-cell office:value-type="float" office:value="1.018251" table:style-name="ce15">
            <text:p>1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ancaster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30536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3053699999999999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arne</text:p>
          </table:table-cell>
          <table:table-cell office:value-type="string" table:style-name="ce14">
            <text:p>Northern Ireland</text:p>
          </table:table-cell>
          <table:table-cell office:value-type="float" office:value="7.9663999999999999E-2" table:style-name="ce15">
            <text:p>0.1</text:p>
          </table:table-cell>
          <table:table-cell office:value-type="float" office:value="14.291604" table:style-name="ce15">
            <text:p>14.3</text:p>
          </table:table-cell>
          <table:table-cell office:value-type="float" office:value="0" table:style-name="ce15">
            <text:p>-</text:p>
          </table:table-cell>
          <table:table-cell office:value-type="float" office:value="6.489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4.377757000000001" table:style-name="ce15">
            <text:p>14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erwick</text:p>
          </table:table-cell>
          <table:table-cell office:value-type="string" table:style-name="ce14">
            <text:p>Scotland East Coast</text:p>
          </table:table-cell>
          <table:table-cell office:value-type="float" office:value="0.30324899999999999" table:style-name="ce15">
            <text:p>0.3</text:p>
          </table:table-cell>
          <table:table-cell office:value-type="float" office:value="1.5339640000000001" table:style-name="ce15">
            <text:p>1.5</text:p>
          </table:table-cell>
          <table:table-cell office:value-type="float" office:value="1.1228999999999999E-2" table:style-name="ce15">
            <text:p>-</text:p>
          </table:table-cell>
          <table:table-cell office:value-type="float" office:value="0.69565500000000002" table:style-name="ce15">
            <text:p>0.7</text:p>
          </table:table-cell>
          <table:table-cell office:value-type="float" office:value="0.129578" table:style-name="ce15">
            <text:p>0.1</text:p>
          </table:table-cell>
          <table:table-cell office:value-type="float" office:value="0.59088399999999996" table:style-name="ce15">
            <text:p>0.6</text:p>
          </table:table-cell>
          <table:table-cell office:value-type="float" office:value="3.2645590000000002" table:style-name="ce15">
            <text:p>3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iverpool</text:p>
          </table:table-cell>
          <table:table-cell office:value-type="string" table:style-name="ce14">
            <text:p>Lancs and Cumbria</text:p>
          </table:table-cell>
          <table:table-cell office:value-type="float" office:value="31.259886000000002" table:style-name="ce15">
            <text:p>31.3</text:p>
          </table:table-cell>
          <table:table-cell office:value-type="float" office:value="30.167522000000002" table:style-name="ce15">
            <text:p>30.2</text:p>
          </table:table-cell>
          <table:table-cell office:value-type="float" office:value="13.875546999999999" table:style-name="ce15">
            <text:p>13.9</text:p>
          </table:table-cell>
          <table:table-cell office:value-type="float" office:value="17.039562" table:style-name="ce15">
            <text:p>17.0</text:p>
          </table:table-cell>
          <table:table-cell office:value-type="float" office:value="8.1102999999999995E-2" table:style-name="ce15">
            <text:p>0.1</text:p>
          </table:table-cell>
          <table:table-cell office:value-type="float" office:value="0.18399399999999999" table:style-name="ce15">
            <text:p>0.2</text:p>
          </table:table-cell>
          <table:table-cell office:value-type="float" office:value="92.607613999999998" table:style-name="ce15">
            <text:p>92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landulas</text:p>
          </table:table-cell>
          <table:table-cell office:value-type="string" table:style-name="ce14">
            <text:p>West and North Wales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47288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47288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ondon</text:p>
          </table:table-cell>
          <table:table-cell office:value-type="string" table:style-name="ce14">
            <text:p>Thames and Kent</text:p>
          </table:table-cell>
          <table:table-cell office:value-type="float" office:value="33.553151999999997" table:style-name="ce15">
            <text:p>33.6</text:p>
          </table:table-cell>
          <table:table-cell office:value-type="float" office:value="28.443501999999999" table:style-name="ce15">
            <text:p>28.4</text:p>
          </table:table-cell>
          <table:table-cell office:value-type="float" office:value="30.574361" table:style-name="ce15">
            <text:p>30.6</text:p>
          </table:table-cell>
          <table:table-cell office:value-type="float" office:value="14.790362" table:style-name="ce15">
            <text:p>14.8</text:p>
          </table:table-cell>
          <table:table-cell office:value-type="float" office:value="0.211946" table:style-name="ce15">
            <text:p>0.2</text:p>
          </table:table-cell>
          <table:table-cell office:value-type="float" office:value="14.499872" table:style-name="ce15">
            <text:p>14.5</text:p>
          </table:table-cell>
          <table:table-cell office:value-type="float" office:value="122.073195" table:style-name="ce15">
            <text:p>122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ondonderry</text:p>
          </table:table-cell>
          <table:table-cell office:value-type="string" table:style-name="ce14">
            <text:p>Northern Ireland</text:p>
          </table:table-cell>
          <table:table-cell office:value-type="float" office:value="0.96245499999999995" table:style-name="ce15">
            <text:p>1.0</text:p>
          </table:table-cell>
          <table:table-cell office:value-type="float" office:value="0" table:style-name="ce15">
            <text:p>-</text:p>
          </table:table-cell>
          <table:table-cell office:value-type="float" office:value="2.6619E-2" table:style-name="ce15">
            <text:p>-</text:p>
          </table:table-cell>
          <table:table-cell office:value-type="float" office:value="1.4667330000000001" table:style-name="ce15">
            <text:p>1.5</text:p>
          </table:table-cell>
          <table:table-cell office:value-type="float" office:value="1.29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4687070000000002" table:style-name="ce15">
            <text:p>2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owestoft</text:p>
          </table:table-cell>
          <table:table-cell office:value-type="string" table:style-name="ce14">
            <text:p>Wash &amp; Northern E Anglia</text:p>
          </table:table-cell>
          <table:table-cell office:value-type="float" office:value="3.392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3585200000000001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9.0448000000000001E-2" table:style-name="ce15">
            <text:p>0.1</text:p>
          </table:table-cell>
          <table:table-cell office:value-type="float" office:value="0.32969199999999999" table:style-name="ce15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anchester</text:p>
          </table:table-cell>
          <table:table-cell office:value-type="string" table:style-name="ce14">
            <text:p>Lancs and Cumbria</text:p>
          </table:table-cell>
          <table:table-cell office:value-type="float" office:value="8.5920109999999994" table:style-name="ce15">
            <text:p>8.6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052807" table:style-name="ce15">
            <text:p>2.1</text:p>
          </table:table-cell>
          <table:table-cell office:value-type="float" office:value="0" table:style-name="ce15">
            <text:p>-</text:p>
          </table:table-cell>
          <table:table-cell office:value-type="float" office:value="2.5002E-2" table:style-name="ce15">
            <text:p>-</text:p>
          </table:table-cell>
          <table:table-cell office:value-type="float" office:value="10.66982" table:style-name="ce15">
            <text:p>10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edway</text:p>
          </table:table-cell>
          <table:table-cell office:value-type="string" table:style-name="ce14">
            <text:p>Thames and Kent</text:p>
          </table:table-cell>
          <table:table-cell office:value-type="float" office:value="7.2918269999999996" table:style-name="ce15">
            <text:p>7.3</text:p>
          </table:table-cell>
          <table:table-cell office:value-type="float" office:value="1.6122350000000001" table:style-name="ce15">
            <text:p>1.6</text:p>
          </table:table-cell>
          <table:table-cell office:value-type="float" office:value="32.438028000000003" table:style-name="ce15">
            <text:p>32.4</text:p>
          </table:table-cell>
          <table:table-cell office:value-type="float" office:value="10.916162" table:style-name="ce15">
            <text:p>10.9</text:p>
          </table:table-cell>
          <table:table-cell office:value-type="float" office:value="0" table:style-name="ce15">
            <text:p>-</text:p>
          </table:table-cell>
          <table:table-cell office:value-type="float" office:value="1.614676" table:style-name="ce15">
            <text:p>1.6</text:p>
          </table:table-cell>
          <table:table-cell office:value-type="float" office:value="53.872928000000002" table:style-name="ce15">
            <text:p>53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ilford Haven</text:p>
          </table:table-cell>
          <table:table-cell office:value-type="string" table:style-name="ce14">
            <text:p>West and North Wales</text:p>
          </table:table-cell>
          <table:table-cell office:value-type="float" office:value="56.407840999999998" table:style-name="ce15">
            <text:p>56.4</text:p>
          </table:table-cell>
          <table:table-cell office:value-type="float" office:value="4.1564759999999996" table:style-name="ce15">
            <text:p>4.2</text:p>
          </table:table-cell>
          <table:table-cell office:value-type="float" office:value="0" table:style-name="ce15">
            <text:p>-</text:p>
          </table:table-cell>
          <table:table-cell office:value-type="float" office:value="0.19653499999999999" table:style-name="ce15">
            <text:p>0.2</text:p>
          </table:table-cell>
          <table:table-cell office:value-type="float" office:value="1.4205000000000001E-2" table:style-name="ce15">
            <text:p>-</text:p>
          </table:table-cell>
          <table:table-cell office:value-type="float" office:value="0.419431" table:style-name="ce15">
            <text:p>0.4</text:p>
          </table:table-cell>
          <table:table-cell office:value-type="float" office:value="61.194488" table:style-name="ce15">
            <text:p>61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istley</text:p>
          </table:table-cell>
          <table:table-cell office:value-type="string" table:style-name="ce14">
            <text:p>Haven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05092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05092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ontrose</text:p>
          </table:table-cell>
          <table:table-cell office:value-type="string" table:style-name="ce14">
            <text:p>Scotland East Coast</text:p>
          </table:table-cell>
          <table:table-cell office:value-type="float" office:value="1.2777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66435200000000005" table:style-name="ce15">
            <text:p>0.7</text:p>
          </table:table-cell>
          <table:table-cell office:value-type="float" office:value="0" table:style-name="ce15">
            <text:p>-</text:p>
          </table:table-cell>
          <table:table-cell office:value-type="float" office:value="0.19036600000000001" table:style-name="ce15">
            <text:p>0.2</text:p>
          </table:table-cell>
          <table:table-cell office:value-type="float" office:value="0.86749500000000002" table:style-name="ce15">
            <text:p>0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ostyn</text:p>
          </table:table-cell>
          <table:table-cell office:value-type="string" table:style-name="ce14">
            <text:p>West and North Wales</text:p>
          </table:table-cell>
          <table:table-cell office:value-type="float" office:value="0" table:style-name="ce15">
            <text:p>-</text:p>
          </table:table-cell>
          <table:table-cell office:value-type="float" office:value="5.2776000000000003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.13455800000000001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1.1612000000000001E-2" table:style-name="ce15">
            <text:p>-</text:p>
          </table:table-cell>
          <table:table-cell office:value-type="float" office:value="0.19894600000000001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Neath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9159999999999999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9159999999999999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Newhaven</text:p>
          </table:table-cell>
          <table:table-cell office:value-type="string" table:style-name="ce14">
            <text:p>Sussex and Hampshire</text:p>
          </table:table-cell>
          <table:table-cell office:value-type="float" office:value="4.7822999999999997E-2" table:style-name="ce15">
            <text:p>-</text:p>
          </table:table-cell>
          <table:table-cell office:value-type="float" office:value="2.5400320000000001" table:style-name="ce15">
            <text:p>2.5</text:p>
          </table:table-cell>
          <table:table-cell office:value-type="float" office:value="0" table:style-name="ce15">
            <text:p>-</text:p>
          </table:table-cell>
          <table:table-cell office:value-type="float" office:value="0.154349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.26883400000000002" table:style-name="ce15">
            <text:p>0.3</text:p>
          </table:table-cell>
          <table:table-cell office:value-type="float" office:value="3.0110389999999998" table:style-name="ce15">
            <text:p>3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Newport</text:p>
          </table:table-cell>
          <table:table-cell office:value-type="string" table:style-name="ce14">
            <text:p>Bristol Channel</text:p>
          </table:table-cell>
          <table:table-cell office:value-type="float" office:value="2.3319999999999999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2586999999999998E-2" table:style-name="ce15">
            <text:p>-</text:p>
          </table:table-cell>
          <table:table-cell office:value-type="float" office:value="2.6551309999999999" table:style-name="ce15">
            <text:p>2.7</text:p>
          </table:table-cell>
          <table:table-cell office:value-type="float" office:value="3.7450000000000001E-3" table:style-name="ce15">
            <text:p>-</text:p>
          </table:table-cell>
          <table:table-cell office:value-type="float" office:value="0.130387" table:style-name="ce15">
            <text:p>0.1</text:p>
          </table:table-cell>
          <table:table-cell office:value-type="float" office:value="2.824182" table:style-name="ce15">
            <text:p>2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Orkney</text:p>
          </table:table-cell>
          <table:table-cell office:value-type="string" table:style-name="ce14">
            <text:p>Scotland East Coast</text:p>
          </table:table-cell>
          <table:table-cell office:value-type="float" office:value="7.2433630000000004" table:style-name="ce15">
            <text:p>7.2</text:p>
          </table:table-cell>
          <table:table-cell office:value-type="float" office:value="1.8933949999999999" table:style-name="ce15">
            <text:p>1.9</text:p>
          </table:table-cell>
          <table:table-cell office:value-type="float" office:value="0" table:style-name="ce15">
            <text:p>-</text:p>
          </table:table-cell>
          <table:table-cell office:value-type="float" office:value="0.59963200000000005" table:style-name="ce15">
            <text:p>0.6</text:p>
          </table:table-cell>
          <table:table-cell office:value-type="float" office:value="0.15353700000000001" table:style-name="ce15">
            <text:p>0.2</text:p>
          </table:table-cell>
          <table:table-cell office:value-type="float" office:value="3.0595000000000001E-2" table:style-name="ce15">
            <text:p>-</text:p>
          </table:table-cell>
          <table:table-cell office:value-type="float" office:value="9.9205220000000001" table:style-name="ce15">
            <text:p>9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erth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3120899999999999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3120899999999999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eterhead</text:p>
          </table:table-cell>
          <table:table-cell office:value-type="string" table:style-name="ce14">
            <text:p>Scotland East Coast</text:p>
          </table:table-cell>
          <table:table-cell office:value-type="float" office:value="0.53347299999999997" table:style-name="ce15">
            <text:p>0.5</text:p>
          </table:table-cell>
          <table:table-cell office:value-type="float" office:value="1.9793999999999999E-2" table:style-name="ce15">
            <text:p>-</text:p>
          </table:table-cell>
          <table:table-cell office:value-type="float" office:value="9.5659999999999999E-3" table:style-name="ce15">
            <text:p>-</text:p>
          </table:table-cell>
          <table:table-cell office:value-type="float" office:value="0.37382599999999999" table:style-name="ce15">
            <text:p>0.4</text:p>
          </table:table-cell>
          <table:table-cell office:value-type="float" office:value="3.2450000000000001E-3" table:style-name="ce15">
            <text:p>-</text:p>
          </table:table-cell>
          <table:table-cell office:value-type="float" office:value="0.455289" table:style-name="ce15">
            <text:p>0.5</text:p>
          </table:table-cell>
          <table:table-cell office:value-type="float" office:value="1.3951929999999999" table:style-name="ce15">
            <text:p>1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lymouth</text:p>
          </table:table-cell>
          <table:table-cell office:value-type="string" table:style-name="ce14">
            <text:p>West Country</text:p>
          </table:table-cell>
          <table:table-cell office:value-type="float" office:value="2.115475" table:style-name="ce15">
            <text:p>2.1</text:p>
          </table:table-cell>
          <table:table-cell office:value-type="float" office:value="1.888479" table:style-name="ce15">
            <text:p>1.9</text:p>
          </table:table-cell>
          <table:table-cell office:value-type="float" office:value="1.1391E-2" table:style-name="ce15">
            <text:p>-</text:p>
          </table:table-cell>
          <table:table-cell office:value-type="float" office:value="1.148774" table:style-name="ce15">
            <text:p>1.1</text:p>
          </table:table-cell>
          <table:table-cell office:value-type="float" office:value="1.6369999999999999E-2" table:style-name="ce15">
            <text:p>-</text:p>
          </table:table-cell>
          <table:table-cell office:value-type="float" office:value="6.7889999999999999E-3" table:style-name="ce15">
            <text:p>-</text:p>
          </table:table-cell>
          <table:table-cell office:value-type="float" office:value="5.1872780000000001" table:style-name="ce15">
            <text:p>5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oole</text:p>
          </table:table-cell>
          <table:table-cell office:value-type="string" table:style-name="ce14">
            <text:p>West Country</text:p>
          </table:table-cell>
          <table:table-cell office:value-type="float" office:value="0.218054" table:style-name="ce15">
            <text:p>0.2</text:p>
          </table:table-cell>
          <table:table-cell office:value-type="float" office:value="2.3786260000000001" table:style-name="ce15">
            <text:p>2.4</text:p>
          </table:table-cell>
          <table:table-cell office:value-type="float" office:value="0" table:style-name="ce15">
            <text:p>-</text:p>
          </table:table-cell>
          <table:table-cell office:value-type="float" office:value="0.60374300000000003" table:style-name="ce15">
            <text:p>0.6</text:p>
          </table:table-cell>
          <table:table-cell office:value-type="float" office:value="0" table:style-name="ce15">
            <text:p>-</text:p>
          </table:table-cell>
          <table:table-cell office:value-type="float" office:value="0.221914" table:style-name="ce15">
            <text:p>0.2</text:p>
          </table:table-cell>
          <table:table-cell office:value-type="float" office:value="3.4223370000000002" table:style-name="ce15">
            <text:p>3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ort Talbot</text:p>
          </table:table-cell>
          <table:table-cell office:value-type="string" table:style-name="ce14">
            <text:p>Bristol Channel</text:p>
          </table:table-cell>
          <table:table-cell office:value-type="float" office:value="0.118551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4.212414000000001" table:style-name="ce15">
            <text:p>14.2</text:p>
          </table:table-cell>
          <table:table-cell office:value-type="float" office:value="0" table:style-name="ce15">
            <text:p>-</text:p>
          </table:table-cell>
          <table:table-cell office:value-type="float" office:value="2.6977999999999999E-2" table:style-name="ce15">
            <text:p>-</text:p>
          </table:table-cell>
          <table:table-cell office:value-type="float" office:value="14.357943000000001" table:style-name="ce15">
            <text:p>14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orthoustock</text:p>
          </table:table-cell>
          <table:table-cell office:value-type="string" table:style-name="ce14">
            <text:p>West Country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0890500000000001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3.9212999999999998E-2" table:style-name="ce15">
            <text:p>-</text:p>
          </table:table-cell>
          <table:table-cell office:value-type="float" office:value="0.24811800000000001" table:style-name="ce15">
            <text:p>0.2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Portsmouth<text:span text:style-name="T1">1</text:span></text:p>
          </table:table-cell>
          <table:table-cell office:value-type="string" table:style-name="ce14">
            <text:p>Sussex and Hampshire</text:p>
          </table:table-cell>
          <table:table-cell office:value-type="float" office:value="1.8201080000000001" table:style-name="ce15">
            <text:p>1.8</text:p>
          </table:table-cell>
          <table:table-cell office:value-type="float" office:value="13.691533" table:style-name="ce15">
            <text:p>13.7</text:p>
          </table:table-cell>
          <table:table-cell office:value-type="float" office:value="0.54732400000000003" table:style-name="ce15">
            <text:p>0.5</text:p>
          </table:table-cell>
          <table:table-cell office:value-type="float" office:value="2.0239829999999999" table:style-name="ce15">
            <text:p>2.0</text:p>
          </table:table-cell>
          <table:table-cell office:value-type="float" office:value="2.2474000000000001E-2" table:style-name="ce15">
            <text:p>-</text:p>
          </table:table-cell>
          <table:table-cell office:value-type="float" office:value="6.7990000000000004E-3" table:style-name="ce15">
            <text:p>-</text:p>
          </table:table-cell>
          <table:table-cell office:value-type="float" office:value="18.112221000000002" table:style-name="ce15">
            <text:p>18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amsgate</text:p>
          </table:table-cell>
          <table:table-cell office:value-type="string" table:style-name="ce14">
            <text:p>Thames and Kent</text:p>
          </table:table-cell>
          <table:table-cell office:value-type="float" office:value="0.27715200000000001" table:style-name="ce15">
            <text:p>0.3</text:p>
          </table:table-cell>
          <table:table-cell office:value-type="float" office:value="6.5989509999999996" table:style-name="ce15">
            <text:p>6.6</text:p>
          </table:table-cell>
          <table:table-cell office:value-type="float" office:value="0" table:style-name="ce15">
            <text:p>-</text:p>
          </table:table-cell>
          <table:table-cell office:value-type="float" office:value="4.7716000000000001E-2" table:style-name="ce15">
            <text:p>-</text:p>
          </table:table-cell>
          <table:table-cell office:value-type="float" office:value="1.1017000000000001E-2" table:style-name="ce15">
            <text:p>-</text:p>
          </table:table-cell>
          <table:table-cell office:value-type="float" office:value="5.5055E-2" table:style-name="ce15">
            <text:p>0.1</text:p>
          </table:table-cell>
          <table:table-cell office:value-type="float" office:value="6.9898910000000001" table:style-name="ce15">
            <text:p>7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iver Ouse</text:p>
          </table:table-cell>
          <table:table-cell office:value-type="string" table:style-name="ce14">
            <text:p>Humber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7929399999999999" table:style-name="ce15">
            <text:p>0.3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7929399999999999" table:style-name="ce15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iver Trent</text:p>
          </table:table-cell>
          <table:table-cell office:value-type="string" table:style-name="ce14">
            <text:p>Humber</text:p>
          </table:table-cell>
          <table:table-cell office:value-type="float" office:value="5.0886000000000001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7.0080000000000003E-3" table:style-name="ce15">
            <text:p>-</text:p>
          </table:table-cell>
          <table:table-cell office:value-type="float" office:value="1.999215" table:style-name="ce15">
            <text:p>2.0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0571090000000001" table:style-name="ce15">
            <text:p>2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ivers Hull and Humber</text:p>
          </table:table-cell>
          <table:table-cell office:value-type="string" table:style-name="ce14">
            <text:p>Humber</text:p>
          </table:table-cell>
          <table:table-cell office:value-type="float" office:value="12.631593000000001" table:style-name="ce15">
            <text:p>12.6</text:p>
          </table:table-cell>
          <table:table-cell office:value-type="float" office:value="2.5839999999999999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3466149999999999" table:style-name="ce15">
            <text:p>1.3</text:p>
          </table:table-cell>
          <table:table-cell office:value-type="float" office:value="0" table:style-name="ce15">
            <text:p>-</text:p>
          </table:table-cell>
          <table:table-cell office:value-type="float" office:value="2.3509999999999998E-3" table:style-name="ce15">
            <text:p>-</text:p>
          </table:table-cell>
          <table:table-cell office:value-type="float" office:value="13.983143" table:style-name="ce15">
            <text:p>14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ye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1383500000000001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1.0272999999999999E-2" table:style-name="ce15">
            <text:p>-</text:p>
          </table:table-cell>
          <table:table-cell office:value-type="float" office:value="0.124108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crabster</text:p>
          </table:table-cell>
          <table:table-cell office:value-type="string" table:style-name="ce14">
            <text:p>Scotland East Coast</text:p>
          </table:table-cell>
          <table:table-cell office:value-type="float" office:value="3.4737999999999998E-2" table:style-name="ce15">
            <text:p>-</text:p>
          </table:table-cell>
          <table:table-cell office:value-type="float" office:value="1.1897470000000001" table:style-name="ce15">
            <text:p>1.2</text:p>
          </table:table-cell>
          <table:table-cell office:value-type="float" office:value="0" table:style-name="ce15">
            <text:p>-</text:p>
          </table:table-cell>
          <table:table-cell office:value-type="float" office:value="2.1708000000000002E-2" table:style-name="ce15">
            <text:p>-</text:p>
          </table:table-cell>
          <table:table-cell office:value-type="float" office:value="6.1500000000000001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252343" table:style-name="ce15">
            <text:p>1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eaham</text:p>
          </table:table-cell>
          <table:table-cell office:value-type="string" table:style-name="ce14">
            <text:p>North East</text:p>
          </table:table-cell>
          <table:table-cell office:value-type="float" office:value="2.513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4577099999999997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5.3270000000000001E-3" table:style-name="ce15">
            <text:p>-</text:p>
          </table:table-cell>
          <table:table-cell office:value-type="float" office:value="0.45361099999999999" table:style-name="ce15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harpness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4707200000000002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7.8370000000000002E-3" table:style-name="ce15">
            <text:p>-</text:p>
          </table:table-cell>
          <table:table-cell office:value-type="float" office:value="0.45490900000000001" table:style-name="ce15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horeham</text:p>
          </table:table-cell>
          <table:table-cell office:value-type="string" table:style-name="ce14">
            <text:p>Sussex and Hampshire</text:p>
          </table:table-cell>
          <table:table-cell office:value-type="float" office:value="0.25477499999999997" table:style-name="ce15">
            <text:p>0.3</text:p>
          </table:table-cell>
          <table:table-cell office:value-type="float" office:value="0" table:style-name="ce15">
            <text:p>-</text:p>
          </table:table-cell>
          <table:table-cell office:value-type="float" office:value="2.325E-2" table:style-name="ce15">
            <text:p>-</text:p>
          </table:table-cell>
          <table:table-cell office:value-type="float" office:value="0.94753299999999996" table:style-name="ce15">
            <text:p>0.9</text:p>
          </table:table-cell>
          <table:table-cell office:value-type="float" office:value="0" table:style-name="ce15">
            <text:p>-</text:p>
          </table:table-cell>
          <table:table-cell office:value-type="float" office:value="1.2769029999999999" table:style-name="ce15">
            <text:p>1.3</text:p>
          </table:table-cell>
          <table:table-cell office:value-type="float" office:value="2.5024609999999998" table:style-name="ce15">
            <text:p>2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illoth</text:p>
          </table:table-cell>
          <table:table-cell office:value-type="string" table:style-name="ce14">
            <text:p>Lancs and Cumbria</text:p>
          </table:table-cell>
          <table:table-cell office:value-type="float" office:value="2.3078999999999999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26651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4973100000000001" table:style-name="ce15">
            <text:p>0.2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Southampton<text:span text:style-name="T1">1</text:span></text:p>
          </table:table-cell>
          <table:table-cell office:value-type="string" table:style-name="ce14">
            <text:p>Sussex and Hampshire</text:p>
          </table:table-cell>
          <table:table-cell office:value-type="float" office:value="46.087318000000003" table:style-name="ce15">
            <text:p>46.1</text:p>
          </table:table-cell>
          <table:table-cell office:value-type="float" office:value="0.86975599999999997" table:style-name="ce15">
            <text:p>0.9</text:p>
          </table:table-cell>
          <table:table-cell office:value-type="float" office:value="51.918945999999998" table:style-name="ce15">
            <text:p>51.9</text:p>
          </table:table-cell>
          <table:table-cell office:value-type="float" office:value="18.323504" table:style-name="ce15">
            <text:p>18.3</text:p>
          </table:table-cell>
          <table:table-cell office:value-type="float" office:value="2.589753" table:style-name="ce15">
            <text:p>2.6</text:p>
          </table:table-cell>
          <table:table-cell office:value-type="float" office:value="2.341021" table:style-name="ce15">
            <text:p>2.3</text:p>
          </table:table-cell>
          <table:table-cell office:value-type="float" office:value="122.130298" table:style-name="ce15">
            <text:p>122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tornoway</text:p>
          </table:table-cell>
          <table:table-cell office:value-type="string" table:style-name="ce14">
            <text:p>Scotland West Coast</text:p>
          </table:table-cell>
          <table:table-cell office:value-type="float" office:value="0.13948099999999999" table:style-name="ce15">
            <text:p>0.1</text:p>
          </table:table-cell>
          <table:table-cell office:value-type="float" office:value="9.8400000000000007E-4" table:style-name="ce15">
            <text:p>-</text:p>
          </table:table-cell>
          <table:table-cell office:value-type="float" office:value="2.2457999999999999E-2" table:style-name="ce15">
            <text:p>-</text:p>
          </table:table-cell>
          <table:table-cell office:value-type="float" office:value="9.1864000000000001E-2" table:style-name="ce15">
            <text:p>0.1</text:p>
          </table:table-cell>
          <table:table-cell office:value-type="float" office:value="6.1908999999999999E-2" table:style-name="ce15">
            <text:p>0.1</text:p>
          </table:table-cell>
          <table:table-cell office:value-type="float" office:value="0.14372199999999999" table:style-name="ce15">
            <text:p>0.1</text:p>
          </table:table-cell>
          <table:table-cell office:value-type="float" office:value="0.46041799999999999" table:style-name="ce15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tranraer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4.7653699999999999" table:style-name="ce15">
            <text:p>4.8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.7653699999999999" table:style-name="ce15">
            <text:p>4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ullom Voe</text:p>
          </table:table-cell>
          <table:table-cell office:value-type="string" table:style-name="ce14">
            <text:p>Scotland East Coast</text:p>
          </table:table-cell>
          <table:table-cell office:value-type="float" office:value="19.440498999999999" table:style-name="ce15">
            <text:p>19.4</text:p>
          </table:table-cell>
          <table:table-cell office:value-type="float" office:value="1.5899999999999999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83863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4.202E-3" table:style-name="ce15">
            <text:p>-</text:p>
          </table:table-cell>
          <table:table-cell office:value-type="float" office:value="19.628723000000001" table:style-name="ce15">
            <text:p>19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underland</text:p>
          </table:table-cell>
          <table:table-cell office:value-type="string" table:style-name="ce14">
            <text:p>North East</text:p>
          </table:table-cell>
          <table:table-cell office:value-type="float" office:value="4.7564000000000002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.6499999999999996E-3" table:style-name="ce15">
            <text:p>-</text:p>
          </table:table-cell>
          <table:table-cell office:value-type="float" office:value="0.49883100000000002" table:style-name="ce15">
            <text:p>0.5</text:p>
          </table:table-cell>
          <table:table-cell office:value-type="float" office:value="1.56E-4" table:style-name="ce15">
            <text:p>-</text:p>
          </table:table-cell>
          <table:table-cell office:value-type="float" office:value="3.5911999999999999E-2" table:style-name="ce15">
            <text:p>-</text:p>
          </table:table-cell>
          <table:table-cell office:value-type="float" office:value="0.587113" table:style-name="ce15">
            <text:p>0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utton Bridge</text:p>
          </table:table-cell>
          <table:table-cell office:value-type="string" table:style-name="ce14">
            <text:p>Wash &amp; Northern E Angl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0294000000000005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0294000000000005" table:style-name="ce15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wansea</text:p>
          </table:table-cell>
          <table:table-cell office:value-type="string" table:style-name="ce14">
            <text:p>Bristol Channel</text:p>
          </table:table-cell>
          <table:table-cell office:value-type="float" office:value="2.1256000000000001E-2" table:style-name="ce15">
            <text:p>-</text:p>
          </table:table-cell>
          <table:table-cell office:value-type="float" office:value="0.37699100000000002" table:style-name="ce15">
            <text:p>0.4</text:p>
          </table:table-cell>
          <table:table-cell office:value-type="float" office:value="4.8247999999999999E-2" table:style-name="ce15">
            <text:p>-</text:p>
          </table:table-cell>
          <table:table-cell office:value-type="float" office:value="0.56464800000000004" table:style-name="ce15">
            <text:p>0.6</text:p>
          </table:table-cell>
          <table:table-cell office:value-type="float" office:value="1.395E-3" table:style-name="ce15">
            <text:p>-</text:p>
          </table:table-cell>
          <table:table-cell office:value-type="float" office:value="0.24799099999999999" table:style-name="ce15">
            <text:p>0.2</text:p>
          </table:table-cell>
          <table:table-cell office:value-type="float" office:value="1.260529" table:style-name="ce15">
            <text:p>1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Tees and Hartlepool</text:p>
          </table:table-cell>
          <table:table-cell office:value-type="string" table:style-name="ce14">
            <text:p>North East</text:p>
          </table:table-cell>
          <table:table-cell office:value-type="float" office:value="36.169103" table:style-name="ce15">
            <text:p>36.2</text:p>
          </table:table-cell>
          <table:table-cell office:value-type="float" office:value="4.9885260000000002" table:style-name="ce15">
            <text:p>5.0</text:p>
          </table:table-cell>
          <table:table-cell office:value-type="float" office:value="6.3399429999999999" table:style-name="ce15">
            <text:p>6.3</text:p>
          </table:table-cell>
          <table:table-cell office:value-type="float" office:value="11.45482" table:style-name="ce15">
            <text:p>11.5</text:p>
          </table:table-cell>
          <table:table-cell office:value-type="float" office:value="0" table:style-name="ce15">
            <text:p>-</text:p>
          </table:table-cell>
          <table:table-cell office:value-type="float" office:value="0.71845999999999999" table:style-name="ce15">
            <text:p>0.7</text:p>
          </table:table-cell>
          <table:table-cell office:value-type="float" office:value="59.670851999999996" table:style-name="ce15">
            <text:p>59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Teignmouth</text:p>
          </table:table-cell>
          <table:table-cell office:value-type="string" table:style-name="ce14">
            <text:p>West Country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6166000000000005" table:style-name="ce15">
            <text:p>0.6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6166000000000005" table:style-name="ce15">
            <text:p>0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Troon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1.0102599999999999" table:style-name="ce15">
            <text:p>1.0</text:p>
          </table:table-cell>
          <table:table-cell office:value-type="float" office:value="0" table:style-name="ce15">
            <text:p>-</text:p>
          </table:table-cell>
          <table:table-cell office:value-type="float" office:value="0.25105" table:style-name="ce15">
            <text:p>0.3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2613099999999999" table:style-name="ce15">
            <text:p>1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Tyne</text:p>
          </table:table-cell>
          <table:table-cell office:value-type="string" table:style-name="ce14">
            <text:p>North East</text:p>
          </table:table-cell>
          <table:table-cell office:value-type="float" office:value="0.30802200000000002" table:style-name="ce15">
            <text:p>0.3</text:p>
          </table:table-cell>
          <table:table-cell office:value-type="float" office:value="1.6184529999999999" table:style-name="ce15">
            <text:p>1.6</text:p>
          </table:table-cell>
          <table:table-cell office:value-type="float" office:value="1.1315299999999999" table:style-name="ce15">
            <text:p>1.1</text:p>
          </table:table-cell>
          <table:table-cell office:value-type="float" office:value="6.8069389999999999" table:style-name="ce15">
            <text:p>6.8</text:p>
          </table:table-cell>
          <table:table-cell office:value-type="float" office:value="8.6553000000000005E-2" table:style-name="ce15">
            <text:p>0.1</text:p>
          </table:table-cell>
          <table:table-cell office:value-type="float" office:value="1.117022" table:style-name="ce15">
            <text:p>1.1</text:p>
          </table:table-cell>
          <table:table-cell office:value-type="float" office:value="11.068519" table:style-name="ce15">
            <text:p>11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allasea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81726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81726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arrenpoint</text:p>
          </table:table-cell>
          <table:table-cell office:value-type="string" table:style-name="ce14">
            <text:p>Northern Ireland</text:p>
          </table:table-cell>
          <table:table-cell office:value-type="float" office:value="0" table:style-name="ce15">
            <text:p>-</text:p>
          </table:table-cell>
          <table:table-cell office:value-type="float" office:value="3.0990090000000001" table:style-name="ce15">
            <text:p>3.1</text:p>
          </table:table-cell>
          <table:table-cell office:value-type="float" office:value="7.0980000000000001E-3" table:style-name="ce15">
            <text:p>-</text:p>
          </table:table-cell>
          <table:table-cell office:value-type="float" office:value="1.009263" table:style-name="ce15">
            <text:p>1.0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.1153700000000004" table:style-name="ce15">
            <text:p>4.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4">
            <text:p>Weymouth &amp; Portland</text:p>
          </table:table-cell>
          <table:table-cell office:value-type="string" table:style-name="ce14">
            <text:p>West Country</text:p>
          </table:table-cell>
          <table:table-cell office:value-type="float" office:value="2.3420679999999998" table:style-name="ce15">
            <text:p>2.3</text:p>
          </table:table-cell>
          <table:table-cell office:value-type="float" office:value="9.5445000000000002E-2" table:style-name="ce15">
            <text:p>0.1</text:p>
          </table:table-cell>
          <table:table-cell office:value-type="float" office:value="3.0172999999999998E-2" table:style-name="ce15">
            <text:p>-</text:p>
          </table:table-cell>
          <table:table-cell office:value-type="float" office:value="0.40298099999999998" table:style-name="ce15">
            <text:p>0.4</text:p>
          </table:table-cell>
          <table:table-cell office:value-type="float" office:value="4.2546E-2" table:style-name="ce15">
            <text:p>-</text:p>
          </table:table-cell>
          <table:table-cell office:value-type="float" office:value="7.4970000000000002E-3" table:style-name="ce15">
            <text:p>-</text:p>
          </table:table-cell>
          <table:table-cell office:value-type="float" office:value="2.9207100000000001" table:style-name="ce15">
            <text:p>2.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4">
            <text:p>Whitstable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7.9695000000000002E-2" table:style-name="ce15">
            <text:p>0.1</text:p>
          </table:table-cell>
          <table:table-cell office:value-type="float" office:value="1.56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7.9851000000000005E-2" table:style-name="ce15">
            <text:p>0.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4">
            <text:p>Wisbech</text:p>
          </table:table-cell>
          <table:table-cell office:value-type="string" table:style-name="ce14">
            <text:p>Wash &amp; Northern E Angl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4509000000000002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4509000000000002E-2" table:style-name="ce15">
            <text:p>0.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4">
            <text:p>Workington</text:p>
          </table:table-cell>
          <table:table-cell office:value-type="string" table:style-name="ce14">
            <text:p>Lancs and Cumbria</text:p>
          </table:table-cell>
          <table:table-cell office:value-type="float" office:value="6.8999999999999999E-3" table:style-name="ce15">
            <text:p>-</text:p>
          </table:table-cell>
          <table:table-cell office:value-type="float" office:value="6.9930000000000001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33546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4743899999999999" table:style-name="ce15">
            <text:p>0.1</text:p>
          </table:table-cell>
          <table:table-cell table:number-columns-repeated="16375" table:style-name="ce3"/>
        </table:table-row>
        <table:table-row table:style-name="ro8">
          <table:table-cell office:value-type="string" table:style-name="ce14">
            <text:p>Others</text:p>
          </table:table-cell>
          <table:table-cell table:style-name="ce16"/>
          <table:table-cell office:value-type="float" office:value="41.786943000000001" table:style-name="ce15">
            <text:p>41.8</text:p>
          </table:table-cell>
          <table:table-cell office:value-type="float" office:value="3.774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348142" table:style-name="ce15">
            <text:p>1.3</text:p>
          </table:table-cell>
          <table:table-cell office:value-type="float" office:value="2.5058E-2" table:style-name="ce15">
            <text:p>-</text:p>
          </table:table-cell>
          <table:table-cell office:value-type="float" office:value="5.8040000000000001E-2" table:style-name="ce15">
            <text:p>0.1</text:p>
          </table:table-cell>
          <table:table-cell office:value-type="float" office:value="43.221957000000003" table:style-name="ce15">
            <text:p>43.2</text:p>
          </table:table-cell>
          <table:table-cell table:number-columns-repeated="16375" table:style-name="ce3"/>
        </table:table-row>
        <table:table-row table:style-name="ro9">
          <table:table-cell office:value-type="string" table:style-name="ce14">
            <text:p>England</text:p>
          </table:table-cell>
          <table:table-cell table:style-name="ce16"/>
          <table:table-cell office:value-type="float" office:value="295.141659" table:style-name="ce15">
            <text:p>295.1</text:p>
          </table:table-cell>
          <table:table-cell office:value-type="float" office:value="306.41078199999998" table:style-name="ce15">
            <text:p>306.4</text:p>
          </table:table-cell>
          <table:table-cell office:value-type="float" office:value="269.68622099999999" table:style-name="ce15">
            <text:p>269.7</text:p>
          </table:table-cell>
          <table:table-cell office:value-type="float" office:value="178.373223" table:style-name="ce15">
            <text:p>178.4</text:p>
          </table:table-cell>
          <table:table-cell office:value-type="float" office:value="4.1658559999999998" table:style-name="ce15">
            <text:p>4.2</text:p>
          </table:table-cell>
          <table:table-cell office:value-type="float" office:value="34.36271" table:style-name="ce15">
            <text:p>34.4</text:p>
          </table:table-cell>
          <table:table-cell office:value-type="float" office:value="1088.140451" table:style-name="ce15">
            <text:p>1,088.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4">
            <text:p>Wales</text:p>
          </table:table-cell>
          <table:table-cell table:style-name="ce16"/>
          <table:table-cell office:value-type="float" office:value="58.411693999999997" table:style-name="ce15">
            <text:p>58.4</text:p>
          </table:table-cell>
          <table:table-cell office:value-type="float" office:value="24.651942999999999" table:style-name="ce15">
            <text:p>24.7</text:p>
          </table:table-cell>
          <table:table-cell office:value-type="float" office:value="0.59889800000000004" table:style-name="ce15">
            <text:p>0.6</text:p>
          </table:table-cell>
          <table:table-cell office:value-type="float" office:value="19.166017" table:style-name="ce15">
            <text:p>19.2</text:p>
          </table:table-cell>
          <table:table-cell office:value-type="float" office:value="5.1521999999999998E-2" table:style-name="ce15">
            <text:p>0.1</text:p>
          </table:table-cell>
          <table:table-cell office:value-type="float" office:value="1.6024389999999999" table:style-name="ce15">
            <text:p>1.6</text:p>
          </table:table-cell>
          <table:table-cell office:value-type="float" office:value="104.482513" table:style-name="ce15">
            <text:p>104.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4">
            <text:p>Scotland</text:p>
          </table:table-cell>
          <table:table-cell table:style-name="ce16"/>
          <table:table-cell office:value-type="float" office:value="86.364430999999996" table:style-name="ce15">
            <text:p>86.4</text:p>
          </table:table-cell>
          <table:table-cell office:value-type="float" office:value="22.758706" table:style-name="ce15">
            <text:p>22.8</text:p>
          </table:table-cell>
          <table:table-cell office:value-type="float" office:value="5.2800159999999998" table:style-name="ce15">
            <text:p>5.3</text:p>
          </table:table-cell>
          <table:table-cell office:value-type="float" office:value="28.98077" table:style-name="ce15">
            <text:p>29.0</text:p>
          </table:table-cell>
          <table:table-cell office:value-type="float" office:value="0.99380800000000002" table:style-name="ce15">
            <text:p>1.0</text:p>
          </table:table-cell>
          <table:table-cell office:value-type="float" office:value="18.408016" table:style-name="ce15">
            <text:p>18.4</text:p>
          </table:table-cell>
          <table:table-cell office:value-type="float" office:value="162.78574699999999" table:style-name="ce15">
            <text:p>162.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4">
            <text:p>Great Britain Total</text:p>
          </table:table-cell>
          <table:table-cell table:style-name="ce16"/>
          <table:table-cell office:value-type="float" office:value="439.91778399999998" table:style-name="ce15">
            <text:p>439.9</text:p>
          </table:table-cell>
          <table:table-cell office:value-type="float" office:value="353.82143100000002" table:style-name="ce15">
            <text:p>353.8</text:p>
          </table:table-cell>
          <table:table-cell office:value-type="float" office:value="275.565135" table:style-name="ce15">
            <text:p>275.6</text:p>
          </table:table-cell>
          <table:table-cell office:value-type="float" office:value="226.52001000000001" table:style-name="ce15">
            <text:p>226.5</text:p>
          </table:table-cell>
          <table:table-cell office:value-type="float" office:value="5.2111859999999997" table:style-name="ce15">
            <text:p>5.2</text:p>
          </table:table-cell>
          <table:table-cell office:value-type="float" office:value="54.373165" table:style-name="ce15">
            <text:p>54.4</text:p>
          </table:table-cell>
          <table:table-cell office:value-type="float" office:value="1355.4087109999998" table:style-name="ce15">
            <text:p>1,355.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4">
            <text:p>Northern Ireland</text:p>
          </table:table-cell>
          <table:table-cell table:style-name="ce16"/>
          <table:table-cell office:value-type="float" office:value="4.7564190000000002" table:style-name="ce15">
            <text:p>4.8</text:p>
          </table:table-cell>
          <table:table-cell office:value-type="float" office:value="30.668274" table:style-name="ce15">
            <text:p>30.7</text:p>
          </table:table-cell>
          <table:table-cell office:value-type="float" office:value="3.5994039999999998" table:style-name="ce15">
            <text:p>3.6</text:p>
          </table:table-cell>
          <table:table-cell office:value-type="float" office:value="10.777856999999999" table:style-name="ce15">
            <text:p>10.8</text:p>
          </table:table-cell>
          <table:table-cell office:value-type="float" office:value="0.20250599999999999" table:style-name="ce15">
            <text:p>0.2</text:p>
          </table:table-cell>
          <table:table-cell office:value-type="float" office:value="0.122047" table:style-name="ce15">
            <text:p>0.1</text:p>
          </table:table-cell>
          <table:table-cell office:value-type="float" office:value="50.126506999999997" table:style-name="ce15">
            <text:p>50.1</text:p>
          </table:table-cell>
          <table:table-cell table:number-columns-repeated="16375" table:style-name="ce3"/>
        </table:table-row>
        <table:table-row table:style-name="ro9">
          <table:table-cell office:value-type="string" table:style-name="ce17">
            <text:p>United Kingdom Total</text:p>
          </table:table-cell>
          <table:table-cell table:style-name="ce18"/>
          <table:table-cell office:value-type="float" office:value="444.67420299999998" table:style-name="ce31">
            <text:p>444.7</text:p>
          </table:table-cell>
          <table:table-cell office:value-type="float" office:value="384.48970500000001" table:style-name="ce31">
            <text:p>384.5</text:p>
          </table:table-cell>
          <table:table-cell office:value-type="float" office:value="279.16453899999999" table:style-name="ce31">
            <text:p>279.2</text:p>
          </table:table-cell>
          <table:table-cell office:value-type="float" office:value="237.29786700000002" table:style-name="ce31">
            <text:p>237.3</text:p>
          </table:table-cell>
          <table:table-cell office:value-type="float" office:value="5.4136919999999993" table:style-name="ce31">
            <text:p>5.4</text:p>
          </table:table-cell>
          <table:table-cell office:value-type="float" office:value="54.495212000000002" table:style-name="ce31">
            <text:p>54.5</text:p>
          </table:table-cell>
          <table:table-cell office:value-type="float" office:value="1405.5352179999998" table:style-name="ce31">
            <text:p>1,405.5</text:p>
          </table:table-cell>
          <table:table-cell table:number-columns-repeated="16375" table:style-name="ce3"/>
        </table:table-row>
        <table:table-row table:style-name="ro10">
          <table:table-cell table:style-name="ce14"/>
          <table:table-cell table:style-name="ce16"/>
          <table:table-cell table:number-columns-repeated="5" table:style-name="ce20"/>
          <table:table-cell table:number-columns-repeated="2" table:style-name="ce16"/>
          <table:table-cell table:number-columns-repeated="16375" table:style-name="ce3"/>
        </table:table-row>
        <table:table-row table:style-name="ro5">
          <table:table-cell office:value-type="string" table:style-name="ce14">
            <text:p>1 Excludes Isle of Wight ferry traffic. See Port Freight Statistics Technical Note for more details of arrivals and types of vessels that are excluded.</text:p>
          </table:table-cell>
          <table:table-cell table:style-name="ce21"/>
          <table:table-cell table:number-columns-repeated="2" table:style-name="ce22"/>
          <table:table-cell table:number-columns-repeated="3" table:style-name="ce3"/>
          <table:table-cell table:number-columns-repeated="2" table:style-name="ce22"/>
          <table:table-cell table:number-columns-repeated="16375" table:style-name="ce3"/>
        </table:table-row>
        <table:table-row table:style-name="ro5">
          <table:table-cell office:value-type="string" table:style-name="ce14">
            <text:p>R Selected figures for 2010 have been revised owing to additonal information becoming available.</text:p>
          </table:table-cell>
          <table:table-cell table:style-name="ce21"/>
          <table:table-cell table:number-columns-repeated="2" table:style-name="ce22"/>
          <table:table-cell table:number-columns-repeated="3" table:style-name="ce3"/>
          <table:table-cell table:number-columns-repeated="2" table:style-name="ce22"/>
          <table:table-cell table:number-columns-repeated="16375" table:style-name="ce3"/>
        </table:table-row>
        <table:table-row table:style-name="ro6">
          <table:table-cell office:value-type="string" table:style-name="ce34">
            <text:p><text:a xlink:href="https://www.gov.uk/government/uploads/system/uploads/attachment_data/file/230373/ports-statistics-technical-note.pdf">Technical Note</text:a></text:p>
          </table:table-cell>
          <table:table-cell table:style-name="ce35"/>
          <table:table-cell table:number-columns-repeated="7" table:style-name="ce36"/>
          <table:table-cell table:number-columns-repeated="3" table:style-name="ce38"/>
          <table:table-cell table:style-name="ce39"/>
          <table:table-cell table:number-columns-repeated="16371"/>
        </table:table-row>
        <table:table-row table:style-name="ro11">
          <table:table-cell table:style-name="ce23"/>
          <table:table-cell table:style-name="ce24"/>
          <table:table-cell table:number-columns-repeated="2" table:style-name="ce22"/>
          <table:table-cell table:number-columns-repeated="3" table:style-name="ce3"/>
          <table:table-cell table:style-name="ce22"/>
          <table:table-cell table:number-columns-repeated="16376" table:style-name="ce3"/>
        </table:table-row>
        <table:table-row table:style-name="ro5">
          <table:table-cell office:value-type="string" table:style-name="ce14">
            <text:p>Telephone: 020 7944 4119</text:p>
          </table:table-cell>
          <table:table-cell table:number-columns-repeated="2" table:style-name="ce25"/>
          <table:table-cell table:style-name="ce26"/>
          <table:table-cell table:number-columns-repeated="3" table:style-name="ce3"/>
          <table:table-cell table:style-name="ce25"/>
          <table:table-cell office:value-type="string" table:style-name="ce27">
            <text:p>Source: Lloyd's List Intelligence, DfT Maritime Statistics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Email: maritime.stats@dft.gsi.gov.uk</text:p>
          </table:table-cell>
          <table:table-cell table:number-columns-repeated="2" table:style-name="ce25"/>
          <table:table-cell table:style-name="ce28"/>
          <table:table-cell table:number-columns-repeated="3" table:style-name="ce3"/>
          <table:table-cell table:style-name="ce25"/>
          <table:table-cell office:value-type="string" table:style-name="ce32">
            <text:p>Last updated: 27 August 2014</text:p>
          </table:table-cell>
          <table:table-cell table:number-columns-repeated="16375"/>
        </table:table-row>
        <table:table-row table:style-name="ro5">
          <table:table-cell office:value-type="string" table:style-name="ce29">
            <text:p>These figures fall outside the scope of National Statistics.</text:p>
          </table:table-cell>
          <table:table-cell table:number-columns-repeated="2" table:style-name="ce23"/>
          <table:table-cell table:style-name="ce28"/>
          <table:table-cell table:number-columns-repeated="3" table:style-name="ce3"/>
          <table:table-cell table:style-name="ce23"/>
          <table:table-cell office:value-type="string" table:style-name="ce32">
            <text:p>Next updated: August 2015</text:p>
          </table:table-cell>
          <table:table-cell table:number-columns-repeated="16375"/>
        </table:table-row>
        <table:table-row table:style-name="ro5">
          <table:table-cell table:style-name="ce3"/>
          <table:table-cell table:number-columns-repeated="2" table:style-name="ce29"/>
          <table:table-cell table:style-name="ce28"/>
          <table:table-cell table:number-columns-repeated="3" table:style-name="ce3"/>
          <table:table-cell table:style-name="ce29"/>
          <table:table-cell table:number-columns-repeated="16376" table:style-name="ce3"/>
        </table:table-row>
        <table:table-row table:number-rows-repeated="1048459" table:style-name="ro5">
          <table:table-cell table:number-columns-repeated="16384"/>
        </table:table-row>
        <table:named-expressions>
          <table:named-range table:name="Print_Area" table:cell-range-address="PORT0603_2010.$A$1:PORT0603_2010.$I$116" table:base-cell-address="PORT0603_2010.$A$1"/>
          <table:named-expression table:name="Print_Titles" table:expression="of:=[PORT0603_2010.$A:.$B]~[PORT0603_2010.$5:.$6]" table:base-cell-address="PORT0603_2017.$A$1"/>
        </table:named-expressions>
      </table:table>
      <table:table table:name="PORT0603_2009" table:style-name="ta3">
        <table:table-column table:style-name="co9" table:default-cell-style-name="ce3"/>
        <table:table-column table:style-name="co10" table:default-cell-style-name="ce3"/>
        <table:table-column table:style-name="co3" table:number-columns-repeated="7" table:default-cell-style-name="ce3"/>
        <table:table-column table:style-name="co4" table:number-columns-repeated="16375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collections/maritime-and-shipping-statistics">Maritime and shipping statistics</text:a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5">
            <text:p>Table PORT0603</text:p>
          </table:table-cell>
          <table:table-cell table:number-columns-repeated="16383" table:style-name="ce3"/>
        </table:table-row>
        <table:table-row table:style-name="ro7">
          <table:table-cell office:value-type="string" table:style-name="ce6">
            <text:p>UK ports, sum of deadweight of ships arriving by type: 2009<text:span text:style-name="T4">R</text:span></text:p>
          </table:table-cell>
          <table:table-cell table:style-name="ce6"/>
          <table:table-cell table:number-columns-repeated="2" table:style-name="ce7"/>
          <table:table-cell table:number-columns-repeated="3" table:style-name="ce8"/>
          <table:table-cell table:number-columns-repeated="2" table:style-name="ce6"/>
          <table:table-cell table:number-columns-repeated="16375"/>
        </table:table-row>
        <table:table-row table:style-name="ro5">
          <table:table-cell table:number-columns-repeated="8" table:style-name="ce9"/>
          <table:table-cell office:value-type="string" table:style-name="ce10">
            <text:p>Million Dwt</text:p>
          </table:table-cell>
          <table:table-cell table:number-columns-repeated="16375"/>
        </table:table-row>
        <table:table-row table:style-name="ro4">
          <table:table-cell office:value-type="string" table:style-name="ce11">
            <text:p>Ports</text:p>
          </table:table-cell>
          <table:table-cell office:value-type="string" table:style-name="ce11">
            <text:p>Port Group</text:p>
          </table:table-cell>
          <table:table-cell office:value-type="string" table:style-name="ce12">
            <text:p>Tankers</text:p>
          </table:table-cell>
          <table:table-cell office:value-type="string" table:style-name="ce12">
            <text:p>Ro-Ro vessels</text:p>
          </table:table-cell>
          <table:table-cell office:value-type="string" table:style-name="ce12">
            <text:p>Fully cellular container vessels</text:p>
          </table:table-cell>
          <table:table-cell office:value-type="string" table:style-name="ce12">
            <text:p>Other dry cargo vessels</text:p>
          </table:table-cell>
          <table:table-cell office:value-type="string" table:style-name="ce12">
            <text:p>Passenger vessels</text:p>
          </table:table-cell>
          <table:table-cell office:value-type="string" table:style-name="ce12">
            <text:p>Other vessels</text:p>
          </table:table-cell>
          <table:table-cell office:value-type="string" table:style-name="ce13">
            <text:p>Total all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Aberdeen</text:p>
          </table:table-cell>
          <table:table-cell office:value-type="string" table:style-name="ce14">
            <text:p>Scotland East Coast</text:p>
          </table:table-cell>
          <table:table-cell office:value-type="float" office:value="1.7324470000000001" table:style-name="ce15">
            <text:p>1.7</text:p>
          </table:table-cell>
          <table:table-cell office:value-type="float" office:value="1.810867" table:style-name="ce15">
            <text:p>1.8</text:p>
          </table:table-cell>
          <table:table-cell office:value-type="float" office:value="3.5490000000000001E-3" table:style-name="ce15">
            <text:p>-</text:p>
          </table:table-cell>
          <table:table-cell office:value-type="float" office:value="1.812387" table:style-name="ce15">
            <text:p>1.8</text:p>
          </table:table-cell>
          <table:table-cell office:value-type="float" office:value="7.8410000000000007E-3" table:style-name="ce15">
            <text:p>-</text:p>
          </table:table-cell>
          <table:table-cell office:value-type="float" office:value="16.239640000000001" table:style-name="ce15">
            <text:p>16.2</text:p>
          </table:table-cell>
          <table:table-cell office:value-type="float" office:value="21.606731" table:style-name="ce15">
            <text:p>21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Ardrishaig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8002999999999998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8002999999999998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Ayr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0751399999999999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5.5360000000000001E-3" table:style-name="ce15">
            <text:p>-</text:p>
          </table:table-cell>
          <table:table-cell office:value-type="float" office:value="0.41304999999999997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arrow</text:p>
          </table:table-cell>
          <table:table-cell office:value-type="string" table:style-name="ce14">
            <text:p>Lancs and Cumbria</text:p>
          </table:table-cell>
          <table:table-cell office:value-type="float" office:value="5.0210999999999999E-2" table:style-name="ce15">
            <text:p>0.1</text:p>
          </table:table-cell>
          <table:table-cell office:value-type="float" office:value="6.6030000000000004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9.1449000000000003E-2" table:style-name="ce15">
            <text:p>0.1</text:p>
          </table:table-cell>
          <table:table-cell office:value-type="float" office:value="5.4000000000000003E-3" table:style-name="ce15">
            <text:p>-</text:p>
          </table:table-cell>
          <table:table-cell office:value-type="float" office:value="5.4472E-2" table:style-name="ce15">
            <text:p>0.1</text:p>
          </table:table-cell>
          <table:table-cell office:value-type="float" office:value="0.20813499999999999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arry</text:p>
          </table:table-cell>
          <table:table-cell office:value-type="string" table:style-name="ce14">
            <text:p>Bristol Channel</text:p>
          </table:table-cell>
          <table:table-cell office:value-type="float" office:value="0.40279999999999999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7.7044000000000001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2.134E-3" table:style-name="ce15">
            <text:p>-</text:p>
          </table:table-cell>
          <table:table-cell office:value-type="float" office:value="0.48197800000000002" table:style-name="ce15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elfast</text:p>
          </table:table-cell>
          <table:table-cell office:value-type="string" table:style-name="ce14">
            <text:p>Northern Ireland</text:p>
          </table:table-cell>
          <table:table-cell office:value-type="float" office:value="3.5512260000000002" table:style-name="ce15">
            <text:p>3.6</text:p>
          </table:table-cell>
          <table:table-cell office:value-type="float" office:value="11.549868" table:style-name="ce15">
            <text:p>11.5</text:p>
          </table:table-cell>
          <table:table-cell office:value-type="float" office:value="4.222359" table:style-name="ce15">
            <text:p>4.2</text:p>
          </table:table-cell>
          <table:table-cell office:value-type="float" office:value="5.9188599999999996" table:style-name="ce15">
            <text:p>5.9</text:p>
          </table:table-cell>
          <table:table-cell office:value-type="float" office:value="0.204981" table:style-name="ce15">
            <text:p>0.2</text:p>
          </table:table-cell>
          <table:table-cell office:value-type="float" office:value="2.0448999999999998E-2" table:style-name="ce15">
            <text:p>-</text:p>
          </table:table-cell>
          <table:table-cell office:value-type="float" office:value="25.467742999999999" table:style-name="ce15">
            <text:p>25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erwick</text:p>
          </table:table-cell>
          <table:table-cell office:value-type="string" table:style-name="ce14">
            <text:p>North E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3004000000000004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3004000000000004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lyth</text:p>
          </table:table-cell>
          <table:table-cell office:value-type="string" table:style-name="ce14">
            <text:p>North E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7178000000000005E-2" table:style-name="ce15">
            <text:p>0.1</text:p>
          </table:table-cell>
          <table:table-cell office:value-type="float" office:value="1.25065" table:style-name="ce15">
            <text:p>1.3</text:p>
          </table:table-cell>
          <table:table-cell office:value-type="float" office:value="0" table:style-name="ce15">
            <text:p>-</text:p>
          </table:table-cell>
          <table:table-cell office:value-type="float" office:value="7.4700000000000001E-3" table:style-name="ce15">
            <text:p>-</text:p>
          </table:table-cell>
          <table:table-cell office:value-type="float" office:value="1.3452980000000001" table:style-name="ce15">
            <text:p>1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oston</text:p>
          </table:table-cell>
          <table:table-cell office:value-type="string" table:style-name="ce14">
            <text:p>Wash &amp; Northern E Anglia</text:p>
          </table:table-cell>
          <table:table-cell office:value-type="float" office:value="1.0612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001959" table:style-name="ce15">
            <text:p>1.0</text:p>
          </table:table-cell>
          <table:table-cell office:value-type="float" office:value="0" table:style-name="ce15">
            <text:p>-</text:p>
          </table:table-cell>
          <table:table-cell office:value-type="float" office:value="8.1480000000000007E-3" table:style-name="ce15">
            <text:p>-</text:p>
          </table:table-cell>
          <table:table-cell office:value-type="float" office:value="1.0207189999999999" table:style-name="ce15">
            <text:p>1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ridgwater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5449999999999999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6999999999999999E-3" table:style-name="ce15">
            <text:p>-</text:p>
          </table:table-cell>
          <table:table-cell office:value-type="float" office:value="3.2450000000000001E-3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rightlingsea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12608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1260899999999999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ristol</text:p>
          </table:table-cell>
          <table:table-cell office:value-type="string" table:style-name="ce14">
            <text:p>Bristol Channel</text:p>
          </table:table-cell>
          <table:table-cell office:value-type="float" office:value="2.2002220000000001" table:style-name="ce15">
            <text:p>2.2</text:p>
          </table:table-cell>
          <table:table-cell office:value-type="float" office:value="0" table:style-name="ce15">
            <text:p>-</text:p>
          </table:table-cell>
          <table:table-cell office:value-type="float" office:value="1.612635" table:style-name="ce15">
            <text:p>1.6</text:p>
          </table:table-cell>
          <table:table-cell office:value-type="float" office:value="12.878829" table:style-name="ce15">
            <text:p>12.9</text:p>
          </table:table-cell>
          <table:table-cell office:value-type="float" office:value="0" table:style-name="ce15">
            <text:p>-</text:p>
          </table:table-cell>
          <table:table-cell office:value-type="float" office:value="0.57162400000000002" table:style-name="ce15">
            <text:p>0.6</text:p>
          </table:table-cell>
          <table:table-cell office:value-type="float" office:value="17.263310000000001" table:style-name="ce15">
            <text:p>17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Buckie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7.0280000000000004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23655" table:style-name="ce15">
            <text:p>0.1</text:p>
          </table:table-cell>
          <table:table-cell office:value-type="float" office:value="2.0000000000000001E-4" table:style-name="ce15">
            <text:p>-</text:p>
          </table:table-cell>
          <table:table-cell office:value-type="float" office:value="3.2000000000000002E-3" table:style-name="ce15">
            <text:p>-</text:p>
          </table:table-cell>
          <table:table-cell office:value-type="float" office:value="0.13408300000000001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airnryan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8.7425320000000006" table:style-name="ce15">
            <text:p>8.7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7425320000000006" table:style-name="ce15">
            <text:p>8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ardiff</text:p>
          </table:table-cell>
          <table:table-cell office:value-type="string" table:style-name="ce14">
            <text:p>Bristol Channel</text:p>
          </table:table-cell>
          <table:table-cell office:value-type="float" office:value="1.5304949999999999" table:style-name="ce15">
            <text:p>1.5</text:p>
          </table:table-cell>
          <table:table-cell office:value-type="float" office:value="0" table:style-name="ce15">
            <text:p>-</text:p>
          </table:table-cell>
          <table:table-cell office:value-type="float" office:value="0.29337299999999999" table:style-name="ce15">
            <text:p>0.3</text:p>
          </table:table-cell>
          <table:table-cell office:value-type="float" office:value="0.90488299999999999" table:style-name="ce15">
            <text:p>0.9</text:p>
          </table:table-cell>
          <table:table-cell office:value-type="float" office:value="8.7950000000000007E-3" table:style-name="ce15">
            <text:p>-</text:p>
          </table:table-cell>
          <table:table-cell office:value-type="float" office:value="0.39227299999999998" table:style-name="ce15">
            <text:p>0.4</text:p>
          </table:table-cell>
          <table:table-cell office:value-type="float" office:value="3.1298189999999999" table:style-name="ce15">
            <text:p>3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lyde</text:p>
          </table:table-cell>
          <table:table-cell office:value-type="string" table:style-name="ce14">
            <text:p>Scotland West Coast</text:p>
          </table:table-cell>
          <table:table-cell office:value-type="float" office:value="6.9346709999999998" table:style-name="ce15">
            <text:p>6.9</text:p>
          </table:table-cell>
          <table:table-cell office:value-type="float" office:value="0.22297600000000001" table:style-name="ce15">
            <text:p>0.2</text:p>
          </table:table-cell>
          <table:table-cell office:value-type="float" office:value="2.3694989999999998" table:style-name="ce15">
            <text:p>2.4</text:p>
          </table:table-cell>
          <table:table-cell office:value-type="float" office:value="9.4067699999999999" table:style-name="ce15">
            <text:p>9.4</text:p>
          </table:table-cell>
          <table:table-cell office:value-type="float" office:value="0.20233799999999999" table:style-name="ce15">
            <text:p>0.2</text:p>
          </table:table-cell>
          <table:table-cell office:value-type="float" office:value="3.5614E-2" table:style-name="ce15">
            <text:p>-</text:p>
          </table:table-cell>
          <table:table-cell office:value-type="float" office:value="19.171868" table:style-name="ce15">
            <text:p>19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orpach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9595999999999995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9595999999999995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owes, Isle of Wight1</text:p>
          </table:table-cell>
          <table:table-cell office:value-type="string" table:style-name="ce14">
            <text:p>Sussex and Hampshire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08295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08295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Cromarty Firth</text:p>
          </table:table-cell>
          <table:table-cell office:value-type="string" table:style-name="ce14">
            <text:p>Scotland East Coast</text:p>
          </table:table-cell>
          <table:table-cell office:value-type="float" office:value="4.1701230000000002" table:style-name="ce15">
            <text:p>4.2</text:p>
          </table:table-cell>
          <table:table-cell office:value-type="float" office:value="5.1749999999999999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7738699999999997" table:style-name="ce15">
            <text:p>0.4</text:p>
          </table:table-cell>
          <table:table-cell office:value-type="float" office:value="0.207178" table:style-name="ce15">
            <text:p>0.2</text:p>
          </table:table-cell>
          <table:table-cell office:value-type="float" office:value="0.32554300000000003" table:style-name="ce15">
            <text:p>0.3</text:p>
          </table:table-cell>
          <table:table-cell office:value-type="float" office:value="5.0854059999999999" table:style-name="ce15">
            <text:p>5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Dover</text:p>
          </table:table-cell>
          <table:table-cell office:value-type="string" table:style-name="ce14">
            <text:p>Thames and Kent</text:p>
          </table:table-cell>
          <table:table-cell office:value-type="float" office:value="3.3470000000000001E-3" table:style-name="ce15">
            <text:p>-</text:p>
          </table:table-cell>
          <table:table-cell office:value-type="float" office:value="127.33604" table:style-name="ce15">
            <text:p>127.3</text:p>
          </table:table-cell>
          <table:table-cell office:value-type="float" office:value="8.8508000000000003E-2" table:style-name="ce15">
            <text:p>0.1</text:p>
          </table:table-cell>
          <table:table-cell office:value-type="float" office:value="1.5243439999999999" table:style-name="ce15">
            <text:p>1.5</text:p>
          </table:table-cell>
          <table:table-cell office:value-type="float" office:value="0.56850999999999996" table:style-name="ce15">
            <text:p>0.6</text:p>
          </table:table-cell>
          <table:table-cell office:value-type="float" office:value="0.267175" table:style-name="ce15">
            <text:p>0.3</text:p>
          </table:table-cell>
          <table:table-cell office:value-type="float" office:value="129.787924" table:style-name="ce15">
            <text:p>129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Dundee</text:p>
          </table:table-cell>
          <table:table-cell office:value-type="string" table:style-name="ce14">
            <text:p>Scotland East Coast</text:p>
          </table:table-cell>
          <table:table-cell office:value-type="float" office:value="1.037779" table:style-name="ce15">
            <text:p>1.0</text:p>
          </table:table-cell>
          <table:table-cell office:value-type="float" office:value="5.6820000000000004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1190999999999998" table:style-name="ce15">
            <text:p>0.5</text:p>
          </table:table-cell>
          <table:table-cell office:value-type="float" office:value="3.738E-3" table:style-name="ce15">
            <text:p>-</text:p>
          </table:table-cell>
          <table:table-cell office:value-type="float" office:value="4.9084000000000003E-2" table:style-name="ce15">
            <text:p>-</text:p>
          </table:table-cell>
          <table:table-cell office:value-type="float" office:value="1.608193" table:style-name="ce15">
            <text:p>1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almouth</text:p>
          </table:table-cell>
          <table:table-cell office:value-type="string" table:style-name="ce14">
            <text:p>West Country</text:p>
          </table:table-cell>
          <table:table-cell office:value-type="float" office:value="36.341422999999999" table:style-name="ce15">
            <text:p>36.3</text:p>
          </table:table-cell>
          <table:table-cell office:value-type="float" office:value="0.12751799999999999" table:style-name="ce15">
            <text:p>0.1</text:p>
          </table:table-cell>
          <table:table-cell office:value-type="float" office:value="1.5085599999999999" table:style-name="ce15">
            <text:p>1.5</text:p>
          </table:table-cell>
          <table:table-cell office:value-type="float" office:value="18.137119999999999" table:style-name="ce15">
            <text:p>18.1</text:p>
          </table:table-cell>
          <table:table-cell office:value-type="float" office:value="0.12812799999999999" table:style-name="ce15">
            <text:p>0.1</text:p>
          </table:table-cell>
          <table:table-cell office:value-type="float" office:value="4.0284E-2" table:style-name="ce15">
            <text:p>-</text:p>
          </table:table-cell>
          <table:table-cell office:value-type="float" office:value="56.283033000000003" table:style-name="ce15">
            <text:p>56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elixstowe</text:p>
          </table:table-cell>
          <table:table-cell office:value-type="string" table:style-name="ce14">
            <text:p>Haven</text:p>
          </table:table-cell>
          <table:table-cell office:value-type="float" office:value="0.28556799999999999" table:style-name="ce15">
            <text:p>0.3</text:p>
          </table:table-cell>
          <table:table-cell office:value-type="float" office:value="6.7344439999999999" table:style-name="ce15">
            <text:p>6.7</text:p>
          </table:table-cell>
          <table:table-cell office:value-type="float" office:value="125.784949" table:style-name="ce15">
            <text:p>125.8</text:p>
          </table:table-cell>
          <table:table-cell office:value-type="float" office:value="0.70418499999999995" table:style-name="ce15">
            <text:p>0.7</text:p>
          </table:table-cell>
          <table:table-cell office:value-type="float" office:value="0" table:style-name="ce15">
            <text:p>-</text:p>
          </table:table-cell>
          <table:table-cell office:value-type="float" office:value="0.69207200000000002" table:style-name="ce15">
            <text:p>0.7</text:p>
          </table:table-cell>
          <table:table-cell office:value-type="float" office:value="134.20121800000001" table:style-name="ce15">
            <text:p>134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ishguard</text:p>
          </table:table-cell>
          <table:table-cell office:value-type="string" table:style-name="ce14">
            <text:p>West and North Wales</text:p>
          </table:table-cell>
          <table:table-cell office:value-type="float" office:value="7.0500000000000001E-4" table:style-name="ce15">
            <text:p>-</text:p>
          </table:table-cell>
          <table:table-cell office:value-type="float" office:value="2.349796" table:style-name="ce15">
            <text:p>2.3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350501" table:style-name="ce15">
            <text:p>2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leetwood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3.2668339999999998" table:style-name="ce15">
            <text:p>3.3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7780000000000001E-3" table:style-name="ce15">
            <text:p>-</text:p>
          </table:table-cell>
          <table:table-cell office:value-type="float" office:value="3.269612" table:style-name="ce15">
            <text:p>3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orth</text:p>
          </table:table-cell>
          <table:table-cell office:value-type="string" table:style-name="ce14">
            <text:p>Scotland East Coast</text:p>
          </table:table-cell>
          <table:table-cell office:value-type="float" office:value="43.102761999999998" table:style-name="ce15">
            <text:p>43.1</text:p>
          </table:table-cell>
          <table:table-cell office:value-type="float" office:value="0.79216799999999998" table:style-name="ce15">
            <text:p>0.8</text:p>
          </table:table-cell>
          <table:table-cell office:value-type="float" office:value="2.6005319999999998" table:style-name="ce15">
            <text:p>2.6</text:p>
          </table:table-cell>
          <table:table-cell office:value-type="float" office:value="4.8376549999999998" table:style-name="ce15">
            <text:p>4.8</text:p>
          </table:table-cell>
          <table:table-cell office:value-type="float" office:value="0.181371" table:style-name="ce15">
            <text:p>0.2</text:p>
          </table:table-cell>
          <table:table-cell office:value-type="float" office:value="0.110192" table:style-name="ce15">
            <text:p>0.1</text:p>
          </table:table-cell>
          <table:table-cell office:value-type="float" office:value="51.624679999999998" table:style-name="ce15">
            <text:p>51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owey</text:p>
          </table:table-cell>
          <table:table-cell office:value-type="string" table:style-name="ce14">
            <text:p>West Country</text:p>
          </table:table-cell>
          <table:table-cell office:value-type="float" office:value="8.8229999999999992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0047729999999999" table:style-name="ce15">
            <text:p>1.0</text:p>
          </table:table-cell>
          <table:table-cell office:value-type="float" office:value="1.5640000000000001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0151600000000001" table:style-name="ce15">
            <text:p>1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Fraserburgh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1947000000000003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1947000000000003E-2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arston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7454800000000003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4.5012000000000003E-2" table:style-name="ce15">
            <text:p>-</text:p>
          </table:table-cell>
          <table:table-cell office:value-type="float" office:value="0.51956000000000002" table:style-name="ce15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ill's Bay Scotland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0.37136999999999998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7136999999999998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lensanda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942939" table:style-name="ce15">
            <text:p>6.9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942939" table:style-name="ce15">
            <text:p>6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oole</text:p>
          </table:table-cell>
          <table:table-cell office:value-type="string" table:style-name="ce14">
            <text:p>Humber</text:p>
          </table:table-cell>
          <table:table-cell office:value-type="float" office:value="3.6805999999999998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16518" table:style-name="ce15">
            <text:p>0.4</text:p>
          </table:table-cell>
          <table:table-cell office:value-type="float" office:value="1.8863650000000001" table:style-name="ce15">
            <text:p>1.9</text:p>
          </table:table-cell>
          <table:table-cell office:value-type="float" office:value="0" table:style-name="ce15">
            <text:p>-</text:p>
          </table:table-cell>
          <table:table-cell office:value-type="float" office:value="4.6100000000000004E-3" table:style-name="ce15">
            <text:p>-</text:p>
          </table:table-cell>
          <table:table-cell office:value-type="float" office:value="2.3442989999999999" table:style-name="ce15">
            <text:p>2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reat Yarmouth</text:p>
          </table:table-cell>
          <table:table-cell office:value-type="string" table:style-name="ce14">
            <text:p>Wash &amp; Northern E Anglia</text:p>
          </table:table-cell>
          <table:table-cell office:value-type="float" office:value="0.188857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72045000000000003" table:style-name="ce15">
            <text:p>0.7</text:p>
          </table:table-cell>
          <table:table-cell office:value-type="float" office:value="7.7999999999999999E-5" table:style-name="ce15">
            <text:p>-</text:p>
          </table:table-cell>
          <table:table-cell office:value-type="float" office:value="3.386288" table:style-name="ce15">
            <text:p>3.4</text:p>
          </table:table-cell>
          <table:table-cell office:value-type="float" office:value="4.2956729999999999" table:style-name="ce15">
            <text:p>4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rimsby &amp; Immingham</text:p>
          </table:table-cell>
          <table:table-cell office:value-type="string" table:style-name="ce14">
            <text:p>Humber</text:p>
          </table:table-cell>
          <table:table-cell office:value-type="float" office:value="30.840623999999998" table:style-name="ce15">
            <text:p>30.8</text:p>
          </table:table-cell>
          <table:table-cell office:value-type="float" office:value="31.569668" table:style-name="ce15">
            <text:p>31.6</text:p>
          </table:table-cell>
          <table:table-cell office:value-type="float" office:value="3.189511" table:style-name="ce15">
            <text:p>3.2</text:p>
          </table:table-cell>
          <table:table-cell office:value-type="float" office:value="34.378048999999997" table:style-name="ce15">
            <text:p>34.4</text:p>
          </table:table-cell>
          <table:table-cell office:value-type="float" office:value="0" table:style-name="ce15">
            <text:p>-</text:p>
          </table:table-cell>
          <table:table-cell office:value-type="float" office:value="0.21138599999999999" table:style-name="ce15">
            <text:p>0.2</text:p>
          </table:table-cell>
          <table:table-cell office:value-type="float" office:value="100.189238" table:style-name="ce15">
            <text:p>10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Harwich</text:p>
          </table:table-cell>
          <table:table-cell office:value-type="string" table:style-name="ce14">
            <text:p>Haven</text:p>
          </table:table-cell>
          <table:table-cell office:value-type="float" office:value="0.78438099999999999" table:style-name="ce15">
            <text:p>0.8</text:p>
          </table:table-cell>
          <table:table-cell office:value-type="float" office:value="14.553939" table:style-name="ce15">
            <text:p>14.6</text:p>
          </table:table-cell>
          <table:table-cell office:value-type="float" office:value="1.346287" table:style-name="ce15">
            <text:p>1.3</text:p>
          </table:table-cell>
          <table:table-cell office:value-type="float" office:value="0.466173" table:style-name="ce15">
            <text:p>0.5</text:p>
          </table:table-cell>
          <table:table-cell office:value-type="float" office:value="0.35336299999999998" table:style-name="ce15">
            <text:p>0.4</text:p>
          </table:table-cell>
          <table:table-cell office:value-type="float" office:value="6.5539810000000003" table:style-name="ce15">
            <text:p>6.6</text:p>
          </table:table-cell>
          <table:table-cell office:value-type="float" office:value="24.058123999999999" table:style-name="ce15">
            <text:p>24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Heysham</text:p>
          </table:table-cell>
          <table:table-cell office:value-type="string" table:style-name="ce14">
            <text:p>Lancs and Cumbria</text:p>
          </table:table-cell>
          <table:table-cell office:value-type="float" office:value="0.18007899999999999" table:style-name="ce15">
            <text:p>0.2</text:p>
          </table:table-cell>
          <table:table-cell office:value-type="float" office:value="10.527914000000001" table:style-name="ce15">
            <text:p>10.5</text:p>
          </table:table-cell>
          <table:table-cell office:value-type="float" office:value="0" table:style-name="ce15">
            <text:p>-</text:p>
          </table:table-cell>
          <table:table-cell office:value-type="float" office:value="4.7518999999999999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65320500000000004" table:style-name="ce15">
            <text:p>0.7</text:p>
          </table:table-cell>
          <table:table-cell office:value-type="float" office:value="11.408716999999999" table:style-name="ce15">
            <text:p>11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Holyhead</text:p>
          </table:table-cell>
          <table:table-cell office:value-type="string" table:style-name="ce14">
            <text:p>West and North Wales</text:p>
          </table:table-cell>
          <table:table-cell office:value-type="float" office:value="1.5303000000000001E-2" table:style-name="ce15">
            <text:p>-</text:p>
          </table:table-cell>
          <table:table-cell office:value-type="float" office:value="17.332830000000001" table:style-name="ce15">
            <text:p>17.3</text:p>
          </table:table-cell>
          <table:table-cell office:value-type="float" office:value="0" table:style-name="ce15">
            <text:p>-</text:p>
          </table:table-cell>
          <table:table-cell office:value-type="float" office:value="0.20686499999999999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7.554998000000001" table:style-name="ce15">
            <text:p>17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Hull</text:p>
          </table:table-cell>
          <table:table-cell office:value-type="string" table:style-name="ce14">
            <text:p>Humber</text:p>
          </table:table-cell>
          <table:table-cell office:value-type="float" office:value="3.4883489999999999" table:style-name="ce15">
            <text:p>3.5</text:p>
          </table:table-cell>
          <table:table-cell office:value-type="float" office:value="7.6646270000000003" table:style-name="ce15">
            <text:p>7.7</text:p>
          </table:table-cell>
          <table:table-cell office:value-type="float" office:value="1.6830210000000001" table:style-name="ce15">
            <text:p>1.7</text:p>
          </table:table-cell>
          <table:table-cell office:value-type="float" office:value="5.4328399999999997" table:style-name="ce15">
            <text:p>5.4</text:p>
          </table:table-cell>
          <table:table-cell office:value-type="float" office:value="0" table:style-name="ce15">
            <text:p>-</text:p>
          </table:table-cell>
          <table:table-cell office:value-type="float" office:value="0.25525399999999998" table:style-name="ce15">
            <text:p>0.3</text:p>
          </table:table-cell>
          <table:table-cell office:value-type="float" office:value="18.524090999999999" table:style-name="ce15">
            <text:p>18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Inverness</text:p>
          </table:table-cell>
          <table:table-cell office:value-type="string" table:style-name="ce14">
            <text:p>Scotland East Coast</text:p>
          </table:table-cell>
          <table:table-cell office:value-type="float" office:value="0.59253699999999998" table:style-name="ce15">
            <text:p>0.6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0682100000000001" table:style-name="ce15">
            <text:p>0.3</text:p>
          </table:table-cell>
          <table:table-cell office:value-type="float" office:value="0" table:style-name="ce15">
            <text:p>-</text:p>
          </table:table-cell>
          <table:table-cell office:value-type="float" office:value="3.8140000000000001E-3" table:style-name="ce15">
            <text:p>-</text:p>
          </table:table-cell>
          <table:table-cell office:value-type="float" office:value="0.90317199999999997" table:style-name="ce15">
            <text:p>0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Ipswich</text:p>
          </table:table-cell>
          <table:table-cell office:value-type="string" table:style-name="ce14">
            <text:p>Haven</text:p>
          </table:table-cell>
          <table:table-cell office:value-type="float" office:value="0.39577200000000001" table:style-name="ce15">
            <text:p>0.4</text:p>
          </table:table-cell>
          <table:table-cell office:value-type="float" office:value="3.1133000000000002" table:style-name="ce15">
            <text:p>3.1</text:p>
          </table:table-cell>
          <table:table-cell office:value-type="float" office:value="4.0662999999999998E-2" table:style-name="ce15">
            <text:p>-</text:p>
          </table:table-cell>
          <table:table-cell office:value-type="float" office:value="2.17543" table:style-name="ce15">
            <text:p>2.2</text:p>
          </table:table-cell>
          <table:table-cell office:value-type="float" office:value="9.3000000000000005E-4" table:style-name="ce15">
            <text:p>-</text:p>
          </table:table-cell>
          <table:table-cell office:value-type="float" office:value="0.15961500000000001" table:style-name="ce15">
            <text:p>0.2</text:p>
          </table:table-cell>
          <table:table-cell office:value-type="float" office:value="5.8857100000000004" table:style-name="ce15">
            <text:p>5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Kilroot</text:p>
          </table:table-cell>
          <table:table-cell office:value-type="string" table:style-name="ce14">
            <text:p>Northern Ireland</text:p>
          </table:table-cell>
          <table:table-cell office:value-type="float" office:value="6.8630000000000002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76772399999999996" table:style-name="ce15">
            <text:p>0.8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77458700000000003" table:style-name="ce15">
            <text:p>0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Kilroot Power Station Jetty</text:p>
          </table:table-cell>
          <table:table-cell office:value-type="string" table:style-name="ce14">
            <text:p>Northern Ireland</text:p>
          </table:table-cell>
          <table:table-cell office:value-type="float" office:value="2.8285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8611599999999997" table:style-name="ce15">
            <text:p>0.6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61440099999999997" table:style-name="ce15">
            <text:p>0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King's Lynn</text:p>
          </table:table-cell>
          <table:table-cell office:value-type="string" table:style-name="ce14">
            <text:p>Wash &amp; Northern E Anglia</text:p>
          </table:table-cell>
          <table:table-cell office:value-type="float" office:value="4.6135000000000002E-2" table:style-name="ce15">
            <text:p>-</text:p>
          </table:table-cell>
          <table:table-cell office:value-type="float" office:value="2.5839999999999999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88790500000000006" table:style-name="ce15">
            <text:p>0.9</text:p>
          </table:table-cell>
          <table:table-cell office:value-type="float" office:value="0" table:style-name="ce15">
            <text:p>-</text:p>
          </table:table-cell>
          <table:table-cell office:value-type="float" office:value="7.1455000000000005E-2" table:style-name="ce15">
            <text:p>0.1</text:p>
          </table:table-cell>
          <table:table-cell office:value-type="float" office:value="1.0080789999999999" table:style-name="ce15">
            <text:p>1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ancaster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60856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60856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arne</text:p>
          </table:table-cell>
          <table:table-cell office:value-type="string" table:style-name="ce14">
            <text:p>Northern Ireland</text:p>
          </table:table-cell>
          <table:table-cell office:value-type="float" office:value="0" table:style-name="ce15">
            <text:p>-</text:p>
          </table:table-cell>
          <table:table-cell office:value-type="float" office:value="13.150796" table:style-name="ce15">
            <text:p>13.2</text:p>
          </table:table-cell>
          <table:table-cell office:value-type="float" office:value="0" table:style-name="ce15">
            <text:p>-</text:p>
          </table:table-cell>
          <table:table-cell office:value-type="float" office:value="2.0674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3.171469999999999" table:style-name="ce15">
            <text:p>13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erwick</text:p>
          </table:table-cell>
          <table:table-cell office:value-type="string" table:style-name="ce14">
            <text:p>Scotland East Coast</text:p>
          </table:table-cell>
          <table:table-cell office:value-type="float" office:value="0.218358" table:style-name="ce15">
            <text:p>0.2</text:p>
          </table:table-cell>
          <table:table-cell office:value-type="float" office:value="1.368514" table:style-name="ce15">
            <text:p>1.4</text:p>
          </table:table-cell>
          <table:table-cell office:value-type="float" office:value="0" table:style-name="ce15">
            <text:p>-</text:p>
          </table:table-cell>
          <table:table-cell office:value-type="float" office:value="0.71410399999999996" table:style-name="ce15">
            <text:p>0.7</text:p>
          </table:table-cell>
          <table:table-cell office:value-type="float" office:value="0.121448" table:style-name="ce15">
            <text:p>0.1</text:p>
          </table:table-cell>
          <table:table-cell office:value-type="float" office:value="0.62034900000000004" table:style-name="ce15">
            <text:p>0.6</text:p>
          </table:table-cell>
          <table:table-cell office:value-type="float" office:value="3.0427729999999999" table:style-name="ce15">
            <text:p>3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iverpool</text:p>
          </table:table-cell>
          <table:table-cell office:value-type="string" table:style-name="ce14">
            <text:p>Lancs and Cumbria</text:p>
          </table:table-cell>
          <table:table-cell office:value-type="float" office:value="25.166947" table:style-name="ce15">
            <text:p>25.2</text:p>
          </table:table-cell>
          <table:table-cell office:value-type="float" office:value="23.527540999999999" table:style-name="ce15">
            <text:p>23.5</text:p>
          </table:table-cell>
          <table:table-cell office:value-type="float" office:value="10.081279" table:style-name="ce15">
            <text:p>10.1</text:p>
          </table:table-cell>
          <table:table-cell office:value-type="float" office:value="13.644838" table:style-name="ce15">
            <text:p>13.6</text:p>
          </table:table-cell>
          <table:table-cell office:value-type="float" office:value="0.19919899999999999" table:style-name="ce15">
            <text:p>0.2</text:p>
          </table:table-cell>
          <table:table-cell office:value-type="float" office:value="0.106137" table:style-name="ce15">
            <text:p>0.1</text:p>
          </table:table-cell>
          <table:table-cell office:value-type="float" office:value="72.725941000000006" table:style-name="ce15">
            <text:p>72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landulas</text:p>
          </table:table-cell>
          <table:table-cell office:value-type="string" table:style-name="ce14">
            <text:p>West and North Wales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7.3831999999999995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7.3831999999999995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ondon</text:p>
          </table:table-cell>
          <table:table-cell office:value-type="string" table:style-name="ce14">
            <text:p>Thames and Kent</text:p>
          </table:table-cell>
          <table:table-cell office:value-type="float" office:value="30.647794000000001" table:style-name="ce15">
            <text:p>30.6</text:p>
          </table:table-cell>
          <table:table-cell office:value-type="float" office:value="27.740870000000001" table:style-name="ce15">
            <text:p>27.7</text:p>
          </table:table-cell>
          <table:table-cell office:value-type="float" office:value="30.473389000000001" table:style-name="ce15">
            <text:p>30.5</text:p>
          </table:table-cell>
          <table:table-cell office:value-type="float" office:value="14.034853" table:style-name="ce15">
            <text:p>14.0</text:p>
          </table:table-cell>
          <table:table-cell office:value-type="float" office:value="0.160024" table:style-name="ce15">
            <text:p>0.2</text:p>
          </table:table-cell>
          <table:table-cell office:value-type="float" office:value="7.5684469999999999" table:style-name="ce15">
            <text:p>7.6</text:p>
          </table:table-cell>
          <table:table-cell office:value-type="float" office:value="110.625377" table:style-name="ce15">
            <text:p>110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ondonderry</text:p>
          </table:table-cell>
          <table:table-cell office:value-type="string" table:style-name="ce14">
            <text:p>Northern Ireland</text:p>
          </table:table-cell>
          <table:table-cell office:value-type="float" office:value="0.84899999999999998" table:style-name="ce15">
            <text:p>0.8</text:p>
          </table:table-cell>
          <table:table-cell office:value-type="float" office:value="0" table:style-name="ce15">
            <text:p>-</text:p>
          </table:table-cell>
          <table:table-cell office:value-type="float" office:value="3.9666E-2" table:style-name="ce15">
            <text:p>-</text:p>
          </table:table-cell>
          <table:table-cell office:value-type="float" office:value="1.3152699999999999" table:style-name="ce15">
            <text:p>1.3</text:p>
          </table:table-cell>
          <table:table-cell office:value-type="float" office:value="1.497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2189070000000002" table:style-name="ce15">
            <text:p>2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Lowestoft</text:p>
          </table:table-cell>
          <table:table-cell office:value-type="string" table:style-name="ce14">
            <text:p>Wash &amp; Northern E Anglia</text:p>
          </table:table-cell>
          <table:table-cell office:value-type="float" office:value="0.679504" table:style-name="ce15">
            <text:p>0.7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8361500000000001" table:style-name="ce15">
            <text:p>0.3</text:p>
          </table:table-cell>
          <table:table-cell office:value-type="float" office:value="1.56E-4" table:style-name="ce15">
            <text:p>-</text:p>
          </table:table-cell>
          <table:table-cell office:value-type="float" office:value="0.103517" table:style-name="ce15">
            <text:p>0.1</text:p>
          </table:table-cell>
          <table:table-cell office:value-type="float" office:value="1.066792" table:style-name="ce15">
            <text:p>1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anchester</text:p>
          </table:table-cell>
          <table:table-cell office:value-type="string" table:style-name="ce14">
            <text:p>Lancs and Cumbria</text:p>
          </table:table-cell>
          <table:table-cell office:value-type="float" office:value="7.6517920000000004" table:style-name="ce15">
            <text:p>7.7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54372" table:style-name="ce15">
            <text:p>1.5</text:p>
          </table:table-cell>
          <table:table-cell office:value-type="float" office:value="0" table:style-name="ce15">
            <text:p>-</text:p>
          </table:table-cell>
          <table:table-cell office:value-type="float" office:value="4.6745000000000002E-2" table:style-name="ce15">
            <text:p>-</text:p>
          </table:table-cell>
          <table:table-cell office:value-type="float" office:value="9.2422570000000004" table:style-name="ce15">
            <text:p>9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edway</text:p>
          </table:table-cell>
          <table:table-cell office:value-type="string" table:style-name="ce14">
            <text:p>Thames and Kent</text:p>
          </table:table-cell>
          <table:table-cell office:value-type="float" office:value="8.5288360000000001" table:style-name="ce15">
            <text:p>8.5</text:p>
          </table:table-cell>
          <table:table-cell office:value-type="float" office:value="1.984964" table:style-name="ce15">
            <text:p>2.0</text:p>
          </table:table-cell>
          <table:table-cell office:value-type="float" office:value="31.528994000000001" table:style-name="ce15">
            <text:p>31.5</text:p>
          </table:table-cell>
          <table:table-cell office:value-type="float" office:value="12.697367" table:style-name="ce15">
            <text:p>12.7</text:p>
          </table:table-cell>
          <table:table-cell office:value-type="float" office:value="3.1710000000000002E-3" table:style-name="ce15">
            <text:p>-</text:p>
          </table:table-cell>
          <table:table-cell office:value-type="float" office:value="1.1217379999999999" table:style-name="ce15">
            <text:p>1.1</text:p>
          </table:table-cell>
          <table:table-cell office:value-type="float" office:value="55.865070000000003" table:style-name="ce15">
            <text:p>55.9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ilford Haven</text:p>
          </table:table-cell>
          <table:table-cell office:value-type="string" table:style-name="ce14">
            <text:p>West and North Wales</text:p>
          </table:table-cell>
          <table:table-cell office:value-type="float" office:value="52.736778000000001" table:style-name="ce15">
            <text:p>52.7</text:p>
          </table:table-cell>
          <table:table-cell office:value-type="float" office:value="4.1346759999999998" table:style-name="ce15">
            <text:p>4.1</text:p>
          </table:table-cell>
          <table:table-cell office:value-type="float" office:value="0" table:style-name="ce15">
            <text:p>-</text:p>
          </table:table-cell>
          <table:table-cell office:value-type="float" office:value="9.7383999999999998E-2" table:style-name="ce15">
            <text:p>0.1</text:p>
          </table:table-cell>
          <table:table-cell office:value-type="float" office:value="1.4723999999999999E-2" table:style-name="ce15">
            <text:p>-</text:p>
          </table:table-cell>
          <table:table-cell office:value-type="float" office:value="6.1164999999999997E-2" table:style-name="ce15">
            <text:p>0.1</text:p>
          </table:table-cell>
          <table:table-cell office:value-type="float" office:value="57.044727000000002" table:style-name="ce15">
            <text:p>57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istley</text:p>
          </table:table-cell>
          <table:table-cell office:value-type="string" table:style-name="ce14">
            <text:p>Haven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20616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1.2999999999999999E-3" table:style-name="ce15">
            <text:p>-</text:p>
          </table:table-cell>
          <table:table-cell office:value-type="float" office:value="0.121916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ontrose</text:p>
          </table:table-cell>
          <table:table-cell office:value-type="string" table:style-name="ce14">
            <text:p>Scotland East Coast</text:p>
          </table:table-cell>
          <table:table-cell office:value-type="float" office:value="2.0577999999999999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46714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0.21662699999999999" table:style-name="ce15">
            <text:p>0.2</text:p>
          </table:table-cell>
          <table:table-cell office:value-type="float" office:value="0.68391900000000005" table:style-name="ce15">
            <text:p>0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Mostyn</text:p>
          </table:table-cell>
          <table:table-cell office:value-type="string" table:style-name="ce14">
            <text:p>West and North Wales</text:p>
          </table:table-cell>
          <table:table-cell office:value-type="float" office:value="7.0500000000000001E-4" table:style-name="ce15">
            <text:p>-</text:p>
          </table:table-cell>
          <table:table-cell office:value-type="float" office:value="4.5721999999999999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.6918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7.3344999999999994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Neath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722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722E-3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Newhaven</text:p>
          </table:table-cell>
          <table:table-cell office:value-type="string" table:style-name="ce14">
            <text:p>Sussex and Hampshire</text:p>
          </table:table-cell>
          <table:table-cell office:value-type="float" office:value="0" table:style-name="ce15">
            <text:p>-</text:p>
          </table:table-cell>
          <table:table-cell office:value-type="float" office:value="2.4572090000000002" table:style-name="ce15">
            <text:p>2.5</text:p>
          </table:table-cell>
          <table:table-cell office:value-type="float" office:value="0" table:style-name="ce15">
            <text:p>-</text:p>
          </table:table-cell>
          <table:table-cell office:value-type="float" office:value="0.14029900000000001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.20874400000000001" table:style-name="ce15">
            <text:p>0.2</text:p>
          </table:table-cell>
          <table:table-cell office:value-type="float" office:value="2.8062520000000002" table:style-name="ce15">
            <text:p>2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Newport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9.7789999999999995E-3" table:style-name="ce15">
            <text:p>-</text:p>
          </table:table-cell>
          <table:table-cell office:value-type="float" office:value="3.5490000000000001E-3" table:style-name="ce15">
            <text:p>-</text:p>
          </table:table-cell>
          <table:table-cell office:value-type="float" office:value="3.4179580000000001" table:style-name="ce15">
            <text:p>3.4</text:p>
          </table:table-cell>
          <table:table-cell office:value-type="float" office:value="6.5900000000000004E-3" table:style-name="ce15">
            <text:p>-</text:p>
          </table:table-cell>
          <table:table-cell office:value-type="float" office:value="0.33361299999999999" table:style-name="ce15">
            <text:p>0.3</text:p>
          </table:table-cell>
          <table:table-cell office:value-type="float" office:value="3.7714889999999999" table:style-name="ce15">
            <text:p>3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Orkney</text:p>
          </table:table-cell>
          <table:table-cell office:value-type="string" table:style-name="ce14">
            <text:p>Scotland East Coast</text:p>
          </table:table-cell>
          <table:table-cell office:value-type="float" office:value="12.943251" table:style-name="ce15">
            <text:p>12.9</text:p>
          </table:table-cell>
          <table:table-cell office:value-type="float" office:value="2.0852919999999999" table:style-name="ce15">
            <text:p>2.1</text:p>
          </table:table-cell>
          <table:table-cell office:value-type="float" office:value="7.1440000000000002E-3" table:style-name="ce15">
            <text:p>-</text:p>
          </table:table-cell>
          <table:table-cell office:value-type="float" office:value="0.86985800000000002" table:style-name="ce15">
            <text:p>0.9</text:p>
          </table:table-cell>
          <table:table-cell office:value-type="float" office:value="0.17679" table:style-name="ce15">
            <text:p>0.2</text:p>
          </table:table-cell>
          <table:table-cell office:value-type="float" office:value="1.7989000000000002E-2" table:style-name="ce15">
            <text:p>-</text:p>
          </table:table-cell>
          <table:table-cell office:value-type="float" office:value="16.100324000000001" table:style-name="ce15">
            <text:p>16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erth</text:p>
          </table:table-cell>
          <table:table-cell office:value-type="string" table:style-name="ce14">
            <text:p>Scotland East Co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4913299999999999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4913299999999999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eterhead</text:p>
          </table:table-cell>
          <table:table-cell office:value-type="string" table:style-name="ce14">
            <text:p>Scotland East Coast</text:p>
          </table:table-cell>
          <table:table-cell office:value-type="float" office:value="0.33766099999999999" table:style-name="ce15">
            <text:p>0.3</text:p>
          </table:table-cell>
          <table:table-cell office:value-type="float" office:value="3.0047999999999998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6589800000000002" table:style-name="ce15">
            <text:p>0.3</text:p>
          </table:table-cell>
          <table:table-cell office:value-type="float" office:value="6.1500000000000001E-3" table:style-name="ce15">
            <text:p>-</text:p>
          </table:table-cell>
          <table:table-cell office:value-type="float" office:value="5.9450000000000003E-2" table:style-name="ce15">
            <text:p>0.1</text:p>
          </table:table-cell>
          <table:table-cell office:value-type="float" office:value="0.69920700000000002" table:style-name="ce15">
            <text:p>0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lymouth</text:p>
          </table:table-cell>
          <table:table-cell office:value-type="string" table:style-name="ce14">
            <text:p>West Country</text:p>
          </table:table-cell>
          <table:table-cell office:value-type="float" office:value="1.8180909999999999" table:style-name="ce15">
            <text:p>1.8</text:p>
          </table:table-cell>
          <table:table-cell office:value-type="float" office:value="1.7643120000000001" table:style-name="ce15">
            <text:p>1.8</text:p>
          </table:table-cell>
          <table:table-cell office:value-type="float" office:value="0" table:style-name="ce15">
            <text:p>-</text:p>
          </table:table-cell>
          <table:table-cell office:value-type="float" office:value="1.054808" table:style-name="ce15">
            <text:p>1.1</text:p>
          </table:table-cell>
          <table:table-cell office:value-type="float" office:value="1.1726E-2" table:style-name="ce15">
            <text:p>-</text:p>
          </table:table-cell>
          <table:table-cell office:value-type="float" office:value="1.6500000000000001E-2" table:style-name="ce15">
            <text:p>-</text:p>
          </table:table-cell>
          <table:table-cell office:value-type="float" office:value="4.6654369999999998" table:style-name="ce15">
            <text:p>4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oole</text:p>
          </table:table-cell>
          <table:table-cell office:value-type="string" table:style-name="ce14">
            <text:p>West Country</text:p>
          </table:table-cell>
          <table:table-cell office:value-type="float" office:value="0.1832" table:style-name="ce15">
            <text:p>0.2</text:p>
          </table:table-cell>
          <table:table-cell office:value-type="float" office:value="4.7297750000000001" table:style-name="ce15">
            <text:p>4.7</text:p>
          </table:table-cell>
          <table:table-cell office:value-type="float" office:value="0" table:style-name="ce15">
            <text:p>-</text:p>
          </table:table-cell>
          <table:table-cell office:value-type="float" office:value="0.57569800000000004" table:style-name="ce15">
            <text:p>0.6</text:p>
          </table:table-cell>
          <table:table-cell office:value-type="float" office:value="0" table:style-name="ce15">
            <text:p>-</text:p>
          </table:table-cell>
          <table:table-cell office:value-type="float" office:value="0.21726400000000001" table:style-name="ce15">
            <text:p>0.2</text:p>
          </table:table-cell>
          <table:table-cell office:value-type="float" office:value="5.7059369999999996" table:style-name="ce15">
            <text:p>5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ort Talbot</text:p>
          </table:table-cell>
          <table:table-cell office:value-type="string" table:style-name="ce14">
            <text:p>Bristol Channel</text:p>
          </table:table-cell>
          <table:table-cell office:value-type="float" office:value="4.0433999999999998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.315213" table:style-name="ce15">
            <text:p>8.3</text:p>
          </table:table-cell>
          <table:table-cell office:value-type="float" office:value="0" table:style-name="ce15">
            <text:p>-</text:p>
          </table:table-cell>
          <table:table-cell office:value-type="float" office:value="1.7611000000000002E-2" table:style-name="ce15">
            <text:p>-</text:p>
          </table:table-cell>
          <table:table-cell office:value-type="float" office:value="8.3732579999999999" table:style-name="ce15">
            <text:p>8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orthoustock</text:p>
          </table:table-cell>
          <table:table-cell office:value-type="string" table:style-name="ce14">
            <text:p>West Country</text:p>
          </table:table-cell>
          <table:table-cell office:value-type="float" office:value="7.2791999999999996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04572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77364" table:style-name="ce15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Portsmouth1</text:p>
          </table:table-cell>
          <table:table-cell office:value-type="string" table:style-name="ce14">
            <text:p>Sussex and Hampshire</text:p>
          </table:table-cell>
          <table:table-cell office:value-type="float" office:value="0.68796000000000002" table:style-name="ce15">
            <text:p>0.7</text:p>
          </table:table-cell>
          <table:table-cell office:value-type="float" office:value="14.122441" table:style-name="ce15">
            <text:p>14.1</text:p>
          </table:table-cell>
          <table:table-cell office:value-type="float" office:value="0.473223" table:style-name="ce15">
            <text:p>0.5</text:p>
          </table:table-cell>
          <table:table-cell office:value-type="float" office:value="1.988699" table:style-name="ce15">
            <text:p>2.0</text:p>
          </table:table-cell>
          <table:table-cell office:value-type="float" office:value="7.5617000000000004E-2" table:style-name="ce15">
            <text:p>0.1</text:p>
          </table:table-cell>
          <table:table-cell office:value-type="float" office:value="1.166317" table:style-name="ce15">
            <text:p>1.2</text:p>
          </table:table-cell>
          <table:table-cell office:value-type="float" office:value="18.514257000000001" table:style-name="ce15">
            <text:p>18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amsgate</text:p>
          </table:table-cell>
          <table:table-cell office:value-type="string" table:style-name="ce14">
            <text:p>Thames and Kent</text:p>
          </table:table-cell>
          <table:table-cell office:value-type="float" office:value="1.08551" table:style-name="ce15">
            <text:p>1.1</text:p>
          </table:table-cell>
          <table:table-cell office:value-type="float" office:value="6.3604370000000001" table:style-name="ce15">
            <text:p>6.4</text:p>
          </table:table-cell>
          <table:table-cell office:value-type="float" office:value="0" table:style-name="ce15">
            <text:p>-</text:p>
          </table:table-cell>
          <table:table-cell office:value-type="float" office:value="4.0252999999999997E-2" table:style-name="ce15">
            <text:p>-</text:p>
          </table:table-cell>
          <table:table-cell office:value-type="float" office:value="1.5100000000000001E-4" table:style-name="ce15">
            <text:p>-</text:p>
          </table:table-cell>
          <table:table-cell office:value-type="float" office:value="2.4635000000000001E-2" table:style-name="ce15">
            <text:p>-</text:p>
          </table:table-cell>
          <table:table-cell office:value-type="float" office:value="7.5109859999999999" table:style-name="ce15">
            <text:p>7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iver Ouse</text:p>
          </table:table-cell>
          <table:table-cell office:value-type="string" table:style-name="ce14">
            <text:p>Humber</text:p>
          </table:table-cell>
          <table:table-cell office:value-type="float" office:value="4.6564000000000001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258386" table:style-name="ce15">
            <text:p>0.3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30495" table:style-name="ce15">
            <text:p>0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iver Trent</text:p>
          </table:table-cell>
          <table:table-cell office:value-type="string" table:style-name="ce14">
            <text:p>Humber</text:p>
          </table:table-cell>
          <table:table-cell office:value-type="float" office:value="4.4967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0557E-2" table:style-name="ce15">
            <text:p>-</text:p>
          </table:table-cell>
          <table:table-cell office:value-type="float" office:value="1.5900810000000001" table:style-name="ce15">
            <text:p>1.6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645605" table:style-name="ce15">
            <text:p>1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ivers Hull and Humber</text:p>
          </table:table-cell>
          <table:table-cell office:value-type="string" table:style-name="ce14">
            <text:p>Humber</text:p>
          </table:table-cell>
          <table:table-cell office:value-type="float" office:value="13.772251000000001" table:style-name="ce15">
            <text:p>13.8</text:p>
          </table:table-cell>
          <table:table-cell office:value-type="float" office:value="0" table:style-name="ce15">
            <text:p>-</text:p>
          </table:table-cell>
          <table:table-cell office:value-type="float" office:value="3.4589999999999998E-3" table:style-name="ce15">
            <text:p>-</text:p>
          </table:table-cell>
          <table:table-cell office:value-type="float" office:value="1.271655" table:style-name="ce15">
            <text:p>1.3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5.047364999999999" table:style-name="ce15">
            <text:p>15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Rye</text:p>
          </table:table-cell>
          <table:table-cell office:value-type="string" table:style-name="ce14">
            <text:p>Thames and Kent</text:p>
          </table:table-cell>
          <table:table-cell office:value-type="float" office:value="2.734E-2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9.8392999999999994E-2" table:style-name="ce15">
            <text:p>0.1</text:p>
          </table:table-cell>
          <table:table-cell office:value-type="float" office:value="7.7999999999999999E-5" table:style-name="ce15">
            <text:p>-</text:p>
          </table:table-cell>
          <table:table-cell office:value-type="float" office:value="5.9160000000000003E-3" table:style-name="ce15">
            <text:p>-</text:p>
          </table:table-cell>
          <table:table-cell office:value-type="float" office:value="0.13172700000000001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crabster</text:p>
          </table:table-cell>
          <table:table-cell office:value-type="string" table:style-name="ce14">
            <text:p>Scotland East Coast</text:p>
          </table:table-cell>
          <table:table-cell office:value-type="float" office:value="7.4699000000000002E-2" table:style-name="ce15">
            <text:p>0.1</text:p>
          </table:table-cell>
          <table:table-cell office:value-type="float" office:value="1.188744" table:style-name="ce15">
            <text:p>1.2</text:p>
          </table:table-cell>
          <table:table-cell office:value-type="float" office:value="0" table:style-name="ce15">
            <text:p>-</text:p>
          </table:table-cell>
          <table:table-cell office:value-type="float" office:value="9.6240000000000006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2730669999999999" table:style-name="ce15">
            <text:p>1.3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eaham</text:p>
          </table:table-cell>
          <table:table-cell office:value-type="string" table:style-name="ce14">
            <text:p>North Eas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43077" table:style-name="ce15">
            <text:p>0.4</text:p>
          </table:table-cell>
          <table:table-cell office:value-type="float" office:value="0" table:style-name="ce15">
            <text:p>-</text:p>
          </table:table-cell>
          <table:table-cell office:value-type="float" office:value="5.8200000000000005E-4" table:style-name="ce15">
            <text:p>-</text:p>
          </table:table-cell>
          <table:table-cell office:value-type="float" office:value="0.44365900000000003" table:style-name="ce15">
            <text:p>0.4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harpness</text:p>
          </table:table-cell>
          <table:table-cell office:value-type="string" table:style-name="ce14">
            <text:p>Bristol Channel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0283199999999995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0283199999999995" table:style-name="ce15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horeham</text:p>
          </table:table-cell>
          <table:table-cell office:value-type="string" table:style-name="ce14">
            <text:p>Sussex and Hampshire</text:p>
          </table:table-cell>
          <table:table-cell office:value-type="float" office:value="0.31682700000000003" table:style-name="ce15">
            <text:p>0.3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014653" table:style-name="ce15">
            <text:p>1.0</text:p>
          </table:table-cell>
          <table:table-cell office:value-type="float" office:value="0" table:style-name="ce15">
            <text:p>-</text:p>
          </table:table-cell>
          <table:table-cell office:value-type="float" office:value="1.1606069999999999" table:style-name="ce15">
            <text:p>1.2</text:p>
          </table:table-cell>
          <table:table-cell office:value-type="float" office:value="2.4920870000000002" table:style-name="ce15">
            <text:p>2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illoth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5855900000000001" table:style-name="ce15">
            <text:p>0.2</text:p>
          </table:table-cell>
          <table:table-cell office:value-type="float" office:value="0" table:style-name="ce15">
            <text:p>-</text:p>
          </table:table-cell>
          <table:table-cell office:value-type="float" office:value="2.3078999999999999E-2" table:style-name="ce15">
            <text:p>-</text:p>
          </table:table-cell>
          <table:table-cell office:value-type="float" office:value="0.18163799999999999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outhampton1</text:p>
          </table:table-cell>
          <table:table-cell office:value-type="string" table:style-name="ce14">
            <text:p>Sussex and Hampshire</text:p>
          </table:table-cell>
          <table:table-cell office:value-type="float" office:value="41.908271999999997" table:style-name="ce15">
            <text:p>41.9</text:p>
          </table:table-cell>
          <table:table-cell office:value-type="float" office:value="0.63117199999999996" table:style-name="ce15">
            <text:p>0.6</text:p>
          </table:table-cell>
          <table:table-cell office:value-type="float" office:value="50.263021999999999" table:style-name="ce15">
            <text:p>50.3</text:p>
          </table:table-cell>
          <table:table-cell office:value-type="float" office:value="16.195789000000001" table:style-name="ce15">
            <text:p>16.2</text:p>
          </table:table-cell>
          <table:table-cell office:value-type="float" office:value="2.3200919999999998" table:style-name="ce15">
            <text:p>2.3</text:p>
          </table:table-cell>
          <table:table-cell office:value-type="float" office:value="4.4039929999999998" table:style-name="ce15">
            <text:p>4.4</text:p>
          </table:table-cell>
          <table:table-cell office:value-type="float" office:value="115.72234" table:style-name="ce15">
            <text:p>115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tornoway</text:p>
          </table:table-cell>
          <table:table-cell office:value-type="string" table:style-name="ce14">
            <text:p>Scotland West Coast</text:p>
          </table:table-cell>
          <table:table-cell office:value-type="float" office:value="9.7693000000000002E-2" table:style-name="ce15">
            <text:p>0.1</text:p>
          </table:table-cell>
          <table:table-cell office:value-type="float" office:value="8.6700000000000004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6.8597000000000005E-2" table:style-name="ce15">
            <text:p>0.1</text:p>
          </table:table-cell>
          <table:table-cell office:value-type="float" office:value="4.3343E-2" table:style-name="ce15">
            <text:p>-</text:p>
          </table:table-cell>
          <table:table-cell office:value-type="float" office:value="2.7900000000000001E-2" table:style-name="ce15">
            <text:p>-</text:p>
          </table:table-cell>
          <table:table-cell office:value-type="float" office:value="0.2384" table:style-name="ce15">
            <text:p>0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tranraer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3.7630629999999998" table:style-name="ce15">
            <text:p>3.8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7630629999999998" table:style-name="ce15">
            <text:p>3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ullom Voe</text:p>
          </table:table-cell>
          <table:table-cell office:value-type="string" table:style-name="ce14">
            <text:p>Scotland East Coast</text:p>
          </table:table-cell>
          <table:table-cell office:value-type="float" office:value="20.02863" table:style-name="ce15">
            <text:p>20.0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93715999999999999" table:style-name="ce15">
            <text:p>0.9</text:p>
          </table:table-cell>
          <table:table-cell office:value-type="float" office:value="1.7000000000000001E-4" table:style-name="ce15">
            <text:p>-</text:p>
          </table:table-cell>
          <table:table-cell office:value-type="float" office:value="3.813E-3" table:style-name="ce15">
            <text:p>-</text:p>
          </table:table-cell>
          <table:table-cell office:value-type="float" office:value="20.969773" table:style-name="ce15">
            <text:p>21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underland</text:p>
          </table:table-cell>
          <table:table-cell office:value-type="string" table:style-name="ce14">
            <text:p>North East</text:p>
          </table:table-cell>
          <table:table-cell office:value-type="float" office:value="0.359207" table:style-name="ce15">
            <text:p>0.4</text:p>
          </table:table-cell>
          <table:table-cell office:value-type="float" office:value="4.9789999999999999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0616499999999998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0.15407999999999999" table:style-name="ce15">
            <text:p>0.2</text:p>
          </table:table-cell>
          <table:table-cell office:value-type="float" office:value="1.0244310000000001" table:style-name="ce15">
            <text:p>1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utton Bridge</text:p>
          </table:table-cell>
          <table:table-cell office:value-type="string" table:style-name="ce14">
            <text:p>Wash &amp; Northern E Angl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0913799999999998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0913799999999998" table:style-name="ce15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wansea</text:p>
          </table:table-cell>
          <table:table-cell office:value-type="string" table:style-name="ce14">
            <text:p>Bristol Channel</text:p>
          </table:table-cell>
          <table:table-cell office:value-type="float" office:value="6.3969999999999999E-3" table:style-name="ce15">
            <text:p>-</text:p>
          </table:table-cell>
          <table:table-cell office:value-type="float" office:value="2.8800000000000002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46023399999999998" table:style-name="ce15">
            <text:p>0.5</text:p>
          </table:table-cell>
          <table:table-cell office:value-type="float" office:value="4.4089999999999997E-3" table:style-name="ce15">
            <text:p>-</text:p>
          </table:table-cell>
          <table:table-cell office:value-type="float" office:value="0.17247399999999999" table:style-name="ce15">
            <text:p>0.2</text:p>
          </table:table-cell>
          <table:table-cell office:value-type="float" office:value="0.64639400000000002" table:style-name="ce15">
            <text:p>0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Tees and Hartlepool</text:p>
          </table:table-cell>
          <table:table-cell office:value-type="string" table:style-name="ce14">
            <text:p>North East</text:p>
          </table:table-cell>
          <table:table-cell office:value-type="float" office:value="35.180670999999997" table:style-name="ce15">
            <text:p>35.2</text:p>
          </table:table-cell>
          <table:table-cell office:value-type="float" office:value="5.4107050000000001" table:style-name="ce15">
            <text:p>5.4</text:p>
          </table:table-cell>
          <table:table-cell office:value-type="float" office:value="5.4926500000000003" table:style-name="ce15">
            <text:p>5.5</text:p>
          </table:table-cell>
          <table:table-cell office:value-type="float" office:value="17.437882999999999" table:style-name="ce15">
            <text:p>17.4</text:p>
          </table:table-cell>
          <table:table-cell office:value-type="float" office:value="2.4000000000000001E-4" table:style-name="ce15">
            <text:p>-</text:p>
          </table:table-cell>
          <table:table-cell office:value-type="float" office:value="0.55306599999999995" table:style-name="ce15">
            <text:p>0.6</text:p>
          </table:table-cell>
          <table:table-cell office:value-type="float" office:value="64.075215" table:style-name="ce15">
            <text:p>64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Teignmouth</text:p>
          </table:table-cell>
          <table:table-cell office:value-type="string" table:style-name="ce14">
            <text:p>West Country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4777100000000001" table:style-name="ce15">
            <text:p>0.5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54777100000000001" table:style-name="ce15">
            <text:p>0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Troon</text:p>
          </table:table-cell>
          <table:table-cell office:value-type="string" table:style-name="ce14">
            <text:p>Scotland West Coast</text:p>
          </table:table-cell>
          <table:table-cell office:value-type="float" office:value="0" table:style-name="ce15">
            <text:p>-</text:p>
          </table:table-cell>
          <table:table-cell office:value-type="float" office:value="0.99739999999999995" table:style-name="ce15">
            <text:p>1.0</text:p>
          </table:table-cell>
          <table:table-cell office:value-type="float" office:value="0" table:style-name="ce15">
            <text:p>-</text:p>
          </table:table-cell>
          <table:table-cell office:value-type="float" office:value="0.15843199999999999" table:style-name="ce15">
            <text:p>0.2</text:p>
          </table:table-cell>
          <table:table-cell office:value-type="float" office:value="7.1000000000000005E-5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.1559029999999999" table:style-name="ce15">
            <text:p>1.2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Tyne</text:p>
          </table:table-cell>
          <table:table-cell office:value-type="string" table:style-name="ce14">
            <text:p>North East</text:p>
          </table:table-cell>
          <table:table-cell office:value-type="float" office:value="0.171574" table:style-name="ce15">
            <text:p>0.2</text:p>
          </table:table-cell>
          <table:table-cell office:value-type="float" office:value="1.70858" table:style-name="ce15">
            <text:p>1.7</text:p>
          </table:table-cell>
          <table:table-cell office:value-type="float" office:value="0.58597500000000002" table:style-name="ce15">
            <text:p>0.6</text:p>
          </table:table-cell>
          <table:table-cell office:value-type="float" office:value="5.7906659999999999" table:style-name="ce15">
            <text:p>5.8</text:p>
          </table:table-cell>
          <table:table-cell office:value-type="float" office:value="0.13431000000000001" table:style-name="ce15">
            <text:p>0.1</text:p>
          </table:table-cell>
          <table:table-cell office:value-type="float" office:value="0.59229200000000004" table:style-name="ce15">
            <text:p>0.6</text:p>
          </table:table-cell>
          <table:table-cell office:value-type="float" office:value="8.9833970000000001" table:style-name="ce15">
            <text:p>9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allasea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3309999999999998E-3" table:style-name="ce15">
            <text:p>-</text:p>
          </table:table-cell>
          <table:table-cell office:value-type="float" office:value="8.6217000000000002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9.1548000000000004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arrenpoint</text:p>
          </table:table-cell>
          <table:table-cell office:value-type="string" table:style-name="ce14">
            <text:p>Northern Ireland</text:p>
          </table:table-cell>
          <table:table-cell office:value-type="float" office:value="0" table:style-name="ce15">
            <text:p>-</text:p>
          </table:table-cell>
          <table:table-cell office:value-type="float" office:value="3.0771289999999998" table:style-name="ce15">
            <text:p>3.1</text:p>
          </table:table-cell>
          <table:table-cell office:value-type="float" office:value="0.89443399999999995" table:style-name="ce15">
            <text:p>0.9</text:p>
          </table:table-cell>
          <table:table-cell office:value-type="float" office:value="0.67456799999999995" table:style-name="ce15">
            <text:p>0.7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.6461309999999996" table:style-name="ce15">
            <text:p>4.6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eymouth &amp; Portland</text:p>
          </table:table-cell>
          <table:table-cell office:value-type="string" table:style-name="ce14">
            <text:p>West Country</text:p>
          </table:table-cell>
          <table:table-cell office:value-type="float" office:value="3.1912850000000001" table:style-name="ce15">
            <text:p>3.2</text:p>
          </table:table-cell>
          <table:table-cell office:value-type="float" office:value="9.9199999999999997E-2" table:style-name="ce15">
            <text:p>0.1</text:p>
          </table:table-cell>
          <table:table-cell office:value-type="float" office:value="1.1023E-2" table:style-name="ce15">
            <text:p>-</text:p>
          </table:table-cell>
          <table:table-cell office:value-type="float" office:value="0.30637700000000001" table:style-name="ce15">
            <text:p>0.3</text:p>
          </table:table-cell>
          <table:table-cell office:value-type="float" office:value="2.1186E-2" table:style-name="ce15">
            <text:p>-</text:p>
          </table:table-cell>
          <table:table-cell office:value-type="float" office:value="3.5444000000000003E-2" table:style-name="ce15">
            <text:p>-</text:p>
          </table:table-cell>
          <table:table-cell office:value-type="float" office:value="3.6645150000000002" table:style-name="ce15">
            <text:p>3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hitstable</text:p>
          </table:table-cell>
          <table:table-cell office:value-type="string" table:style-name="ce14">
            <text:p>Thames and Kent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3.9565000000000003E-2" table:style-name="ce15">
            <text:p>-</text:p>
          </table:table-cell>
          <table:table-cell office:value-type="float" office:value="6.1200000000000002E-4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.0176999999999997E-2" table:style-name="ce15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isbech</text:p>
          </table:table-cell>
          <table:table-cell office:value-type="string" table:style-name="ce14">
            <text:p>Wash &amp; Northern E Anglia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0411999999999998E-2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.0411999999999998E-2" table:style-name="ce15">
            <text:p>0.1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orkington</text:p>
          </table:table-cell>
          <table:table-cell office:value-type="string" table:style-name="ce14">
            <text:p>Lancs and Cumbria</text:p>
          </table:table-cell>
          <table:table-cell office:value-type="float" office:value="0" table:style-name="ce15">
            <text:p>-</text:p>
          </table:table-cell>
          <table:table-cell office:value-type="float" office:value="8.8039999999999993E-3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.14826800000000001" table:style-name="ce15">
            <text:p>0.1</text:p>
          </table:table-cell>
          <table:table-cell office:value-type="float" office:value="0" table:style-name="ce15">
            <text:p>-</text:p>
          </table:table-cell>
          <table:table-cell office:value-type="float" office:value="2.5000000000000001E-4" table:style-name="ce15">
            <text:p>-</text:p>
          </table:table-cell>
          <table:table-cell office:value-type="float" office:value="0.15732199999999999" table:style-name="ce15">
            <text:p>0.2</text:p>
          </table:table-cell>
          <table:table-cell table:number-columns-repeated="16375"/>
        </table:table-row>
        <table:table-row table:style-name="ro8">
          <table:table-cell office:value-type="string" table:style-name="ce14">
            <text:p>Others</text:p>
          </table:table-cell>
          <table:table-cell table:style-name="ce16"/>
          <table:table-cell office:value-type="float" office:value="37.749389999999998" table:style-name="ce15">
            <text:p>37.7</text:p>
          </table:table-cell>
          <table:table-cell office:value-type="float" office:value="2.9369999999999999E-3" table:style-name="ce15">
            <text:p>-</text:p>
          </table:table-cell>
          <table:table-cell office:value-type="float" office:value="0.42873" table:style-name="ce15">
            <text:p>0.4</text:p>
          </table:table-cell>
          <table:table-cell office:value-type="float" office:value="2.4967899999999998" table:style-name="ce15">
            <text:p>2.5</text:p>
          </table:table-cell>
          <table:table-cell office:value-type="float" office:value="1.5814999999999999E-2" table:style-name="ce15">
            <text:p>-</text:p>
          </table:table-cell>
          <table:table-cell office:value-type="float" office:value="1.3915E-2" table:style-name="ce15">
            <text:p>-</text:p>
          </table:table-cell>
          <table:table-cell office:value-type="float" office:value="40.707577000000001" table:style-name="ce15">
            <text:p>40.7</text:p>
          </table:table-cell>
          <table:table-cell table:number-columns-repeated="16375"/>
        </table:table-row>
        <table:table-row table:style-name="ro9">
          <table:table-cell office:value-type="string" table:style-name="ce14">
            <text:p>England</text:p>
          </table:table-cell>
          <table:table-cell table:style-name="ce16"/>
          <table:table-cell office:value-type="float" office:value="283.391437" table:style-name="ce15">
            <text:p>283.4</text:p>
          </table:table-cell>
          <table:table-cell office:value-type="float" office:value="295.45652999999999" table:style-name="ce15">
            <text:p>295.5</text:p>
          </table:table-cell>
          <table:table-cell office:value-type="float" office:value="265.02221400000002" table:style-name="ce15">
            <text:p>265.0</text:p>
          </table:table-cell>
          <table:table-cell office:value-type="float" office:value="177.421944" table:style-name="ce15">
            <text:p>177.4</text:p>
          </table:table-cell>
          <table:table-cell office:value-type="float" office:value="3.9859529999999999" table:style-name="ce15">
            <text:p>4.0</text:p>
          </table:table-cell>
          <table:table-cell office:value-type="float" office:value="30.497181999999999" table:style-name="ce15">
            <text:p>30.5</text:p>
          </table:table-cell>
          <table:table-cell office:value-type="float" office:value="1055.7752599999999" table:style-name="ce15">
            <text:p>1,055.8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Wales</text:p>
          </table:table-cell>
          <table:table-cell table:style-name="ce16"/>
          <table:table-cell office:value-type="float" office:value="54.733617000000002" table:style-name="ce15">
            <text:p>54.7</text:p>
          </table:table-cell>
          <table:table-cell office:value-type="float" office:value="23.875682999999999" table:style-name="ce15">
            <text:p>23.9</text:p>
          </table:table-cell>
          <table:table-cell office:value-type="float" office:value="0.29692200000000002" table:style-name="ce15">
            <text:p>0.3</text:p>
          </table:table-cell>
          <table:table-cell office:value-type="float" office:value="13.586183999999999" table:style-name="ce15">
            <text:p>13.6</text:p>
          </table:table-cell>
          <table:table-cell office:value-type="float" office:value="3.4518E-2" table:style-name="ce15">
            <text:p>-</text:p>
          </table:table-cell>
          <table:table-cell office:value-type="float" office:value="0.97926999999999997" table:style-name="ce15">
            <text:p>1.0</text:p>
          </table:table-cell>
          <table:table-cell office:value-type="float" office:value="93.506193999999994" table:style-name="ce15">
            <text:p>93.5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Scotland</text:p>
          </table:table-cell>
          <table:table-cell table:style-name="ce16"/>
          <table:table-cell office:value-type="float" office:value="92.051734999999994" table:style-name="ce15">
            <text:p>92.1</text:p>
          </table:table-cell>
          <table:table-cell office:value-type="float" office:value="21.392593000000002" table:style-name="ce15">
            <text:p>21.4</text:p>
          </table:table-cell>
          <table:table-cell office:value-type="float" office:value="5.0739720000000004" table:style-name="ce15">
            <text:p>5.1</text:p>
          </table:table-cell>
          <table:table-cell office:value-type="float" office:value="30.515696999999999" table:style-name="ce15">
            <text:p>30.5</text:p>
          </table:table-cell>
          <table:table-cell office:value-type="float" office:value="0.96503499999999998" table:style-name="ce15">
            <text:p>1.0</text:p>
          </table:table-cell>
          <table:table-cell office:value-type="float" office:value="17.732665999999998" table:style-name="ce15">
            <text:p>17.7</text:p>
          </table:table-cell>
          <table:table-cell office:value-type="float" office:value="167.73169799999999" table:style-name="ce15">
            <text:p>167.7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Great Britain Total</text:p>
          </table:table-cell>
          <table:table-cell table:style-name="ce16"/>
          <table:table-cell office:value-type="float" office:value="430.17678899999999" table:style-name="ce15">
            <text:p>430.2</text:p>
          </table:table-cell>
          <table:table-cell office:value-type="float" office:value="340.72480599999994" table:style-name="ce15">
            <text:p>340.7</text:p>
          </table:table-cell>
          <table:table-cell office:value-type="float" office:value="270.39310800000004" table:style-name="ce15">
            <text:p>270.4</text:p>
          </table:table-cell>
          <table:table-cell office:value-type="float" office:value="221.52382499999999" table:style-name="ce15">
            <text:p>221.5</text:p>
          </table:table-cell>
          <table:table-cell office:value-type="float" office:value="4.985506" table:style-name="ce15">
            <text:p>5.0</text:p>
          </table:table-cell>
          <table:table-cell office:value-type="float" office:value="49.209117999999997" table:style-name="ce15">
            <text:p>49.2</text:p>
          </table:table-cell>
          <table:table-cell office:value-type="float" office:value="1317.013152" table:style-name="ce15">
            <text:p>1,317.0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Northern Ireland</text:p>
          </table:table-cell>
          <table:table-cell table:style-name="ce16"/>
          <table:table-cell office:value-type="float" office:value="4.4353740000000004" table:style-name="ce15">
            <text:p>4.4</text:p>
          </table:table-cell>
          <table:table-cell office:value-type="float" office:value="27.777792999999999" table:style-name="ce15">
            <text:p>27.8</text:p>
          </table:table-cell>
          <table:table-cell office:value-type="float" office:value="5.1564589999999999" table:style-name="ce15">
            <text:p>5.2</text:p>
          </table:table-cell>
          <table:table-cell office:value-type="float" office:value="9.2904560000000007" table:style-name="ce15">
            <text:p>9.3</text:p>
          </table:table-cell>
          <table:table-cell office:value-type="float" office:value="0.21995200000000001" table:style-name="ce15">
            <text:p>0.2</text:p>
          </table:table-cell>
          <table:table-cell office:value-type="float" office:value="2.0448999999999998E-2" table:style-name="ce15">
            <text:p>-</text:p>
          </table:table-cell>
          <table:table-cell office:value-type="float" office:value="46.900483000000001" table:style-name="ce15">
            <text:p>46.9</text:p>
          </table:table-cell>
          <table:table-cell table:number-columns-repeated="16375"/>
        </table:table-row>
        <table:table-row table:style-name="ro9">
          <table:table-cell office:value-type="string" table:style-name="ce17">
            <text:p>United Kingdom Total</text:p>
          </table:table-cell>
          <table:table-cell table:style-name="ce18"/>
          <table:table-cell office:value-type="float" office:value="434.61216300000001" table:style-name="ce31">
            <text:p>434.6</text:p>
          </table:table-cell>
          <table:table-cell office:value-type="float" office:value="368.50259899999992" table:style-name="ce31">
            <text:p>368.5</text:p>
          </table:table-cell>
          <table:table-cell office:value-type="float" office:value="275.54956700000002" table:style-name="ce31">
            <text:p>275.5</text:p>
          </table:table-cell>
          <table:table-cell office:value-type="float" office:value="230.81428099999999" table:style-name="ce31">
            <text:p>230.8</text:p>
          </table:table-cell>
          <table:table-cell office:value-type="float" office:value="5.2054580000000001" table:style-name="ce31">
            <text:p>5.2</text:p>
          </table:table-cell>
          <table:table-cell office:value-type="float" office:value="49.229566999999996" table:style-name="ce31">
            <text:p>49.2</text:p>
          </table:table-cell>
          <table:table-cell office:value-type="float" office:value="1363.9136349999999" table:style-name="ce31">
            <text:p>1,363.9</text:p>
          </table:table-cell>
          <table:table-cell table:number-columns-repeated="16375"/>
        </table:table-row>
        <table:table-row table:style-name="ro12">
          <table:table-cell table:style-name="ce14"/>
          <table:table-cell table:style-name="ce16"/>
          <table:table-cell table:number-columns-repeated="5" table:style-name="ce20"/>
          <table:table-cell table:style-name="ce16"/>
          <table:table-cell table:style-name="ce40"/>
          <table:table-cell table:number-columns-repeated="16375"/>
        </table:table-row>
        <table:table-row table:style-name="ro5">
          <table:table-cell office:value-type="string" table:style-name="ce14">
            <text:p>1 Excludes Isle of Wight ferry traffic. See Port Freight Statistics Technical Note for more details of arrivals and types of vessels that are excluded.</text:p>
          </table:table-cell>
          <table:table-cell table:style-name="ce21"/>
          <table:table-cell table:number-columns-repeated="2" table:style-name="ce22"/>
          <table:table-cell table:number-columns-repeated="3" table:style-name="ce3"/>
          <table:table-cell table:number-columns-repeated="2" table:style-name="ce22"/>
          <table:table-cell table:number-columns-repeated="16375"/>
        </table:table-row>
        <table:table-row table:style-name="ro5">
          <table:table-cell office:value-type="string" table:style-name="ce14">
            <text:p>R Selected figures for 2009 have been revised owing to additonal information becoming available.</text:p>
          </table:table-cell>
          <table:table-cell table:style-name="ce21"/>
          <table:table-cell table:number-columns-repeated="2" table:style-name="ce22"/>
          <table:table-cell table:number-columns-repeated="3" table:style-name="ce3"/>
          <table:table-cell table:number-columns-repeated="2" table:style-name="ce22"/>
          <table:table-cell table:number-columns-repeated="16375"/>
        </table:table-row>
        <table:table-row table:style-name="ro6">
          <table:table-cell office:value-type="string" table:style-name="ce34">
            <text:p><text:a xlink:href="https://www.gov.uk/government/uploads/system/uploads/attachment_data/file/230373/ports-statistics-technical-note.pdf">Technical Note</text:a></text:p>
          </table:table-cell>
          <table:table-cell table:style-name="ce35"/>
          <table:table-cell table:number-columns-repeated="7" table:style-name="ce36"/>
          <table:table-cell table:number-columns-repeated="16375"/>
        </table:table-row>
        <table:table-row table:style-name="ro5">
          <table:table-cell office:value-type="string" table:style-name="ce14">
            <text:p>Telephone: 020 7944 4119</text:p>
          </table:table-cell>
          <table:table-cell table:number-columns-repeated="2" table:style-name="ce25"/>
          <table:table-cell table:style-name="ce26"/>
          <table:table-cell table:number-columns-repeated="3" table:style-name="ce3"/>
          <table:table-cell table:style-name="ce25"/>
          <table:table-cell office:value-type="string" table:style-name="ce27">
            <text:p>Source: Lloyd's List Intelligence, DfT Maritime Statistics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Email: maritime.stats@dft.gsi.gov.uk</text:p>
          </table:table-cell>
          <table:table-cell table:number-columns-repeated="2" table:style-name="ce25"/>
          <table:table-cell table:style-name="ce28"/>
          <table:table-cell table:number-columns-repeated="3" table:style-name="ce3"/>
          <table:table-cell table:style-name="ce25"/>
          <table:table-cell office:value-type="string" table:style-name="ce32">
            <text:p>Last updated: 27 August 2014</text:p>
          </table:table-cell>
          <table:table-cell table:number-columns-repeated="16375"/>
        </table:table-row>
        <table:table-row table:style-name="ro5">
          <table:table-cell office:value-type="string" table:style-name="ce29">
            <text:p>These figures fall outside the scope of National Statistics.</text:p>
          </table:table-cell>
          <table:table-cell table:number-columns-repeated="2" table:style-name="ce23"/>
          <table:table-cell table:style-name="ce28"/>
          <table:table-cell table:number-columns-repeated="3" table:style-name="ce3"/>
          <table:table-cell table:style-name="ce23"/>
          <table:table-cell office:value-type="string" table:style-name="ce32">
            <text:p>Next updated: August 2015</text:p>
          </table:table-cell>
          <table:table-cell table:number-columns-repeated="16375"/>
        </table:table-row>
        <table:table-row table:number-rows-repeated="1048461" table:style-name="ro5">
          <table:table-cell table:number-columns-repeated="16384"/>
        </table:table-row>
        <table:named-expressions>
          <table:named-range table:name="Print_Area" table:cell-range-address="PORT0603_2009.$A$1:PORT0603_2009.$I$115" table:base-cell-address="PORT0603_2009.$A$1"/>
          <table:named-expression table:name="Print_Titles" table:expression="of:=[PORT0603_2009.$A:.$B]~[PORT0603_2009.$5:.$6]" table:base-cell-address="PORT0603_2017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" svg:font-family="Helv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/>
      <number:text> </number:text>
    </number:number-style>
    <number:text-style style:name="N37P0">
      <number:text>-</number:text>
    </number:text-style>
    <number:number-style style:name="N37">
      <number:number number:decimal-places="1" number:min-integer-digits="1" number:grouping="true"/>
      <style:map style:condition="value()&lt;0.05" style:apply-style-name="N37P0"/>
    </number:number-style>
    <number:text-style style:name="N38P0">
      <number:text>-</number:text>
    </number:text-style>
    <number:number-style style:name="N38">
      <number:number number:decimal-places="0" number:min-integer-digits="1" number:grouping="true"/>
      <style:map style:condition="value()&lt;0.5" style:apply-style-name="N38P0"/>
    </number:number-style>
    <number:number-style style:name="N39P0">
      <number:number number:decimal-places="0" number:min-integer-digits="1" number:grouping="true">
        <number:embedded-text number:position="0"> </number:embedded-text>
      </number:number>
    </number:number-style>
    <number:number-style style:name="N39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9P0"/>
    </number:number-style>
    <style:style style:name="Hyperlink" style:family="table-cell" style:data-style-name="N0">
      <style:text-properties fo:color="#0000FF" style:font-name="Helv" style:font-name-asian="Helv" style:font-name-complex="Helv" fo:font-size="12pt" style:font-size-asian="12pt" style:font-size-complex="12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Accumulated_32_1_3" style:display-name="Normal_Accumulated 1_3" style:family="table-cell" style:data-style-name="N0">
      <style:table-cell-properties style:vertical-align="automatic" fo:background-color="transparent"/>
    </style:style>
    <style:style style:name="Normal_TABS203WKG" style:family="table-cell" style:data-style-name="N36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GB_32_2010_32_-_32_Chapter_32_5_MS_32_2009_32_-_32_Ports" style:display-name="Normal_TSGB 2010 - Chapter 5_MS 2009 - Ports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52%" style:table-centering="none" style:print="objects charts drawings"/>
      <style:header-style>
        <style:header-footer-properties fo:min-height="0.27559055118110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3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58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grove</meta:initial-creator>
    <dc:creator>Matthew Tranter</dc:creator>
    <meta:creation-date>2012-03-01T16:43:53Z</meta:creation-date>
    <dc:date>2018-08-16T19:33:52Z</dc:date>
    <meta:print-date>2017-08-30T16:10:24Z</meta:print-date>
  </office:meta>
</office:document-meta>
</file>